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179cm"/>
    </style:style>
    <style:style style:name="co2" style:family="table-column">
      <style:table-column-properties fo:break-before="auto" style:column-width="14.829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93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386cm" fo:break-before="auto" style:use-optimal-row-height="true"/>
    </style:style>
    <style:style style:name="ro5" style:family="table-row">
      <style:table-row-properties style:row-height="1.004cm" fo:break-before="auto" style:use-optimal-row-height="fals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0.956cm" fo:break-before="auto" style:use-optimal-row-height="false"/>
    </style:style>
    <style:style style:name="ro10" style:family="table-row">
      <style:table-row-properties style:row-height="0.55cm" fo:break-before="auto" style:use-optimal-row-height="false"/>
    </style:style>
    <style:style style:name="ro11" style:family="table-row">
      <style:table-row-properties style:row-height="0.942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1.236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2" style:family="table-cell" style:parent-style-name="Default">
      <style:table-cell-properties fo:wrap-option="wrap"/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fo:wrap-option="wrap" style:rotation-align="top"/>
      <style:text-properties fo:font-size="11pt" style:font-size-asian="11pt" style:font-size-complex="11pt"/>
    </style:style>
    <style:style style:name="ce4" style:family="table-cell" style:parent-style-name="Default">
      <style:text-properties fo:font-size="11pt" fo:language="es" fo:country="PE" style:font-size-asian="11pt" style:font-size-complex="11pt"/>
    </style:style>
    <style:style style:name="ce5" style:family="table-cell" style:parent-style-name="Default">
      <style:table-cell-properties fo:wrap-option="wrap" style:rotation-align="top"/>
      <style:text-properties fo:font-size="11pt" fo:language="es" fo:country="PE" style:font-size-asian="11pt" style:font-size-complex="11pt"/>
    </style:style>
    <style:style style:name="ce6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 style:data-style-name="N100">
      <style:table-cell-properties fo:wrap-option="wrap" style:rotation-align="top"/>
      <style:text-properties fo:font-size="11pt" style:font-size-asian="11pt" style:font-size-complex="11pt"/>
    </style:style>
    <style:style style:name="ce8" style:family="table-cell" style:parent-style-name="Default" style:data-style-name="N100">
      <style:text-properties fo:font-size="11pt" style:font-size-asian="11pt" style:font-size-complex="11pt"/>
    </style:style>
    <style:style style:name="ce9" style:family="table-cell" style:parent-style-name="Default">
      <style:table-cell-properties fo:wrap-option="wrap" style:rotation-align="top" style:vertical-align="top"/>
      <style:text-properties fo:font-size="11pt" style:font-size-asian="11pt" style:font-size-complex="11pt"/>
    </style:style>
    <style:style style:name="ce24" style:family="table-cell" style:parent-style-name="Default">
      <style:table-cell-properties fo:wrap-option="wrap" style:rotation-align="top"/>
      <style:text-properties fo:font-size="11pt" style:font-size-asian="10pt" style:font-size-complex="10pt"/>
    </style:style>
    <style:style style:name="ce26" style:family="table-cell" style:parent-style-name="Default">
      <style:table-cell-properties fo:wrap-option="wrap" style:rotation-align="top"/>
    </style:style>
    <style:style style:name="ce10" style:family="table-cell" style:parent-style-name="Default">
      <style:table-cell-properties fo:wrap-option="wrap"/>
      <style:text-properties fo:font-size="11pt" fo:font-style="normal" style:font-size-asian="11pt" style:font-style-asian="normal" style:font-size-complex="11pt" style:font-style-complex="normal"/>
    </style:style>
    <style:style style:name="ce11" style:family="table-cell" style:parent-style-name="Default">
      <style:text-properties fo:font-size="11pt" fo:language="qul" fo:country="BO" style:font-size-asian="11pt" style:font-size-complex="11pt"/>
    </style:style>
    <style:style style:name="ce12" style:family="table-cell" style:parent-style-name="Default">
      <style:table-cell-properties fo:wrap-option="wrap" style:rotation-align="top"/>
      <style:text-properties fo:font-size="11pt" fo:language="qul" fo:country="BO" style:font-size-asian="11pt" style:font-size-complex="11pt"/>
    </style:style>
    <style:style style:name="ce13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14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31" style:family="table-cell" style:parent-style-name="Default">
      <style:text-properties fo:language="fr" fo:country="F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E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uando don Augusto B. Leguía fue presidente de la república, hubo la ley Vial.</text:p>
          </table:table-cell>
          <table:table-cell office:value-type="string" calcext:value-type="string">
            <text:p>Presidente de la republica don Augusto B. Leguía kaykaptinmi, karqan Ley Vial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Aquí en Huaraz empezó en agosto de 1921.</text:p>
          </table:table-cell>
          <table:table-cell office:value-type="string" calcext:value-type="string">
            <text:p>Kay Waraschaw qallaykurqan agosto de 1921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Yo entonces tenía ventiún años.</text:p>
          </table:table-cell>
          <table:table-cell office:value-type="string" calcext:value-type="string">
            <text:p>Tsaypin nuqapis kaykarqaa ishkay chunka watayuqnam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El orden fue para que trabajaran los que tenían dieciocho años hasta los sesenta años.</text:p>
          </table:table-cell>
          <table:table-cell office:value-type="string" calcext:value-type="string">
            <text:p>Orden karqan uryayaanampaq chunka puwaq watapita asta huqta chunka watayu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Y trabajaron estrictamente seis días, e.d., una semana entera en cada seis meses.</text:p>
          </table:table-cell>
          <table:table-cell office:value-type="string" calcext:value-type="string">
            <text:p>I estrictamente uryayaanaq huqta hunaq, semana enteru, kada huqta killachaw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Y trabajaron doce días al año.</text:p>
          </table:table-cell>
          <table:table-cell office:value-type="string" calcext:value-type="string">
            <text:p>I watachawna uryayaq chunka ishkay hun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Cuando llamaban a ese trabajo a los de las estancias (y no se presentaban), fueron considerados como omisos.</text:p>
          </table:table-cell>
          <table:table-cell office:value-type="string" calcext:value-type="string">
            <text:p>Tsay uryaman estansyankunata qayaykaayaptin, mana aywaqqa konsideradu k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Con bastante rigor las autoridades de estancia entregaban la lista.</text:p>
          </table:table-cell>
          <table:table-cell office:value-type="string" calcext:value-type="string">
            <text:p>Allaapa rigornash listata entregariyaq tuna kargukun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Al día siguiente llegaba un oficio del subprefecto.</text:p>
          </table:table-cell>
          <table:table-cell office:value-type="string" calcext:value-type="string">
            <text:p>Waraaninqa subprefektupitanam ofisyu chaaramu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Cuando llevaban preso a tal persona, lo hacían trabajar desde el cuartel sin darle de comer, y lo hacían trabajar no solamente seis días sino dos semanas.</text:p>
          </table:table-cell>
          <table:table-cell office:value-type="string" calcext:value-type="string">
            <text:p>Tsayta presu chaaratsiyaptinqa kwartelllapitana uryatsiyaq mallaq mallaqta, i mana huqta hunaq llapistsu, sino uryatsiyaq ishkay seman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Y después no le daban nada, ni su comprobante.</text:p>
          </table:table-cell>
          <table:table-cell office:value-type="string" calcext:value-type="string">
            <text:p>I despwes ni quyaqtsu ni ima komprobantin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ntonces cada rato los policías encontraban (a tales personas).</text:p>
          </table:table-cell>
          <table:table-cell office:value-type="string" calcext:value-type="string">
            <text:p>Tsayqa kada ratu tsariyaq polisiyakun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n ese entonces los policías se abusaban mucho de la gente.</text:p>
          </table:table-cell>
          <table:table-cell office:value-type="string" calcext:value-type="string">
            <text:p>Allaapa tsaypin polisiyakuna nunakunata sakyay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4">
          <table:table-cell office:value-type="string" calcext:value-type="string">
            <text:p>A la gente obediente cuando trabajaron una semana entera cada seis meses les dieron su comprobante, tres reales, un sandwich, un puñado de coca, tres cigarrillos, un vaso de chicha y una copa de alcohol.</text:p>
          </table:table-cell>
          <table:table-cell office:value-type="string" calcext:value-type="string">
            <text:p>Tsay obedyenti nunakunataqa huqta killapaq semana enteru uryariyaptin quyaq: komprobantin, kima reyalnin, huk sanwichin, huk aptay kukan, kima sigarillun, huk chaqa aswan i huk kopa washkun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so recibían todos los que trabajaron una semana entera.</text:p>
          </table:table-cell>
          <table:table-cell office:value-type="string" calcext:value-type="string">
            <text:p>Tsaytash chaskiyaq llapan semana enteru ury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Cada día trabajaban ciento veinte hombres en cada cuadrillo.</text:p>
          </table:table-cell>
          <table:table-cell office:value-type="string" calcext:value-type="string">
            <text:p>Kada hunaq uryayaq kada kwadrillachaw pachak ishkay chunka nunayanmi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Había un número increíble de hombres.</text:p>
          </table:table-cell>
          <table:table-cell office:value-type="string" calcext:value-type="string">
            <text:p>Wamayaypaq atskam nuna kayku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Vinieron desde Pira a Huaraz a trabajar.</text:p>
          </table:table-cell>
          <table:table-cell office:value-type="string" calcext:value-type="string">
            <text:p>Shayaamurqan desde Pirapita patsaymi Warasman ury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Nosotros trabajábamos desde Huaraz hasta Mullaca.</text:p>
          </table:table-cell>
          <table:table-cell office:value-type="string" calcext:value-type="string">
            <text:p>Nuqakuna uryayarqaa Waraspita Mullakakamam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De allí para el norte trabajaba gente del Callejón de Huaylas.</text:p>
          </table:table-cell>
          <table:table-cell office:value-type="string" calcext:value-type="string">
            <text:p>Tsaypita uraypaqa qichwa nunakunam uryayarq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Cuando comenzamos, había muy buenas herramientas, lampa, pico, barreta, todos nuevos.</text:p>
          </table:table-cell>
          <table:table-cell office:value-type="string" calcext:value-type="string">
            <text:p>Qallayaamuuna witsayqa karqan kusa allim eramyentakuna, lampapis, pikupis, baretapis, mushu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ntonces en el principio avanzamos bien.</text:p>
          </table:table-cell>
          <table:table-cell office:value-type="string" calcext:value-type="string">
            <text:p>Tsaymi qallanan witsayqa alli abansayaamurqa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Pero después todas las herramientas se volvieron romas, y entonces la obra ya no avanzaba.</text:p>
          </table:table-cell>
          <table:table-cell office:value-type="string" calcext:value-type="string">
            <text:p>I despwesnam limpu llapan eramyentakuna qumpayaakurirqan, i tsaynam mana abansakarqanatsu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Era muy difícil viajar a cualquier sitio.</text:p>
          </table:table-cell>
          <table:table-cell office:value-type="string" calcext:value-type="string">
            <text:p>Allaapa sasam kaykurqan mayta purirninpis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Era imposible dejar ese comprobante que nos dieron.</text:p>
          </table:table-cell>
          <table:table-cell office:value-type="string" calcext:value-type="string">
            <text:p>Manam dehanatsu karkan tsay qumashqantsik komprobanti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5">
          <table:table-cell office:value-type="string" calcext:value-type="string">
            <text:p>Y si la policía encontraba a uno de nosotros sin eso, alegres lo llevaban a trabajar.</text:p>
          </table:table-cell>
          <table:table-cell office:value-type="string" calcext:value-type="string">
            <text:p>I mana tsayyuqtatsun polisiyakuna tarikayaamaq, kushishqanam hiqaratsiq uryaman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Aún si tal persona dijera, "He cumplido ya mi trabajo," no le hacían caso.</text:p>
          </table:table-cell>
          <table:table-cell office:value-type="string" calcext:value-type="string">
            <text:p>Ni "uryashqanam kaa," nishqapis, manam wiyakuyaqnatsu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Yo, por ser pobre, trabajaba como reemplazo después de cumplir lo que me tocaba a mí.</text:p>
          </table:table-cell>
          <table:table-cell office:value-type="string" calcext:value-type="string">
            <text:p>Nuqa waktsa kayniiwan rantim uryapukuq kaa, kikiipata tinkuratsir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Los que me mandaron, en la mañana me dieron almuerzo haciéndome un fiambre.</text:p>
          </table:table-cell>
          <table:table-cell office:value-type="string" calcext:value-type="string">
            <text:p>Tsaymi kachayaamaqnii, quyapa almorsatsiyaamaq mirkapaa rurayaam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Y en la tarde me dieron la cena.</text:p>
          </table:table-cell>
          <table:table-cell office:value-type="string" calcext:value-type="string">
            <text:p>I tardipa senatsiyaam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Entonces yo trabajaba contento.</text:p>
          </table:table-cell>
          <table:table-cell office:value-type="string" calcext:value-type="string">
            <text:p>Tsaymi kushishqa uryakuq ka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El título de ese comprobante fue 'Conscripción Vial'.</text:p>
          </table:table-cell>
          <table:table-cell office:value-type="string" calcext:value-type="string">
            <text:p>Tsay komprobantipa hutinmi karqan 'Conscripción Vial'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El que tenía uno era muy respetado en todas partes.</text:p>
          </table:table-cell>
          <table:table-cell office:value-type="string" calcext:value-type="string">
            <text:p>Tsayyuq kaqqa imachawpis allaapa respetadum k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En Huaraz cuando hacíamos demandas, primero revisaron ese comprobante.</text:p>
          </table:table-cell>
          <table:table-cell office:value-type="string" calcext:value-type="string">
            <text:p>Waraschaw demandakushqapis puntata watukakuyaq tsay komprobantitaran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Cuando uno lo tenía, inmediatamente le atendían en cualquier asunto.</text:p>
          </table:table-cell>
          <table:table-cell office:value-type="string" calcext:value-type="string">
            <text:p>Tsayyuq kayaptinqa, hina oram imaykachawpis atyendiku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Si uno no lo tenía, no le hacían caso.</text:p>
          </table:table-cell>
          <table:table-cell office:value-type="string" calcext:value-type="string">
            <text:p>Mana tsayyuqtaqa manam kasuyaqtsu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Ningún policía pasaba sin pedirlo.</text:p>
          </table:table-cell>
          <table:table-cell office:value-type="string" calcext:value-type="string">
            <text:p>Manam huk polisiya pasariqtsu mana tsayta watukarishpaq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Todo ese trabajo hicieron hombres de la zona rural no más.</text:p>
          </table:table-cell>
          <table:table-cell office:value-type="string" calcext:value-type="string">
            <text:p>Tsay llapan trabahuta rurayarqa tuna nunakunallam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Gente de la ciudad pagaba en dinero, seis soles.</text:p>
          </table:table-cell>
          <table:table-cell office:value-type="string" calcext:value-type="string">
            <text:p>I kalli nunakuna pagayaq qillaychawmi huqta solt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Al pagar eso, ya no se preocupaban.</text:p>
          </table:table-cell>
          <table:table-cell office:value-type="string" calcext:value-type="string">
            <text:p>Tsayta pagaykur manana mas yarpakachayaqtsu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Mientras nosotros estábamos trabajando como esclavos, esos policías no querían dejarnos salir ni para orinar.</text:p>
          </table:table-cell>
          <table:table-cell office:value-type="string" calcext:value-type="string">
            <text:p>Myentras nuqakunaqa esklabunawraq uryaq kayaa, manam tsay polisiyakuna ni sikyera ishpaq yarqurinata munayaqtsu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Amargos, hacían trabajar con látigo.</text:p>
          </table:table-cell>
          <table:table-cell office:value-type="string" calcext:value-type="string">
            <text:p>Waapus, chikutinkunawanmi uryatsikun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No consintieron a que pasaran tranquilos los viajeros, sino que los hacían trabajar.</text:p>
          </table:table-cell>
          <table:table-cell office:value-type="string" calcext:value-type="string">
            <text:p>Manam pasaq nunakunata konsyentiyaqtsu hinalla pasariyaananta, sino uryatsiyaqran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Y algunas personas para no trabajar les pagaban su suborno.</text:p>
          </table:table-cell>
          <table:table-cell office:value-type="string" calcext:value-type="string">
            <text:p>I wakin nunakunaqa mana uryananraykur qillayninkuna pagaykuy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sos policías se acostumbraron a pedir ese soborno.</text:p>
          </table:table-cell>
          <table:table-cell office:value-type="string" calcext:value-type="string">
            <text:p>Tsayta mañaykurnaqa allaapan kaykuyarqan tsay polisiyakun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Cuando trabajaban como flojos, azotaron duro a la gente con látigo.</text:p>
          </table:table-cell>
          <table:table-cell office:value-type="string" calcext:value-type="string">
            <text:p>Qilanaykar uryayaptinqa, mana mantsashpam chikutiwan nunakunata latigukacharkuy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Aunque trabajaron así, la obra no avanzaba, porque las herramientas se habían vuelto romas.</text:p>
          </table:table-cell>
          <table:table-cell office:value-type="string" calcext:value-type="string">
            <text:p>Tsaynawlla uryaykaatsiyaptinmi, abansakarqanatsu, limpu eramyenta ruquyaakuriptin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Y toda la gente terminó su trabajo obligatorio.</text:p>
          </table:table-cell>
          <table:table-cell office:value-type="string" calcext:value-type="string">
            <text:p>I llapan nunakuna limpu tinkuratsiyarqa obligasyonninkunat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ntonces en la segunda etapa cada hombre comenzó con sus propias herramientas.</text:p>
          </table:table-cell>
          <table:table-cell office:value-type="string" calcext:value-type="string">
            <text:p>Tsaynam yapay kaqchawqa qallaykurqan kaqa runa kikimpa eramyentanwan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Y en tierras duras se gastaban y ya no era posible avanzar.</text:p>
          </table:table-cell>
          <table:table-cell office:value-type="string" calcext:value-type="string">
            <text:p>I chukru patsakunachawqa limpu perdikuriq, ni abansakarqanatsu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Y la gente nuevamente cumplió su tarea para el año, y la obra no había avanzado.</text:p>
          </table:table-cell>
          <table:table-cell office:value-type="string" calcext:value-type="string">
            <text:p>I nunakunaqa yapayna limpu tinkuratsiyaq watapaqna i uryaqa miraqnatsu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l jefe de la obra fue Víctor Rebollar.</text:p>
          </table:table-cell>
          <table:table-cell office:value-type="string" calcext:value-type="string">
            <text:p>Tsay uryarsiq hefe kanaq Victor Rebollar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ra una persona muy temible.</text:p>
          </table:table-cell>
          <table:table-cell office:value-type="string" calcext:value-type="string">
            <text:p>Paymi allaapa mantsaypaq karqan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Su firma y la del consejo fue lo que valía en el comprobante.</text:p>
          </table:table-cell>
          <table:table-cell office:value-type="string" calcext:value-type="string">
            <text:p>Paypa firmanran baliq komprobantichaw i konsehupam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Y él decía: "Mientras yo estoy encargado de este trabajo, nadie va a pasar por aquí sin su comprobante.</text:p>
          </table:table-cell>
          <table:table-cell office:value-type="string" calcext:value-type="string">
            <text:p>I paymi kaynaw riq: "Manam ni pi uryaykaatsiptii kaypa pasanatsu mana komprobantin kaptinq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Después de trabajar pasará.</text:p>
          </table:table-cell>
          <table:table-cell office:value-type="string" calcext:value-type="string">
            <text:p>Uryarirran pasanq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Ni siquiera Dios va a pasar sin enseñarme su comprobante, ni cura ni nadie.</text:p>
          </table:table-cell>
          <table:table-cell office:value-type="string" calcext:value-type="string">
            <text:p>Manam Diospis pasanqatsu mana komprobantinta rikaaratsimarnayqa, ni kurapis ni pipis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Yo soy el que tiene máximo poder aquí."</text:p>
          </table:table-cell>
          <table:table-cell office:value-type="string" calcext:value-type="string">
            <text:p>Nuqam kaa kaychaw llapanpita mas pwediq."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Cuando toda la gente terminó su tarea, él dijo, "Que comiencen de trabajar de nuevo, esta vez adelantado."</text:p>
          </table:table-cell>
          <table:table-cell office:value-type="string" calcext:value-type="string">
            <text:p>Llapan nunakuna tareyanta tinkuratsiptin, ninaq, "Yapayna qallayaatsun uryar, kananqa adelantadu."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Asi los hizo trabajar dos o tres años.</text:p>
          </table:table-cell>
          <table:table-cell table:style-name="ce6" office:value-type="string" calcext:value-type="string">
            <text:p>Nishpa uryaykatsinaq ishkay kima watap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En etapas subsiguientes ya no había nada de gratificación, ni los tres reales ni coca ni nada en absoluto.</text:p>
          </table:table-cell>
          <table:table-cell office:value-type="string" calcext:value-type="string">
            <text:p>tsaypinqa kanaqnatsu ni ima gratifikasyon, ni kima reyal ni kuka ni im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l trabajo fue más forzado todavía.</text:p>
          </table:table-cell>
          <table:table-cell office:value-type="string" calcext:value-type="string">
            <text:p>Trabahuqa kaykuq mas horsadur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La carretera que venía de Huaraz recién estaba en Shirapocu, bajando, bajando. Por mientras la que venía del Callejón ya volteaba a Uchuyaco.</text:p>
          </table:table-cell>
          <table:table-cell office:value-type="string" calcext:value-type="string">
            <text:p>Naqana Waraspita shamuq Shirapuquchawna kaykaptin, uraa uraa, qichwapita shamuq tumaramunaqna Uchuyakut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Y por fin después de mucho tiempo se encontraron en Mullaca.</text:p>
          </table:table-cell>
          <table:table-cell office:value-type="string" calcext:value-type="string">
            <text:p>I porfin unayta topaykatsiyaanaq Mullakachaw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se día cuando se reunieron dicen que hubo gran fiesta allí.</text:p>
          </table:table-cell>
          <table:table-cell office:value-type="string" calcext:value-type="string">
            <text:p>Tsay topashqan hunaq sellamash fyesta kaykunaq tsaychaw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sa carretera pasó al lado de donde la casa hacienda hoy.</text:p>
          </table:table-cell>
          <table:table-cell office:value-type="string" calcext:value-type="string">
            <text:p>Tsay naani pasanaq kanan asyenda wayi kaykaq ladupash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Más tarde lo enderezaron más abajo.</text:p>
          </table:table-cell>
          <table:table-cell office:value-type="string" calcext:value-type="string">
            <text:p>Qipataran mas uraapaqa derichiyarqan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Cuando las dos partes de la carretera se juntaron allí, la gente decia, "Quizás ahora ya no iremos a ningún otro sitio para seguir trabajando."</text:p>
          </table:table-cell>
          <table:table-cell office:value-type="string" calcext:value-type="string">
            <text:p>Tsaychaw topariptin, niyarqa nunakuna, "Kananqa manachi maytapis aywashuntsu."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Mientras decían esto, hubo orden para ir a trabajar en la carretera Huaraz-Casma.</text:p>
          </table:table-cell>
          <table:table-cell office:value-type="string" calcext:value-type="string">
            <text:p>Nikaayaptinmi, yapayna orden karamurqan uryaq aywayaanapaq Waras – Kasma naanimann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ntonces fuimos a trabajar donde el Puente Calicanto para arriba hasta Canshancán.</text:p>
          </table:table-cell>
          <table:table-cell office:value-type="string" calcext:value-type="string">
            <text:p>Tsaymi aywayarqaa Kalikantupita witsaypam asta Kanshanqan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Si ocurrió una fiesta en la semana que les tocó trabajar a una estancia, no hubo ni un hombre en la fiesta.</text:p>
          </table:table-cell>
          <table:table-cell office:value-type="string" calcext:value-type="string">
            <text:p>Tsaymi estansyakuna uryashqan semanachawqa fyesta kaptinpis, manam ni pi nuna kedaqtsu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Aplicaron tanto rigor que la gente tenía miedo de ausentarse del trabajo.</text:p>
          </table:table-cell>
          <table:table-cell office:value-type="string" calcext:value-type="string">
            <text:p>Allaapa rigor kaptin, sellamam mantsaykuyarqan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En las fiestas había solamente mujeres y ancianos.</text:p>
          </table:table-cell>
          <table:table-cell office:value-type="string" calcext:value-type="string">
            <text:p>Fyestakunachaw kayaq warmikunalla i awkis nunakunall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Solamente en la noche todos los hombres estaban.</text:p>
          </table:table-cell>
          <table:table-cell office:value-type="string" calcext:value-type="string">
            <text:p>Ampillapam llapan nunakunaqa k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Ya que no había ninguna clase de gratificación, la gente trabajaba renegando.</text:p>
          </table:table-cell>
          <table:table-cell office:value-type="string" calcext:value-type="string">
            <text:p>Manana ni ima gratifikasyon kaptin, nunakuna allaapa renegashpanam uryayarqan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Mientras estaba así, derrocaron ese gobierno y la junta militar entró en poder.</text:p>
          </table:table-cell>
          <table:table-cell office:value-type="string" calcext:value-type="string">
            <text:p>Tsaynaw kaykaptinllanam tsay gobyernuta derokariyarqan i hunta militarna podernam yaykurirqan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Y el presidente de la junta militar fue Sánchez Cerro.</text:p>
          </table:table-cell>
          <table:table-cell office:value-type="string" calcext:value-type="string">
            <text:p>I presidente de la hunta militar karqan Sánchez Cerro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Él prohibió en el futuro todo servicio gratuito.</text:p>
          </table:table-cell>
          <table:table-cell office:value-type="string" calcext:value-type="string">
            <text:p>Paynam proibiramurqan manana pipis debaldi uryananp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A partir de eso, trabajaban pagados, y solamente los que querían.</text:p>
          </table:table-cell>
          <table:table-cell office:value-type="string" calcext:value-type="string">
            <text:p>Tsaypita uryayarqan pagadunam munaq kaqkun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n 1925 fueron conectadas la carretera Huaraz-Callejón de Huaylas.</text:p>
          </table:table-cell>
          <table:table-cell office:value-type="string" calcext:value-type="string">
            <text:p>En 1925 konektakaarirqan caretera Waras i el Kallehon de Waylas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se año trajeron un carro desarmado.</text:p>
          </table:table-cell>
          <table:table-cell office:value-type="string" calcext:value-type="string">
            <text:p>Tsay watam chaatsiyaamurqan tuqlishqata huk awtut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Pues, el señor prefecto lo hizo traer cargando.</text:p>
          </table:table-cell>
          <table:table-cell office:value-type="string" calcext:value-type="string">
            <text:p>Maa, apatsimunaq señor prefektu wantuyp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Después de armarlo en Huaraz, comenzó a funcionar.</text:p>
          </table:table-cell>
          <table:table-cell office:value-type="string" calcext:value-type="string">
            <text:p>Tsayta Waraschaw armariyaptin, purir qallaykamurqan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Hombres y mujeres lo miraban muy alegres.</text:p>
          </table:table-cell>
          <table:table-cell office:value-type="string" calcext:value-type="string">
            <text:p>Tsayta rikaykur warmipis ullqupis sellama kushishqa rikaarakuy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Los niños iban a pastar frente a Mullaca.</text:p>
          </table:table-cell>
          <table:table-cell office:value-type="string" calcext:value-type="string">
            <text:p>Wamrakunanaqa mitsikuqpis aywayaq Mullaka frentinllatanam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Se alegraron mucho a ver el carro andar despacio no más para apreciar.</text:p>
          </table:table-cell>
          <table:table-cell office:value-type="string" calcext:value-type="string">
            <text:p>Sellama kushiyaq rikaykurqa despasyollam puriq rikaakuyaanap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Después de mucho tiempo, yo trabajaba reventando piedras aquí en la Hacienda Chontayoc.</text:p>
          </table:table-cell>
          <table:table-cell office:value-type="string" calcext:value-type="string">
            <text:p>Tsay unayna pasakaakushqanchawnam kay Chonta asyendachaw uryapukuq kaa rumikunata tirur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El arrendatario en ese entonces fue un hombre muy bueno, don Domingo Zimic, paisando de don Juan Leo.</text:p>
          </table:table-cell>
          <table:table-cell office:value-type="string" calcext:value-type="string">
            <text:p>Tsay arendataryu allaapa alli nuna karqan, don Domingo Zimic, don Juan Leo marka mayin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Allí trabajaba y me pagaban en víveres o en dinero.</text:p>
          </table:table-cell>
          <table:table-cell office:value-type="string" calcext:value-type="string">
            <text:p>Tsaychawmi uryaq kaa, mikuychawpis o qillaychawpis pagam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Mientras estaba allí, una vez llegó un oficio al teniente gobernador desde el subprefecto para que fuéramos presos tres de nosotros.</text:p>
          </table:table-cell>
          <table:table-cell office:value-type="string" calcext:value-type="string">
            <text:p>Tsaychaw kaykaptiimi, huk bes ofisyu tenyente gobernadorman chaaramurqan subprefektupita presu aywayaanaapaq kimaqp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ntonces el teniente gobernador nos llevó presos.</text:p>
          </table:table-cell>
          <table:table-cell office:value-type="string" calcext:value-type="string">
            <text:p>Tsaynam tenyente gobernador presu hiqaratsiyaam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n la subprefectura encontramos a don Esteban Zimic.</text:p>
          </table:table-cell>
          <table:table-cell office:value-type="string" calcext:value-type="string">
            <text:p>Subprefektuchawnam taririq kayaa don Esteban Zimict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l nos dijo, "Señores, yo les he hecho llamar.</text:p>
          </table:table-cell>
          <table:table-cell office:value-type="string" calcext:value-type="string">
            <text:p>Tsaynam niyaamaq, "Taytaykuna, nuqallaami qayatsiyarqu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Ahora vamos a Canshancán.</text:p>
          </table:table-cell>
          <table:table-cell office:value-type="string" calcext:value-type="string">
            <text:p>Kanan aywashun Kanshanqantam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Ustedes van a ser tiradores.</text:p>
          </table:table-cell>
          <table:table-cell office:value-type="string" calcext:value-type="string">
            <text:p>Qamkuna tirador kayanki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Yo soy un contratista.</text:p>
          </table:table-cell>
          <table:table-cell office:value-type="string" calcext:value-type="string">
            <text:p>Nuqam kontratista ka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Les pagaré bien."</text:p>
          </table:table-cell>
          <table:table-cell office:value-type="string" calcext:value-type="string">
            <text:p>Pagayashqayki kusam."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Entonces, asustados, dijimos, "Nosotros no sabemos ser tiradores y ni sabemos cargar.</text:p>
          </table:table-cell>
          <table:table-cell office:value-type="string" calcext:value-type="string">
            <text:p>Tsaynam mantsakashqa niyaq kayaa, "Manam nuqakunaqa yachayaatsu tirador kayta i manam ni kargaytapis yachayaatsu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Mejor busque a otros."</text:p>
          </table:table-cell>
          <table:table-cell office:value-type="string" calcext:value-type="string">
            <text:p>Mehor hukkunata ashikuriykuy."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Entonces don Esteban nos dijo, "Si no saben, señores, ustedes podrán estar sentados a mi lado mascando coca y durmiendo.</text:p>
          </table:table-cell>
          <table:table-cell office:value-type="string" calcext:value-type="string">
            <text:p>Tsaynam don Estebanqa kaynaw niyaamaq, "Mana yacharninqa, taytay, laduuchawmi taakuykaayaamunki chaqchakurlla i punukurll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Don Esteban va a estar perforando y sudando.</text:p>
          </table:table-cell>
          <table:table-cell office:value-type="string" calcext:value-type="string">
            <text:p>Don Estebanmi sudaypa sudar uchkukuykaamunq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Aquí hay barrenos, aquí martillo.</text:p>
          </table:table-cell>
          <table:table-cell office:value-type="string" calcext:value-type="string">
            <text:p>Kaq kaymi barenukuna, kaymi martillu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Lunes en la mañana empiecen a trabajar.</text:p>
          </table:table-cell>
          <table:table-cell office:value-type="string" calcext:value-type="string">
            <text:p>Lunis quyalla uryar qallayay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Y ya no me enojen más."</text:p>
          </table:table-cell>
          <table:table-cell office:value-type="string" calcext:value-type="string">
            <text:p>I amana ni imata piñatsiyaamaytsu."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Entonces llevando sus herramientas, volvimos aquí (a Chontayoc).</text:p>
          </table:table-cell>
          <table:table-cell office:value-type="string" calcext:value-type="string">
            <text:p>Tsayna eramyentankuna apakurkur kutikayaamu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El lunes, dos comenzamos a perforar, y a uno de sus compañeros lo pusieron como barrenero.</text:p>
          </table:table-cell>
          <table:table-cell office:value-type="string" calcext:value-type="string">
            <text:p>Lunisna qallaykuyaq ishkaq uchkur i huk kaq yanaqinkunata churariyaq bareneru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Entonces una vez que nos acostumbramos, la obra avanzó bien.</text:p>
          </table:table-cell>
          <table:table-cell office:value-type="string" calcext:value-type="string">
            <text:p>Tsaymi yachakaariykur, kusa abansaykurq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Y me daba pena que no había ido a trabajar allí hacia tiempo.</text:p>
          </table:table-cell>
          <table:table-cell office:value-type="string" calcext:value-type="string">
            <text:p>I pesakuq kaa mana unayna aywakushqaat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Gané bastante.</text:p>
          </table:table-cell>
          <table:table-cell office:value-type="string" calcext:value-type="string">
            <text:p>kusam ganarqa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Ya que pagaban por pulgada, cada semana recibí bastante dinero.</text:p>
          </table:table-cell>
          <table:table-cell office:value-type="string" calcext:value-type="string">
            <text:p>Pulgadapa pagayaamaptin, kada semana chaskiq kaa atska qillaytam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Así fue la construcción de la carretera.</text:p>
          </table:table-cell>
          <table:table-cell office:value-type="string" calcext:value-type="string">
            <text:p>Tsaynawmi karqan karetera ruray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La estoy recordando todo.</text:p>
          </table:table-cell>
          <table:table-cell office:value-type="string" calcext:value-type="string">
            <text:p>Llapantam yarparayka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Don Esteban Zimic fue hombre muy sobrado y temible.</text:p>
          </table:table-cell>
          <table:table-cell office:value-type="string" calcext:value-type="string">
            <text:p>Don Esteban Zimic allaapa sobradu i mantsaypaqmi karqan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Y le llamaban 'pishtaco'.</text:p>
          </table:table-cell>
          <table:table-cell office:value-type="string" calcext:value-type="string">
            <text:p>I 'pishtaku' niyarqanmi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Por eso le teníamos miedo.</text:p>
          </table:table-cell>
          <table:table-cell office:value-type="string" calcext:value-type="string">
            <text:p>Tsaymi mantsayarqa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El día trece de diciembre de 1941 temprano en la mañana, cuando el sol todavía estaba pintando los nevados, oímos un ruido, como el ruido de muchos aviones.</text:p>
          </table:table-cell>
          <table:table-cell table:style-name="ce10" office:value-type="string" calcext:value-type="string">
            <text:p>Trese disyembre de 1941 hunaqmi quya-quyalla rahukunata tsayraq inti pintaraykaamuptinmi, qapariqta wiyayarqaa imayka atska abyon waqaqtan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Y en Huaraz mientras no sentían nada, la gente rica seguía durmiendo.</text:p>
          </table:table-cell>
          <table:table-cell table:style-name="ce10" office:value-type="string" calcext:value-type="string">
            <text:p>I Waraschawqa mana ni imata maakushpa, riku nunakunaqa hawka punupakuykaayaana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Y ese mes había bastante lluvia.</text:p>
          </table:table-cell>
          <table:table-cell table:style-name="ce10" office:value-type="string" calcext:value-type="string">
            <text:p>I tsay killa allaapam tamyakuna kaykurq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Yo tenía entonces diez años.</text:p>
          </table:table-cell>
          <table:table-cell table:style-name="ce10" office:value-type="string" calcext:value-type="string">
            <text:p>Nuqa karqaa tsaypin chunka watayuqnam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Mientras yo estaba en mi casa (en Chontayoc), oímos las mujeres gritando.</text:p>
          </table:table-cell>
          <table:table-cell table:style-name="ce10" office:value-type="string" calcext:value-type="string">
            <text:p>Wayiichaw kaykaptiimi, wiyarqaa warmikuna qapariqt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Entonces yo corrí a la escuela y el maestro, asustado, me dijo, "¿Qué será el ruído? A ver, corre a ese cerro."</text:p>
          </table:table-cell>
          <table:table-cell table:style-name="ce10" office:value-type="string" calcext:value-type="string">
            <text:p>Tsaynam nuqaqa ayqirqaa eskwelamanna i tsayman maestrupis mantsakashqa nimarqan, "Imachi waqan? Maa, koriy taqay hirkata."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n ese cerro estaba mucha gente.</text:p>
          </table:table-cell>
          <table:table-cell table:style-name="ce10" office:value-type="string" calcext:value-type="string">
            <text:p>Tsay hirkachawnam kayaanaq atskaq nunakun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staban mirando.</text:p>
          </table:table-cell>
          <table:table-cell table:style-name="ce10" office:value-type="string" calcext:value-type="string">
            <text:p>Rikaykaayaana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Y yo también miraba abajo.</text:p>
          </table:table-cell>
          <table:table-cell table:style-name="ce10" office:value-type="string" calcext:value-type="string">
            <text:p>I nuqapis qawarpurqa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Al pie de Secsecpampa, bastante agua turbia estaba dando la vuelta.</text:p>
          </table:table-cell>
          <table:table-cell table:style-name="ce10" office:value-type="string" calcext:value-type="string">
            <text:p>Siqsiqpampa chakintana tumaramunaq atska putka yaku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Mientras la gente miraba, tumbó árboles y se los llevó.</text:p>
          </table:table-cell>
          <table:table-cell table:style-name="ce10" office:value-type="string" calcext:value-type="string">
            <text:p>Rikaaraykaayaptin qirukunatapis siqirkuryan apakamurq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Y después, llegó a la casa de los Solís, recién terminada.</text:p>
          </table:table-cell>
          <table:table-cell table:style-name="ce10" office:value-type="string" calcext:value-type="string">
            <text:p>I despwesnam chaarirqan Solispa wayinman, mushuq usharishqallam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Mientras mirábamos, recogió esa casa como si fuera una choza, y la llevó entera.</text:p>
          </table:table-cell>
          <table:table-cell table:style-name="ce10" office:value-type="string" calcext:value-type="string">
            <text:p>Tsaytam rikaaraykaayaptii tsukllatanawlla pallarkun, apakurqan enterullanpi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Al llegar casi a Mullaca, la casa se hizo pedazos.</text:p>
          </table:table-cell>
          <table:table-cell table:style-name="ce10" office:value-type="string" calcext:value-type="string">
            <text:p>Naqana Mullakaman chaykatsirnam, wayi mashtakaakurirq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Y por Mullaca había huaru.</text:p>
          </table:table-cell>
          <table:table-cell table:style-name="ce10" office:value-type="string" calcext:value-type="string">
            <text:p>I Mullakapam waru karq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se también se lo llevó mientras mirábamos.</text:p>
          </table:table-cell>
          <table:table-cell table:style-name="ce10" office:value-type="string" calcext:value-type="string">
            <text:p>Tsaytapis rikaaraykaptiimi, hiqaratsirq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Pasó aquí a Chonta como a las ocho.</text:p>
          </table:table-cell>
          <table:table-cell table:style-name="ce10" office:value-type="string" calcext:value-type="string">
            <text:p>Kay Chontataqa komo las ochonawmi pasarq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Mi papá también había ido con los jornaleros a aporcar maíz encima del Río Santa.</text:p>
          </table:table-cell>
          <table:table-cell table:style-name="ce10" office:value-type="string" calcext:value-type="string">
            <text:p>Papaaniipis hornalkunawanmi aywarqan hara uryaq mayu hanant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n eso, con tremendo ruido el río dio la vuelta.</text:p>
          </table:table-cell>
          <table:table-cell table:style-name="ce10" office:value-type="string" calcext:value-type="string">
            <text:p>Nikaptinmi qaparir qayarir mayu waqtakurina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ntonces él con sus trabajadores vinieron por la subida.</text:p>
          </table:table-cell>
          <table:table-cell table:style-name="ce10" office:value-type="string" calcext:value-type="string">
            <text:p>Tsaymi paypis nunankunawan aywakayaamunaq witsayp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se día, sábado, no había estudio.</text:p>
          </table:table-cell>
          <table:table-cell table:style-name="ce10" office:value-type="string" calcext:value-type="string">
            <text:p>Tsay diya, sabadu, manam estudyupis karqatsu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Nuestro profesor también se fue a Huaraz, asustado, diciendo, "Mi casa también habrá sido destruida.</text:p>
          </table:table-cell>
          <table:table-cell table:style-name="ce10" office:value-type="string" calcext:value-type="string">
            <text:p>Maestruukunapis aywakurqan Warastam mantsakashqa, "Wayiipis ushakashqachi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1">
          <table:table-cell office:value-type="string" calcext:value-type="string">
            <text:p>¿Cómo voy a encontrar a mi hermana?" </text:p>
          </table:table-cell>
          <table:table-cell table:style-name="ce10" office:value-type="string" calcext:value-type="string">
            <text:p>Imatam paniitapis tarishaq?"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Todos los hombres con sus mujeres e hijos estaban reuniéndose en gran número en la capilla, diciendo, "Vamos a rezar."</text:p>
          </table:table-cell>
          <table:table-cell table:style-name="ce10" office:value-type="string" calcext:value-type="string">
            <text:p>Llapan nunakuna warminwan tsurinwan sellama ayllukaykaayaamurqan kapillam, "resakushun," nishp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sos días había mucho rezo, todos venían.</text:p>
          </table:table-cell>
          <table:table-cell table:style-name="ce10" office:value-type="string" calcext:value-type="string">
            <text:p>Tsay diyakunaqa allaapam resakuy kaykurqan, imanakaqpis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A eso de las doce, la gente dijo, "Ya ha bajado.</text:p>
          </table:table-cell>
          <table:table-cell table:style-name="ce10" office:value-type="string" calcext:value-type="string">
            <text:p>Tsay las dosinawmi, nunakuna niyarqan, "Ya baharishqanam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Vamos a ir.</text:p>
          </table:table-cell>
          <table:table-cell table:style-name="ce10" office:value-type="string" calcext:value-type="string">
            <text:p>Aku aywashu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Vamos a buscar cadáveres.</text:p>
          </table:table-cell>
          <table:table-cell table:style-name="ce10" office:value-type="string" calcext:value-type="string">
            <text:p>Ashimushun ayakunat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Quizás se están botando allí abajo."</text:p>
          </table:table-cell>
          <table:table-cell table:style-name="ce10" office:value-type="string" calcext:value-type="string">
            <text:p>Kisaa hitarpaykaayan tsay uraychaw."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Así diciendo, nos fuimos.</text:p>
          </table:table-cell>
          <table:table-cell table:style-name="ce10" office:value-type="string" calcext:value-type="string">
            <text:p>Nirninmi aywayarqa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ntonces yo también fui y no encontramos ningún cadáver.</text:p>
          </table:table-cell>
          <table:table-cell table:style-name="ce10" office:value-type="string" calcext:value-type="string">
            <text:p>Tsaymi nuqapis aywarqaa i manam ayataqa tariyarqaatsu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Había maderas no más, en desorden, y había muy bonitos palos.</text:p>
          </table:table-cell>
          <table:table-cell table:style-name="ce10" office:value-type="string" calcext:value-type="string">
            <text:p>Qirukunallam llutaypa karqan i shumaq shumaq shukshukunam karq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Allí yo encontré una bonita flor hecha de madera.</text:p>
          </table:table-cell>
          <table:table-cell table:style-name="ce10" office:value-type="string" calcext:value-type="string">
            <text:p>Tsaychawmi nuqa tarikurqaa huk shumaq waytata qirupita rurashqat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La llevé a mi casa.</text:p>
          </table:table-cell>
          <table:table-cell table:style-name="ce10" office:value-type="string" calcext:value-type="string">
            <text:p>Tsaytam wayiiman apakurqa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stá guardada hasta hoy.</text:p>
          </table:table-cell>
          <table:table-cell table:style-name="ce10" office:value-type="string" calcext:value-type="string">
            <text:p>Kanankamam wardarayk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se aluvión ha llevado a gente de Chonta, dos personas no más.</text:p>
          </table:table-cell>
          <table:table-cell table:style-name="ce10" office:value-type="string" calcext:value-type="string">
            <text:p>Tsay alubyon Chonta nunakunataqa, ishkayllatam, apashq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No aparecieron.</text:p>
          </table:table-cell>
          <table:table-cell table:style-name="ce10" office:value-type="string" calcext:value-type="string">
            <text:p>Manam yuriyashqatsu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Una fue Brígida, ya vieja.</text:p>
          </table:table-cell>
          <table:table-cell table:style-name="ce10" office:value-type="string" calcext:value-type="string">
            <text:p>Hukmi karqan Brigida, chakwann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Había sido empleada.</text:p>
          </table:table-cell>
          <table:table-cell table:style-name="ce10" office:value-type="string" calcext:value-type="string">
            <text:p>Empleada kallarq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Y el otro fue nuestro tío Feliciano Reyes, estudiante.</text:p>
          </table:table-cell>
          <table:table-cell table:style-name="ce10" office:value-type="string" calcext:value-type="string">
            <text:p>I huknam tiyuukuna Feliciano Reyes, estudiante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No lo han encontrado en ninguna parte.</text:p>
          </table:table-cell>
          <table:table-cell table:style-name="ce10" office:value-type="string" calcext:value-type="string">
            <text:p>Tsayta manam tariyashqatsu ni maychaw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La laguna de Coshacocha estuvo al pie del nevado Cojup.</text:p>
          </table:table-cell>
          <table:table-cell table:style-name="ce10" office:value-type="string" calcext:value-type="string">
            <text:p>Qoshaqucha qucham kanaq Qohuprahu chakinchaw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Allí bastante agua se había recogido de los nevados.</text:p>
          </table:table-cell>
          <table:table-cell table:style-name="ce10" office:value-type="string" calcext:value-type="string">
            <text:p>Tsayman allaapa yaku ayllukaykunaq rahukunapit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Temprano, a las seis de la mañana, el agua salió con bastante ruido.</text:p>
          </table:table-cell>
          <table:table-cell table:style-name="ce10" office:value-type="string" calcext:value-type="string">
            <text:p>Quyapa, a las seis de la mañana, yakuqa yarqakaramunaq allaapa qaparishp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sa agua limpia se volvió puro negro espantoso.</text:p>
          </table:table-cell>
          <table:table-cell table:style-name="ce10" office:value-type="string" calcext:value-type="string">
            <text:p>Tsay limpyu yaku tikrakurinaq pura yana mantsakaypa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Y en Huaraz estaban tranquilos porque era muy temprano.</text:p>
          </table:table-cell>
          <table:table-cell table:style-name="ce10" office:value-type="string" calcext:value-type="string">
            <text:p>I Waraschawqa trankilu kakuykaayaanaq quya-quy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Algunos que se habían levantado estaban en sus quehaceres.</text:p>
          </table:table-cell>
          <table:table-cell table:style-name="ce10" office:value-type="string" calcext:value-type="string">
            <text:p>Wakin shariq kaqpis uryankunachawn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La laguna que seguía viniendo, llegó a la otra laguna a su pie, llegó a la llamada Jircacocha.</text:p>
          </table:table-cell>
          <table:table-cell table:style-name="ce10" office:value-type="string" calcext:value-type="string">
            <text:p>Hina shamuq quchaqa charpamunaq hawan quchamanna, tsay Hirkaqucha niyashqanmanna chaakurpuna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ntonces bastante agua comenzó a rebalsar.</text:p>
          </table:table-cell>
          <table:table-cell table:style-name="ce10" office:value-type="string" calcext:value-type="string">
            <text:p>Tsayna atska yakuqa rebalsar qallaykamuna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6">
          <table:table-cell office:value-type="string" calcext:value-type="string">
            <text:p>En eso se rompió la represa de esa laguna y mientras corría el agua, la rajó completamente.</text:p>
          </table:table-cell>
          <table:table-cell table:style-name="ce10" office:value-type="string" calcext:value-type="string">
            <text:p>Nikashqanta rachiramunaq tsay quchapa kuchun, i yaku korimurna, qashqaramunaq limpu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6">
          <table:table-cell office:value-type="string" calcext:value-type="string">
            <text:p>Entonces el agua de las dos lagunas estaba bajando, llevando una cantidad terrible de piedras, peñas y árboles, barriendo todo lo que encontraba en su camino.</text:p>
          </table:table-cell>
          <table:table-cell table:style-name="ce10" office:value-type="string" calcext:value-type="string">
            <text:p>Tsayna ishkan quchapa yakun aywakayaamunaq, wamayaypaq atskana rumikunata, qaqakunata, montikunata apamur, llapan tarimushqantaqa pitsaypa pitsar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Toda esa agua al venir chocó con un cerro.</text:p>
          </table:table-cell>
          <table:table-cell table:style-name="ce10" office:value-type="string" calcext:value-type="string">
            <text:p>Tsay llapan yaku shamur chokaykunaq huk hirkaw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Así bajó toda su velocidad.</text:p>
          </table:table-cell>
          <table:table-cell table:style-name="ce10" office:value-type="string" calcext:value-type="string">
            <text:p>Tsaynawna llapan belosidaanin baharina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ntonces comenzó a extenderse por ese Rio Quilcay; barriendo todo.</text:p>
          </table:table-cell>
          <table:table-cell table:style-name="ce10" office:value-type="string" calcext:value-type="string">
            <text:p>Tsayna qallaykamun ramakaypana tsay Killkay mayupa, llapanta pitsar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Yo todavía conocía ese sitio llamado Huanca: era una alameda bonita.</text:p>
          </table:table-cell>
          <table:table-cell table:style-name="ce10" office:value-type="string" calcext:value-type="string">
            <text:p>Nuqa riqirqaaran tsay Wankata niyashqanta; shumaq lameda karq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Allí vendían los que venían del Callejón.</text:p>
          </table:table-cell>
          <table:table-cell table:style-name="ce10" office:value-type="string" calcext:value-type="string">
            <text:p>Tsaychawmi qatuyaq qichwapita shamuqkun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Por dentro de esos sitios había terrenos sembrados completamente en flores.</text:p>
          </table:table-cell>
          <table:table-cell table:style-name="ce10" office:value-type="string" calcext:value-type="string">
            <text:p>Tsay rurinkunachaw karqan chakrakunapis puru waytalla murushq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Había pequeñas casas y la gente adinerada esteba construyendo más, casas buenas.</text:p>
          </table:table-cell>
          <table:table-cell table:style-name="ce10" office:value-type="string" calcext:value-type="string">
            <text:p>Taksha wayikuna karqan i mastanam ruraraykaayarqan, alli wayikunata, riku nunakun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Viniendo toda esa agua, ese Río Quilcay destruyó completamente sus lados, los árboles, las casas, barriéndolo todo.</text:p>
          </table:table-cell>
          <table:table-cell table:style-name="ce10" office:value-type="string" calcext:value-type="string">
            <text:p>Tsay atska yaku shamur, limpu usharamunaq tsay Killkay mayu ladunkunata, montitapis, wayikunatapis pitsaypa pitsar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Levantando humo, tapó todo como una nube negra.</text:p>
          </table:table-cell>
          <table:table-cell table:style-name="ce10" office:value-type="string" calcext:value-type="string">
            <text:p>Quntatakurllana limpu yana pukutanaw tsaparina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Cuando el agua bramaba y las peñas se chocaban, ya no podían oir nada.</text:p>
          </table:table-cell>
          <table:table-cell table:style-name="ce10" office:value-type="string" calcext:value-type="string">
            <text:p>Yaku qapariptin i qaqakuna qumpanakuptin, manana ni imata wiyayaanaqtsu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Cuando el agua subió bastante, la gente salía de las casas pasmados, corriendo, estrechándose las manos unos a otros, tirando a sus hijos de la mano.</text:p>
          </table:table-cell>
          <table:table-cell table:style-name="ce10" office:value-type="string" calcext:value-type="string">
            <text:p>Limpu yaku huntakarkamuptin, wayikunapita nunakunaqa yarqapakayaamun, limpu mantsakashqa, ayqikur, tsarinakur hanchanakur, tsurillankunata hanchakurkur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Los niños y los viejos que no podían correr, en desesperación se arrodillaron rezando, suplicando al Señor Dios.</text:p>
          </table:table-cell>
          <table:table-cell table:style-name="ce10" office:value-type="string" calcext:value-type="string">
            <text:p>Wamrakuna awkiskuna manana ayqita pwediq kaqqa hinallanllachawna qunqurikuykuyaanaq, resakur, Tayta Dyos mañakur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De las casas inundadas se escaparon sus moradores sin madre, sin padre, sin hijos; siempre de cada familia faltaron dos o tres.</text:p>
          </table:table-cell>
          <table:table-cell table:style-name="ce10" office:value-type="string" calcext:value-type="string">
            <text:p>Yaku huntashqa wayikunapita safayaq yachaqkuna mamannaq, taytannaq, tsurinnaq; syempri kada familyapita faltanaq ishkaq o kima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sos tremendos árboles maduros que caían, formaron represas y bloquearon el agua.</text:p>
          </table:table-cell>
          <table:table-cell table:style-name="ce10" office:value-type="string" calcext:value-type="string">
            <text:p>Tsaytsikasaq puqushqa montikuna siqikarqa tsakakaykuryan yakuta latiykurq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Y cuando se deshizo, más agua terminó la destrucción.</text:p>
          </table:table-cell>
          <table:table-cell table:style-name="ce10" office:value-type="string" calcext:value-type="string">
            <text:p>I tsay tuqlikaptinna, mas yakukunaqa ushaykurqan huchupakur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Cuando se enredaron esas piedras con los árboles, el agua se represó completamente, y cuando esas lagunas se deshicieron, el agua salió con una fuerza tremenda.</text:p>
          </table:table-cell>
          <table:table-cell table:style-name="ce10" office:value-type="string" calcext:value-type="string">
            <text:p>Tsay rumiwan montikunawan pichukarna limpu yakuqa quchakaakurkunaq, tsay quchakuna tuqlikarqa, yaku yarqakaramun mas waapuna mantsakaypa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Atemorizados con eso, la gente de Huaraz se fue amontonándose a la subida de Ratequenua.</text:p>
          </table:table-cell>
          <table:table-cell table:style-name="ce10" office:value-type="string" calcext:value-type="string">
            <text:p>Tsay mantsakashqana, Waraspita nunakunaqa aywakuyaanaq pelataraq Rataqinwa witsayt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Y mientras miraba la gente de los cerros más altos, el agua inundó completamente el Colegio de La Liberiad, la iglesia de San Francisco y el salón de actos.</text:p>
          </table:table-cell>
          <table:table-cell table:style-name="ce10" office:value-type="string" calcext:value-type="string">
            <text:p>I mas alto hirkakunapita rikaaraykaayaptin, limpu yaku huntarinaq Kolayhyu Libertaaman, iglesya San Fransiskuman i salon de aktosm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4">
          <table:table-cell office:value-type="string" calcext:value-type="string">
            <text:p>Mientras la gente, vuelta completamente loca con miedo, estaba mirando desde las alturas, se destruyó ese nuevo puente, la Escuela de Artes y Oficios y las casas de los más ricos.</text:p>
          </table:table-cell>
          <table:table-cell table:style-name="ce10" office:value-type="string" calcext:value-type="string">
            <text:p>Nunakunaqa limpu lokuyashqana mantsakaywan, tsay rarakunapita rikaaraykaayaptin, ushakaarin tsay mushuq tsaka, Eskwela de Artes Ofisyos i mas rikukunapa wayi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La gente, gritando y llorando, fue buscándose unos a otros a ese hotel de turistas, recién terminado, para refugiarse allí.</text:p>
          </table:table-cell>
          <table:table-cell table:style-name="ce10" office:value-type="string" calcext:value-type="string">
            <text:p>I nunakunaqa qaparir qayarir ashinakur aywakuyaanaq tsay otel de turistas, tsayraq usharishqaman, rataku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De repente el agua llenó ese hotel también.</text:p>
          </table:table-cell>
          <table:table-cell table:style-name="ce10" office:value-type="string" calcext:value-type="string">
            <text:p>Nikaayaptin tsaymanpis yakuqa huntarina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ntonces algunos hombres subieron encima del techo de ese hotel.</text:p>
          </table:table-cell>
          <table:table-cell table:style-name="ce10" office:value-type="string" calcext:value-type="string">
            <text:p>Tsayna wakin nunakunaqa lluqakurkuyaanaq tsay wayi hananm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De repente subió más el agua y de una vez aún ese edificio fino se levantó entero.</text:p>
          </table:table-cell>
          <table:table-cell table:style-name="ce10" office:value-type="string" calcext:value-type="string">
            <text:p>Nikar mas yaku huntar, huklla tsay alli wayitapis pallarkamunaq enterullanpi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Y después, vació a todos los hombres juntos al agua.</text:p>
          </table:table-cell>
          <table:table-cell table:style-name="ce10" office:value-type="string" calcext:value-type="string">
            <text:p>I despwes, tikwaramunaq llapan nunantin yakum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Algunos hombres se encerraron en sus casas con toda su familia, a rezar al Señor Dios, y perecieron completamente.</text:p>
          </table:table-cell>
          <table:table-cell table:style-name="ce10" office:value-type="string" calcext:value-type="string">
            <text:p>Wakin nunana wayinkunallachaw wichqapukarkayaamunaq llapan familyankunawan Tayta Dyosman resakurllana i ushakaariyaanaq limpu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Otras personas volvieron a sus casas por su dinero.</text:p>
          </table:table-cell>
          <table:table-cell table:style-name="ce10" office:value-type="string" calcext:value-type="string">
            <text:p>Wakin nunakunana wayinkunaman kutiyarqunaq qillayninkunam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stos ya no aparecieron más.</text:p>
          </table:table-cell>
          <table:table-cell table:style-name="ce10" office:value-type="string" calcext:value-type="string">
            <text:p>Tsaykuna manana mas yuriyaanaqnatsu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Todo se cayó al gran rio, arrastrando a muchas personas.</text:p>
          </table:table-cell>
          <table:table-cell table:style-name="ce10" office:value-type="string" calcext:value-type="string">
            <text:p>Hatun mayumanna hiqakurpunaq atska nunan qarachashq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Los que corrían ya no se escaparon.</text:p>
          </table:table-cell>
          <table:table-cell table:style-name="ce10" office:value-type="string" calcext:value-type="string">
            <text:p>Ayqiraykaqkunapis safayaanaqnasu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l agua recogió todo.</text:p>
          </table:table-cell>
          <table:table-cell table:style-name="ce10" office:value-type="string" calcext:value-type="string">
            <text:p>Llapanta yaku ayllurkuna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Después de esas dos horas más o menos, ya no se veía nada sino las piedras no más.</text:p>
          </table:table-cell>
          <table:table-cell table:style-name="ce10" office:value-type="string" calcext:value-type="string">
            <text:p>Tsay ishkay oratanawqa mananam ni imata rikaayaanaqnatsu sino limpu rumikunallatanam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1">
          <table:table-cell office:value-type="string" calcext:value-type="string">
            <text:p>El sol se despejó, y estaba pegada pura arena con esas piedras blancas.</text:p>
          </table:table-cell>
          <table:table-cell table:style-name="ce10" office:value-type="string" calcext:value-type="string">
            <text:p>Intiqa achachaaramurqun limpu arenawan, tsay luyaq rumikunawan tsarinakuykar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7">
          <table:table-cell office:value-type="string" calcext:value-type="string">
            <text:p>Después que el río botó los cadáveres en sus orillas, los sobrevivientes se movían gritando y llamando - sin brazo, sin pierna, sin cabeza, los cadáveres completamente triturados, sus vientres reventados, el feto de mujeres encintas asomando.</text:p>
          </table:table-cell>
          <table:table-cell table:style-name="ce10" office:value-type="string" calcext:value-type="string">
            <text:p>I ayakunaqa mayu ladunkunachaw limpu hitatakur – kawaykaq kaqkunaqa kuyupakayaamun, qaparir qayakur – rikrannaq, chankannaq, piqannaq ayakuna limpu tsamqashqa, pachankunapis pashtashqa, qishyaq warmikunapa wamrapis ulluykaamur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No había ni un cadáver entero.</text:p>
          </table:table-cell>
          <table:table-cell table:style-name="ce10" office:value-type="string" calcext:value-type="string">
            <text:p>Ni huk aya enteruqa kanaqtsu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sos días había nada más que lloro.</text:p>
          </table:table-cell>
          <table:table-cell table:style-name="ce10" office:value-type="string" calcext:value-type="string">
            <text:p>Sellama tsay diyakuna waqakuy kana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Los que se habían refugiado encima de Pedregal volvieron a donde el aluvión había pasado.</text:p>
          </table:table-cell>
          <table:table-cell table:style-name="ce10" office:value-type="string" calcext:value-type="string">
            <text:p>Pedregal witsaychaw rataraqkuna kutipakuyaanaq tsay alubyon pasashqanm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Encontrando cada uno de esos cadáveres, lloraban mucho, y yendo al hospital, los encontraban amontonados como leña.</text:p>
          </table:table-cell>
          <table:table-cell table:style-name="ce10" office:value-type="string" calcext:value-type="string">
            <text:p>Tsay kada ayata tarir waqakuyaqlla i ospitalman aywar tariyaq yamtatanaw pelashqat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ntonces buscaban a sus esposos, esposas, hijos.</text:p>
          </table:table-cell>
          <table:table-cell table:style-name="ce10" office:value-type="string" calcext:value-type="string">
            <text:p>Tsayshi ashiyaq quwankunata, warminkunata, tsurinkunat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Volteando y moviendo esos cadáveres, no encontraban.</text:p>
          </table:table-cell>
          <table:table-cell table:style-name="ce10" office:value-type="string" calcext:value-type="string">
            <text:p>Tsay ayakunata awchir-awchir ni tariyaqtsu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Mientras gritaban con terror en Huaraz, algunos indios estaban saqueando.</text:p>
          </table:table-cell>
          <table:table-cell table:style-name="ce10" office:value-type="string" calcext:value-type="string">
            <text:p>Tsay mantsakashqa Waraschaw qayashqanyaqshi, wakin indyukunaqa suwakur kayaana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4">
          <table:table-cell office:value-type="string" calcext:value-type="string">
            <text:p>Entonces, por abajo de Patay, por abajo de Quinoacocha, aunque la gente estaba gritando para que los salvaran, dicen que los saqueadores no rescataron a éstos, sino que recogieron cualquier cosa de valor, pero no a cadáveres ni a los gritando que se les salvara.</text:p>
          </table:table-cell>
          <table:table-cell table:style-name="ce10" office:value-type="string" calcext:value-type="string">
            <text:p>Tsayshi Patay uraychaw, Kinwaqucha uraychaw, nunakuna qaparikaayaptin, manash tsaytaqa sutariyaqtsu, sinoqa imapis kaqta si allibwenu, ayllupakuykuyaanaq menos ayata ni qaparikaqkunat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Allí murieron miles y miles.</text:p>
          </table:table-cell>
          <table:table-cell table:style-name="ce10" office:value-type="string" calcext:value-type="string">
            <text:p>Tsaychaw wanuyaanaq waranqa waranq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Más abajo que Marcac los cadáveres quedaron tirados.</text:p>
          </table:table-cell>
          <table:table-cell table:style-name="ce10" office:value-type="string" calcext:value-type="string">
            <text:p>Markaq uraychaw aya hina hitarakuna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Recogiendo éstos, los llevaron al hospital, tapándolos con césped.</text:p>
          </table:table-cell>
          <table:table-cell table:style-name="ce10" office:value-type="string" calcext:value-type="string">
            <text:p>Tsay aylluykur apayaanaq ospitalman qurakunawan tsaparkurll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n ese aluvión, pasaron meses encontrando cadáveres.</text:p>
          </table:table-cell>
          <table:table-cell table:style-name="ce10" office:value-type="string" calcext:value-type="string">
            <text:p>Tsay alubyonchaw killatsakuyaanaq ayata tarikuykar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Por muchas partes la carretera también había desaparecido.</text:p>
          </table:table-cell>
          <table:table-cell table:style-name="ce10" office:value-type="string" calcext:value-type="string">
            <text:p>Partes partesqa manam kareterapis karqantsu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ntonces los pobladores del Callejón caminaron aquí por Chonta.</text:p>
          </table:table-cell>
          <table:table-cell table:style-name="ce10" office:value-type="string" calcext:value-type="string">
            <text:p>Tsaymi qichwa nunakunapis puriyarqan kay Chontep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n el tiempo de ese aluvión, había misiones.</text:p>
          </table:table-cell>
          <table:table-cell table:style-name="ce10" office:value-type="string" calcext:value-type="string">
            <text:p>Tsay alubyon kariptin, misyones karq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n eso, personas de edad, hasta viejos, se casaron, deshechos con miedo.</text:p>
          </table:table-cell>
          <table:table-cell table:style-name="ce10" office:value-type="string" calcext:value-type="string">
            <text:p>Tsaychawmi limpu puqushqa awkiskunapis kasakuyarqan mantsakar ushashq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Así fue la gran desgracia en Huaraz.</text:p>
          </table:table-cell>
          <table:table-cell table:style-name="ce10" office:value-type="string" calcext:value-type="string">
            <text:p>Tsaynawmi karqa hatun desgrasya Waraschaw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Un viejo me contó que habían amontoneado esos cadáveres en el hospital.</text:p>
          </table:table-cell>
          <table:table-cell table:style-name="ce10" office:value-type="string" calcext:value-type="string">
            <text:p>Huk awkismi willamarqan tsay ayakunatash montonaykuyaanaq ospitalm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Y de noche, nadie los vigiló en la pampa.</text:p>
          </table:table-cell>
          <table:table-cell table:style-name="ce10" office:value-type="string" calcext:value-type="string">
            <text:p>I ampipa ni pi taapaqtsu pampachaw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ntonces los perros comieron los cadáveres todas las noches.</text:p>
          </table:table-cell>
          <table:table-cell table:style-name="ce10" office:value-type="string" calcext:value-type="string">
            <text:p>Tsayshi ayakunata allqukuna waraq-waraq mikukuya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se viejo tampoco fue a botar los perros por miedo.</text:p>
          </table:table-cell>
          <table:table-cell table:style-name="ce10" office:value-type="string" calcext:value-type="string">
            <text:p>Tsay awkis aywaqpistsu allqukuna qarquq wamayarni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Antiguamente Chontayoc y Chicney formaron una sola estancia de Chontayoc, desde el Río Pactsa hasta Collana.</text:p>
          </table:table-cell>
          <table:table-cell table:style-name="ce1" office:value-type="string" calcext:value-type="string">
            <text:p>Nawpataqa Chontayoq i Chikney kayaanaq huk estansyalla Chontayoqlla desde Paqtsaqpita asta Qullanay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en el sitio donde actualmente está la iglesia habían hecho una pequeña capilla al lado del cementerio.</text:p>
          </table:table-cell>
          <table:table-cell table:style-name="ce1" office:value-type="string" calcext:value-type="string">
            <text:p>Tsaymi kanan iglesya kashqanchaw rurayaanaq takshalla kapillata pantyon ladunchaw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sa no más existió muchos años.</text:p>
          </table:table-cell>
          <table:table-cell table:style-name="ce1" office:value-type="string" calcext:value-type="string">
            <text:p>Tsayllam unay k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Personas de edad cuentan que esá capilla, aunque pequeña, era bonita.</text:p>
          </table:table-cell>
          <table:table-cell table:style-name="ce1" office:value-type="string" calcext:value-type="string">
            <text:p>Willakuyan tsay mayor nunakuna shumaqshi takshallapis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ra bien pintada.</text:p>
          </table:table-cell>
          <table:table-cell table:style-name="ce1" office:value-type="string" calcext:value-type="string">
            <text:p>Kanaq kusa pintashq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Todo el retablo y en les paredes también fue pintada con dibujos de santos.</text:p>
          </table:table-cell>
          <table:table-cell table:style-name="ce1" office:value-type="string" calcext:value-type="string">
            <text:p>Llapan retablupis pirqakunachawpis dibuhashqa kanaq santukunash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uando la población creció más, la iglesia quedó muy chica ya.</text:p>
          </table:table-cell>
          <table:table-cell table:style-name="ce1" office:value-type="string" calcext:value-type="string">
            <text:p>Nunakuna mas mirayaptin inlisya allaapa takshana kakuri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decidieron en reunión deshacerla para hacer otra más grande.</text:p>
          </table:table-cell>
          <table:table-cell table:style-name="ce1" office:value-type="string" calcext:value-type="string">
            <text:p>Tsaynam pensayaanaq llapan huntachaw tuqliriykur, mas hatunta rurayaanan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ntes de demolirla, hicieron un censo para determinar el número de habitantes.</text:p>
          </table:table-cell>
          <table:table-cell table:style-name="ce1" office:value-type="string" calcext:value-type="string">
            <text:p>Puntata tuqliyaananpaq yupanakuyaanaq "ayka nunash kantsik," nirni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 base de ese censo demolieron la capilla.</text:p>
          </table:table-cell>
          <table:table-cell table:style-name="ce1" office:value-type="string" calcext:value-type="string">
            <text:p>Segun yupariykur, tuqliriyaanaq kapilla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guardaron las imágenes en la escuela no más.</text:p>
          </table:table-cell>
          <table:table-cell table:style-name="ce1" office:value-type="string" calcext:value-type="string">
            <text:p>I llapan santuta gwardayaanaq eskwelallam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Después comenzaron a traer piedras grandes desde la zanja.</text:p>
          </table:table-cell>
          <table:table-cell table:style-name="ce1" office:value-type="string" calcext:value-type="string">
            <text:p>Despwes qallaykayaamunaq hatun sanhapita rumikunata ashtamu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Demoraron un mes así en traer piedras.</text:p>
          </table:table-cell>
          <table:table-cell table:style-name="ce1" office:value-type="string" calcext:value-type="string">
            <text:p>Killa tsaariyaanaq tsaynaw rumita ashtakaykamurll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ada día traían gran cantidad de piedras.</text:p>
          </table:table-cell>
          <table:table-cell table:style-name="ce1" office:value-type="string" calcext:value-type="string">
            <text:p>Alli shuynish kada hunaq rumi shamuyku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asados, solteros, viudos cada día traían piedras.</text:p>
          </table:table-cell>
          <table:table-cell table:style-name="ce1" office:value-type="string" calcext:value-type="string">
            <text:p>Kasadupis, solterupis, byudukunapis kada hunaq ashtayaamuq rumi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uando tuvieron bastantes piedras, comenzaron a cavar la zanja para los cimientos.</text:p>
          </table:table-cell>
          <table:table-cell table:style-name="ce1" office:value-type="string" calcext:value-type="string">
            <text:p>Rumita tinkuratsir qallaykuyaanaq sanhata uqtir simyentu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Lo hicieron más grande hacia el lado del cementerio.</text:p>
          </table:table-cell>
          <table:table-cell table:style-name="ce1" office:value-type="string" calcext:value-type="string">
            <text:p>Pantyon laduman mas yapay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Dicen que de allí sacaron muchos cadáveres.</text:p>
          </table:table-cell>
          <table:table-cell table:style-name="ce1" office:value-type="string" calcext:value-type="string">
            <text:p>Tsaypitash atska ayakunata hurquykayaamu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Dicen que algunos sacaron con cuidado las calaveras y las llevaron "a cuidar la casa."</text:p>
          </table:table-cell>
          <table:table-cell table:style-name="ce1" office:value-type="string" calcext:value-type="string">
            <text:p>Tsaytanash wakin nunaqa shumaqlla ayapa piqanta hurqurir apakuyaq "wayita taapamunanpaq," nishp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Otros las llevaron para cuidar sus huertas.</text:p>
          </table:table-cell>
          <table:table-cell table:style-name="ce1" office:value-type="string" calcext:value-type="string">
            <text:p>Wakinna apakuyaq wertankunata taapanan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Amontonaron esas calaveras y extremidades mientras preparaban los cimientos.</text:p>
          </table:table-cell>
          <table:table-cell table:style-name="ce1" office:value-type="string" calcext:value-type="string">
            <text:p>Tsay kalaberakunata i maqshunkunatanash pelaykuyaq simyentuta pirqarni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Dicen que había bastantes huesos allí.</text:p>
          </table:table-cell>
          <table:table-cell table:style-name="ce1" office:value-type="string" calcext:value-type="string">
            <text:p>Allaapash atska tullukuna kaykunaq tsaychaw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Por fin terminaron los cimientos.</text:p>
          </table:table-cell>
          <table:table-cell table:style-name="ce1" office:value-type="string" calcext:value-type="string">
            <text:p>Porfin simyentuta ushariy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mpezaron a jalar adobes.</text:p>
          </table:table-cell>
          <table:table-cell table:style-name="ce1" office:value-type="string" calcext:value-type="string">
            <text:p>Qallaykunaq tikata suta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Cada casado jaló cien adobes.</text:p>
          </table:table-cell>
          <table:table-cell table:style-name="ce1" office:value-type="string" calcext:value-type="string">
            <text:p>Kada kasadu sutanaq pachak tika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Los solteros y viudos jalaron cincuenta adobes cada uno.</text:p>
          </table:table-cell>
          <table:table-cell table:style-name="ce1" office:value-type="string" calcext:value-type="string">
            <text:p>Solterukuna i byudukuna sutayaanaq pitsqa chunka tikata kada uno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Dicen que cuando jalaron todos los adobes, todas las pampas estaban llenas de adobes.</text:p>
          </table:table-cell>
          <table:table-cell table:style-name="ce1" office:value-type="string" calcext:value-type="string">
            <text:p>Tsayshi llapan tikata sutariyaptin, enteru pampakunachaw sellama mashtarayku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Los albañiles para esa construcción fueron don Tomás Pantoja y Manuel Velásquez.</text:p>
          </table:table-cell>
          <table:table-cell table:style-name="ce1" office:value-type="string" calcext:value-type="string">
            <text:p>Tsayshi tsay pirqaychaw albañil kanaq don Tomás Pantoja i Manuel Velásquez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Dicen que los dos agarraron las paredes lado a lado.</text:p>
          </table:table-cell>
          <table:table-cell table:style-name="ce1" office:value-type="string" calcext:value-type="string">
            <text:p>Ishkanshi ladu ladu tsariyaanaq pirqa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 aquel entonces los dos fueron albañiles.</text:p>
          </table:table-cell>
          <table:table-cell table:style-name="ce1" office:value-type="string" calcext:value-type="string">
            <text:p>Tsaypin tyempu ishkanllash kayaanaq albañil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Por fin la pared comenzó a levantarse cada día más y más.</text:p>
          </table:table-cell>
          <table:table-cell table:style-name="ce1" office:value-type="string" calcext:value-type="string">
            <text:p>Porfin pirqa winar qallaykamunaq kada hunaq mas i mas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 aquel tiempo la gente fue muy unida.</text:p>
          </table:table-cell>
          <table:table-cell table:style-name="ce1" office:value-type="string" calcext:value-type="string">
            <text:p>Tsaypin tyempuqa allaapa unidush nunakuna k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Trabajaban alegremente cada día.</text:p>
          </table:table-cell>
          <table:table-cell table:style-name="ce1" office:value-type="string" calcext:value-type="string">
            <text:p>Kushishqa kada hunaq uryakiikuy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 esas paredes han puesto gran cantidad de riendas y chaqllas para darle más resistencia.</text:p>
          </table:table-cell>
          <table:table-cell table:style-name="ce1" office:value-type="string" calcext:value-type="string">
            <text:p>Tsay pirqaman alli shuynitash churayashqa ryendakunata tsaqllakunata pirqata tsaranam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Por fin terminaron completamente la pared.</text:p>
          </table:table-cell>
          <table:table-cell table:style-name="ce1" office:value-type="string" calcext:value-type="string">
            <text:p>Porfin pirqata ushariyaanaq limp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cima de ella taparon con tejas viejas para que la lluvia no malograra la pared.</text:p>
          </table:table-cell>
          <table:table-cell table:style-name="ce1" office:value-type="string" calcext:value-type="string">
            <text:p>Tsayllachawna makwa tehawan tsapaykuyaanaq mana tamya pirqata malogranan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l próximo año todos los hombres juntos jalaron tejas, trayendo tierra de la hacienda del seminario.</text:p>
          </table:table-cell>
          <table:table-cell table:style-name="ce1" office:value-type="string" calcext:value-type="string">
            <text:p>Shamuq watana llapan nuna huntulla sutayaanaq tehatana, allpata seminaryu asyendapita apaykamu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La llenaron en un tremendo pozo que habían hecho.</text:p>
          </table:table-cell>
          <table:table-cell table:style-name="ce1" office:value-type="string" calcext:value-type="string">
            <text:p>Hatun posuta uchkiikur winay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llí la mezclaron.</text:p>
          </table:table-cell>
          <table:table-cell table:style-name="ce1" office:value-type="string" calcext:value-type="string">
            <text:p>Tsaychawshi pichuy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Había bastantes trabajadores que jalaron las tejas y las moldearon, mientras otros recogieron estiércol y todavía otros lo mojaron y lo deshicieron con las manos.</text:p>
          </table:table-cell>
          <table:table-cell table:style-name="ce1" office:value-type="string" calcext:value-type="string">
            <text:p>Teha sutaq maestrukunaqa atskaq kayaanaq, teha taqllaq, wakin nunakuna esterkukunata ayllur, wakin esterkuta usmaykatsir makinkunapa kuparni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sí dentro de un rato hicieron las tejas.</text:p>
          </table:table-cell>
          <table:table-cell table:style-name="ce1" office:value-type="string" calcext:value-type="string">
            <text:p>Tsaynawshi tehata ratu ruray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Los antiguos chontinos las jalaron trabajando todos en conjunto.</text:p>
          </table:table-cell>
          <table:table-cell table:style-name="ce1" office:value-type="string" calcext:value-type="string">
            <text:p>Awkis chontanukuna sutaykuyaanaq llapankuna ysanapanaku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Jalaron cinco mil.</text:p>
          </table:table-cell>
          <table:table-cell table:style-name="ce1" office:value-type="string" calcext:value-type="string">
            <text:p>Sutaykuyaanaq pitsqa waranqa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Ya que no había sitio para guardar tantas tejas, las guardaron en casas desocupadas.</text:p>
          </table:table-cell>
          <table:table-cell table:style-name="ce1" office:value-type="string" calcext:value-type="string">
            <text:p>Tsay llapan tehakunata manana ni mayman gwardayta pwedir, gwardayaanaq hayaq wayinkunam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Cuando las tejas crudas se secaron y las guardaron, comenzaron a alistar troncos para quemar (las tejas).</text:p>
          </table:table-cell>
          <table:table-cell table:style-name="ce1" office:value-type="string" calcext:value-type="string">
            <text:p>Llapan chawa tehata tsakiriptin, gwardaykur, alistar qallayaanaq kullukunata kuwayaanam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Recogieron troncos de todas partes.</text:p>
          </table:table-cell>
          <table:table-cell table:style-name="ce1" office:value-type="string" calcext:value-type="string">
            <text:p>Hinantinpita aylluykayaamunaq tronkukuna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Recogieron gran número de troncos de molle.</text:p>
          </table:table-cell>
          <table:table-cell table:style-name="ce1" office:value-type="string" calcext:value-type="string">
            <text:p>Kullashpita alli shuyni ayllukayku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uando tuvieron bastante madera lista, la prepararon para quemar.</text:p>
          </table:table-cell>
          <table:table-cell table:style-name="ce1" office:value-type="string" calcext:value-type="string">
            <text:p>Tinkuna kullukuna listuna kaptin, alistayarqan kuwayaanam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a que toda la gente era muy unida, quemaron todas (las tejas) de una vez.</text:p>
          </table:table-cell>
          <table:table-cell table:style-name="ce1" office:value-type="string" calcext:value-type="string">
            <text:p>Llapan unidu karnin, limpu kuwariy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uando se enfriaron, llevaron todas las tejas a la plaza.</text:p>
          </table:table-cell>
          <table:table-cell table:style-name="ce1" office:value-type="string" calcext:value-type="string">
            <text:p>Elariptinna ashtayarqan llapan tehata plasam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llí las amontonaron con cuidado.</text:p>
          </table:table-cell>
          <table:table-cell table:style-name="ce1" office:value-type="string" calcext:value-type="string">
            <text:p>Tsaychawmi shumaq pelaykuy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4">
          <table:table-cell office:value-type="string" calcext:value-type="string">
            <text:p>En ese entonces las autoridades fueron: agente municipal, Felipe Zarzosa; teniente gobernador, Bonifacio Reyes; alcalde y fiscal mayor, Tomás Pantoja; y fiscal menor, Luciano Reyes.</text:p>
          </table:table-cell>
          <table:table-cell table:style-name="ce1" office:value-type="string" calcext:value-type="string">
            <text:p>Tsaypinnash kargaykuna kayaanaq: ahenti munisipal, Felipe Zarzosa; tenyenti gobernador, Bonifacio Reyes; alkalde i fiskal mayor, Tomás Pantoja: i fiskal menor, Luciano Reyes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sas autoridades mayores no querían terminar la iglesia.</text:p>
          </table:table-cell>
          <table:table-cell table:style-name="ce1" office:value-type="string" calcext:value-type="string">
            <text:p>Tsay mayor kargakuna mana iglesya ushayta munayaanaq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Y había diez hombres más como cabecillas.</text:p>
          </table:table-cell>
          <table:table-cell table:style-name="ce1" office:value-type="string" calcext:value-type="string">
            <text:p>I mas chunkaqshi nunakuna kayaanaq kabesillakun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Pero ellos no podían hacer nada sin autorización de las autoridades.</text:p>
          </table:table-cell>
          <table:table-cell table:style-name="ce1" office:value-type="string" calcext:value-type="string">
            <text:p>Peru paykunapis ima rurayta pwediyarqatsu mana mayor kargukuna parlakuyapti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Cuando dijeron algo al agente municipal, él contestó, "Yo no soy deudor de nadie para hacerles trabajar gratis."</text:p>
          </table:table-cell>
          <table:table-cell table:style-name="ce1" office:value-type="string" calcext:value-type="string">
            <text:p>Ahenti munisipalta niyaptin, niq, "Manam ni pipa haqan kaatsu, nuqa mana ganashpa uryatsikunaapaq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Lo mismo dijeron al teniente gobernador: "Ordenen a la gente.</text:p>
          </table:table-cell>
          <table:table-cell table:style-name="ce1" office:value-type="string" calcext:value-type="string">
            <text:p>Lomismu niyaq tenyenti gobernadorta: "Mandakayaamii nunakuna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l tiempo nos gana."</text:p>
          </table:table-cell>
          <table:table-cell table:style-name="ce1" office:value-type="string" calcext:value-type="string">
            <text:p>Limpunam tyempu bensimantsik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Lo mismo dijo don Tomás.</text:p>
          </table:table-cell>
          <table:table-cell table:style-name="ce1" office:value-type="string" calcext:value-type="string">
            <text:p>Lomismu ninaq don Tomasn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l leyó esa acta que habían hecho.</text:p>
          </table:table-cell>
          <table:table-cell table:style-name="ce1" office:value-type="string" calcext:value-type="string">
            <text:p>Leyirinaq tsay akta rurayashqan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Muy bien hecha fue esa acta.</text:p>
          </table:table-cell>
          <table:table-cell table:style-name="ce1" office:value-type="string" calcext:value-type="string">
            <text:p>Kusa allish tsay ak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La había escrito don Julián Torres.</text:p>
          </table:table-cell>
          <table:table-cell table:style-name="ce1" office:value-type="string" calcext:value-type="string">
            <text:p>Rurashqa kanaq don Julián Torres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 aquel entonces él fue alcalde pedáneo.</text:p>
          </table:table-cell>
          <table:table-cell table:style-name="ce1" office:value-type="string" calcext:value-type="string">
            <text:p>Tsaypin tyempu alkalde pedaneo k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Llevando esa acta don Tomás Pantoja fue a Huaraz.</text:p>
          </table:table-cell>
          <table:table-cell table:style-name="ce1" office:value-type="string" calcext:value-type="string">
            <text:p>Tsay akta apakurkur, aywanaq Warasta don Tomas Pantoj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llegó a la subprefectura con su acta.</text:p>
          </table:table-cell>
          <table:table-cell table:style-name="ce1" office:value-type="string" calcext:value-type="string">
            <text:p>Tsaynam chaarinaq subprefekturaman aktanw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Le dijo el subprefecto, "Ahora, hombre, te voy a dar tu orden para que hagas trabajar a toda la gente floja, flagelándoles con soga."</text:p>
          </table:table-cell>
          <table:table-cell table:style-name="ce1" office:value-type="string" calcext:value-type="string">
            <text:p>Tsaynam ninaq subprefektu, "Kananmi, shay, qushqayki ordenniki llapan qila nunakunata waskaykiwan latigushpa uryatsinaykipaq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sí diciendo ordenó a su secretario.</text:p>
          </table:table-cell>
          <table:table-cell table:style-name="ce1" office:value-type="string" calcext:value-type="string">
            <text:p>Nishpa mandarinaq sekretaryun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l dijo a don Tomás, "Ven, hombre.</text:p>
          </table:table-cell>
          <table:table-cell table:style-name="ce1" office:value-type="string" calcext:value-type="string">
            <text:p>Payna don Tomasta ninaq, "Shamuy, shay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¿Sabes leer?" Así diciendo pidió su libreta.</text:p>
          </table:table-cell>
          <table:table-cell table:style-name="ce1" office:value-type="string" calcext:value-type="string">
            <text:p>Leyita yachankiku?" Nishpa mañarinaq libretan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Allí leyó: "No sabe leer," pues al sacar su boleto don Tomás, no le habían preguntado "¿Sabes leer o no?"</text:p>
          </table:table-cell>
          <table:table-cell table:style-name="ce1" office:value-type="string" calcext:value-type="string">
            <text:p>Tsaychawnam leyirinaq: "Mana leyita yachantsu," nishpa, porke boletuta hurquptin, tapunaqtsu, "Leyita yachankiku o manaku?" ni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l secretario le preparó el orden asi: "No hagan caso a este fiscal.</text:p>
          </table:table-cell>
          <table:table-cell table:style-name="ce1" office:value-type="string" calcext:value-type="string">
            <text:p>Sekretaryuqa ordennin rurarapunaq kaynaw: Ama kasuyaytsu kay fiskal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Si alguien quiere, que él lo haga trabajar, pero por un sueldo.</text:p>
          </table:table-cell>
          <table:table-cell table:style-name="ce1" office:value-type="string" calcext:value-type="string">
            <text:p>Munarqa, kikin ruratsitsun pagakuyku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Nadie necesita trabajar ahora sin recibir sueldo."</text:p>
          </table:table-cell>
          <table:table-cell table:style-name="ce1" office:value-type="string" calcext:value-type="string">
            <text:p>Manam ni pi mana ganashpa uryanantsu kananq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scribiéndolo así, lo entregó a don Tomás diciéndole, "Vete, hombre.</text:p>
          </table:table-cell>
          <table:table-cell table:style-name="ce1" office:value-type="string" calcext:value-type="string">
            <text:p>Tsaynaw eskribikur, entregarinaq don Tomasta, "Eeway, shay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Haz trabajar a esos hombres flojos con látigo."</text:p>
          </table:table-cell>
          <table:table-cell table:style-name="ce1" office:value-type="string" calcext:value-type="string">
            <text:p>Uryatsinki latigushpa tsay qila nunakunata," nishp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Lo llevó al subprefecto para su firma.</text:p>
          </table:table-cell>
          <table:table-cell table:style-name="ce1" office:value-type="string" calcext:value-type="string">
            <text:p>Tsaytanash apanaq subprefektuman firmanam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l lo tomó y lo firmó rápido, sin leerlo.</text:p>
          </table:table-cell>
          <table:table-cell table:style-name="ce1" office:value-type="string" calcext:value-type="string">
            <text:p>Payqa mana leyirishpa tsarirkur, apuradu firmari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Después, cuando se lo entregó, don Tomás lo leyó al salir por la puerta. Lo devolvió al escritorio del secretario.</text:p>
          </table:table-cell>
          <table:table-cell table:style-name="ce1" office:value-type="string" calcext:value-type="string">
            <text:p>Despwes entregaramuptin, don Tomasqa punkuta yarqaramur leyirir, kutikatsinaq sekretaryupa mesanm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después se fue triste.</text:p>
          </table:table-cell>
          <table:table-cell table:style-name="ce1" office:value-type="string" calcext:value-type="string">
            <text:p>I despwes llakishqa ewku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Al volver a Chonta, fue otra vez al teniente gobernador y le dijo, "A ver, anda ahora al agente municipal.</text:p>
          </table:table-cell>
          <table:table-cell table:style-name="ce1" office:value-type="string" calcext:value-type="string">
            <text:p>Chontaman kutikamurninna yapay aywarqunaq tenyenti gobernadorman, "Maa, kanan aywaykuy ahenti munisipalm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Quizás ahora estará de humor para empezar cualquier obra.</text:p>
          </table:table-cell>
          <table:table-cell table:style-name="ce1" office:value-type="string" calcext:value-type="string">
            <text:p>Kisaa kananqa 'qallashun' ninqa imatapis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Ustedes dos autoridades mayores conversen.</text:p>
          </table:table-cell>
          <table:table-cell table:style-name="ce1" office:value-type="string" calcext:value-type="string">
            <text:p>Ishkayki mayor kargukuna parlayaamuy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l tiempo nos gana.</text:p>
          </table:table-cell>
          <table:table-cell table:style-name="ce1" office:value-type="string" calcext:value-type="string">
            <text:p>Tyempun ganamantsik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Va a comenzar a llover.</text:p>
          </table:table-cell>
          <table:table-cell table:style-name="ce1" office:value-type="string" calcext:value-type="string">
            <text:p>Qallaykamunqa tamyanam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so no será bueno para trabajar."</text:p>
          </table:table-cell>
          <table:table-cell table:style-name="ce1" office:value-type="string" calcext:value-type="string">
            <text:p>Tsayqa uryanapaq allinatsu kanqa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el teniente gobernador fue tempranito, todavía oscuro.</text:p>
          </table:table-cell>
          <table:table-cell table:style-name="ce1" office:value-type="string" calcext:value-type="string">
            <text:p>Tsaynam tenyenti gobernadorqa aywarqunaq ampiampilla quyap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l llegar encontró (al agente municipal) detrás de su casa. Estaba caminando, orinando.</text:p>
          </table:table-cell>
          <table:table-cell table:style-name="ce1" office:value-type="string" calcext:value-type="string">
            <text:p>Tsaynash chaarir taririn wayin waqtanchaw ispar purik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el gobernador dijo, "Don Felipe, vamos a terminar la iglesia de una vez.</text:p>
          </table:table-cell>
          <table:table-cell table:style-name="ce1" office:value-type="string" calcext:value-type="string">
            <text:p>Tsayna nin gobernadorqa, "Don Felipe, hukllari inlisyata ushaykatsishu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a no falta nada."</text:p>
          </table:table-cell>
          <table:table-cell table:style-name="ce1" office:value-type="string" calcext:value-type="string">
            <text:p>Manataq ni ima faltannatsu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don Felipe dijo, "No me fastidies aquí.</text:p>
          </table:table-cell>
          <table:table-cell table:style-name="ce1" office:value-type="string" calcext:value-type="string">
            <text:p>Tsaynaw don Felipeqa nin, "Ama kaychaw fastidyamay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No te debo nada a ti ni a Tomás Pantoja.</text:p>
          </table:table-cell>
          <table:table-cell table:style-name="ce1" office:value-type="string" calcext:value-type="string">
            <text:p>Manam haqaykitsu kaa, ni qampa ni Tomas Pantojap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Si él te fastidia tanto, llévale este excremento.</text:p>
          </table:table-cell>
          <table:table-cell table:style-name="ce1" office:value-type="string" calcext:value-type="string">
            <text:p>Allaapa fastidyashuptiykiqa, kay ismaynin apapii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No me fastidies.</text:p>
          </table:table-cell>
          <table:table-cell table:style-name="ce1" office:value-type="string" calcext:value-type="string">
            <text:p>Ama fastidyamay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Sal de aquí.</text:p>
          </table:table-cell>
          <table:table-cell table:style-name="ce1" office:value-type="string" calcext:value-type="string">
            <text:p>Kaypita yarquy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Si ustedes quieren, hagan trabajar a la gente.</text:p>
          </table:table-cell>
          <table:table-cell table:style-name="ce1" office:value-type="string" calcext:value-type="string">
            <text:p>Munarqa, ruratsikuyay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o no debo nada a nadie."</text:p>
          </table:table-cell>
          <table:table-cell table:style-name="ce1" office:value-type="string" calcext:value-type="string">
            <text:p>Manam nuqa ni pipa haqantsu kaaq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el teniente vino enojado (a Tomás Pantoja).</text:p>
          </table:table-cell>
          <table:table-cell table:style-name="ce1" office:value-type="string" calcext:value-type="string">
            <text:p>Tsaynam tenyentiqa waapu chaarirqu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"Me dices 'Anda a ese hombre' para que yo esté enojado.</text:p>
          </table:table-cell>
          <table:table-cell table:style-name="ce1" office:value-type="string" calcext:value-type="string">
            <text:p>"'Qam ayway' nimanki 'tsay nunaman!' nuqa kolerakunaa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Él no quiere.</text:p>
          </table:table-cell>
          <table:table-cell table:style-name="ce1" office:value-type="string" calcext:value-type="string">
            <text:p>Manam munan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Si nosotros queremos terminar la iglesia, esperaremos hasta que le dé la gana.</text:p>
          </table:table-cell>
          <table:table-cell table:style-name="ce1" office:value-type="string" calcext:value-type="string">
            <text:p>Munarninqa shuyashun paypa ganasnin kashqanyaqshi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don Tomás decidió ir a la comisaría.</text:p>
          </table:table-cell>
          <table:table-cell table:style-name="ce1" office:value-type="string" calcext:value-type="string">
            <text:p>Tsaynash don Tomasqa pensarirqunaq pwestuman ayway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l jefe en el puesto fue un cabo no más.</text:p>
          </table:table-cell>
          <table:table-cell table:style-name="ce1" office:value-type="string" calcext:value-type="string">
            <text:p>Tsayshi pwestuchaw kanaq hefe kabull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 él hizo su súplica, llevándole un regalo de muchos huevos.</text:p>
          </table:table-cell>
          <table:table-cell table:style-name="ce1" office:value-type="string" calcext:value-type="string">
            <text:p>Paytana rogarqunaq atskata rurun apayku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el cabo los recibió alegremente.</text:p>
          </table:table-cell>
          <table:table-cell table:style-name="ce1" office:value-type="string" calcext:value-type="string">
            <text:p>Tsayna kaboqa kushishqa chaskiri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8">
          <table:table-cell office:value-type="string" calcext:value-type="string">
            <text:p>Y cuando le había contado todo el asunto y le había mostrado el acta, el cabo mandó un orden al teniente gobernador: "Trae al agente municipal y a todos los cabecillas aquí a mi despacho para explicar lo que han firmado en esta acta."</text:p>
          </table:table-cell>
          <table:table-cell table:style-name="ce1" office:value-type="string" calcext:value-type="string">
            <text:p>I despwes llapan imanaw kashqanta willariptin, i aktata rikaaratsiptin, ordennin aparatsimunaq tenyenti gobernadorman: "Apamii ahenti munisipalta i llapan kabesillakunata kay despachuuman kay aktachaw firmayashqanta entyenditsinapaq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Don Tomás entregó el orden al gobernador.</text:p>
          </table:table-cell>
          <table:table-cell table:style-name="ce1" office:value-type="string" calcext:value-type="string">
            <text:p>Tsayna don Tomasqa entregarirqunaq ordenta gobernadorm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todos los cabecillas dijeron, "Nosotros estamos listos para trabajar en la capilla."</text:p>
          </table:table-cell>
          <table:table-cell table:style-name="ce1" office:value-type="string" calcext:value-type="string">
            <text:p>Tsayna llapan kabesillakuna niyaanaq, "Nuqakunaqa listum kayaa kapillachaw uryayaanaapaq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Cuando le dijeron eso, él se fue (al agente municipal).</text:p>
          </table:table-cell>
          <table:table-cell table:style-name="ce1" office:value-type="string" calcext:value-type="string">
            <text:p>Tsaynaw niyaptinna aywarqu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“Don Felipe, así dice el orden, para que vayas preso.</text:p>
          </table:table-cell>
          <table:table-cell table:style-name="ce1" office:value-type="string" calcext:value-type="string">
            <text:p>“Kaynawmi orden, don Felipe, presu aywanayki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Hazlos empezar la iglesia rápido.”</text:p>
          </table:table-cell>
          <table:table-cell table:style-name="ce1" office:value-type="string" calcext:value-type="string">
            <text:p>Apuradu inlisyata qallatsiy.”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tonces Felipe otra vez casi pegó al teniente.</text:p>
          </table:table-cell>
          <table:table-cell table:style-name="ce1" office:value-type="string" calcext:value-type="string">
            <text:p>Tsayna Felipeqa yapay kasi maqarqunaq tenyentitaq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9">
          <table:table-cell office:value-type="string" calcext:value-type="string">
            <text:p>"No me fastidies.</text:p>
          </table:table-cell>
          <table:table-cell table:style-name="ce1" office:value-type="string" calcext:value-type="string">
            <text:p>"Ama fastidyamay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9">
          <table:table-cell office:value-type="string" calcext:value-type="string">
            <text:p>Lleva mierda al que escribió el orden.</text:p>
          </table:table-cell>
          <table:table-cell table:style-name="ce1" office:value-type="string" calcext:value-type="string">
            <text:p>Ismayta apay orden qumuqm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9">
          <table:table-cell office:value-type="string" calcext:value-type="string">
            <text:p>Yo no debo nada a nadie."</text:p>
          </table:table-cell>
          <table:table-cell table:style-name="ce1" office:value-type="string" calcext:value-type="string">
            <text:p>Manam ni pita haqantsu kaa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ya que estaba molesto, el teniente volvió y se fue al puesto a darles razón: "Ese hombre no quiere.</text:p>
          </table:table-cell>
          <table:table-cell table:style-name="ce1" office:value-type="string" calcext:value-type="string">
            <text:p>Tsaynaw waapu kaptinna, tenyentiqa kutiramur, aywarqunaq pwestumanna kwenta quq: "Manam tsay nunaqa munan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sí y así me ha dicho."</text:p>
          </table:table-cell>
          <table:table-cell table:style-name="ce1" office:value-type="string" calcext:value-type="string">
            <text:p>Kaynaw kaynawmi nimarqun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, el cabo tomó su feite y pegó duro al teniente.</text:p>
          </table:table-cell>
          <table:table-cell table:style-name="ce1" office:value-type="string" calcext:value-type="string">
            <text:p>Tsaynaw, kaboqa fetinta tsarirkur allibwenu maqakiikurqunaq tenyentitaq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"¿Así te ha dicho? ¿No eres hombre? ¿Por qué así no has traído a ese hombre? Anda y traelo así a golpes," dijo.</text:p>
          </table:table-cell>
          <table:table-cell table:style-name="ce1" office:value-type="string" calcext:value-type="string">
            <text:p>"Konke kaynaw nishurqunki? Manaku ullqu kanki? Manaku tsaynaw apamunkiman tsay nunata? Ayway, tsaynaw apamunki a golpes," nishp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4">
          <table:table-cell office:value-type="string" calcext:value-type="string">
            <text:p/>
            <text:p>Después de pegarlo bien le dijo, "Si no lo traes aquí mañana, te voy a echar en la cárcel. Sal de aquí, flojo."</text:p>
          </table:table-cell>
          <table:table-cell table:style-name="ce1" office:value-type="string" calcext:value-type="string">
            <text:p>Limpu wilukacharkur, nirqunaq, "Sitsun mana waray kayman chaatsimunki, qamtam karselman apatsishqayki. Kaypita, floho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el teniente vino bien castigado. Y al día siguiente temprano en la mañana fue con diez agentes para llevarlo.</text:p>
          </table:table-cell>
          <table:table-cell table:style-name="ce1" office:value-type="string" calcext:value-type="string">
            <text:p>Tsayna tenyentiqa kusa kastigashqa shamuykur, waranin quyaqa madrugadu aywarqunaq chunka ahentiwan apamunam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se día todos lo agarraron, aunque estaba muy enojado, y lo llevaron a la comisaría.</text:p>
          </table:table-cell>
          <table:table-cell table:style-name="ce1" office:value-type="string" calcext:value-type="string">
            <text:p>Tsay diyaqa waapu kaykaqta llapan tsarirkur hiqaratsiyaanaq pwestum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Cuando entregaron a ese hombre malcriado, el cabo dijo, "¿Cómo te llamas?"</text:p>
          </table:table-cell>
          <table:table-cell table:style-name="ce1" office:value-type="string" calcext:value-type="string">
            <text:p>Tsay malkreadu nunataqa chaaratsiyaptin, kaboqa nirqunaq, "Imataq hutiki?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tonces contestó, "Felipe Zarzosa."</text:p>
          </table:table-cell>
          <table:table-cell table:style-name="ce1" office:value-type="string" calcext:value-type="string">
            <text:p>Tsayna nin, "Felipe Zarzosam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Tomando el acta, el cabo dijo, "¿Quién ha firmado aquí? Felipe contestó, "Yo lo he firmado por ser agente municipal."</text:p>
          </table:table-cell>
          <table:table-cell table:style-name="ce1" office:value-type="string" calcext:value-type="string">
            <text:p>Akta tsarirkurna, kabo nirqunaq, "Pitaq kaychawqa firmashqa?" Felipina nin, "Nuqam ahenti munisipal karnin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el cabo dijo, "¿Por qué no los haces trabajar en la iglesia si eres una autoridad y un cabecilla? Todavía así has dicho, qué tal lisura."</text:p>
          </table:table-cell>
          <table:table-cell table:style-name="ce1" office:value-type="string" calcext:value-type="string">
            <text:p>Tsayna kaboqa nirqunaq, "Imanirtaq mayor karu i kabesilla kaykar inlisyata uratsinkitsu? Todabia kaynaw nirqunki, lisura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sí diciendo, el cabo pegó a Felipe con puñetazos, puntapiés y con el feite.</text:p>
          </table:table-cell>
          <table:table-cell table:style-name="ce1" office:value-type="string" calcext:value-type="string">
            <text:p>Nishpa, kaboqa maqakiikurqunaq Felipetaqa hetar kutar, fetiwan shiqi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el teniente le acusó uno por uno las cosas que había dicho, "Come mierda y llévala."</text:p>
          </table:table-cell>
          <table:table-cell table:style-name="ce1" office:value-type="string" calcext:value-type="string">
            <text:p>I tenyentiqa llapan nishqanta limpu shimpipaykurqunaq, "Ismayta mikiy i apay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sí que el cabo le pegó más todavía.</text:p>
          </table:table-cell>
          <table:table-cell table:style-name="ce1" office:value-type="string" calcext:value-type="string">
            <text:p>Nishqanta, masraq kaboqa maqakuykurqu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"Ahora tú mismo comerás mierda aquí en el cuartel.</text:p>
          </table:table-cell>
          <table:table-cell table:style-name="ce1" office:value-type="string" calcext:value-type="string">
            <text:p>"Kananmi kikiki mikunki kay kwartelchaw ismay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onque así has dicho, serás bien castigado.</text:p>
          </table:table-cell>
          <table:table-cell table:style-name="ce1" office:value-type="string" calcext:value-type="string">
            <text:p>Konke tsaynaw nirqunki, allibwenu maqashq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I después de comer mierda, ahora mismo vas a la cárcel."</text:p>
          </table:table-cell>
          <table:table-cell table:style-name="ce1" office:value-type="string" calcext:value-type="string">
            <text:p>I ismayta mikurir kanantaami aywanki karselman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sí diciendo, comenzó a hacer el oficio para encerrarlo en el calabozo.</text:p>
          </table:table-cell>
          <table:table-cell table:style-name="ce1" office:value-type="string" calcext:value-type="string">
            <text:p>Nishpa, ofisyuta rurar qallaykunaq kalabosuman llawiri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Cuando se encontró en este extremo, el agente municipal rogó con lágrimas, "Don Tomás, sácame, por favor.</text:p>
          </table:table-cell>
          <table:table-cell table:style-name="ce1" office:value-type="string" calcext:value-type="string">
            <text:p>Tsaynaw tikrarirnash, ahenti munisipalqa waqallapa rogarkurqunaq, "Don Tomás, hurqaykamay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Mañana mismo comenzaremos la capilla."</text:p>
          </table:table-cell>
          <table:table-cell table:style-name="ce1" office:value-type="string" calcext:value-type="string">
            <text:p>Waraytaami qallashun kapillata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tonces Felipe suplicó al cabo, "Señor, no me mande a la cárcel.</text:p>
          </table:table-cell>
          <table:table-cell table:style-name="ce1" office:value-type="string" calcext:value-type="string">
            <text:p>Tsaynash rogarqunaq Felipeqa kabutaqa, "Señor, ama karselmanqa pasatsimay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Mañana mismo lo haré empezar la iglesia hasta terminarla.</text:p>
          </table:table-cell>
          <table:table-cell table:style-name="ce1" office:value-type="string" calcext:value-type="string">
            <text:p>Waraytaami inlisyata qallatsishaq asta ushashqany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Ya no voy a ser así</text:p>
          </table:table-cell>
          <table:table-cell table:style-name="ce1" office:value-type="string" calcext:value-type="string">
            <text:p>Mananam mas tsaynaw kallaqshaqna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Mañana mismo voy a hacerlos comenzar.</text:p>
          </table:table-cell>
          <table:table-cell table:style-name="ce1" office:value-type="string" calcext:value-type="string">
            <text:p>Waraytaami qallatsill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No sea malo."</text:p>
          </table:table-cell>
          <table:table-cell table:style-name="ce1" office:value-type="string" calcext:value-type="string">
            <text:p>Ama aktsay kaykuytsu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Cuando así dijo, el cabo lo amonestó estrictamente y accedió a su súplica. "Si no lo haces empezar mañana mismo, mañana, teniente, vas a volver aquí.</text:p>
          </table:table-cell>
          <table:table-cell table:style-name="ce1" office:value-type="string" calcext:value-type="string">
            <text:p>Tsaynaw niptin, kaboqa allibwenu notifikaykur aseptanaq: "Sitsun mana waraytaa qallatsinki, waraytaa, tenyenti, kutimunki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De aquí irán policías para traerlo enseguida, bien amarrado, porque esta persona aprenderá así a ser hombre.</text:p>
          </table:table-cell>
          <table:table-cell table:style-name="ce1" office:value-type="string" calcext:value-type="string">
            <text:p>Kaypitam aywanqa gwardyakuna limpu leyashqa karselman derechu apayaanampaq, porke kay nunaqa tsaynawparan yachakunqa ullqu kayta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monestándole repetidas veces lo sacó del calabozo.</text:p>
          </table:table-cell>
          <table:table-cell table:style-name="ce1" office:value-type="string" calcext:value-type="string">
            <text:p>Tsaynaw chunka-chunka kunaykur qarqaramunaq kalabosupi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volvió aquí bien furioso, después de experimentar todo el castigo de Huaraz, un hombre completamente nuevo.</text:p>
          </table:table-cell>
          <table:table-cell table:style-name="ce1" office:value-type="string" calcext:value-type="string">
            <text:p>Tsaynash kutikamunaq allibwenu kolerashqa, Waraspita kusa maakukurikur pasaypa mushuq nunan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Al llegar, enseguida se puso a notificar a la gente, "El trabajo comienza mañana."</text:p>
          </table:table-cell>
          <table:table-cell table:style-name="ce1" office:value-type="string" calcext:value-type="string">
            <text:p>Chaykamur ora limpu nunakunata notifikarinaq, "Uryam waray qallan," nishp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Al día siguiente mismo los hizo empezar labrando troncos y moliendo yeso, muy enérgico.</text:p>
          </table:table-cell>
          <table:table-cell table:style-name="ce1" office:value-type="string" calcext:value-type="string">
            <text:p>Waraanintaashi qallaykatsinaq qirukunata labratsir, yesuta aqatsir, sellama waap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sucia</text:p>
          </table:table-cell>
          <table:table-cell table:style-name="ce1" office:value-type="string" calcext:value-type="string">
            <text:p>Mana uryaqtaqa embargar, wayinman qilakunapam yaykuykur, wallpatapis o hakatapis tsarir, tsayta uryaq nunakunapaq arutsi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Se hizo muy vivo por el castigo que le habían dado.</text:p>
          </table:table-cell>
          <table:table-cell table:style-name="ce1" office:value-type="string" calcext:value-type="string">
            <text:p>Allibwenu bibuyashqa kastigaratsiyaptinr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Por fin, de una manera u otra, terminaron la capilla.</text:p>
          </table:table-cell>
          <table:table-cell table:style-name="ce1" office:value-type="string" calcext:value-type="string">
            <text:p>Porfin imanawpis kapillata ushariy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se don Felipe arrastró barro hasta con su poncho.</text:p>
          </table:table-cell>
          <table:table-cell table:style-name="ce1" office:value-type="string" calcext:value-type="string">
            <text:p>Asta ponchumpash mituta qarachanaq tsay don Felipe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Cuando terminaron el techo, toda la gente contribuyó a una colecta para hacer el zócalo.</text:p>
          </table:table-cell>
          <table:table-cell table:style-name="ce1" office:value-type="string" calcext:value-type="string">
            <text:p>Tsayta techar ushariykur, llapan nuna hitapunakuyaanaq pirqata solakyaayaanam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Algunos lo hicieron muy alegres.</text:p>
          </table:table-cell>
          <table:table-cell table:style-name="ce1" office:value-type="string" calcext:value-type="string">
            <text:p>Wakin kushishqa ruray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Pero algunos lo hicieron sin dejar el barro madurar.</text:p>
          </table:table-cell>
          <table:table-cell table:style-name="ce1" office:value-type="string" calcext:value-type="string">
            <text:p>I wakinqa mana mitutapis puqutsishp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se zócalo salió feo.</text:p>
          </table:table-cell>
          <table:table-cell table:style-name="ce1" office:value-type="string" calcext:value-type="string">
            <text:p>Feyum tsay solaki k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Quedó así mucho tiempo.</text:p>
          </table:table-cell>
          <table:table-cell table:style-name="ce1" office:value-type="string" calcext:value-type="string">
            <text:p>Tsaynawllam unay k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Después lo hicieron con yeso.</text:p>
          </table:table-cell>
          <table:table-cell table:style-name="ce1" office:value-type="string" calcext:value-type="string">
            <text:p>Tsaypitaran yesuwan llushiy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Pero lo hicieron muy muy feo.</text:p>
          </table:table-cell>
          <table:table-cell table:style-name="ce1" office:value-type="string" calcext:value-type="string">
            <text:p>Lluta llutalla ruray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 mil novecientos cuarentiuno, las autoridades fueron muy buenos [sic].</text:p>
          </table:table-cell>
          <table:table-cell table:style-name="ce1" office:value-type="string" calcext:value-type="string">
            <text:p>Mil novecientos cuarentiuno kayarqan alli awtoridaakun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llos reunieron a toda la gente en asamblea y les dijeron, "De una vez vamos a hacer el retablo para que nuestra capilla sea más bonita."</text:p>
          </table:table-cell>
          <table:table-cell table:style-name="ce1" office:value-type="string" calcext:value-type="string">
            <text:p>Paykunanam llapan nunakunata aylliikur huntachaw niyarqan, "Huklla retabluta ruratsishun, kapillantsik mas shumaq kananpaq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tonces contrataron a un buen albañil, Ramón Jachilla, un hombre de Marcac.</text:p>
          </table:table-cell>
          <table:table-cell table:style-name="ce1" office:value-type="string" calcext:value-type="string">
            <text:p>Tsaynam kontratayaanaq huk alli albañil Ramón Jachilla, Markaq nun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ra yerno en Chonta.</text:p>
          </table:table-cell>
          <table:table-cell table:style-name="ce1" office:value-type="string" calcext:value-type="string">
            <text:p>Chontachaw masha k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Él sacó el presupuesto para ladrillo.</text:p>
          </table:table-cell>
          <table:table-cell table:style-name="ce1" office:value-type="string" calcext:value-type="string">
            <text:p>Tsaynam tasanaq aykapa ladrillupaq kashqan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Después de esto, volvió (a Marcac) diciendo, "Avisenme cuando el trabajo preliminario está listo."</text:p>
          </table:table-cell>
          <table:table-cell table:style-name="ce1" office:value-type="string" calcext:value-type="string">
            <text:p>Tsayta niriykurlla kutikunaq, "Willakayaamunki tinkuratsir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Jalaron ladrillos, mil quinientos de ellos.</text:p>
          </table:table-cell>
          <table:table-cell table:style-name="ce1" office:value-type="string" calcext:value-type="string">
            <text:p>Ladrilluta sutariyaanaq waranqa pitsqa pachak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Cuando este número estaba completo, fueron a quemarlos.</text:p>
          </table:table-cell>
          <table:table-cell table:style-name="ce1" office:value-type="string" calcext:value-type="string">
            <text:p>Tinkuratsir kewarikur ayway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Después, otra vez avisaron al albañil.</text:p>
          </table:table-cell>
          <table:table-cell table:style-name="ce1" office:value-type="string" calcext:value-type="string">
            <text:p>Yapay willakaaku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tonces vino y empezó el zócalo en el atrio y en el altar mayor.</text:p>
          </table:table-cell>
          <table:table-cell table:style-name="ce1" office:value-type="string" calcext:value-type="string">
            <text:p>Tsaynam shamur qallarqan sokaluta waqtachaw i altar mayorchaw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Demoró mucho tiempo en eso.</text:p>
          </table:table-cell>
          <table:table-cell table:style-name="ce1" office:value-type="string" calcext:value-type="string">
            <text:p>Puntata rurarqan waqtata. Alli unaymi tsaychaw nakari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Terminó eso, y apenas había empezado la bóveda cuando una enfermedad lo agarró.</text:p>
          </table:table-cell>
          <table:table-cell table:style-name="ce1" office:value-type="string" calcext:value-type="string">
            <text:p>Tsayta ushaykunaq apenas bobedantin, qishya tsarirku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Ya no mejoró.</text:p>
          </table:table-cell>
          <table:table-cell table:style-name="ce1" office:value-type="string" calcext:value-type="string">
            <text:p>Tsayllanam manana kachakaanaqna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Murió con esa enfermedad sin terminar el contrato.</text:p>
          </table:table-cell>
          <table:table-cell table:style-name="ce1" office:value-type="string" calcext:value-type="string">
            <text:p>Tsay hipakuykarllana wanukuykurqan manaraq kontratuta ushashp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Después por mucho tiempo buscaron a otro.</text:p>
          </table:table-cell>
          <table:table-cell table:style-name="ce1" office:value-type="string" calcext:value-type="string">
            <text:p>Tsaypitam unaytaraq ashiyaanaq mas huktan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Y encontraron a uno llamado Guillermo Aguilar, un albañil de Acu Vichay.</text:p>
          </table:table-cell>
          <table:table-cell table:style-name="ce1" office:value-type="string" calcext:value-type="string">
            <text:p>l taririyarqan Guillermo Aguilar nishqanta, Aqu Witsay albañil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tonces empezaron el retablo de adentro.</text:p>
          </table:table-cell>
          <table:table-cell table:style-name="ce1" office:value-type="string" calcext:value-type="string">
            <text:p>Tsaynam qallarqan ruri retablutaq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Cuando todavía no había retablo ni bóveda encima, había misa en las fiestas.</text:p>
          </table:table-cell>
          <table:table-cell table:style-name="ce1" office:value-type="string" calcext:value-type="string">
            <text:p>Manaraq retablu, hanan bobeda kaptinmi, misa kanaq fyestakunachaw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una vez mientras el padre Dolores Victoriano Pineda celebraba misa, un pedazo de barro seco se cayó y le golpeó muy fuerte en la coronilla misma.</text:p>
          </table:table-cell>
          <table:table-cell table:style-name="ce1" office:value-type="string" calcext:value-type="string">
            <text:p>Tsaymi huk bes padre Dolores Victoriano Pineda misata ruraykaptin huk tsakishqa mitu hiqamur rataykamunaq kikin pukllukshuchaw allibwenu fwerti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el señor Pineda dijo, "Ahora no voy a celebrar misa aquí más hasta que ustedes hagan la bóveda, ya que tan fuerte se ha caído el barro en mi cabeza.</text:p>
          </table:table-cell>
          <table:table-cell table:style-name="ce1" office:value-type="string" calcext:value-type="string">
            <text:p>Tsaynam señor Pineda ninaq, "Kananqa manam mas kaychaw misata ruraatsu asta bobedata rurayashqaykiyaq, kaylaya piqaachaw mitu ratakamarqu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Ustedes las autoridades son tales que no sé cómo he de hablarles.</text:p>
          </table:table-cell>
          <table:table-cell table:style-name="ce1" office:value-type="string" calcext:value-type="string">
            <text:p>Qam awtoridaakunaqa imanaw parlapanaachi kakuyanki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No oyen cuando se les dice es necesario tener bóveda encima del altar.</text:p>
          </table:table-cell>
          <table:table-cell table:style-name="ce1" office:value-type="string" calcext:value-type="string">
            <text:p>Mana wiyayankitsu, allaapa nesesaryum bobeda altar hananchaw nishq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No voy a volver más a celebrar misa en este pueblo."</text:p>
          </table:table-cell>
          <table:table-cell table:style-name="ce1" office:value-type="string" calcext:value-type="string">
            <text:p>Manam mas kutimushaqtsu kay markaman misa ruraq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sí diciendo se fue enojado.</text:p>
          </table:table-cell>
          <table:table-cell table:style-name="ce1" office:value-type="string" calcext:value-type="string">
            <text:p>Nishpa ewkunaq piñashq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sí que esta gente decidió hacer la bóveda encima del altar mayor.</text:p>
          </table:table-cell>
          <table:table-cell table:style-name="ce1" office:value-type="string" calcext:value-type="string">
            <text:p>Tsaynawparan kay nunakuna pensayarqan altar mayor hanan bobeday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Lo mismo contribuyeron chaclla, cincuenta por persona, recogiendo carrizo, contsi o japru.</text:p>
          </table:table-cell>
          <table:table-cell table:style-name="ce1" office:value-type="string" calcext:value-type="string">
            <text:p>Lomismu hitapunakuyarqan tsaqllata pitsqa chunka pura, shuqushta, quntsita o hapruta limpu aylluri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De la misma manera recogieron soguilla.</text:p>
          </table:table-cell>
          <table:table-cell table:style-name="ce1" office:value-type="string" calcext:value-type="string">
            <text:p>Hina aylluyarqan chilliwa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uando todos los materiales estaban listos, empezaron a tejer.</text:p>
          </table:table-cell>
          <table:table-cell table:style-name="ce1" office:value-type="string" calcext:value-type="string">
            <text:p>Llapan prontakaariptin qallaykuyarqan awa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 ese trabajo el albañil fue don Tomás Pantoja.</text:p>
          </table:table-cell>
          <table:table-cell table:style-name="ce1" office:value-type="string" calcext:value-type="string">
            <text:p>Tsaychaw maestru kanaq don Tomas Pantoj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el yeso lo compraron por era, rocas grandes.</text:p>
          </table:table-cell>
          <table:table-cell table:style-name="ce1" office:value-type="string" calcext:value-type="string">
            <text:p>I yesuta rantiyaanaq eraypa hatusaq qaqa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Las rompieron y las quemaron en la pampa de la plaza.</text:p>
          </table:table-cell>
          <table:table-cell table:style-name="ce1" office:value-type="string" calcext:value-type="string">
            <text:p>Tsayta pakirikur kuwayaanaq plasa pampachaw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después todos los viejos y los viudos lo molieron.</text:p>
          </table:table-cell>
          <table:table-cell table:style-name="ce1" office:value-type="string" calcext:value-type="string">
            <text:p>I despwes llapan awkiskuna i byudukuna aqay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on eso hicieron hasta la mitad de la bóveda.</text:p>
          </table:table-cell>
          <table:table-cell table:style-name="ce1" office:value-type="string" calcext:value-type="string">
            <text:p>Tsaywanmi mitaayaq bobedata ruray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así no más quedó mucho tiempo.</text:p>
          </table:table-cell>
          <table:table-cell table:style-name="ce1" office:value-type="string" calcext:value-type="string">
            <text:p>I tsaynawllam karqan alli unay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Don Guillermo Aguilar empezó el retablo.</text:p>
          </table:table-cell>
          <table:table-cell table:style-name="ce1" office:value-type="string" calcext:value-type="string">
            <text:p>Don Guillermo Aguilar qallaykurqan retablu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Todos los republicanos le dieron de comer en la mañana, a las doce y en la tarde.</text:p>
          </table:table-cell>
          <table:table-cell table:style-name="ce1" office:value-type="string" calcext:value-type="string">
            <text:p>Payta llapan republika nunam qarayarqan quyapa, las dosi i tardip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l también demoró mucho tiempo en hacer ese retablo.</text:p>
          </table:table-cell>
          <table:table-cell table:style-name="ce1" office:value-type="string" calcext:value-type="string">
            <text:p>Paypis alli unaymi demorarqan tsay retabluta rura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Por fin lo terminó.</text:p>
          </table:table-cell>
          <table:table-cell table:style-name="ce1" office:value-type="string" calcext:value-type="string">
            <text:p>Porfin ushayku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don Tomás Pantoja lo ayudó también cada día.</text:p>
          </table:table-cell>
          <table:table-cell table:style-name="ce1" office:value-type="string" calcext:value-type="string">
            <text:p>I don Tomas Pantojam paytapis yanaparqan kada hu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sí terminó más rápido.</text:p>
          </table:table-cell>
          <table:table-cell table:style-name="ce1" office:value-type="string" calcext:value-type="string">
            <text:p>Tsaynawpam mas prontu ushak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Dos padrinos pagaron a ese albañil, don Daniel Córdova cincuenticinco soles, y Eustequio Córdova cuarenticinco soles.</text:p>
          </table:table-cell>
          <table:table-cell table:style-name="ce1" office:value-type="string" calcext:value-type="string">
            <text:p>Tsay albañilta pagayarqan ishkaq padrinukunam, don Daniel Córdova pitsqa chunka pitsqa solta, i Bustaquio Córdova chusku chunka pitsqa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Por solamente cien soles hizo ese retablo don Guillermo Aguilar en aquel entonces.</text:p>
          </table:table-cell>
          <table:table-cell table:style-name="ce1" office:value-type="string" calcext:value-type="string">
            <text:p>Huk pachakllapaqmi tsaypin tyempu ruranaq tsay retabluta don Guillermo Aguila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Cuando eso se terminó, faltó todavía el piso.</text:p>
          </table:table-cell>
          <table:table-cell table:style-name="ce1" office:value-type="string" calcext:value-type="string">
            <text:p>Tsay rurakaariptinpis, faltarqan patsanr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Nadie ni pensó en eso.</text:p>
          </table:table-cell>
          <table:table-cell table:style-name="ce1" office:value-type="string" calcext:value-type="string">
            <text:p>Tsaypaqqa manam ni pi yarparqan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Cuando la gente salía del rezo y de misa, estaban muy sucios con tierra.</text:p>
          </table:table-cell>
          <table:table-cell table:style-name="ce1" office:value-type="string" calcext:value-type="string">
            <text:p>Resupita i misapita nunakuna yarquyaq limpu allpapa pichushq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Así fue por mucho tiempo.</text:p>
          </table:table-cell>
          <table:table-cell table:style-name="ce1" office:value-type="string" calcext:value-type="string">
            <text:p>Tsaynawllam karqan alli unay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4">
          <table:table-cell office:value-type="string" calcext:value-type="string">
            <text:p>Cuando don Shanti Pantoja tenía veinte años y ya era casado, conversó con sus contemporáneos, "Vamos a formar un comité para mejorar nuestra capilla, primero este piso, porque ensucia mucho."</text:p>
          </table:table-cell>
          <table:table-cell table:style-name="ce1" office:value-type="string" calcext:value-type="string">
            <text:p>Don Shanti Pantoja ishkay chunka watayuq i kasaduna kaykarnam winay mayinkunata parlaparqan, "Huk komiteeta formashun kapillantsikta mas mehoranapaq puntata kay patsanta, allaapa rakchataakun," ni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cuando se reunieron bastantes jóvenes, se fundó el Comité Pro Templo San Santiago de Chontayoc.</text:p>
          </table:table-cell>
          <table:table-cell table:style-name="ce1" office:value-type="string" calcext:value-type="string">
            <text:p>Tsaymi atskaq-atskaq hobenkuna ayllukaariptin, hundakarqan komitee pro templo San Santiago de Chontayo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 ése don Shanti Pantoja fue presidente, el vicepresidente fue don Jorge Caushi, y los secretarios fueron don Carmelo Pantoja y Marcelino Reyes.</text:p>
          </table:table-cell>
          <table:table-cell table:style-name="ce1" office:value-type="string" calcext:value-type="string">
            <text:p>Tsaychaw don Shanti Pantojam karqan presidenti, vicepresidentinam karqan don Jorge Caushi, sekretaryunam karqan don Carmelo Pantoja i Marcelino Reyes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asi todos los hombres de Chonta firmaron para ser socios.</text:p>
          </table:table-cell>
          <table:table-cell table:style-name="ce1" office:value-type="string" calcext:value-type="string">
            <text:p>Kasi llapan Chonta nunam firmayarqan sosyu kayaanam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 esa reunión decidieron que los socios pagarían cinco reales cada mes para el fondo.</text:p>
          </table:table-cell>
          <table:table-cell table:style-name="ce1" office:value-type="string" calcext:value-type="string">
            <text:p>Tsay huntachawnam parlayarqan sosyukuna kada killa pitsqa realta pagayaananpaq hondu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Pero algunos no pagaron ni medio.</text:p>
          </table:table-cell>
          <table:table-cell table:style-name="ce1" office:value-type="string" calcext:value-type="string">
            <text:p>I wakinkunaqa manam ni medyuta pagayarqa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ran socios solamente en nombre.</text:p>
          </table:table-cell>
          <table:table-cell table:style-name="ce1" office:value-type="string" calcext:value-type="string">
            <text:p>Hutikushqalla kakuy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Tres años se recogió el dinero.</text:p>
          </table:table-cell>
          <table:table-cell table:style-name="ce1" office:value-type="string" calcext:value-type="string">
            <text:p>Kima watam ayllukarqan qillay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on esa plata pavimentamos el piso de la iglesia.</text:p>
          </table:table-cell>
          <table:table-cell table:style-name="ce1" office:value-type="string" calcext:value-type="string">
            <text:p>Tsaywanmi iglesyapa patsanta pabimentay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ntes que se hiciera eso, habia mucha tierra.</text:p>
          </table:table-cell>
          <table:table-cell table:style-name="ce1" office:value-type="string" calcext:value-type="string">
            <text:p>Manaraq tsay rurakaptin allaapa allpan k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Los que iban a rezar y a oir misa salían muy sucios con tierra.</text:p>
          </table:table-cell>
          <table:table-cell table:style-name="ce1" office:value-type="string" calcext:value-type="string">
            <text:p>Resakuqkuna i misa wiyaqkunapis limpu allpa puru yarqayaamu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Todo eso nos hizo pensar en hacer el piso con cemento.</text:p>
          </table:table-cell>
          <table:table-cell table:style-name="ce1" office:value-type="string" calcext:value-type="string">
            <text:p>Tsay llapanmi pensatsiyaamarqan sementuwan ruratsiyaanam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so no más hicimos con ese comité.</text:p>
          </table:table-cell>
          <table:table-cell table:style-name="ce1" office:value-type="string" calcext:value-type="string">
            <text:p>Tsayllatam ruratsiyarqaa tsay sosyu karni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Y después cuando se reunió un poco más de dinero, compramos al padre Leopoldo un ornamento verde y una alba, y con lo que sobró compramos cuatro silletas.</text:p>
          </table:table-cell>
          <table:table-cell table:style-name="ce1" office:value-type="string" calcext:value-type="string">
            <text:p>I despwes ichik mas ayllukaariptin, padre Leopoldupita rantiyarqaa ornamentu berdita i huk albata, i sobrawan chusku silleta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llí no más algunas personas flojas desanimaron a todos los socios.</text:p>
          </table:table-cell>
          <table:table-cell table:style-name="ce1" office:value-type="string" calcext:value-type="string">
            <text:p>Tsayllachawnam qila nunakuna llapan sosyuta qilanaaratsiy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bandonaron todo el proyecto.</text:p>
          </table:table-cell>
          <table:table-cell table:style-name="ce1" office:value-type="string" calcext:value-type="string">
            <text:p>Limpu llapan dehariy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uando se terminó eso, el techo de la iglesia se había vuelto muy viejo.</text:p>
          </table:table-cell>
          <table:table-cell table:style-name="ce1" office:value-type="string" calcext:value-type="string">
            <text:p>Tsay rurakaariptin, iglesyapa techunnam limpu awkisyaakuri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Pero nadie ni habló de eso.</text:p>
          </table:table-cell>
          <table:table-cell table:style-name="ce1" office:value-type="string" calcext:value-type="string">
            <text:p>Tsayta manam ni pi parlakuyarqa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uando don Shanti entró como agente municipal, pensó en eso primero.</text:p>
          </table:table-cell>
          <table:table-cell table:style-name="ce1" office:value-type="string" calcext:value-type="string">
            <text:p>Don Shanti ahenti munisipal yaykurirnam, tsayta primeru pensari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cuando toda la gente estaba reunida en una asamblea, les dijo, "Vamos a hacer esto primero.</text:p>
          </table:table-cell>
          <table:table-cell table:style-name="ce1" office:value-type="string" calcext:value-type="string">
            <text:p>I llapan nunakunata limpu huntaman ayllurir nirqan, "Kayta rurashun puntata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Toda la gente lo aceptó.</text:p>
          </table:table-cell>
          <table:table-cell table:style-name="ce1" office:value-type="string" calcext:value-type="string">
            <text:p>Llapan nuna aseptay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al fin del mes de mayo empezó las tejas.</text:p>
          </table:table-cell>
          <table:table-cell table:style-name="ce1" office:value-type="string" calcext:value-type="string">
            <text:p>I mayu killa ushariptin qallarqan teha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Trabajando continuemente, rápido completamos el número necesario.</text:p>
          </table:table-cell>
          <table:table-cell table:style-name="ce1" office:value-type="string" calcext:value-type="string">
            <text:p>Segidu rurarmi ratu tinkuratsiya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Los quemaron antes del 28 de julio.</text:p>
          </table:table-cell>
          <table:table-cell table:style-name="ce1" office:value-type="string" calcext:value-type="string">
            <text:p>Manaraq 28 de hulyu kaptinmi kayariya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l señor obispo nos dio madera de la hacienda del seminario.</text:p>
          </table:table-cell>
          <table:table-cell table:style-name="ce1" office:value-type="string" calcext:value-type="string">
            <text:p>I qirukunatanam quyamarqan señor obispu seminaryu asyendapi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Y don Herminio Cochachin compró el carrizo, cuarenta cargas, de Pariacoto.</text:p>
          </table:table-cell>
          <table:table-cell table:style-name="ce1" office:value-type="string" calcext:value-type="string">
            <text:p>I shuqushtanam rantimurqan don Herminio Cochachin, chusku chunka kargata Paryakotupi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sperando a que lo mandara traer, nos hicimos muy tarde.</text:p>
          </table:table-cell>
          <table:table-cell table:style-name="ce1" office:value-type="string" calcext:value-type="string">
            <text:p>Tsayta apatsimunanta shuyarakurmi limpu tardikuya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el 18 de noviembre yo mismo fui todavía para traerlo.</text:p>
          </table:table-cell>
          <table:table-cell table:style-name="ce1" office:value-type="string" calcext:value-type="string">
            <text:p>I 18 de nobyembri kikii aywakurran apamu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Cuando los camiones cobraron demasiado, fui en un camión viejo, amarrando sus ruedas con soguilla.</text:p>
          </table:table-cell>
          <table:table-cell table:style-name="ce1" office:value-type="string" calcext:value-type="string">
            <text:p>Kamyonkuna allaapa atskata kobrakuyaptin, aywarqaa huk awkislla kamyonwan, rwedankunatapis chilliiwallawan leyarku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Fuimos a las doce y llegamos allí abajo a Pariacoto a las cinco de la tarde.</text:p>
          </table:table-cell>
          <table:table-cell table:style-name="ce1" office:value-type="string" calcext:value-type="string">
            <text:p>Aywakuyarqaa las dosinam i Paryakotuman charpuyarqaa las sinku de la tardi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lli cenamos, y después comenzamos a cargar.</text:p>
          </table:table-cell>
          <table:table-cell table:style-name="ce1" office:value-type="string" calcext:value-type="string">
            <text:p>Tsaychaw senakurkur, kargar qallaykayaamu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a que el carrizo estaba tirado al lado de la carretera, estaba tapado con polvo.</text:p>
          </table:table-cell>
          <table:table-cell table:style-name="ce1" office:value-type="string" calcext:value-type="string">
            <text:p>Karetera kuchunllachaw kaptin, limpu allpapis nitishqa k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De todos modos, de una manera u otra cargamos las cuarenta cargas.</text:p>
          </table:table-cell>
          <table:table-cell table:style-name="ce1" office:value-type="string" calcext:value-type="string">
            <text:p>Hinam imanawpis kargayaamurqaa chusku chunka karga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 las nueve salimos de Pariacoto.</text:p>
          </table:table-cell>
          <table:table-cell table:style-name="ce1" office:value-type="string" calcext:value-type="string">
            <text:p>Las nwebinam yarqarayaamurqaa Paryakotupi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Vinimos manejando toda la noche.</text:p>
          </table:table-cell>
          <table:table-cell table:style-name="ce1" office:value-type="string" calcext:value-type="string">
            <text:p>Waraatsiq shamuykuya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 Punta Callan el chofer dijo, "Tengo sueño," y se puso a dormir.</text:p>
          </table:table-cell>
          <table:table-cell table:style-name="ce1" office:value-type="string" calcext:value-type="string">
            <text:p>Qallan Puntachawnam chofer "pununaami" nir, punuramurq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Dando esa vuelta vimos qué lindo es Huarez todo iluminado.</text:p>
          </table:table-cell>
          <table:table-cell table:style-name="ce1" office:value-type="string" calcext:value-type="string">
            <text:p>Tsayta waqtaramur rikaarayaamurqaa Warasta shumaq aktsikuykaq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maneció cuando vinimos a Cocha.</text:p>
          </table:table-cell>
          <table:table-cell table:style-name="ce1" office:value-type="string" calcext:value-type="string">
            <text:p>Patsa waraarirqan Qochaqta sharaykaayaamuptii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Llegamos a Huaraz bien temprano.</text:p>
          </table:table-cell>
          <table:table-cell table:style-name="ce1" office:value-type="string" calcext:value-type="string">
            <text:p>Warasman chaarayaamurqaa pasaypa quyall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pasamos directamente a Shirapoco.</text:p>
          </table:table-cell>
          <table:table-cell table:style-name="ce1" office:value-type="string" calcext:value-type="string">
            <text:p>I derechu pasariyarqaa Shirapuqum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lli se estacionó el camión.</text:p>
          </table:table-cell>
          <table:table-cell table:style-name="ce1" office:value-type="string" calcext:value-type="string">
            <text:p>Tsaychaw kamyon taykuri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Para que la gente se diera cuenta (arriba en Chontayoc), tocó el claxon.</text:p>
          </table:table-cell>
          <table:table-cell table:style-name="ce1" office:value-type="string" calcext:value-type="string">
            <text:p>Nunakuna maakuyaanampaq, awtuta waqatsi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 Chonta lo oyeron y contestaron tocando la campana.</text:p>
          </table:table-cell>
          <table:table-cell table:style-name="ce1" office:value-type="string" calcext:value-type="string">
            <text:p>Tsaytanam Chontachaw maakuriyarqan kampanata tokar qayanaku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La gente bajó.</text:p>
          </table:table-cell>
          <table:table-cell table:style-name="ce1" office:value-type="string" calcext:value-type="string">
            <text:p>Nunakuna hiqarayaamu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amarrando el carrizo, lo pasaron sobre el rio.</text:p>
          </table:table-cell>
          <table:table-cell table:style-name="ce1" office:value-type="string" calcext:value-type="string">
            <text:p>Tsaymi shuqushta shullqaypa pasatsiyarqaa mayu hanan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Después de llevarlo, empezamos desarmando (el techo de) la iglesia.</text:p>
          </table:table-cell>
          <table:table-cell table:style-name="ce1" office:value-type="string" calcext:value-type="string">
            <text:p>Tsayta ashtariykurmi qallaykuyarqaa kapillata tuqli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llegamos al domingo, y si no hubiéramos trabajado el domingo, la lluvia hubiera malogrado completamente las paredes y la bóveda.</text:p>
          </table:table-cell>
          <table:table-cell table:style-name="ce1" office:value-type="string" calcext:value-type="string">
            <text:p>Tsaymi chaakuriyarqaa dominguman, i mana domingu uryarqa allaapa tamya limpu pirqata i bobedata piqturamu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tonces yo fui al padre párroco a pedir permiso para trabajar el domingo.</text:p>
          </table:table-cell>
          <table:table-cell table:style-name="ce1" office:value-type="string" calcext:value-type="string">
            <text:p>Tsaynam aywarqaa padre parukuman domingupa uryayaanaapaq permisu mañ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Cuando lo expliqué todo, él consintió.</text:p>
          </table:table-cell>
          <table:table-cell table:style-name="ce1" office:value-type="string" calcext:value-type="string">
            <text:p>Tsaymi pay limpu kaayiratsiptii, "Bwenu" nim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Así trabajamos ese día santo.</text:p>
          </table:table-cell>
          <table:table-cell table:style-name="ce1" office:value-type="string" calcext:value-type="string">
            <text:p>Tsaynawpam tsay santu hunaq uryaya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Si no hubiera habido la lluvia, no hubiéramos trabajado el domingo.</text:p>
          </table:table-cell>
          <table:table-cell table:style-name="ce1" office:value-type="string" calcext:value-type="string">
            <text:p>Mana tamya kaptinqa, manachi domingu uryayaamantsu k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Pero con el permiso del padre Arnaldo trabajamos tranquilamente.</text:p>
          </table:table-cell>
          <table:table-cell table:style-name="ce1" office:value-type="string" calcext:value-type="string">
            <text:p>Peru padre Arnoldupa permisunwanmi trankilu uryaya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Lunes en la tarde terminamos todo ese trabajo.</text:p>
          </table:table-cell>
          <table:table-cell table:style-name="ce1" office:value-type="string" calcext:value-type="string">
            <text:p>Lunis tardinam ushariyarqaa tsay llapan trabahu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sa tarde había una gran fiesta, con banda de músicos, caja, flauta y rayán.</text:p>
          </table:table-cell>
          <table:table-cell table:style-name="ce1" office:value-type="string" calcext:value-type="string">
            <text:p>Tsay tardi kusam fyesta kaykurqan, banda musiku, kaha, flawta i ray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Martes guardamos cuidadosamente todo lo que había sobrado y el carrizo tembién.</text:p>
          </table:table-cell>
          <table:table-cell table:style-name="ce1" office:value-type="string" calcext:value-type="string">
            <text:p>Martischawnam gwardapakuyarqaa llapan sobrakunata i shuqushtapis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Quedaron casi veinte cargas de carrizo.</text:p>
          </table:table-cell>
          <table:table-cell table:style-name="ce1" office:value-type="string" calcext:value-type="string">
            <text:p>Kedaykurqan kasi ishkay chunka kargam shuqush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Ya que eran largos, un poco no más alcanzó.</text:p>
          </table:table-cell>
          <table:table-cell table:style-name="ce1" office:value-type="string" calcext:value-type="string">
            <text:p>Hatusaq karmi wallkalla tsari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 aquel tiempo la gente era muy dócil.</text:p>
          </table:table-cell>
          <table:table-cell table:style-name="ce1" office:value-type="string" calcext:value-type="string">
            <text:p>Tsaypin tyempu allaapa shumaqmi nunakuna kay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Cada día cincuenta o sesenta personas trabajaron.</text:p>
          </table:table-cell>
          <table:table-cell table:style-name="ce1" office:value-type="string" calcext:value-type="string">
            <text:p>Kada hunaq pitsqa o huqta chunkam nunakuna uryay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Cuando habían reparado ese techo de la iglesia, todavía faltó la bóveda.</text:p>
          </table:table-cell>
          <table:table-cell table:style-name="ce1" office:value-type="string" calcext:value-type="string">
            <text:p>Tsay inlisyapa techunta altsariyaptinpis, faltarqan bobedar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Y ese año ya no pudimos hacer más.</text:p>
          </table:table-cell>
          <table:table-cell table:style-name="ce1" office:value-type="string" calcext:value-type="string">
            <text:p>I tsay wata manam pwediyarqaanatsu mas ruray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Al fin de ese año, todas las autoridades nos cambiamos.</text:p>
          </table:table-cell>
          <table:table-cell table:style-name="ce1" office:value-type="string" calcext:value-type="string">
            <text:p>Tsay wata tinkuramuptin, llapaa karguukuna limpu kambyakuriya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Y ese año las nuevas autoridades no hicieron trabajar a la gente.</text:p>
          </table:table-cell>
          <table:table-cell table:style-name="ce1" office:value-type="string" calcext:value-type="string">
            <text:p>I tsay wata mushuq kargukuna manam ni imata ruratsiyarqa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Pero el próximo año otra vez me nombraron teniente gobernador.</text:p>
          </table:table-cell>
          <table:table-cell table:style-name="ce1" office:value-type="string" calcext:value-type="string">
            <text:p>Mas huk shamuq watachawnam yapay nombrayaamarqan tenyenti gobernadorn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Pero el agente municipal fue un hombre muy irresponsable.</text:p>
          </table:table-cell>
          <table:table-cell table:style-name="ce1" office:value-type="string" calcext:value-type="string">
            <text:p>Peru ahenti munisipalnam karqan allaapa mana kasuku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l quería que todo fuera para su propio beneficio no más.</text:p>
          </table:table-cell>
          <table:table-cell table:style-name="ce1" office:value-type="string" calcext:value-type="string">
            <text:p>Kikinllapaq imapis kananta mu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se año yo congregué a toda la gente y les dije en asamblea, "Este año vamos a hacer de una vez la bóveda de nuestra iglesia."</text:p>
          </table:table-cell>
          <table:table-cell table:style-name="ce1" office:value-type="string" calcext:value-type="string">
            <text:p>Tsay watanam nuqana llapan nunakunata aylluriykur nirqaa huntachawna, "Kay watachawqa inlisyantsikpa bobedanta huklla ruraykatsishun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Toda la gente estaba de acuerdo.</text:p>
          </table:table-cell>
          <table:table-cell table:style-name="ce1" office:value-type="string" calcext:value-type="string">
            <text:p>Llapan nuna "Allim kanqa," niy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Y entonces todos los casados contribuimos treinta soles cada uno, para contratar un albañil y para pagar los otros gastos con ese dinero.</text:p>
          </table:table-cell>
          <table:table-cell table:style-name="ce1" office:value-type="string" calcext:value-type="string">
            <text:p>I tsaynam llapan kasaduta hitapuyarqaa kima chunka soltayan, tsaywan albañilta i mas faltakunata rantiyaanaa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mandé unos agentes a un albañil conocido para que nos hiciera el presupuesto.</text:p>
          </table:table-cell>
          <table:table-cell table:style-name="ce1" office:value-type="string" calcext:value-type="string">
            <text:p>Tsaynam mandarqaa ahentikunata huk riqishqa albañilman, maa aykapaqshi ruramunqa ni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Tres agentes fueron.</text:p>
          </table:table-cell>
          <table:table-cell table:style-name="ce1" office:value-type="string" calcext:value-type="string">
            <text:p>Tsaynam aywayarqan kim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Trajeron a Emilio Vargas.</text:p>
          </table:table-cell>
          <table:table-cell table:style-name="ce1" office:value-type="string" calcext:value-type="string">
            <text:p>Chaaratsiyaamurqan Emilio Vargas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se tarde cuando tocamos la campana, gran número de personas se reunió.</text:p>
          </table:table-cell>
          <table:table-cell table:style-name="ce1" office:value-type="string" calcext:value-type="string">
            <text:p>Tsay tardipa kampanata tokaratsiyaptii, alli atska nunakuna ayllukarayanmu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tonces le dije, "¿Por cuánto podría usted hacer nuestra bóveda por contrato?"</text:p>
          </table:table-cell>
          <table:table-cell table:style-name="ce1" office:value-type="string" calcext:value-type="string">
            <text:p>Tsaynam niyarqaa, "Bekapaqtaq kontratupa kay bobedaakunata ruraykamunkiman?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Don Emilio hizo su estudio.</text:p>
          </table:table-cell>
          <table:table-cell table:style-name="ce1" office:value-type="string" calcext:value-type="string">
            <text:p>Don Emilio niyaptinnam, tasaramu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4">
          <table:table-cell office:value-type="string" calcext:value-type="string">
            <text:p>Dijo, "Haré esto muy bonito por tres mil quinientos soles, si ustedes me ayudan cada día.</text:p>
          </table:table-cell>
          <table:table-cell table:style-name="ce1" office:value-type="string" calcext:value-type="string">
            <text:p>Kayta alli shumaq ruramushaq, kada hunaq yanapayaamaptiq kima waranqa pitsqa pachakllapaqmi.</text:p>
            <text:p/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0">
          <table:table-cell office:value-type="string" calcext:value-type="string">
            <text:p>Eso es barato."</text:p>
          </table:table-cell>
          <table:table-cell table:style-name="ce1" office:value-type="string" calcext:value-type="string">
            <text:p>Tsay baratum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toda la gente quedó asustada.</text:p>
          </table:table-cell>
          <table:table-cell table:style-name="ce1" office:value-type="string" calcext:value-type="string">
            <text:p>Tsaynam llapan nuna limpu mantsakaay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"Nosotros ¿de dónde le vamos a pagar tanto? ¿Y con qué vamos a comprar yeso todavía? O si no, si quiere cobrar tanto, que él no más pague el yeso también."</text:p>
          </table:table-cell>
          <table:table-cell table:style-name="ce1" office:value-type="string" calcext:value-type="string">
            <text:p>"Nuqantsik maypitam tsaytsikata pagashun payta? I yesutaqa imawantaq rantishun? O mana tsayqa payllana tsaytsikata kobrakurqa, churatsun yesutapis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le rogamos, "Rebaja ese precio pues. No podemos pagar tanto. Es mucho."</text:p>
          </table:table-cell>
          <table:table-cell table:style-name="ce1" office:value-type="string" calcext:value-type="string">
            <text:p>Tsaynam rogayarqaa allaapam, "Tsay rebahariykuyri. Manam tsaytsikata pagayta pwediyaatsu. Allaapam," ni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cuando le suplicamos, bajó a tres mil.</text:p>
          </table:table-cell>
          <table:table-cell table:style-name="ce1" office:value-type="string" calcext:value-type="string">
            <text:p>Tsaynam rogayaptii bahamurqan kima waranqam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Ni eso tampoco fue favorable a nosotros.</text:p>
          </table:table-cell>
          <table:table-cell table:style-name="ce1" office:value-type="string" calcext:value-type="string">
            <text:p>Ni tsaypis balorayarqaa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ra mucho.</text:p>
          </table:table-cell>
          <table:table-cell table:style-name="ce1" office:value-type="string" calcext:value-type="string">
            <text:p>Allaapam k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le dijimos, "De otro modo quizás sería mejor si lo dejáramos.</text:p>
          </table:table-cell>
          <table:table-cell table:style-name="ce1" office:value-type="string" calcext:value-type="string">
            <text:p>Tsaynam niyarqaa, "Mana tsayqa deharishunchi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s mucho."</text:p>
          </table:table-cell>
          <table:table-cell table:style-name="ce1" office:value-type="string" calcext:value-type="string">
            <text:p>Allaapam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nos dijo, "Si no, voy a trabajar por día no más."</text:p>
          </table:table-cell>
          <table:table-cell table:style-name="ce1" office:value-type="string" calcext:value-type="string">
            <text:p>Tsaynam niyaamarqa, "Mana tsayqa diyayllapa hina uryamushaq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sí hicimos el contrato.</text:p>
          </table:table-cell>
          <table:table-cell table:style-name="ce1" office:value-type="string" calcext:value-type="string">
            <text:p>Tsaynaw kontratuta rurariya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Inmediatamente le pagamos adelanto de doscientos soles.</text:p>
          </table:table-cell>
          <table:table-cell table:style-name="ce1" office:value-type="string" calcext:value-type="string">
            <text:p>Inmedyatamente adelantariyarqaa ishkay pachak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después fijamos el día para empezar a trabajar, con un mes de retraso.</text:p>
          </table:table-cell>
          <table:table-cell table:style-name="ce1" office:value-type="string" calcext:value-type="string">
            <text:p>I despwes señalariyarqaa huk killata trabahar qallaykamunam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Cada domingo cuando fuimos a la reunión en la subprefectura, el subprefecto decia, "Si quieren llevar a cabo cualquier obra en su pueblo, presenten un oficio al prefecio.</text:p>
          </table:table-cell>
          <table:table-cell table:style-name="ce1" office:value-type="string" calcext:value-type="string">
            <text:p>Kada domingu huntaman subprefekturata aywayaptiinam, pay nirqan, "Imata markaykikunachaw ruratsita munarqa, prefekturaman presentayay huk ofisyu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l lo pasará a Cooperación Popular."</text:p>
          </table:table-cell>
          <table:table-cell table:style-name="ce1" office:value-type="string" calcext:value-type="string">
            <text:p>Paymi pasatsinqa Cooperación Popularman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Cuando así nos dijo, yo preparé alegremente un oficio y lo presenté al prefecto en que dije: "Necesitamos cinco toneladas de yeso para nuestra capilla."</text:p>
          </table:table-cell>
          <table:table-cell table:style-name="ce1" office:value-type="string" calcext:value-type="string">
            <text:p>Tsaynaw niptin, nuqaqa kushishqa ofisyuta rurarir presentarirqaa prefekturaman: "Kapillapaqmi nesesitayaa pitsqa tonelada yesuta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Cuando entregué el oficio, el hombre que trabajaba en la mesa de partes me dijo, "Vuelve dentro de una semana.</text:p>
          </table:table-cell>
          <table:table-cell table:style-name="ce1" office:value-type="string" calcext:value-type="string">
            <text:p>Tsaynaw ofisyuta entregariptii, mesa de partichaw uryaq nuna niman, "Kutimunki kanannaw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tonces encontrarás al prefecto mismo."</text:p>
          </table:table-cell>
          <table:table-cell table:style-name="ce1" office:value-type="string" calcext:value-type="string">
            <text:p>Tsayran tarinki kikin prefektuta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Después de esperar largo rato, por fin llegó ese dia.</text:p>
          </table:table-cell>
          <table:table-cell table:style-name="ce1" office:value-type="string" calcext:value-type="string">
            <text:p>Tsay hunaq shuyaraykaptii, porfin chaaramu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tonces fui a la prefectura y allí estaba él, habiendo llegado ya.</text:p>
          </table:table-cell>
          <table:table-cell table:style-name="ce1" office:value-type="string" calcext:value-type="string">
            <text:p>Tsaynam aywarqa prefekturaman i tsaychaw chaarishqana kayk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Y esperé pacientemente mi turno.</text:p>
          </table:table-cell>
          <table:table-cell table:style-name="ce1" office:value-type="string" calcext:value-type="string">
            <text:p>I shuyaraa turnuutar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Cuando llegó mi turno, entré al despacho del prefecto.</text:p>
          </table:table-cell>
          <table:table-cell table:style-name="ce1" office:value-type="string" calcext:value-type="string">
            <text:p>Turnuu chaaramuptinnam yaykurirqaa prefektum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tonces le dije, "He presentado un oficio.</text:p>
          </table:table-cell>
          <table:table-cell table:style-name="ce1" office:value-type="string" calcext:value-type="string">
            <text:p>Tsaynam nii, "Ofisyutam presentallashq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¿No podría usted darnos yeso para hacer la bóveda de la iglesia?</text:p>
          </table:table-cell>
          <table:table-cell table:style-name="ce1" office:value-type="string" calcext:value-type="string">
            <text:p>Manaku yesulla quyama(...)nan inlisyata bobedallaayaanapaqmi?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Queremos cien quintales.</text:p>
          </table:table-cell>
          <table:table-cell table:style-name="ce1" office:value-type="string" calcext:value-type="string">
            <text:p>Munallaayaq huk pachak kintaltam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tonces el prefecto dijo, "Bueno.</text:p>
          </table:table-cell>
          <table:table-cell table:style-name="ce1" office:value-type="string" calcext:value-type="string">
            <text:p>Tsaynam prefetoqa nin "Bwen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Se lo voy a dar.</text:p>
          </table:table-cell>
          <table:table-cell table:style-name="ce1" office:value-type="string" calcext:value-type="string">
            <text:p>Hina quyashqaykim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Ahora mismo voy a pasar el oficio a Huallanca.</text:p>
          </table:table-cell>
          <table:table-cell table:style-name="ce1" office:value-type="string" calcext:value-type="string">
            <text:p>Kanantaami pasatsii ofisyuta Wallankam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Allí está la oficina de Cooperación Popular.</text:p>
          </table:table-cell>
          <table:table-cell table:style-name="ce1" office:value-type="string" calcext:value-type="string">
            <text:p>Tsaychawmi ofisina Cooperación Popula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Vuelve acá después de una semana."</text:p>
          </table:table-cell>
          <table:table-cell table:style-name="ce1" office:value-type="string" calcext:value-type="string">
            <text:p>Kutimuy semanata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Después de una semana volví.</text:p>
          </table:table-cell>
          <table:table-cell table:style-name="ce1" office:value-type="string" calcext:value-type="string">
            <text:p>Huk semana kumpliriptinnam kuti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tonces me dijo, "No te preocupes.</text:p>
          </table:table-cell>
          <table:table-cell table:style-name="ce1" office:value-type="string" calcext:value-type="string">
            <text:p>Tsaynam niman, "Ama imapis qukushuy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Les voy a dar yeso.</text:p>
          </table:table-cell>
          <table:table-cell table:style-name="ce1" office:value-type="string" calcext:value-type="string">
            <text:p>Yesuta quyashqaykim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Pero el ingeniero llegará en una semana todavía.</text:p>
          </table:table-cell>
          <table:table-cell table:style-name="ce1" office:value-type="string" calcext:value-type="string">
            <text:p>Peru inhenyeruran chaamunqa kanannaw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tonces podré avisarte con más certeza.</text:p>
          </table:table-cell>
          <table:table-cell table:style-name="ce1" office:value-type="string" calcext:value-type="string">
            <text:p>Tsaymi imatapis fihuta willashqayki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Vuelve después de nueve días."</text:p>
          </table:table-cell>
          <table:table-cell table:style-name="ce1" office:value-type="string" calcext:value-type="string">
            <text:p>Kutimunki isqun hunaqta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l día que habíamos fijado en el contrato con el albañil se acercaba y el prefecto seguía diciéndome lo mismo cada vez.</text:p>
          </table:table-cell>
          <table:table-cell table:style-name="ce1" office:value-type="string" calcext:value-type="string">
            <text:p>Albañilwan kontratu rurayanqaaqa masna serkaramurqan i tsaynawlla kada bes nim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Siete veces andaba a su despacho en vano.</text:p>
          </table:table-cell>
          <table:table-cell table:style-name="ce1" office:value-type="string" calcext:value-type="string">
            <text:p>Purirqaa qanchis hunaqnam osyo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se último día que había fijado, cuando fui me dijo, "Vuelve mañana a las doce y media."</text:p>
          </table:table-cell>
          <table:table-cell table:style-name="ce1" office:value-type="string" calcext:value-type="string">
            <text:p>Tsay ultimu señalashqan hunaq aywaptiinam nimarqan, "Waray kutimunki dosi i medya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volví acá triste.</text:p>
          </table:table-cell>
          <table:table-cell table:style-name="ce1" office:value-type="string" calcext:value-type="string">
            <text:p>Tsaynam llakishqa kutikamu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 las doce y media ya no atienden a nadie.</text:p>
          </table:table-cell>
          <table:table-cell table:style-name="ce1" office:value-type="string" calcext:value-type="string">
            <text:p>Dosi medyaqa manam ni pita atyendinna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 las doce no más cierran la puerta.</text:p>
          </table:table-cell>
          <table:table-cell table:style-name="ce1" office:value-type="string" calcext:value-type="string">
            <text:p>Las dosillam punkuta limpu wichqariy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Pensaba que seguramente por no querer dármelo lo dijo así.</text:p>
          </table:table-cell>
          <table:table-cell table:style-name="ce1" office:value-type="string" calcext:value-type="string">
            <text:p>Seguramente mana munarllanam tsaynaw nin, ni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Aquí (en Chonta) la gente estaba armando andamios y no había yeso, ni un quintal para empezar.</text:p>
          </table:table-cell>
          <table:table-cell table:style-name="ce1" office:value-type="string" calcext:value-type="string">
            <text:p>Kaychawqa nunakuna ruraraykaayarqan andamyatanam i yesuqa kantsu, ni huk kintal qallaykunam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Y por fin el albañil llegó.</text:p>
          </table:table-cell>
          <table:table-cell table:style-name="ce1" office:value-type="string" calcext:value-type="string">
            <text:p>I porfin albañil chaaramu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No había yeso.</text:p>
          </table:table-cell>
          <table:table-cell table:style-name="ce1" office:value-type="string" calcext:value-type="string">
            <text:p>Yesu kan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Y él dijo, "Apúrate.</text:p>
          </table:table-cell>
          <table:table-cell table:style-name="ce1" office:value-type="string" calcext:value-type="string">
            <text:p>I payqa nin, "Apuray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Traigan yeso.</text:p>
          </table:table-cell>
          <table:table-cell table:style-name="ce1" office:value-type="string" calcext:value-type="string">
            <text:p>Yesuta apayaamuy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ste mes no más tengo tiempo.</text:p>
          </table:table-cell>
          <table:table-cell table:style-name="ce1" office:value-type="string" calcext:value-type="string">
            <text:p>Kay killallam tyempuu k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l próximo mes tengo contrato en otra parte.</text:p>
          </table:table-cell>
          <table:table-cell table:style-name="ce1" office:value-type="string" calcext:value-type="string">
            <text:p>Mas huk killaqa huk laduchawmi kontratu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Páguenme solamente cuarenta soles al día.</text:p>
          </table:table-cell>
          <table:table-cell table:style-name="ce1" office:value-type="string" calcext:value-type="string">
            <text:p>Hina pagayaamay chusku chunka solllata kada hu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Por eso no más trabajaré por ser este nuestro terruño."</text:p>
          </table:table-cell>
          <table:table-cell table:style-name="ce1" office:value-type="string" calcext:value-type="string">
            <text:p>Hina tsayllapaq uryamushaq kay markantsik kanqanrayku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mpezó a armar los mantaes para que se cruzaran después con carrizo.</text:p>
          </table:table-cell>
          <table:table-cell table:style-name="ce1" office:value-type="string" calcext:value-type="string">
            <text:p>Qallaykamurqan armar mantekunawan, despwes shuqushwan tsaqllakaanan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La iglesia tenía un pequeño fondo, lo que sobró de contribuciones para misa, docientos soles.</text:p>
          </table:table-cell>
          <table:table-cell table:style-name="ce1" office:value-type="string" calcext:value-type="string">
            <text:p>Inlisyapam misa sobrakuna ayllukashqa karqan, ishkay pachak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Con ese dinero compramos veinte quintales de yeso de Secsecpampa.</text:p>
          </table:table-cell>
          <table:table-cell table:style-name="ce1" office:value-type="string" calcext:value-type="string">
            <text:p>Tsaywannam Siqsiqpampapita rantirayaamurqaa ishkay chunka kintal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Y después andando cada mañana y cada tarde yo recogía plata de la gente para comprar más.</text:p>
          </table:table-cell>
          <table:table-cell table:style-name="ce1" office:value-type="string" calcext:value-type="string">
            <text:p>I despwes kada quya i kada tardi purirqaa nunakunapita ayllur qillayta, masta rantiyaanaa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sos veinte quintales que habíamos comprado, pues ese maldito yesero nos engañó.</text:p>
          </table:table-cell>
          <table:table-cell table:style-name="ce1" office:value-type="string" calcext:value-type="string">
            <text:p>Tsay ishkay chunka kintal rantiyashqaatam, maa tsay malafwe yeseru engañayaam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uando lo pesamos, había solamente dieciséis quintales.</text:p>
          </table:table-cell>
          <table:table-cell table:style-name="ce1" office:value-type="string" calcext:value-type="string">
            <text:p>Pesarikur tupuriyaptii, kanaq chunka huqta kintalll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yo mandé dos agentes a Secsecpampa para traer preso al yesero, muy enojado.</text:p>
          </table:table-cell>
          <table:table-cell table:style-name="ce1" office:value-type="string" calcext:value-type="string">
            <text:p>Tsaynam nuqaqa ishkay ahentikunatana kacharirquu Siqsiqpampata yeseruta presu apayaamunampaq, limpu kolerashq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cuando quisieron traerlo preso, (él y su esposa) estaban molestos y dijeron, "Nosotros se lo hemos vendido completo."</text:p>
          </table:table-cell>
          <table:table-cell table:style-name="ce1" office:value-type="string" calcext:value-type="string">
            <text:p>Tsaynam presu apamuyta munayaptin waapu kayarqunaq, "Nuqana kompletutam rantikuyashqaq," ni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los agentes, muy enojados dijeron, "Si no nos obedeces, te llevamos hasta a garrotazos."</text:p>
          </table:table-cell>
          <table:table-cell table:style-name="ce1" office:value-type="string" calcext:value-type="string">
            <text:p>Tsaynam ahentikuna malasna waapu niyarqunaq, "Sitsun mana obedisiyaamanki, asta wilurkuryanmi apayaq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sí se humilló y dijo, "De todos modos lo completaré mañana."</text:p>
          </table:table-cell>
          <table:table-cell table:style-name="ce1" office:value-type="string" calcext:value-type="string">
            <text:p>Tsaynam umillakurinaq i ninaq, "Hina kompletallaamushaqmi waray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al día siguiente yo fui.</text:p>
          </table:table-cell>
          <table:table-cell table:style-name="ce1" office:value-type="string" calcext:value-type="string">
            <text:p>Tsaynam waraaninqa nuqana aywa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1">
          <table:table-cell office:value-type="string" calcext:value-type="string">
            <text:p>Cuando llegué allí, la esposa del yesero estaba furiosa. "¿Quién eres tú para decirnos que falta cuando tú no más lo has pesado?</text:p>
          </table:table-cell>
          <table:table-cell table:style-name="ce1" office:value-type="string" calcext:value-type="string">
            <text:p>Tsay chaariptiinam, yeserupa warminqa waapu kaykaanaq, "Qamqa pitaq kanki kikiykilla yesuta tupurir, 'Faltanmi' niyaamaanaykipaq?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Nadie ha venido haciendo eso nunca.</text:p>
          </table:table-cell>
          <table:table-cell table:style-name="ce1" office:value-type="string" calcext:value-type="string">
            <text:p>Manam ni pi tsaynawqa ruramushqatsu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enojado yo he dicho, "Señora, yo no vengo a ti para pedir yeso en forma de caridad.</text:p>
          </table:table-cell>
          <table:table-cell table:style-name="ce1" office:value-type="string" calcext:value-type="string">
            <text:p>Tsaynam nuqaqa waapuna nirquu, "Señora, nuqa manam qanman shamuu yesu mañakuq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o pago por tu yeso el precio que ustedes piden.</text:p>
          </table:table-cell>
          <table:table-cell table:style-name="ce1" office:value-type="string" calcext:value-type="string">
            <text:p>Nuqaqa presyunniykita pagaa yesuykipi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Ustedes tienen que dárnoslo completo."</text:p>
          </table:table-cell>
          <table:table-cell table:style-name="ce1" office:value-type="string" calcext:value-type="string">
            <text:p>Qamkuna kompletutam quyaamaanayki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la mujer estaba más amarga.</text:p>
          </table:table-cell>
          <table:table-cell table:style-name="ce1" office:value-type="string" calcext:value-type="string">
            <text:p>I warmiqa mas waap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yo dije, "Nadie usa tu yeso todavia.</text:p>
          </table:table-cell>
          <table:table-cell table:style-name="ce1" office:value-type="string" calcext:value-type="string">
            <text:p>Tsaynam nirqaa, "Manam yesuykita pipis usanraq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Devuélvelo acá.</text:p>
          </table:table-cell>
          <table:table-cell table:style-name="ce1" office:value-type="string" calcext:value-type="string">
            <text:p>Kutitsikamuy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Pero de hoy en adelante ustedes ya no van a trabajar con yeso.</text:p>
          </table:table-cell>
          <table:table-cell table:style-name="ce1" office:value-type="string" calcext:value-type="string">
            <text:p>Kananpita witsaypa mananam yesuwan uryayanki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Hoy mismo voy al subprefecto.</text:p>
          </table:table-cell>
          <table:table-cell table:style-name="ce1" office:value-type="string" calcext:value-type="string">
            <text:p>Kanantaami aywaa subprefektum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¿Cómo se llama tu esposo?"</text:p>
          </table:table-cell>
          <table:table-cell table:style-name="ce1" office:value-type="string" calcext:value-type="string">
            <text:p>Imataq quwaykipa hutin?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uando dije eso, por fin esa mujer se humilló.</text:p>
          </table:table-cell>
          <table:table-cell table:style-name="ce1" office:value-type="string" calcext:value-type="string">
            <text:p>Niptiiran, tsay warmi porfin umillari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o tomé papel y lapicero y lo apunté.</text:p>
          </table:table-cell>
          <table:table-cell table:style-name="ce1" office:value-type="string" calcext:value-type="string">
            <text:p>Nuqaqa papelta i lapiseruta tsarirkur, apuntari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suplicó, “Después de todo manda a tu gente.</text:p>
          </table:table-cell>
          <table:table-cell table:style-name="ce1" office:value-type="string" calcext:value-type="string">
            <text:p>Tsaynam rogakuyarqaa, "Hina nunallaykikunata mandaykamuy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quí lo pesaré."</text:p>
          </table:table-cell>
          <table:table-cell table:style-name="ce1" office:value-type="string" calcext:value-type="string">
            <text:p>Kaychaw tupuykamushaq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si se arregló ese asunto.</text:p>
          </table:table-cell>
          <table:table-cell table:style-name="ce1" office:value-type="string" calcext:value-type="string">
            <text:p>Tsaynaw areglakaarirqan tsay asunt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desde entonces cuando trajo cada carga de yeso, lo pesamos con una lata grande.</text:p>
          </table:table-cell>
          <table:table-cell table:style-name="ce1" office:value-type="string" calcext:value-type="string">
            <text:p>I tsaypita patsayqa kada yesuta chaatsimuptin tupuyarqaa hatun latawanmi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Para ese trabajo compramos ciento veinticinco quintales.</text:p>
          </table:table-cell>
          <table:table-cell table:style-name="ce1" office:value-type="string" calcext:value-type="string">
            <text:p>Tsay trabahupaq rantiyarqaa pachak ishkay chunka pitsqatam kintaltam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sacando la bóveda que había estado allí desde hacia tiempo, hicimos la mezcla.</text:p>
          </table:table-cell>
          <table:table-cell table:style-name="ce1" office:value-type="string" calcext:value-type="string">
            <text:p>I unay bobeda kashqanta hurqurirmi ahupatsiya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ada día muchos hombres trabajaron.</text:p>
          </table:table-cell>
          <table:table-cell table:style-name="ce1" office:value-type="string" calcext:value-type="string">
            <text:p>Kada hunaq alli shuyni nunakuna uryay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l trabajo avanzó bien.</text:p>
          </table:table-cell>
          <table:table-cell table:style-name="ce1" office:value-type="string" calcext:value-type="string">
            <text:p>Trabahuqa alli abansayku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se trabajo no duró ni dos semanas.</text:p>
          </table:table-cell>
          <table:table-cell table:style-name="ce1" office:value-type="string" calcext:value-type="string">
            <text:p>Total ishkay semanapistsu manam durarqan tsay trabah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Por las dos semanas el albañil recibió apenas quinientos soles no más.</text:p>
          </table:table-cell>
          <table:table-cell table:style-name="ce1" office:value-type="string" calcext:value-type="string">
            <text:p>Ishkan semanapita albañil chaskirirqan apenas pitsqa pachak solllatam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él estaba muy triste y dijo, "Yo mismo tengo la culpa en este contrato, por hacer mal el presupuesto.</text:p>
          </table:table-cell>
          <table:table-cell table:style-name="ce1" office:value-type="string" calcext:value-type="string">
            <text:p>Tsaymi sellama llakirqan, "Kikiimi kay kontratuchaw faltashqa, manaalli tasanap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Pero eso no importa.</text:p>
          </table:table-cell>
          <table:table-cell table:style-name="ce1" office:value-type="string" calcext:value-type="string">
            <text:p>Peru manam tsay imanan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l patrón me dará salud.</text:p>
          </table:table-cell>
          <table:table-cell table:style-name="ce1" office:value-type="string" calcext:value-type="string">
            <text:p>Patronmi salornii qumanq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He hecho con mucha voluntad este trabajo."</text:p>
          </table:table-cell>
          <table:table-cell table:style-name="ce1" office:value-type="string" calcext:value-type="string">
            <text:p>Alli boluntaaniiwanmi kay trabahuta rurashqa kaa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Si él hubiera hecho el contrato por solamente dos mil soles, no sé qué habríamos hecho.</text:p>
          </table:table-cell>
          <table:table-cell table:style-name="ce1" office:value-type="string" calcext:value-type="string">
            <text:p>Sikyera ishkay waranqallachawpis kontratuta ruraykurqa, imanawraq kayaaman k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Casi faltó yeso y su precio fue mil doscientos soles.</text:p>
          </table:table-cell>
          <table:table-cell table:style-name="ce1" office:value-type="string" calcext:value-type="string">
            <text:p>Yesuqa kasi pishin i presyunqa huk waranqa ishkay pachak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Pero felizmente por las dos semanas el albañil recibió solamente quinientos soles.</text:p>
          </table:table-cell>
          <table:table-cell table:style-name="ce1" office:value-type="string" calcext:value-type="string">
            <text:p>Peru felismente albañil ishkay semanapita chaskirin pitsqa pachaklla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Así hicimos ese trabajo.</text:p>
          </table:table-cell>
          <table:table-cell table:style-name="ce1" office:value-type="string" calcext:value-type="string">
            <text:p>Tsaynawpam tsay trabahuta ruraya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Mientras yo estuve de teniente gobernador lo causé hacer.</text:p>
          </table:table-cell>
          <table:table-cell table:style-name="ce1" office:value-type="string" calcext:value-type="string">
            <text:p>Nuqa tenyenti gobernador karmi ruratsi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Después de hacer eso, claro que la capilla quedó más bonita.</text:p>
          </table:table-cell>
          <table:table-cell table:style-name="ce1" office:value-type="string" calcext:value-type="string">
            <text:p>Tsay rurakaariptinpis klaru mas shumaqnam kapilla kedari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Pero todavía todo no está listo.</text:p>
          </table:table-cell>
          <table:table-cell table:style-name="ce1" office:value-type="string" calcext:value-type="string">
            <text:p>Peru manam llapan listuraq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Desde ese tiempo ya nadie habló de la iglesia entre todas las autoridades.</text:p>
          </table:table-cell>
          <table:table-cell table:style-name="ce1" office:value-type="string" calcext:value-type="string">
            <text:p>Tsaypita patsay manam ni pi inlisyapaq parlarqanaqtsu llapan autoridaa kaqkunapis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Tranquilos estaban, sin preocuparse.</text:p>
          </table:table-cell>
          <table:table-cell table:style-name="ce1" office:value-type="string" calcext:value-type="string">
            <text:p>Trankilu, mana yarpakachashpa kakuy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Después de hacer todo eso, todavía faltaba para que la iglesia fuera más bonita.</text:p>
          </table:table-cell>
          <table:table-cell table:style-name="ce1" office:value-type="string" calcext:value-type="string">
            <text:p>Tsay llapan rurakaariptinpis faltarqaran mas shumaq inlisya kanan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en noviembre de 1967 hemos fundado una Asociación Pro Ornato con veinte personas.</text:p>
          </table:table-cell>
          <table:table-cell table:style-name="ce1" office:value-type="string" calcext:value-type="string">
            <text:p>Tsaynam nobyembri de 1967 hundayarquu huk Asociación Pro Ornatuta ishkay chunka nunakunaw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Al fundarla, todos hemos conversado, "¿Qué haremos primero?"</text:p>
          </table:table-cell>
          <table:table-cell table:style-name="ce1" office:value-type="string" calcext:value-type="string">
            <text:p>Tsay hundarikurnam parlayarquu llapaakunana, "Puntata imatam ruratsishun?" nishp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con una sola voz todos dijeron, "De una vez vamos a pintar el altar mayor, cueste lo que cueste."</text:p>
          </table:table-cell>
          <table:table-cell table:style-name="ce1" office:value-type="string" calcext:value-type="string">
            <text:p>Tsaynam llapan huk shimilla niyarqan, "Huklla aykapaq karpis pintaykatsishun altar mayorta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Después de esa conversación, pasaron casi diez meses todavía.</text:p>
          </table:table-cell>
          <table:table-cell table:style-name="ce1" office:value-type="string" calcext:value-type="string">
            <text:p>Tsayta parlariyashqaapita pasarqun kasi chunka killar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l pintor Juan Jaque Guerrero nos cobró cuatro mil treinta soles.</text:p>
          </table:table-cell>
          <table:table-cell table:style-name="ce1" office:value-type="string" calcext:value-type="string">
            <text:p>Pintor Juan Jaque Guerrero haqatsaarayaamarqan chusku waranqata kima chunka sol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para él contribuimos doscientos soles cada uno.</text:p>
          </table:table-cell>
          <table:table-cell table:style-name="ce1" office:value-type="string" calcext:value-type="string">
            <text:p>Tsaynam hitapunakuyarqaa ishkay pachak solyan kada uno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l primer instante todos los socios habían dicho, “Pagaremos de cualquier manera."</text:p>
          </table:table-cell>
          <table:table-cell table:style-name="ce1" office:value-type="string" calcext:value-type="string">
            <text:p>Llapan sosyukunapis puntallataqa, "Imanawpis pagashunmi," niyarqanmi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Pero poco a poco se volvieron muy flojos.</text:p>
          </table:table-cell>
          <table:table-cell table:style-name="ce1" office:value-type="string" calcext:value-type="string">
            <text:p>Nikar nikarmi limpu qilanaakuriy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De un golpe seis personas abandonaron el proyecto y quedamos solamente catorce.</text:p>
          </table:table-cell>
          <table:table-cell table:style-name="ce1" office:value-type="string" calcext:value-type="string">
            <text:p>Huklla huqta persona dehariyarqan, i kedariyarqaa chunka chuskullan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unque algunos terminamos de pagar, faltó todavía mucho.</text:p>
          </table:table-cell>
          <table:table-cell table:style-name="ce1" office:value-type="string" calcext:value-type="string">
            <text:p>Wakinniikuna pagar ushariyaptiipis yamayllaran falt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Una vez fui a Centenario a cantar misa.</text:p>
          </table:table-cell>
          <table:table-cell table:style-name="ce1" office:value-type="string" calcext:value-type="string">
            <text:p>Huk besnam aywarqaa Sentenaryuta misaman kant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después de tomar desayuno, estaba saliendo para venir acá.</text:p>
          </table:table-cell>
          <table:table-cell table:style-name="ce1" office:value-type="string" calcext:value-type="string">
            <text:p>Tsaynam desayunana upurir, yarqaykaamu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l cuarto del padre Arnaldo estaba abierto.</text:p>
          </table:table-cell>
          <table:table-cell table:style-name="ce1" office:value-type="string" calcext:value-type="string">
            <text:p>Padre Arnaldupa kwartun kicharayk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tonces al verme me dijo, "Y Shanti ¿cómo estás?"</text:p>
          </table:table-cell>
          <table:table-cell table:style-name="ce1" office:value-type="string" calcext:value-type="string">
            <text:p>Tsaynam rikaaramarnii niman, "I Shanti, imanawllataq?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Yo entré en su cuarto.</text:p>
          </table:table-cell>
          <table:table-cell table:style-name="ce1" office:value-type="string" calcext:value-type="string">
            <text:p>Tsaynam nuqaqa kwartunman yaykurirqu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Después le dije, "Padre, yo estoy andando muy triste.</text:p>
          </table:table-cell>
          <table:table-cell table:style-name="ce1" office:value-type="string" calcext:value-type="string">
            <text:p>Despwesnam nii, "Padre, nuqallaqa limpu llakishqam purikuyk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Los socios no quieren pagar.</text:p>
          </table:table-cell>
          <table:table-cell table:style-name="ce1" office:value-type="string" calcext:value-type="string">
            <text:p>Sosyukunanam mana munayantsu pagayaamuy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hemos arreglado para que (el pintor) comience pronto."</text:p>
          </table:table-cell>
          <table:table-cell table:style-name="ce1" office:value-type="string" calcext:value-type="string">
            <text:p>I señalashqa kayaa prontu qallanampaq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el padre, de por sí me regaló mil soles.</text:p>
          </table:table-cell>
          <table:table-cell table:style-name="ce1" office:value-type="string" calcext:value-type="string">
            <text:p>Tsaynam padre kikinllapita qararamarqan huk waranqa sol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on ese dinero hicimos comenzar a pintar el ocho de octubre de 1968.</text:p>
          </table:table-cell>
          <table:table-cell table:style-name="ce1" office:value-type="string" calcext:value-type="string">
            <text:p>Tsaywanmi qallaykatsiyarqaa pintar puwaq hunaq oktubri de 1968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sí terminó de pintar en cuatro semanas.</text:p>
          </table:table-cell>
          <table:table-cell table:style-name="ce1" office:value-type="string" calcext:value-type="string">
            <text:p>Tsaynawpam chusku semanata pintar usharamu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hora está pintado bonito.</text:p>
          </table:table-cell>
          <table:table-cell table:style-name="ce1" office:value-type="string" calcext:value-type="string">
            <text:p>Kananqa shumaq pintashqam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Y la asociación de Damas Nuestra Señora de las Mercedes ha comprado una lámpara Petromax para la capilla.</text:p>
          </table:table-cell>
          <table:table-cell table:style-name="ce1" office:value-type="string" calcext:value-type="string">
            <text:p>I Asociación de Damas de Nuestra Señora de las Mercedes, paykunanam rantiyaamushqa kapillapaq huk lampara Petromax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además han hecho cambiar el altar mayor todo cemento.</text:p>
          </table:table-cell>
          <table:table-cell table:style-name="ce1" office:value-type="string" calcext:value-type="string">
            <text:p>I despwesnam kambyatsiyashqa altar mayor todo sement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después lo han hecho pintar bonito.</text:p>
          </table:table-cell>
          <table:table-cell table:style-name="ce1" office:value-type="string" calcext:value-type="string">
            <text:p>I despwes pintatsiyashqa shum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Al ver todo eso, el padre párroco Arnaldo Jansen me dijo, "Saca el presupuesto.</text:p>
          </table:table-cell>
          <table:table-cell table:style-name="ce1" office:value-type="string" calcext:value-type="string">
            <text:p>Tsay llapanta rikarninnam, padre paroku Arnaldo Jansen nimarqan, "Hurqamuy presupwestu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o pagaré el yeso.</text:p>
          </table:table-cell>
          <table:table-cell table:style-name="ce1" office:value-type="string" calcext:value-type="string">
            <text:p>Nuqam rantimushaq yesu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Vamos a blanquear detrás de la capilla."</text:p>
          </table:table-cell>
          <table:table-cell table:style-name="ce1" office:value-type="string" calcext:value-type="string">
            <text:p>Limpu kapilla waqtanta blankyaykushun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yo avisé a las autoridades, "Así dice nuestro párroco, que vamos a hacer rápido un zócalo para blanquear alrededor."</text:p>
          </table:table-cell>
          <table:table-cell table:style-name="ce1" office:value-type="string" calcext:value-type="string">
            <text:p>Tsaynam autoridaakunata nuqana kaayitsirquu. "Kaynawmi parokuntsik nin apuradu solakishun limpu firuruq blankyanapaq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Y cuando empezamos a hacer el zócalo, fui a avisarle así y el padre Arnaldo me dio un cheque por tres mil setecientos cincuenta soles.</text:p>
          </table:table-cell>
          <table:table-cell table:style-name="ce1" office:value-type="string" calcext:value-type="string">
            <text:p>Solakyar qallaykuyaptiinam, tsaynaw willakuriptii, padre Arnaldo qumarqan huk chekita kima waranqa qanchis pachak pitsqa chunka baloryuq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on eso hemos comprado 130 quintales de yeso.</text:p>
          </table:table-cell>
          <table:table-cell table:style-name="ce1" office:value-type="string" calcext:value-type="string">
            <text:p>Tsaywanmi rantiyarquu 130 kintalos yesu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con el dinero que sobró, hemos pagado a un albañil.</text:p>
          </table:table-cell>
          <table:table-cell table:style-name="ce1" office:value-type="string" calcext:value-type="string">
            <text:p>I wakin sobra qillaywannam pagayarquu huk albañil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hemos comprado madera para poner una cruz grande detrás de la iglesia.</text:p>
          </table:table-cell>
          <table:table-cell table:style-name="ce1" office:value-type="string" calcext:value-type="string">
            <text:p>I qiruta rantiyarquu inlisya qipanman huk hatun krusta churayaanaa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Además el padre párroco ha regalado a la iglesia una mámpara para poner encima de la puerta de la iglesia.</text:p>
          </table:table-cell>
          <table:table-cell table:style-name="ce1" office:value-type="string" calcext:value-type="string">
            <text:p>Ademas padre paroku qaramushqa inlisyata huk mamparata inlisya punkun hananman churakashq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sí será más bonita la capilla de Chonta.</text:p>
          </table:table-cell>
          <table:table-cell table:style-name="ce1" office:value-type="string" calcext:value-type="string">
            <text:p>Tsaynawpam kananqa mas shumaqna Chonta kapill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Fue el 31 de mayo de 1970.</text:p>
          </table:table-cell>
          <table:table-cell table:style-name="ce1" office:value-type="string" calcext:value-type="string">
            <text:p>Karqan 31 de mayo, 1970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sa mañana estuve en Centenario.</text:p>
          </table:table-cell>
          <table:table-cell table:style-name="ce1" office:value-type="string" calcext:value-type="string">
            <text:p>Tsay quya karqaa Sentenaryuchawmi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Prediqué en la mañana de la misa de las seis.</text:p>
          </table:table-cell>
          <table:table-cell table:style-name="ce1" office:value-type="string" calcext:value-type="string">
            <text:p>Quya seis misachawmi predikarqa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Después cuando tuve tiempo fui a la calle.</text:p>
          </table:table-cell>
          <table:table-cell table:style-name="ce1" office:value-type="string" calcext:value-type="string">
            <text:p>Tsaypitanam tyempuu kariptin aywarqaa kallitan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Y entré en la misa principal en la catedral.</text:p>
          </table:table-cell>
          <table:table-cell table:style-name="ce1" office:value-type="string" calcext:value-type="string">
            <text:p>I mayor misaman yaykurirqaa katedral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La misa fue pontifical.</text:p>
          </table:table-cell>
          <table:table-cell table:style-name="ce1" office:value-type="string" calcext:value-type="string">
            <text:p>Tsaynawmi misa karqa pontifikal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Celebraron la misa los dos obispos con varios sacerdotes ancianos.</text:p>
          </table:table-cell>
          <table:table-cell table:style-name="ce1" office:value-type="string" calcext:value-type="string">
            <text:p>Selebrayarqan misata ishkan obispukuna mas atskaq awkin saserdotikunaw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sistieron todas las autoridades.</text:p>
          </table:table-cell>
          <table:table-cell table:style-name="ce1" office:value-type="string" calcext:value-type="string">
            <text:p>Tsaytam asistiyarqan llapan awtoridaakun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llí estuvo el señor prefecto.</text:p>
          </table:table-cell>
          <table:table-cell table:style-name="ce1" office:value-type="string" calcext:value-type="string">
            <text:p>Tsaychawmi karqan señor prefekt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l tenía a su cargo la procesión de las ofrendas con un comandante.</text:p>
          </table:table-cell>
          <table:table-cell table:style-name="ce1" office:value-type="string" calcext:value-type="string">
            <text:p>Paymi prosesyon de ofrendata apayarqan huk komandantiw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Después de misa fue la procesión con el Santísimo Sacramento.</text:p>
          </table:table-cell>
          <table:table-cell table:style-name="ce1" office:value-type="string" calcext:value-type="string">
            <text:p>Misa ushaynam, karqan prosesyon Santisimu Sakramentuw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Cuando eso terminó, fui al convento en Centenario.</text:p>
          </table:table-cell>
          <table:table-cell table:style-name="ce1" office:value-type="string" calcext:value-type="string">
            <text:p>Tsay ushariptinnam aywakurqaa konbentu Sentenaryum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llí estaban el padre Anscario y el padre Guillermo.</text:p>
          </table:table-cell>
          <table:table-cell table:style-name="ce1" office:value-type="string" calcext:value-type="string">
            <text:p>Tsaychawnam kayarqaa padre Anscario, padre Guillermo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Después de almorzar, con el padre Guillermo escuché en el radio el partido en Méjico.</text:p>
          </table:table-cell>
          <table:table-cell table:style-name="ce1" office:value-type="string" calcext:value-type="string">
            <text:p>Despwes almorsarikurnam, padro Guillermuwan wiyarayarqaa radyuchaw Mehikuchaw pukllaqkuna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Pero no se oyó bien.</text:p>
          </table:table-cell>
          <table:table-cell table:style-name="ce1" office:value-type="string" calcext:value-type="string">
            <text:p>Tsaynam manaallitsu wiyaku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Cuando después de tratar de sintonizarlo largo rato no se oía bien, me dijo, “Mejor te voy a llevar de una vez a Mullaca.”</text:p>
          </table:table-cell>
          <table:table-cell table:style-name="ce1" office:value-type="string" calcext:value-type="string">
            <text:p>Unay sintonisar afanarikurnam manaalli wiyakuptin nimarqan, “Mehor huklla apaykushqayki Mullakaman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le dije, “Bueno,” y nos fuimos.</text:p>
          </table:table-cell>
          <table:table-cell table:style-name="ce1" office:value-type="string" calcext:value-type="string">
            <text:p>Niptin, “Bwenu,” nir, aywakayaamurqa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Mientras veníamos, encontramos a don Julián Bruno.</text:p>
          </table:table-cell>
          <table:table-cell table:style-name="ce1" office:value-type="string" calcext:value-type="string">
            <text:p>Tsay sharaykaamurnam taripayaamurqaa don Julián Brunu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dije al padre, “Vamos a llevar a ese hombre.”</text:p>
          </table:table-cell>
          <table:table-cell table:style-name="ce1" office:value-type="string" calcext:value-type="string">
            <text:p>Tsaynam padrita nirqaa, “Apakushun taqay nunata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l padre dijo contento, “Bueno.”</text:p>
          </table:table-cell>
          <table:table-cell table:style-name="ce1" office:value-type="string" calcext:value-type="string">
            <text:p>Tsaynam padreqa kushishqa, “Bwenu,” ni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seguimos sin sospechar nada.</text:p>
          </table:table-cell>
          <table:table-cell table:style-name="ce1" office:value-type="string" calcext:value-type="string">
            <text:p>Tsaymi aywakayaamurqaa mana imatapis pensashp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Llegamos a Mullaca.</text:p>
          </table:table-cell>
          <table:table-cell table:style-name="ce1" office:value-type="string" calcext:value-type="string">
            <text:p>Tsaymi chaariyarqaa Mullakam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De allí fuimos los dos, yo con don Julián, y el padre Guillermo volvió en su carro.</text:p>
          </table:table-cell>
          <table:table-cell table:style-name="ce1" office:value-type="string" calcext:value-type="string">
            <text:p>Tsaypitanam aywakuyarqaa don Julianwan ishkaa i padre Guillermunam kutikurqan awtunw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yo fui con don Julián Bruno por Pactsa.</text:p>
          </table:table-cell>
          <table:table-cell table:style-name="ce1" office:value-type="string" calcext:value-type="string">
            <text:p>Tsaynam nuqa aywakayaamurqaa don Julián Brunuwan Paqtsap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Al llegar arriba a Pactsa encontramos a mi señora Juana que después de pastar estaba saliendo con nuestras vacas.</text:p>
          </table:table-cell>
          <table:table-cell table:style-name="ce1" office:value-type="string" calcext:value-type="string">
            <text:p>Paqtsaman charkamurnam tarirayaamurqaa señoraa Juanawanpis mitsikushqanpita yarqaraykaatsimunaqna wakakuna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Vinimos derecho.</text:p>
          </table:table-cell>
          <table:table-cell table:style-name="ce1" office:value-type="string" calcext:value-type="string">
            <text:p>Tsaymi derechu aywakayaamurqa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Siempre es nuestra costumbre venir despacio, pastando los animales por el camino, pero en esa ocasión vinimos directamente.</text:p>
          </table:table-cell>
          <table:table-cell table:style-name="ce1" office:value-type="string" calcext:value-type="string">
            <text:p>Imaypis mitsir-mitsir naanita shayaamuq kayaa, peru tsaypinqa derech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Cuando llegamos a Huallcupampa dije a mi señora, “Anda tú adelante a la casa.</text:p>
          </table:table-cell>
          <table:table-cell table:style-name="ce1" office:value-type="string" calcext:value-type="string">
            <text:p>Wallqupampaman chaariykurnam nirqaa señoraata, “Qam wayita puntay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Yo voy a amarrar las vacas.”</text:p>
          </table:table-cell>
          <table:table-cell table:style-name="ce1" office:value-type="string" calcext:value-type="string">
            <text:p>Aywaa nuqa watapakaramushaq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mi señora dijo, “Yo voy a seguir.</text:p>
          </table:table-cell>
          <table:table-cell table:style-name="ce1" office:value-type="string" calcext:value-type="string">
            <text:p>Tsaynam señoraa nirqan, “Nuqam qatii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nda tú adelante.”</text:p>
          </table:table-cell>
          <table:table-cell table:style-name="ce1" office:value-type="string" calcext:value-type="string">
            <text:p>Qam puntakuraykuy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sí diciendo ella siguió atrás.</text:p>
          </table:table-cell>
          <table:table-cell table:style-name="ce1" office:value-type="string" calcext:value-type="string">
            <text:p>Nishpa qatiku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pasamos adelante, yo y don Julián juntos.</text:p>
          </table:table-cell>
          <table:table-cell table:style-name="ce1" office:value-type="string" calcext:value-type="string">
            <text:p>Tsaynam pasakayaamurqaa don Julianwan hunt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Si yo hubiera ido a amarrar la yunta, donde los habría amarrado una roca cayó y está allí donde siempre amarramos los toros.</text:p>
          </table:table-cell>
          <table:table-cell table:style-name="ce1" office:value-type="string" calcext:value-type="string">
            <text:p>Sitsun nuqa aywaaman karqan yunta wataq, watarishqachawchi kanman karqa, huk qaqa toru watarananchaw ishkimushqa kayk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, pues mi señora arreaba despacio los animales, pastando cada rato.</text:p>
          </table:table-cell>
          <table:table-cell table:style-name="ce1" office:value-type="string" calcext:value-type="string">
            <text:p>Tsaynam, maa señoraaqa despasyu qatikunaq mitsir mitsir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Yo apenas llegué a mi casa y alcé el candado para abrir cuando la tierra comenzó a moverse.</text:p>
          </table:table-cell>
          <table:table-cell table:style-name="ce1" office:value-type="string" calcext:value-type="string">
            <text:p>Nuqanam apenas wayiiman chaarirquu i kandaduta pallarirkurquu kicharinapaq, tsay ora qallaykurqan patsa kuyur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ntonces cuando el sacudimiento se hizo peor, yo salí por miedo de que la puerta se cerrara.</text:p>
          </table:table-cell>
          <table:table-cell table:style-name="ce1" office:value-type="string" calcext:value-type="string">
            <text:p>Tsaynam nuqaqa apuradu yarqakaramurqaa allaapa kuyuriptin, “Sawanpis wichqakurkunqachi,” nir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penas había salido cuando el movimiento fue peor todavía.</text:p>
          </table:table-cell>
          <table:table-cell table:style-name="ce1" office:value-type="string" calcext:value-type="string">
            <text:p>Apenas yarqurirquu mas peor kuyuykamurqu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Allí en el patio de mi papá nos reunimos con mi mamá, mi hermana y mis sobrinos.</text:p>
          </table:table-cell>
          <table:table-cell table:style-name="ce1" office:value-type="string" calcext:value-type="string">
            <text:p>Tsayllamannam mamaanii, panii i sobrinuukuna limpu ayllukaariyarquu papaaniipa patyunllachaw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Allí la tierra se movia más fuerte.</text:p>
          </table:table-cell>
          <table:table-cell table:style-name="ce1" office:value-type="string" calcext:value-type="string">
            <text:p>Tsaychawnam mas ferti kuyuykamu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Primero las tejas de mi casa empezaron a caerse.</text:p>
          </table:table-cell>
          <table:table-cell table:style-name="ce1" office:value-type="string" calcext:value-type="string">
            <text:p>Puntata wayiipa tehan hiqar qallaykamu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Fue terrible esa tarde.</text:p>
          </table:table-cell>
          <table:table-cell table:style-name="ce1" office:value-type="string" calcext:value-type="string">
            <text:p>Sellama tsay tardi kayku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Todas las casas terminaron con derrumbarse.</text:p>
          </table:table-cell>
          <table:table-cell table:style-name="ce1" office:value-type="string" calcext:value-type="string">
            <text:p>Limpu llapan wayikuna huchur ushari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Tanto se movía, el movimiento me parecía más o menos un cuarto de hora.</text:p>
          </table:table-cell>
          <table:table-cell table:style-name="ce1" office:value-type="string" calcext:value-type="string">
            <text:p>Tsaylaya kuyurnin parisipumarqan imayka kwartu de ora kuyuqnawmi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Mucho tiempo duró ese sismo.</text:p>
          </table:table-cell>
          <table:table-cell table:style-name="ce1" office:value-type="string" calcext:value-type="string">
            <text:p>Allaapam duraykurqan tsay kuyuy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Por fin el sismo terminó.</text:p>
          </table:table-cell>
          <table:table-cell table:style-name="ce1" office:value-type="string" calcext:value-type="string">
            <text:p>Porfin patsa kuyur parari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Todas nuestras casas quedaron en ruinas, qué triste.</text:p>
          </table:table-cell>
          <table:table-cell table:style-name="ce1" office:value-type="string" calcext:value-type="string">
            <text:p>Limpu llapan wayiikunaqa ushakaarishqa llakikuyp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En cuanto se tranquilizó, yo corrí a ver cómo estaba Juanita.</text:p>
          </table:table-cell>
          <table:table-cell table:style-name="ce1" office:value-type="string" calcext:value-type="string">
            <text:p>Parariptin oram ayqirqaa rikaachaakuq, “imanawraq Juanitallaqa,” nirni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Entonces mientras iba, allí en el camino encontré a don Alejandro Quispe y a su esposa.</text:p>
          </table:table-cell>
          <table:table-cell table:style-name="ce1" office:value-type="string" calcext:value-type="string">
            <text:p>Tsaymi tsay aywar naanichaw taririrqaa don Alejandru Quispita warmintaw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La case la habla aplastado.</text:p>
          </table:table-cell>
          <table:table-cell table:style-name="ce1" office:value-type="string" calcext:value-type="string">
            <text:p>Wayi nitirishqa kan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Muy rápidamente saqué los adobes y con gran dificultad la libré.</text:p>
          </table:table-cell>
          <table:table-cell table:style-name="ce1" office:value-type="string" calcext:value-type="string">
            <text:p>Tsaynam nuqaqa sellama apuradu tikakunata hurqur, allibwenu sasata paskaykurqa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6">
          <table:table-cell office:value-type="string" calcext:value-type="string">
            <text:p>Cuando pasé de allí, volví atrás pensando que seguramente en esa recta las casas habrán aplastado a otros.</text:p>
          </table:table-cell>
          <table:table-cell table:style-name="ce1" office:value-type="string" calcext:value-type="string">
            <text:p>Pasarikur oram qipaman kutikamurqaa, “Seguru tsay kinraychaw mastachi nunata wayi nitishqa,” nir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 esa recta todas las casas estaban en ruinas.</text:p>
          </table:table-cell>
          <table:table-cell table:style-name="ce1" office:value-type="string" calcext:value-type="string">
            <text:p>Tsaymi tsay kinraychaw limpu wayikuna ushakaarishqa kan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6">
          <table:table-cell office:value-type="string" calcext:value-type="string">
            <text:p>La iglesia y la escuela también quedaron destruidas completamente y más allá en la recta lo mismo todas las casas estaban derrumbadas.</text:p>
          </table:table-cell>
          <table:table-cell table:style-name="ce1" office:value-type="string" calcext:value-type="string">
            <text:p>Inlisyapis eskwelapis limpu ushakaarinaq, i mas washa kinraychawqa limpu lomismu wayikuna ushakashq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6">
          <table:table-cell office:value-type="string" calcext:value-type="string">
            <text:p>De allí, corriendo de canto a canto volví y divisé a mi señora encima de Huamán Caca, pues ella también se había salvado en una quebrada honda.</text:p>
          </table:table-cell>
          <table:table-cell table:style-name="ce1" office:value-type="string" calcext:value-type="string">
            <text:p>Tsaypita huk kuchupita huk kuchunkama ayqikacharikurran kutirikur rikaachaakurqaa señorasta Waman Qaqa hananchaw, maa paypis salbakuykunaq feyu kebradachaw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Dijo que por todos lados habían caído galgas.</text:p>
          </table:table-cell>
          <table:table-cell table:style-name="ce1" office:value-type="string" calcext:value-type="string">
            <text:p>Quchpakuna wakpa kaypash pasaykun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Pero felizmente no le había alcanzado ni una piedra pequeña.</text:p>
          </table:table-cell>
          <table:table-cell table:style-name="ce1" office:value-type="string" calcext:value-type="string">
            <text:p>Mana felismente rataykunaqtsu ni ichik rumillapis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Al mismo tiempo mi hermana Benita corrió a buscar a mis sobrinos.</text:p>
          </table:table-cell>
          <table:table-cell table:style-name="ce1" office:value-type="string" calcext:value-type="string">
            <text:p>Tsay oranam panii Benitaqa ayqikunaq sobrinuukuna ashi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Ella también encontró que una casa derrumbada había aplastado a una mujer anciana.</text:p>
          </table:table-cell>
          <table:table-cell table:style-name="ce1" office:value-type="string" calcext:value-type="string">
            <text:p>Tsaynam paypis taririnaq huk wayi huchur, maa nitirishqa kanaq huk tsatsa warmi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6">
          <table:table-cell office:value-type="string" calcext:value-type="string">
            <text:p>Ella también lo mismo quitó todos los adobes que estaban aplastando a la señora, y la jaló afuera con su brazo fracturado.</text:p>
          </table:table-cell>
          <table:table-cell table:style-name="ce1" office:value-type="string" calcext:value-type="string">
            <text:p>Paypis lomismu tsay señorata llapan tika nitishqata hurqurikur sutaramunaq rikrallan pakishqa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6">
          <table:table-cell office:value-type="string" calcext:value-type="string">
            <text:p>Entonces llorando me contaron que nuestra capilla había sido destruida y que no había escuela tampoco.</text:p>
          </table:table-cell>
          <table:table-cell table:style-name="ce1" office:value-type="string" calcext:value-type="string">
            <text:p>Tsaynam waqarninna willarayaamarqan kapillantsik ushakaarishqam, eskwelapis manam kan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6">
          <table:table-cell office:value-type="string" calcext:value-type="string">
            <text:p>Cuando así me dijeron, yo me entristecí mucho porque nuestra capilla había sido muy bonita.</text:p>
          </table:table-cell>
          <table:table-cell table:style-name="ce1" office:value-type="string" calcext:value-type="string">
            <text:p>Tsaynaw niykayaamaptinmi allaapa nuqa llakikurqaa, porke kapillaakuna karqan allaapa shumaqmi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Todavía no hacía un año que fue inaugurada.</text:p>
          </table:table-cell>
          <table:table-cell table:style-name="ce1" office:value-type="string" calcext:value-type="string">
            <text:p>Manam watatsarqaraqtsu inawgurakush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staba pintada muy bonito.</text:p>
          </table:table-cell>
          <table:table-cell table:style-name="ce1" office:value-type="string" calcext:value-type="string">
            <text:p>Kusa shumaq pintashqa ka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Algunas mujeres me llamaron y dijeron, “Ven para dirigirnos en oración.”</text:p>
          </table:table-cell>
          <table:table-cell table:style-name="ce1" office:value-type="string" calcext:value-type="string">
            <text:p>Wakin warmikunanam, “Aywallaamuy riqatsillaayaamaanaykipaq, nishpa qayayaama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Entonces fui a la plaza.</text:p>
          </table:table-cell>
          <table:table-cell table:style-name="ce1" office:value-type="string" calcext:value-type="string">
            <text:p>Tsaynam aywarqaa plasa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Muchas personas se habían reunido.</text:p>
          </table:table-cell>
          <table:table-cell table:style-name="ce1" office:value-type="string" calcext:value-type="string">
            <text:p>Atskaq ayllukarayaamu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Mientras rezábamos una mujer dijo, “Es solamente Chonta que ha sido destruido.</text:p>
          </table:table-cell>
          <table:table-cell table:style-name="ce1" office:value-type="string" calcext:value-type="string">
            <text:p>Tsaychawnam resakuraykaayaptiina, wakin warmiqa nin, “Chontallam ushakaari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Los que rezan aquí tienen la culpa, porque sus oraciones son malas.</text:p>
          </table:table-cell>
          <table:table-cell table:style-name="ce1" office:value-type="string" calcext:value-type="string">
            <text:p>Kaychaw resakuqkunam kulpayuq kayan, paykuna manaalli resayashqanmi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Siempre hemos rezado en cuaresma.</text:p>
          </table:table-cell>
          <table:table-cell table:style-name="ce1" office:value-type="string" calcext:value-type="string">
            <text:p>Imayllaqa qarwaypa resakuyashqallaqa kantsik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Solamente los protestantes rezan así, pues así son ellos.</text:p>
          </table:table-cell>
          <table:table-cell table:style-name="ce1" office:value-type="string" calcext:value-type="string">
            <text:p>Tsaynawqa resayan protestantikunallam, pwes paykuna tsaymi kay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Toda la vida siguen detrás de su Santiago Pantoja.</text:p>
          </table:table-cell>
          <table:table-cell table:style-name="ce1" office:value-type="string" calcext:value-type="string">
            <text:p>Imay orapis Santiago Pantojan qatikushqall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El es el malhechor.</text:p>
          </table:table-cell>
          <table:table-cell table:style-name="ce1" office:value-type="string" calcext:value-type="string">
            <text:p>Paymi manaalli rur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Es a causa de él que Chonta queda en ruinas.</text:p>
          </table:table-cell>
          <table:table-cell table:style-name="ce1" office:value-type="string" calcext:value-type="string">
            <text:p>Payraykurmi Chonta ushakaarill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Y ahora, ojalá que les guste esto, ya que les da la oportunidad de rezar o cantar algo.”</text:p>
          </table:table-cell>
          <table:table-cell table:style-name="ce1" office:value-type="string" calcext:value-type="string">
            <text:p>Kanan gustayaashii imatachi resatsikunpis, imatachi kantatsikunpis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Allí llegó una prima mía, Rosa, de Paramonga, muy sabida.</text:p>
          </table:table-cell>
          <table:table-cell table:style-name="ce1" office:value-type="string" calcext:value-type="string">
            <text:p>Tsaymannam yuriramurqan huk primaa Rosa Paramongapita, imayka yachaqchi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“El presidente tiene la culpa por este terremoto.</text:p>
          </table:table-cell>
          <table:table-cell table:style-name="ce1" office:value-type="string" calcext:value-type="string">
            <text:p>“Kay teremotu kananpaq kulpayuq presidentim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El con esta Reforma Agraria ha hecho todo esto.</text:p>
          </table:table-cell>
          <table:table-cell table:style-name="ce1" office:value-type="string" calcext:value-type="string">
            <text:p>Paymi kay Reforma Agrariawan kay llapanta ruraramurqu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Deben matarlo, deben botarlo.</text:p>
          </table:table-cell>
          <table:table-cell table:style-name="ce1" office:value-type="string" calcext:value-type="string">
            <text:p>Payta wanutsiyanmanpis, payta qarquyanmanpis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Lo mismo los curas hoy en día.</text:p>
          </table:table-cell>
          <table:table-cell table:style-name="ce1" office:value-type="string" calcext:value-type="string">
            <text:p>Lomismu kananqa kurakunapis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Son malos.</text:p>
          </table:table-cell>
          <table:table-cell table:style-name="ce1" office:value-type="string" calcext:value-type="string">
            <text:p>Mana allitsu kay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Cuando bautizan a un bebé hacen que la madre o que el padre lo lleve.</text:p>
          </table:table-cell>
          <table:table-cell table:style-name="ce1" office:value-type="string" calcext:value-type="string">
            <text:p>Wamrata ushatsirnin, mamanta taytanta wamrata millqatsiy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Ya que todo es asi, todo eso enojamos a Dios.</text:p>
          </table:table-cell>
          <table:table-cell table:style-name="ce1" office:value-type="string" calcext:value-type="string">
            <text:p>Tsaynaw imayllaqa kashqataq tsay llapanmi Dyosnintsikta piñatsintsik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Los curas de la actualidad hacen la misa también al revés.</text:p>
          </table:table-cell>
          <table:table-cell table:style-name="ce1" office:value-type="string" calcext:value-type="string">
            <text:p>Kananqa kurakuna misatapis imanawchi ruray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Ahora los curas no llevan sotana tampoco.</text:p>
          </table:table-cell>
          <table:table-cell table:style-name="ce1" office:value-type="string" calcext:value-type="string">
            <text:p>Kananqa kurakuna sotanatapis yakarayan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Andan como cualquier hombre.</text:p>
          </table:table-cell>
          <table:table-cell table:style-name="ce1" office:value-type="string" calcext:value-type="string">
            <text:p>Purikuyan lluta nunakunanaw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Así son los Capuchinos en Paramonga.</text:p>
          </table:table-cell>
          <table:table-cell table:style-name="ce1" office:value-type="string" calcext:value-type="string">
            <text:p>Tsaynawmi Paramongachaw Kapuchinukuna kay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Por eso yo he dicho a los curas allí porque están haciendo mal.</text:p>
          </table:table-cell>
          <table:table-cell table:style-name="ce1" office:value-type="string" calcext:value-type="string">
            <text:p>Tsaymi nuqa tsaychaw kurakunata manaallita rurayaptin parlapushqam ka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Ya que Chontayoc ha sido destruido, seguramente están alegres y bailando.</text:p>
          </table:table-cell>
          <table:table-cell table:style-name="ce1" office:value-type="string" calcext:value-type="string">
            <text:p>Kanan Chontayuq ushakaariptin kushiyanchi qatswayanchi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Ahora los curas son protestantes.</text:p>
          </table:table-cell>
          <table:table-cell table:style-name="ce1" office:value-type="string" calcext:value-type="string">
            <text:p>Kananqa kurakuna protestantim kay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Por eso no llevan sotana.</text:p>
          </table:table-cell>
          <table:table-cell table:style-name="ce1" office:value-type="string" calcext:value-type="string">
            <text:p>Tsaymi mana sotanata yakarayan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Ni nosotros podemos reconocer quién es cura.”</text:p>
          </table:table-cell>
          <table:table-cell table:style-name="ce1" office:value-type="string" calcext:value-type="string">
            <text:p>Ni nuqantsikpis riqintsiktsu kura kashqanta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Así parloteaban las mujeres.</text:p>
          </table:table-cell>
          <table:table-cell table:style-name="ce1" office:value-type="string" calcext:value-type="string">
            <text:p>Tsaynawmi sellama warmikuna parlaya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6">
          <table:table-cell office:value-type="string" calcext:value-type="string">
            <text:p>Inmediatamente después del sismo, dos hombres vinieron de Chicney a ver mi casa, para saber pues si la casa de mí, el rezador, estaba en pie o en ruinas.</text:p>
          </table:table-cell>
          <table:table-cell table:style-name="ce1" office:value-type="string" calcext:value-type="string">
            <text:p>Teremotu apenas pasarishqan orallam, Chikneypita ishkaq nunakuna shayaamunaq wayii rikaq, maa nuqa resakuq nunapa wayii yamayllakush o ushakashqakush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Mientras yo estaba saliendo los encontré viniendo muy enojados.</text:p>
          </table:table-cell>
          <table:table-cell table:style-name="ce1" office:value-type="string" calcext:value-type="string">
            <text:p>Tsaynam nuqaqa yarquraykar toparkuu waapu shamuykaayaan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Cuando les saludé me contestaron muy molestos.</text:p>
          </table:table-cell>
          <table:table-cell table:style-name="ce1" office:value-type="string" calcext:value-type="string">
            <text:p>Saludariptii yaskiyaamarqan allaapa kalyenti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Dicen que después de ver mi casa, volvieron alegres encontrándola derrumbada, diciendo, “Está bien que se ha terminado la casa del rezador también.</text:p>
          </table:table-cell>
          <table:table-cell table:style-name="ce1" office:value-type="string" calcext:value-type="string">
            <text:p>Despwesshi wayiita rikaarikur kutikaayan kushishqa huchushqata taririkur, “Está bien ushakashqam resakuq nunapa wayinpis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s bueno así.”</text:p>
          </table:table-cell>
          <table:table-cell table:style-name="ce1" office:value-type="string" calcext:value-type="string">
            <text:p>Alli tsaynawqa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n ese momento ellos pensaban que solamente Chonta y Chicney habían sido destruidos.</text:p>
          </table:table-cell>
          <table:table-cell table:style-name="ce1" office:value-type="string" calcext:value-type="string">
            <text:p>Paykunaqa tsay orallaqa pensayarqan unikamente Chontalla Chikneylla ushakaarishqan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se terremoto había ocurrido como a las tres o cuatro de le tarde.</text:p>
          </table:table-cell>
          <table:table-cell table:style-name="ce1" office:value-type="string" calcext:value-type="string">
            <text:p>Tres o kwatrunawmi tsay teremotu ka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Cuando el sismo pasó, inmediatamente una nube de polvo cubrió todo.</text:p>
          </table:table-cell>
          <table:table-cell table:style-name="ce1" office:value-type="string" calcext:value-type="string">
            <text:p>Teremotu pasariptin, tsay oram limpu polvadera nitiramu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No se podía ver nada.</text:p>
          </table:table-cell>
          <table:table-cell table:style-name="ce1" office:value-type="string" calcext:value-type="string">
            <text:p>Manam ni maypis rikaakurqa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Lados de los cerros se desplomaron abajo, la tierra se abrió en grietes, no había agua.</text:p>
          </table:table-cell>
          <table:table-cell table:style-name="ce1" office:value-type="string" calcext:value-type="string">
            <text:p>Limpu hirkakunapis huchushqam, patsakunapis limpu qatsashqam, yakukunapis karqa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sa tarde nadie pensaba ni en comer.</text:p>
          </table:table-cell>
          <table:table-cell table:style-name="ce1" office:value-type="string" calcext:value-type="string">
            <text:p>Tsay tardi manam ni pipis ni mikuyta pensarqa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ntonces más tarde la gente nos avisó que en San Juan de Pisco no quedaba ni una sola casa.</text:p>
          </table:table-cell>
          <table:table-cell table:style-name="ce1" office:value-type="string" calcext:value-type="string">
            <text:p>Tsay mas tarditanam, nunakuna willakarayaamurqan San Juan de Piskochawna mana ni huk wayi kedashqa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Todas sus sementeras también estaban enterradas.</text:p>
          </table:table-cell>
          <table:table-cell table:style-name="ce1" office:value-type="string" calcext:value-type="string">
            <text:p>Pasaypa llapan mikuyllankunapis pampakashq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No tenían nada para comer tampoco porque sus casas habían sido aplastadas.</text:p>
          </table:table-cell>
          <table:table-cell table:style-name="ce1" office:value-type="string" calcext:value-type="string">
            <text:p>Manam kantsu ni ima mikuyaananpaq wayi nitishqa kapti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Y tampoco había camino porque cuando ese Jatun Pactsa se derrumbó, lo había tapado completamente.</text:p>
          </table:table-cell>
          <table:table-cell table:style-name="ce1" office:value-type="string" calcext:value-type="string">
            <text:p>I naanipis manam karqatsu porke tsay Hatun Paqtsaq huchumurnin limpu tsaparishqa ka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Tapapunta también se derrumbó.</text:p>
          </table:table-cell>
          <table:table-cell table:style-name="ce1" office:value-type="string" calcext:value-type="string">
            <text:p>Tapapuntam hina huchumu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Había borrado completamente el camino.</text:p>
          </table:table-cell>
          <table:table-cell table:style-name="ce1" office:value-type="string" calcext:value-type="string">
            <text:p>Limpu naanita boradishqa ka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No había absolutamente nada que podíamos hacer para ayudar a esa gente.</text:p>
          </table:table-cell>
          <table:table-cell table:style-name="ce1" office:value-type="string" calcext:value-type="string">
            <text:p>Ni imanaapa pasaypa karqatsu tsay nunakunata yanapaykuyaanaap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Viendo que la capilla quedó en ruinas, hombres y mujeres corrieron allí en la tarde diciendo, “Vamos a sacar nuestros santos.”</text:p>
          </table:table-cell>
          <table:table-cell table:style-name="ce1" office:value-type="string" calcext:value-type="string">
            <text:p>Kapilla limpu ushakashqamannam nunakuna warmikuna ayqikuyan tardina, “Aku hurqamushun santuntsikta,” nir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Mientras estábamos entrando allí, hubo otro sismo.</text:p>
          </table:table-cell>
          <table:table-cell table:style-name="ce1" office:value-type="string" calcext:value-type="string">
            <text:p>Tsaymi tsayman yaykuraykaayaptii, yapay patsa kuyukarkamu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Inmediatamente desistimos y nos escapamos a toda velocidad.</text:p>
          </table:table-cell>
          <table:table-cell table:style-name="ce1" office:value-type="string" calcext:value-type="string">
            <text:p>Tsay ora deharikur safar ayqikuyarqa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Solamente cuando estaba casi oscuro un hombre encontró el cuerpo de Tayta Shanti sin cabeza, sin mano, sin caballo.</text:p>
          </table:table-cell>
          <table:table-cell table:style-name="ce1" office:value-type="string" calcext:value-type="string">
            <text:p>Unikamente kasi patsa ampikaqna huk nuna tarikunaq Tayta Shantipa kwerpunllata sin piqa, sin maki, sin kaball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sí no más oscureció.</text:p>
          </table:table-cell>
          <table:table-cell table:style-name="ce1" office:value-type="string" calcext:value-type="string">
            <text:p>Tsaynawllanam ampiiri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cuando oscureció yo prendí mi linterna grande.</text:p>
          </table:table-cell>
          <table:table-cell table:style-name="ce1" office:value-type="string" calcext:value-type="string">
            <text:p>Tsaynam patsa ampiiriptin, nuqana sendirqaa hatun linternaa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llí se reunieron unos pocos para rezar.</text:p>
          </table:table-cell>
          <table:table-cell table:style-name="ce1" office:value-type="string" calcext:value-type="string">
            <text:p>Tsaymanmi ayllukaayarqaa wallkaqlla resaku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sa noche el hombre con la fractura gritó toda la noche.</text:p>
          </table:table-cell>
          <table:table-cell table:style-name="ce1" office:value-type="string" calcext:value-type="string">
            <text:p>Tsay ampiqa pakikushqa nunaqa waraarirqan qaparikuykar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si esa noche pasamos toda la noche en la pampa sin dormir.</text:p>
          </table:table-cell>
          <table:table-cell table:style-name="ce1" office:value-type="string" calcext:value-type="string">
            <text:p>I tsaymi tsay ampi pampachaw waraayarqaa mana punushp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 la noche también cada rato había movimientos.</text:p>
          </table:table-cell>
          <table:table-cell table:style-name="ce1" office:value-type="string" calcext:value-type="string">
            <text:p>Tsaymi ampipapis kada ratu kuyukaraykaamu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Cuando eso sucedió todos estaban llorando.</text:p>
          </table:table-cell>
          <table:table-cell table:style-name="ce1" office:value-type="string" calcext:value-type="string">
            <text:p>Tsayqa sellama waqakuykuyaq imana kaqpis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Ya que nadie dormía por miedo, parecía una eternidad antes que amaneciera.</text:p>
          </table:table-cell>
          <table:table-cell table:style-name="ce1" office:value-type="string" calcext:value-type="string">
            <text:p>Tsay mantsakashqa mana punuypis kaptin, manam patsapis waraykuq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Todos estaban sentados no más, algunas familias sin cama, ni siquiera con comida.</text:p>
          </table:table-cell>
          <table:table-cell table:style-name="ce1" office:value-type="string" calcext:value-type="string">
            <text:p>Limpu taykarlla imana kaqpis, wakin familyaqa sin kama, sin mikuyninkunapis karqa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Aun cuando encontraron comida, no había manera de cocinarla, sin olla ni mates para comer.</text:p>
          </table:table-cell>
          <table:table-cell table:style-name="ce1" office:value-type="string" calcext:value-type="string">
            <text:p>Mikuyta taririyaptinpis, karqatsu aruyaananpaq, ni manka ni mati mikuyaananp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Al día siguiente, lunes en la mañana, fui pensando, “Pues voy a ver cómo va con los padres, quizás hayan muerto o están heridos.”</text:p>
          </table:table-cell>
          <table:table-cell table:style-name="ce1" office:value-type="string" calcext:value-type="string">
            <text:p>Waraanin, quya lunisnam aywarqaa, “Maa, aywaa imanawraq padrikuna, kisaachi wanuyashqa o pakikuyashqa,” nir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Entonces fui acompañado con un vecino.</text:p>
          </table:table-cell>
          <table:table-cell table:style-name="ce1" office:value-type="string" calcext:value-type="string">
            <text:p>Tsaymi aywayarqaa kompanakur huk besinuw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Pero yo estaba triste por mi papá en Jangas, sin saber si estaba vivo o muerto.</text:p>
          </table:table-cell>
          <table:table-cell table:style-name="ce1" office:value-type="string" calcext:value-type="string">
            <text:p>Peru nuqaqa llakishqa papaaniipaq Hangaschaw, “Itsa kawan o wanushqa?” nir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Lo mismo mi hermano Carmelo en Carhuás “¿vivían o habrán muerto?”</text:p>
          </table:table-cell>
          <table:table-cell table:style-name="ce1" office:value-type="string" calcext:value-type="string">
            <text:p>Lomismu wawqii Carmelo Karwaschaw, “kawayantsuraq, wanuyashqatsuraq?” nir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Cuando fuimos a Huaraz, por la ruta por donde fuimos todos los caminos estaban en desorden y malogrados en rajaduras.</text:p>
          </table:table-cell>
          <table:table-cell table:style-name="ce1" office:value-type="string" calcext:value-type="string">
            <text:p>Tsaymi Warasta aywar imanawmi aywaykuyar limpu naanikunapis limpu ahukashqa i qatswar ushashq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l llegar a Centenario, encontré al señor párroco y a la madre Henrieta.</text:p>
          </table:table-cell>
          <table:table-cell table:style-name="ce1" office:value-type="string" calcext:value-type="string">
            <text:p>Sentenaryuman chaarirnam taririi señor parokuta i madre Henrie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staban cargando catres, frazadas, colchones en la camioneta de don Pancho Maguiña para llevarlos al hospital.</text:p>
          </table:table-cell>
          <table:table-cell table:style-name="ce1" office:value-type="string" calcext:value-type="string">
            <text:p>Don Panchu Maguiñapa kamyonetanman kargaraykaayaanaq katrinkunata, frasadankunata, kolchonkunata ospitalman apayaananp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Y todo estaba bien en el convento y en el templo.</text:p>
          </table:table-cell>
          <table:table-cell table:style-name="ce1" office:value-type="string" calcext:value-type="string">
            <text:p>I konbentupis i templupis yamaylla kaykaan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Una profesora que trabajaba en ese jardín de infancia estaba cocinando una olla de leche, “para llevar al hospital,” dijo.</text:p>
          </table:table-cell>
          <table:table-cell table:style-name="ce1" office:value-type="string" calcext:value-type="string">
            <text:p>Huk profesorana tsay hardin infansyachaw kaqna aruraykaanaq lechita mankapa, “ospitalman apanaapaqmi,” nishpa nirni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Dijo que tanta gente se habla reúnido en el hospital que ya no disponían ni de cama, ni de frazada ni nada.</text:p>
          </table:table-cell>
          <table:table-cell table:style-name="ce1" office:value-type="string" calcext:value-type="string">
            <text:p>Tsayshi tsaytsikaq nuna ospitalman ayllukaykuptin, manash tinkunaqnatsu ni kama, ni frasada ni im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No les alcanzaba ni para comer y no tenían nada en absoluto.</text:p>
          </table:table-cell>
          <table:table-cell table:style-name="ce1" office:value-type="string" calcext:value-type="string">
            <text:p>Ni mikuyaananpaqpis tinkurqatsu ni kanaqpistsu as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Y entonces los pobres accidentados estaban tirados en los corredores, en desorden, sin atención.</text:p>
          </table:table-cell>
          <table:table-cell table:style-name="ce1" office:value-type="string" calcext:value-type="string">
            <text:p>I haymi pobri aksidentadu nunakuna hitarakullaayaanaq koredorkunachaw, pasaypa lluta, mana kasushq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No había suficiente número de médicos para curar tantos accidentados.</text:p>
          </table:table-cell>
          <table:table-cell table:style-name="ce1" office:value-type="string" calcext:value-type="string">
            <text:p>Medikukunapis tinkuyaanaqtsu tsaytsika aksidentita hampiykuyaananp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4">
          <table:table-cell office:value-type="string" calcext:value-type="string">
            <text:p>Y entonces unos padres benedictinos también visitaron a los enfermos y accidentados y ellos también trataron y cocieron esas heridas de la gente después que un médico les enseñó la manera.</text:p>
          </table:table-cell>
          <table:table-cell table:style-name="ce1" office:value-type="string" calcext:value-type="string">
            <text:p>I hayshi huk padri benediktinukuna hina qishyaqkunaman aksidentadukunaman watukaqnin aywarnin, hina paypis mediku rikaatsiptin tsay eridallankunata hampiriykur hirayaan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yo también pasé al centro.</text:p>
          </table:table-cell>
          <table:table-cell table:style-name="ce1" office:value-type="string" calcext:value-type="string">
            <text:p>Tsaynam nuqapis pasakuu rurimann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llí vi Huaraz completamente destruido.</text:p>
          </table:table-cell>
          <table:table-cell table:style-name="ce1" office:value-type="string" calcext:value-type="string">
            <text:p>Tsayqa rikaykuu Warastaqa limpu ushakashq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No se veían ni las calles.</text:p>
          </table:table-cell>
          <table:table-cell table:style-name="ce1" office:value-type="string" calcext:value-type="string">
            <text:p>Kallikunapis rikaakun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Las casas se habían derrumbado y estaban en confusión.</text:p>
          </table:table-cell>
          <table:table-cell table:style-name="ce1" office:value-type="string" calcext:value-type="string">
            <text:p>Wayikuna limpu huchur ahukashq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Ninguna calle estaba en condiciones para pasar.</text:p>
          </table:table-cell>
          <table:table-cell table:style-name="ce1" office:value-type="string" calcext:value-type="string">
            <text:p>Ni mayqan kalli allitsu pasanap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llí algunos estaban sacando sus cosas.</text:p>
          </table:table-cell>
          <table:table-cell table:style-name="ce1" office:value-type="string" calcext:value-type="string">
            <text:p>Tsaychaw nunakuna wakinqa hurqapakaraykaayaamurqan imankunatapis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Después esteban viniendo más abajo de Centenario.</text:p>
          </table:table-cell>
          <table:table-cell table:style-name="ce1" office:value-type="string" calcext:value-type="string">
            <text:p>Despwes Sentenaryu urayta aywakaraykaayaamu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ran muchísimos los que estaban allí abajo, y la gente decía que muchos de ellos habían robado de allí cualquier cosa, radios y máquinas.</text:p>
          </table:table-cell>
          <table:table-cell table:style-name="ce1" office:value-type="string" calcext:value-type="string">
            <text:p>Sellama tsay uraychaw nuna kaykuyarqan i nunakuna niyarqan sellamash wakinkunaqa tsaypita suwakuykuyaanaq imaykatapis, radyuta, makinakuna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fui por Avenida Tarapacá.</text:p>
          </table:table-cell>
          <table:table-cell table:style-name="ce1" office:value-type="string" calcext:value-type="string">
            <text:p>Tsaymi aywarqaa Avenida Tarapacá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Las calles por allí arriba también apenas servían para pasar.</text:p>
          </table:table-cell>
          <table:table-cell table:style-name="ce1" office:value-type="string" calcext:value-type="string">
            <text:p>Tsay witsay kallipis apenasmi pasanapaq ka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Y el convento y la capilla de los Franciscanos se habían caído por completo.</text:p>
          </table:table-cell>
          <table:table-cell table:style-name="ce1" office:value-type="string" calcext:value-type="string">
            <text:p>I konbentu i kapilla Franciskanukunapa limpu huchushq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ré en la plaza de armas.</text:p>
          </table:table-cell>
          <table:table-cell table:style-name="ce1" office:value-type="string" calcext:value-type="string">
            <text:p>Yaykuykurqaa plasa de armasmanq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llí estaba la catedral también, completamente, terriblemente destruida.</text:p>
          </table:table-cell>
          <table:table-cell table:style-name="ce1" office:value-type="string" calcext:value-type="string">
            <text:p>Tsaychawqa kaykaannaq limpu mantsakashqa katedralpis ushakaarishq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No había ni una capilla.</text:p>
          </table:table-cell>
          <table:table-cell table:style-name="ce1" office:value-type="string" calcext:value-type="string">
            <text:p>Ni may kapilla kanaq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 la plaza la gente estaba como hormigas.</text:p>
          </table:table-cell>
          <table:table-cell table:style-name="ce1" office:value-type="string" calcext:value-type="string">
            <text:p>Plasachaw nunakunaqa limpu wanyakun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De todos lados los edificios habían caido a la plaza.</text:p>
          </table:table-cell>
          <table:table-cell table:style-name="ce1" office:value-type="string" calcext:value-type="string">
            <text:p>Wayikunaqa hinantinpita limpu plasaman huchushq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De allí estaban jalando los cadáveres de cualquier manera.</text:p>
          </table:table-cell>
          <table:table-cell table:style-name="ce1" office:value-type="string" calcext:value-type="string">
            <text:p>Tsaykunapitanam sutaraykaayaamun ayakunataqa llutayp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De todas partes estaban sacando cadáveres.</text:p>
          </table:table-cell>
          <table:table-cell table:style-name="ce1" office:value-type="string" calcext:value-type="string">
            <text:p>Wakpa kaypa ayata hurqaykaayaamu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staban sacando cadáveres de la Escuela Santa Elena.</text:p>
          </table:table-cell>
          <table:table-cell table:style-name="ce1" office:value-type="string" calcext:value-type="string">
            <text:p>hurqapakaraykaayaamunaq ayakunatanam Santa Elena Eskwelapitan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Dicen que había habido una actuación allí el domingo en la tarde, y mientres estaban allí, el terremoto ocurrió.</text:p>
          </table:table-cell>
          <table:table-cell table:style-name="ce1" office:value-type="string" calcext:value-type="string">
            <text:p>Tsaychawshi maa aktwasyon kanaq domingu tardi i tsaychaw kaykaayaptinna teremotu kaykaamun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Toda la gente no pudo salir, atracándose en la puerta.</text:p>
          </table:table-cell>
          <table:table-cell table:style-name="ce1" office:value-type="string" calcext:value-type="string">
            <text:p>Mana llapan nuna yarqamuyta pwediyaanaqtsu punkuchaw kichkikurkur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Lo que sucedió allí era terrible, lamentable.</text:p>
          </table:table-cell>
          <table:table-cell table:style-name="ce1" office:value-type="string" calcext:value-type="string">
            <text:p>Tsaychaw mantsakaypaq imana kaqpis waqakuyllana kaku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Sacaron hombres, mujeres, los niños que estudiaban allí.</text:p>
          </table:table-cell>
          <table:table-cell table:style-name="ce1" office:value-type="string" calcext:value-type="string">
            <text:p>Hurqurkarayaamun nunakunata, warmikunata, wamra aywakuykaq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 algunos los estaban sacando muertos de entre esos escombros.</text:p>
          </table:table-cell>
          <table:table-cell table:style-name="ce1" office:value-type="string" calcext:value-type="string">
            <text:p>Wakinta limpu wanushqata uqtipakaraykaayaamun tsaypi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Allí sacaron a una religiosa también, muerta, de allí mismo de Santa Elena.</text:p>
          </table:table-cell>
          <table:table-cell table:style-name="ce1" office:value-type="string" calcext:value-type="string">
            <text:p>Tsaychawmi huk madritapa hina hurqarayaamurqan wanushqata tsay Santa Elenapi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De allí también sacaron a un padre benedictino llamado el padre Beda.</text:p>
          </table:table-cell>
          <table:table-cell table:style-name="ce1" office:value-type="string" calcext:value-type="string">
            <text:p>Tsaypitam hina hurqarayaamurqan huk padri benediktinuta, padre Beda nishqan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Los sacaron en camioneta con qué dificultad, para llevarlos a enterrar.</text:p>
          </table:table-cell>
          <table:table-cell table:style-name="ce1" office:value-type="string" calcext:value-type="string">
            <text:p>Tsaymi tsayta kamyonetawan imanaw sasatam hurqaykayaamurqan pampaq apayaananp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Por la calle llamado Jirón Luzuriaga entró un catarpillar, al nivel más o menos del segundo piso de las casas.</text:p>
          </table:table-cell>
          <table:table-cell table:style-name="ce1" office:value-type="string" calcext:value-type="string">
            <text:p>Jirón Luzuriaga nishqampam katarpila yaykurqan segundu pisupanaw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ntonces entró pisando, pisando, pisando los escombros, y así hizo un camino para dar acceso a los volquetes.</text:p>
          </table:table-cell>
          <table:table-cell table:style-name="ce1" office:value-type="string" calcext:value-type="string">
            <text:p>Tsaymi halur, halur, halur yaykurninran naanita rurarqan bolketikuna yaykuyaananp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Pero todos los cadáveres que sacaron esteban depositándolos en el Consejo, separados y marcados uno por uno con sus nombres.</text:p>
          </table:table-cell>
          <table:table-cell table:style-name="ce1" office:value-type="string" calcext:value-type="string">
            <text:p>Peru llapan ayakuna hurqayaamushqanta konsehu wayiman depositaraykaayarqan, rakiyashqan kaqtaqa hutinhutintin, hutintin, hutinti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Y entonces casi a las doce un volquete llegó allí.</text:p>
          </table:table-cell>
          <table:table-cell table:style-name="ce1" office:value-type="string" calcext:value-type="string">
            <text:p>I tsaymanmi kasi las dosinawna yaykaykamurqan huk bolketi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n él empezaron a cargar los pobres cadáveres en gran número, pero en desorden, como un montón de tocush.</text:p>
          </table:table-cell>
          <table:table-cell table:style-name="ce1" office:value-type="string" calcext:value-type="string">
            <text:p>Tsaymanmi kargar qallaykuyarqan pobri ayakunata tsaytsikata lluta tuqushtanaw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4">
          <table:table-cell office:value-type="string" calcext:value-type="string">
            <text:p>Y después de cargarlos con volquete, los llevaron al panteón donde algunos hombres estaban abriendo un pozo, y allí los amontonaron seguidamente, día tras día, cavando, cavando, cavando.</text:p>
          </table:table-cell>
          <table:table-cell table:style-name="ce1" office:value-type="string" calcext:value-type="string">
            <text:p>I despwesnam bolketipa kargarkur apakuyarqan pantyonman i tsaychawnash wakinkunana uchkuraykaayaanaq huk posullata i tsayllaman qutuyaanaq segidu waraaninpis uqtir, uqtir, uqtir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Cuando ya era tarde volví a mi casa.</text:p>
          </table:table-cell>
          <table:table-cell table:style-name="ce1" office:value-type="string" calcext:value-type="string">
            <text:p>Tardinam kutikurqaa wayii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contré a los dos padres.</text:p>
          </table:table-cell>
          <table:table-cell table:style-name="ce1" office:value-type="string" calcext:value-type="string">
            <text:p>Ishkan padrikunawanmi topayarqa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staban bien.</text:p>
          </table:table-cell>
          <table:table-cell table:style-name="ce1" office:value-type="string" calcext:value-type="string">
            <text:p>Yamay kayaan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se lunes en la tarde estábamos preocupados todavía por nuestros parientes.</text:p>
          </table:table-cell>
          <table:table-cell table:style-name="ce1" office:value-type="string" calcext:value-type="string">
            <text:p>Tsay lunis tardinam hina llakishqa kayarqaa kastaakunap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Y cuando estaba casi oscuro los vecinos llamaron, “Allí está viniendo el viejo Tomás.</text:p>
          </table:table-cell>
          <table:table-cell table:style-name="ce1" office:value-type="string" calcext:value-type="string">
            <text:p>I patsa ampikaqna besinukuna qayakarayaamurqan, “Taqaytam awkin Tomas shamuykan,” nishp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por primera vez nos alegramos.</text:p>
          </table:table-cell>
          <table:table-cell table:style-name="ce1" office:value-type="string" calcext:value-type="string">
            <text:p>Tsayran kushiriyarqa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sa noche también dormimos en la pampa no más.</text:p>
          </table:table-cell>
          <table:table-cell table:style-name="ce1" office:value-type="string" calcext:value-type="string">
            <text:p>Lomismu tsay ampiqa hina pampallachawmi punuyarqa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l temblor seguía sus movimientos continuamente.</text:p>
          </table:table-cell>
          <table:table-cell table:style-name="ce1" office:value-type="string" calcext:value-type="string">
            <text:p>Hina temblorqa tsay segidu kuyukurayka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sos días la polvareda tapaba todo.</text:p>
          </table:table-cell>
          <table:table-cell table:style-name="ce1" office:value-type="string" calcext:value-type="string">
            <text:p>Tsay hunaqkunaqa limpu polvadera nitishq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l miércoles volví a Huaraz pensando que quizás los padres me esperaban para preparar el sermón para el domingo.</text:p>
          </table:table-cell>
          <table:table-cell table:style-name="ce1" office:value-type="string" calcext:value-type="string">
            <text:p>Myerkolisnam kutirqaa Warasta, “Kisaa padrikuna shuyayaaman sermonta rurayaanaapaq domingupaq,” nir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ntonces el padre Guillermo me dijo, “No tenemos tiempo para hacer eso.”</text:p>
          </table:table-cell>
          <table:table-cell table:style-name="ce1" office:value-type="string" calcext:value-type="string">
            <text:p>Tsaynam padre Guillermu nimarqan, “Manam tyempuukuna kantsu tsayta ruranaapaq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otra vez pasé al centro.</text:p>
          </table:table-cell>
          <table:table-cell table:style-name="ce1" office:value-type="string" calcext:value-type="string">
            <text:p>Nimaptinnam, hina pasarirqaa ruri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se día había una nueva cosa.</text:p>
          </table:table-cell>
          <table:table-cell table:style-name="ce1" office:value-type="string" calcext:value-type="string">
            <text:p>Tsay hunaqnam sellama nobedaa ka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viones soltaron a paracaidistas y víveres.</text:p>
          </table:table-cell>
          <table:table-cell table:style-name="ce1" office:value-type="string" calcext:value-type="string">
            <text:p>Abyonkunana parakaidakunawan soldakunata i mirkapata kachayaamu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6">
          <table:table-cell office:value-type="string" calcext:value-type="string">
            <text:p>Entonces al volver, volvimos yo con dos paisanos míos por Monterrey pensando, “Quizás allí abajo nos encontraremos con algunos Carhuacinos para preguntarles acerca de mi hermano Carmelo.”</text:p>
          </table:table-cell>
          <table:table-cell table:style-name="ce1" office:value-type="string" calcext:value-type="string">
            <text:p>Tsaynam kutimur ishkaq marka mayiiwan kutikayaamurqaa Montereypa, “Kisaa tsay uraychaw topashun Karwasinukunawan, wawqii Carmelupaq tapukaykamunaapaq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6">
          <table:table-cell office:value-type="string" calcext:value-type="string">
            <text:p>Entonces felizmente nos encontramos en el camino y cuando les pregunté me dijeron, “Seguramente nada les ha pasado.</text:p>
          </table:table-cell>
          <table:table-cell table:style-name="ce1" office:value-type="string" calcext:value-type="string">
            <text:p>Tsaymi felismente topayarqaa naanichaw i paykunata tapukuyaptii niyaamarqan, “Seguru manachi paykunata imapis pasashqa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Nadie habla de ellos.</text:p>
          </table:table-cell>
          <table:table-cell table:style-name="ce1" office:value-type="string" calcext:value-type="string">
            <text:p>Manam tsaykunapaqqa pipis parlayan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Nosotros lo conocemos.</text:p>
          </table:table-cell>
          <table:table-cell table:style-name="ce1" office:value-type="string" calcext:value-type="string">
            <text:p>Nuqakuna riqiyaami pay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Solamente han muerto algunos del campo.”</text:p>
          </table:table-cell>
          <table:table-cell table:style-name="ce1" office:value-type="string" calcext:value-type="string">
            <text:p>Masqa tuna nunakunallam wanuyashqa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Pero aunque me dijeron eso no estuvimos contentos.</text:p>
          </table:table-cell>
          <table:table-cell table:style-name="ce1" office:value-type="string" calcext:value-type="string">
            <text:p>Peru tsaynaw niyaamaptin manam kontentutsu kayarqa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el jueves en la mañana fuimos yo y mi hermana Benita a pie a Carhuaz.</text:p>
          </table:table-cell>
          <table:table-cell table:style-name="ce1" office:value-type="string" calcext:value-type="string">
            <text:p>Tsaymi hwebis quya panii Benitawan aywakuyarqaa Karwasta chakillap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Pero el camión de un amigo estuvo en Paltay.</text:p>
          </table:table-cell>
          <table:table-cell table:style-name="ce1" office:value-type="string" calcext:value-type="string">
            <text:p>Peru Paltaychawnam kanaq huk amigupa kamyonni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nos llevó hasta Uchcu.</text:p>
          </table:table-cell>
          <table:table-cell table:style-name="ce1" office:value-type="string" calcext:value-type="string">
            <text:p>Tsaynam apayaamarqa asta Uchkukam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De allí pasamos a pie no más.</text:p>
          </table:table-cell>
          <table:table-cell table:style-name="ce1" office:value-type="string" calcext:value-type="string">
            <text:p>Tsaypitanam <text:s/>pasakuyarqaa chakillap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La carretera no servía para que pasara carro.</text:p>
          </table:table-cell>
          <table:table-cell table:style-name="ce1" office:value-type="string" calcext:value-type="string">
            <text:p>Manam awtu purinanpaq naanipis allitsu ka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ra completamente derrumbada.</text:p>
          </table:table-cell>
          <table:table-cell table:style-name="ce1" office:value-type="string" calcext:value-type="string">
            <text:p>Limpu huchushqa ka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Y primero llegamos a Marcará.</text:p>
          </table:table-cell>
          <table:table-cell table:style-name="ce1" office:value-type="string" calcext:value-type="string">
            <text:p>I Markaraaman chaariyaa punta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Vimos el cementerio de Marcará que todos los nichos se hablan caído y los cadáveres estaban abiertos a la vista.</text:p>
          </table:table-cell>
          <table:table-cell table:style-name="ce1" office:value-type="string" calcext:value-type="string">
            <text:p>Rikaariyaa Markaraa sementeryuta limpu nichukuna ishkishqa ayakunapis limpu rikaakuykar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Seguimos y pasamos a Carhuaz.</text:p>
          </table:table-cell>
          <table:table-cell table:style-name="ce1" office:value-type="string" calcext:value-type="string">
            <text:p>I segir pasakuyarqaa Karwasm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llegamos a Carhuaz, completamente destruido lo mismo.</text:p>
          </table:table-cell>
          <table:table-cell table:style-name="ce1" office:value-type="string" calcext:value-type="string">
            <text:p>Tsaymi chaariyarqaa Karwasman, lomismu limpu ushakashqam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Llegamos al sitio donde mi hermano Carmelo había vivido.</text:p>
          </table:table-cell>
          <table:table-cell table:style-name="ce1" office:value-type="string" calcext:value-type="string">
            <text:p>Chaariyarqaa wawqii Carmelu yachashqanm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No había nada allí.</text:p>
          </table:table-cell>
          <table:table-cell table:style-name="ce1" office:value-type="string" calcext:value-type="string">
            <text:p>Ni ima tsaychaw kanaq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Llegando a la plaza no pudimos preguntar a nadie.</text:p>
          </table:table-cell>
          <table:table-cell table:style-name="ce1" office:value-type="string" calcext:value-type="string">
            <text:p>Plasaman chaarir ni pita tapukuyta pwediyarqaa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Allí todos los carhuacinos se habían congregado, haciendo sus carpas de sábanas, y allí no más estaban.</text:p>
          </table:table-cell>
          <table:table-cell table:style-name="ce1" office:value-type="string" calcext:value-type="string">
            <text:p>Tsaychaw llapan karwasinukuna ayllukashqa karpallankuna sabanaskunallapita rurariykur, tsayllachaw maa kaykaayaan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ntonces mientras estábamos tristes, vimos a mi sobrino Reynaldo, pues él estaba caminando allí.</text:p>
          </table:table-cell>
          <table:table-cell table:style-name="ce1" office:value-type="string" calcext:value-type="string">
            <text:p>Nikarnam llakishqa kaykar, rikaariyaa sobrinuu Reynalduta, maa purikaanaq tsaychaw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ntonces cuando llamamos “Reynaldo,” él nos reconoció y corriendo a nosotros nos abrazó llorando.</text:p>
          </table:table-cell>
          <table:table-cell table:style-name="ce1" office:value-type="string" calcext:value-type="string">
            <text:p>Haynam “Reynaldu” nishpa, qayaykuyaptiina riqirayaamarnii, ayqikamurninna waqukarkayaaman waqallaap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le preguntamos “¿Todos ustedes están?”</text:p>
          </table:table-cell>
          <table:table-cell table:style-name="ce1" office:value-type="string" calcext:value-type="string">
            <text:p>Tsaynam tapuyaa, “Llapayki kayanki?” nishp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Nos contestó, “Sí, todos nos hemos salvado.”</text:p>
          </table:table-cell>
          <table:table-cell table:style-name="ce1" office:value-type="string" calcext:value-type="string">
            <text:p>Niyaptii, “Awmi, llapaakunam salbakuyarquu,” nishpa niyaanma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“Y entonces ¿dónde están?”</text:p>
          </table:table-cell>
          <table:table-cell table:style-name="ce1" office:value-type="string" calcext:value-type="string">
            <text:p>“I haynam maychawtaq kaykaayanki?” nishpa niyarqa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Así él nos llevó a su carpa al pie de no sé qué arbusto, tapado encima con sábanas.</text:p>
          </table:table-cell>
          <table:table-cell table:style-name="ce1" office:value-type="string" calcext:value-type="string">
            <text:p>Tsaynam pushayaamarqan karpankunaman ima qura sikinllachawchi sabanaspa hananta tsaparishqall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llí no más estaban con todas sus cosas, todos ellos.</text:p>
          </table:table-cell>
          <table:table-cell table:style-name="ce1" office:value-type="string" calcext:value-type="string">
            <text:p>Hayllachaw llapan imakunawanpis kaykaayaanaq, peru llapankun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Allí estaban Victoria, mi cuñada, mi sobrina Santa, Reynaldo, Ramón, Damacho y Juan de Dios.</text:p>
          </table:table-cell>
          <table:table-cell table:style-name="ce1" office:value-type="string" calcext:value-type="string">
            <text:p>Haychawmi kaykaanaq Victorina, lumtsiini, sobrinaa Santa, Reynaldu, Ramón, Damacho i Juan de Dios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Mi hermano Carmelo había ido con el párroco a otro rincón para misa.</text:p>
          </table:table-cell>
          <table:table-cell table:style-name="ce1" office:value-type="string" calcext:value-type="string">
            <text:p>Wawqii Carmelunam aywashqa kanaq padriwanna mas huk kuchuta misam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Y de allí ellos llegaron también.</text:p>
          </table:table-cell>
          <table:table-cell table:style-name="ce1" office:value-type="string" calcext:value-type="string">
            <text:p>I tsaypitam chaaraayaamurqan hin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Y todos estábamos alegres encontrándonos sanos y salvos.</text:p>
          </table:table-cell>
          <table:table-cell table:style-name="ce1" office:value-type="string" calcext:value-type="string">
            <text:p>I llapankuna kushishqa kariyarqaa yamay tarinakuriykur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cuando nos invitaron a quedarnos, no queríamos.</text:p>
          </table:table-cell>
          <table:table-cell table:style-name="ce1" office:value-type="string" calcext:value-type="string">
            <text:p>Tsaynam “kedakushun,” niyaamaptinna, munayarqaa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“Vamos a volver.</text:p>
          </table:table-cell>
          <table:table-cell table:style-name="ce1" office:value-type="string" calcext:value-type="string">
            <text:p>“Aywaa kutikuyaash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starán preocupados en nuestra casa si no aparecemos,” dijimos.</text:p>
          </table:table-cell>
          <table:table-cell table:style-name="ce1" office:value-type="string" calcext:value-type="string">
            <text:p>Llakiyanqachi wayintsikchawpis mana yuriyaptii,” nishpa nirni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Y entonces fuimos los dos, yo con mi hermana.</text:p>
          </table:table-cell>
          <table:table-cell table:style-name="ce1" office:value-type="string" calcext:value-type="string">
            <text:p>I tsaymi aywakayaamurqaa ishkaa paniiw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Llegamos otra vez hasta Marcará completamente cansados.</text:p>
          </table:table-cell>
          <table:table-cell table:style-name="ce1" office:value-type="string" calcext:value-type="string">
            <text:p>Hina limpu utishqana Markaraakamana charkarayaamurqa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llí yo estaba tan cansado que no pude venir más.</text:p>
          </table:table-cell>
          <table:table-cell table:style-name="ce1" office:value-type="string" calcext:value-type="string">
            <text:p>Tsaychawnam limpu utikuykur, manana mas shamuyta pwedirqaana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nos sentamos a descansar más arriba del panteón.</text:p>
          </table:table-cell>
          <table:table-cell table:style-name="ce1" office:value-type="string" calcext:value-type="string">
            <text:p>Tsaymi hamakushpana taakuyarqaa pantyon umaaninchawn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Allí vimos un avión botando víveres y otras cosas en Anta, algunas con paracaídas, otras solamente el paquete.</text:p>
          </table:table-cell>
          <table:table-cell table:style-name="ce1" office:value-type="string" calcext:value-type="string">
            <text:p>Tsaychawnam rikaayarqaa abyonna kachaamurqan Antamannam mirkapakunata, imaykakunatapis, parakaidawanran o paketi purullatar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Después de ver eso, seguimos adelante los dos a pie.</text:p>
          </table:table-cell>
          <table:table-cell table:style-name="ce1" office:value-type="string" calcext:value-type="string">
            <text:p>Tsaykunata rikakuriykurninnam, hina pasakayaamurqaa ishkaa chakip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Allí nos alcanzó el pequeño camión que nos había llevado en le meñena.</text:p>
          </table:table-cell>
          <table:table-cell table:style-name="ce1" office:value-type="string" calcext:value-type="string">
            <text:p>Tsaychawnam tariparayaamarqan quyapa ichiklla apayaamaqnii kamyo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Entonces nos llevó hasta Shimpi.</text:p>
          </table:table-cell>
          <table:table-cell table:style-name="ce1" office:value-type="string" calcext:value-type="string">
            <text:p>Tsaynam apayaamarqan asta Shimpikam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De allí vinimos a pie no más.</text:p>
          </table:table-cell>
          <table:table-cell table:style-name="ce1" office:value-type="string" calcext:value-type="string">
            <text:p>Tsaypitanam aywakayaamurqaa chakillap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Estábamos tardando mucho.</text:p>
          </table:table-cell>
          <table:table-cell table:style-name="ce1" office:value-type="string" calcext:value-type="string">
            <text:p>Hina limpuna tardiyaariyaan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Casi a las cinco estuvimos en Uchuyaco.</text:p>
          </table:table-cell>
          <table:table-cell table:style-name="ce1" office:value-type="string" calcext:value-type="string">
            <text:p>Kasi las sinkunaw kaykaayaa Uchuyakuchaw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Y llegamos a Mullaca debajo de Watquín.</text:p>
          </table:table-cell>
          <table:table-cell table:style-name="ce1" office:value-type="string" calcext:value-type="string">
            <text:p>Mullakaman chaariyaa Watkin uraychaw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A las seis cuando ya estaba casi oscuro llegamos a la casa.</text:p>
          </table:table-cell>
          <table:table-cell table:style-name="ce1" office:value-type="string" calcext:value-type="string">
            <text:p>Las seis raqus-raqusna wayiman charkuyarqa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Y entonces esa tarde cuando comunicamos las noticias, estábamos alegres.</text:p>
          </table:table-cell>
          <table:table-cell table:style-name="ce1" office:value-type="string" calcext:value-type="string">
            <text:p>I haymi llapaakunana tsay tardi hina musyatsinakuriykur kakuyarqaa kushishqan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Después de cenar fuimos otra vez a la pampa a dormir.</text:p>
          </table:table-cell>
          <table:table-cell table:style-name="ce1" office:value-type="string" calcext:value-type="string">
            <text:p>Despwes senarikur hina aywakuyarqaa pampata punukuyaanaap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Así estuvimos hasta la tarde de jueves.</text:p>
          </table:table-cell>
          <table:table-cell table:style-name="ce1" office:value-type="string" calcext:value-type="string">
            <text:p>Tsaynawmi kayarqaa hwebis tardiy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La gente buscó entre los escombros de la capilla y sacaron los santos, todos hechos pedazos.</text:p>
          </table:table-cell>
          <table:table-cell table:style-name="ce1" office:value-type="string" calcext:value-type="string">
            <text:p>Nunakuna kapillapita uqtipakayaamurqan santukunatapis limpu pedasullatan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Ni un santo había quedado sano.</text:p>
          </table:table-cell>
          <table:table-cell table:style-name="ce1" office:value-type="string" calcext:value-type="string">
            <text:p>Limpu mana ni huk santukuna kedashqatsu kayaanaq sanuq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Tayta Shanti, San Isidro, la Dolorose, Jesús Nazareno, el crucifijo, San Martín de Porras todos estaban completamente deshechos.</text:p>
          </table:table-cell>
          <table:table-cell table:style-name="ce1" office:value-type="string" calcext:value-type="string">
            <text:p>Tayta Shantipis, San Isidrupis, Dolorosa, Jesús Nazarenu, krusifihu, San Martín de Porras pasaypa limpu ushakashq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Ni uno de los santos quedó sin daño sino solamente la Virgen de Fátima, pues estaba protegida y por eso quedó entera.</text:p>
          </table:table-cell>
          <table:table-cell table:style-name="ce1" office:value-type="string" calcext:value-type="string">
            <text:p>Manam ni huk ni ima santu kedaykunaqtsu pasaypa sanuqa, unikamente Virgen de Fatimalla, maa tsakarishqa kanaq enterull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sa semana la gente se volvió muy desasosegada o no sé qué.</text:p>
          </table:table-cell>
          <table:table-cell table:style-name="ce1" office:value-type="string" calcext:value-type="string">
            <text:p>Tsay semana nunakuna tikrakuriyarqan limpu aburidutsun o imanawchi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l domingo, una semana después del sismo, fui como de costumbre a Huaraz a oír misa.</text:p>
          </table:table-cell>
          <table:table-cell table:style-name="ce1" office:value-type="string" calcext:value-type="string">
            <text:p>Tsay semanamuq domingunam nuqaqa komo de kostumbri aywarqaa Warasta misa wiyaq.</text:p>
          </table:table-cell>
          <table:table-cell office:value-type="string" calcext:value-type="string">
            <text:p>CRH, Cap.4</text:p>
          </table:table-cell>
          <table:table-cell office:value-type="string" calcext:value-type="string">
            <text:p>'semanamuq’</text:p>
          </table:table-cell>
        </table:table-row>
        <table:table-row table:style-name="ro2">
          <table:table-cell office:value-type="string" calcext:value-type="string">
            <text:p>Por mientras aterrizó en Chonta un helicóptero buscando enfermos y heridos.</text:p>
          </table:table-cell>
          <table:table-cell table:style-name="ce1" office:value-type="string" calcext:value-type="string">
            <text:p>Tsayyaqmi, mana Chontaman rataykamunaq huk elikopteru qishyaqkuna o dañukushqakuna ashi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Allí bastante gente se reunió y los pilotos buscaban solamente a los enfermos.</text:p>
          </table:table-cell>
          <table:table-cell table:style-name="ce1" office:value-type="string" calcext:value-type="string">
            <text:p>Tsaymanmi nunakunaqa ayllukaykuyannaq alli shuyni i pilotukunaqa ashiyaanaq unikamente qishyaqkunalla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Y la gente comenzó a hablar, “¿Dónde están las autoridades?</text:p>
          </table:table-cell>
          <table:table-cell table:style-name="ce1" office:value-type="string" calcext:value-type="string">
            <text:p>I nunakunaqa parlar qallaykuyarqan, “Maychawtaq awtoridaakuna?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Ya deben haberse presentado.</text:p>
          </table:table-cell>
          <table:table-cell table:style-name="ce1" office:value-type="string" calcext:value-type="string">
            <text:p>Mayna presentakuyanman?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Ya deben haber solicitado algo.</text:p>
          </table:table-cell>
          <table:table-cell table:style-name="ce1" office:value-type="string" calcext:value-type="string">
            <text:p>Mayna imaykatapis hurqayaamunman?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Si no quieren andar, nos deben avisar para que nosotros mismos andemos.”</text:p>
          </table:table-cell>
          <table:table-cell table:style-name="ce1" office:value-type="string" calcext:value-type="string">
            <text:p>Mana purita munarqa willamashwan kikintsik purikunapaq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Cuando así habló la gente, era porque no sabían qué hacer.</text:p>
          </table:table-cell>
          <table:table-cell table:style-name="ce1" office:value-type="string" calcext:value-type="string">
            <text:p>Nishpa nunakunaqa manam ni imanaw kayta musyayaanaq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En la tarde, más o menos a las tres, llegué a mi casa.</text:p>
          </table:table-cell>
          <table:table-cell table:style-name="ce1" office:value-type="string" calcext:value-type="string">
            <text:p>Tardi las tresnawmi chaarii wayiim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Me avisaron que la gente había estado muy amarga diciendo “¿Por qué no ha gestionado algo ustedes?”</text:p>
          </table:table-cell>
          <table:table-cell table:style-name="ce1" office:value-type="string" calcext:value-type="string">
            <text:p>Willarayaaman sellamam nunakuna piñaykuyashqa, “Imanirshi maynatsu imaykatapis hurqayaamunki?” nir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l señor párroco me había dicho, “No busquen nade todavía.</text:p>
          </table:table-cell>
          <table:table-cell table:style-name="ce1" office:value-type="string" calcext:value-type="string">
            <text:p>Nuqata señor parokum nimarqan, “Ama imatapis ashiyayraq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Que atiendan primero a los de este pueblo con cualquier clase de ayuda.</text:p>
          </table:table-cell>
          <table:table-cell table:style-name="ce1" office:value-type="string" calcext:value-type="string">
            <text:p>Primeru kay pwebluchaw kaqkunataraq yanapariyaatsun imaykawanpis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llos no tienen nada ni para comer ni para dormir.</text:p>
          </table:table-cell>
          <table:table-cell table:style-name="ce1" office:value-type="string" calcext:value-type="string">
            <text:p>Paykunapam mana ni imallankuna kantsu ni mikuyaananpaq ni punuyaananp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Seguramente después de remediar todo eso (atenderán a ustedes).”</text:p>
          </table:table-cell>
          <table:table-cell table:style-name="ce1" office:value-type="string" calcext:value-type="string">
            <text:p>Seguru tsayta limpu remedyarikurqa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s por eso que me abstuve de pedir ayuda.</text:p>
          </table:table-cell>
          <table:table-cell table:style-name="ce1" office:value-type="string" calcext:value-type="string">
            <text:p>Tsaymi nuqaqa awantakurirqaa imapitapis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Cuando llegué de Huaraz, vinieron dos hombres diciendo, “¡Rápido, debes formular nuestro recurso.</text:p>
          </table:table-cell>
          <table:table-cell table:style-name="ce1" office:value-type="string" calcext:value-type="string">
            <text:p>Waraspita chaaramuptiinam, chaarayaamun ishkaq nunakunana, “Apuradush rekursullaakuna ruraykamunki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La gente ya está reunida en la plaza y quieren saber algo.”</text:p>
          </table:table-cell>
          <table:table-cell table:style-name="ce1" office:value-type="string" calcext:value-type="string">
            <text:p>Nunakuna plasachaw limpu huntanam imatapis musyayta munar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6">
          <table:table-cell office:value-type="string" calcext:value-type="string">
            <text:p>Entonces cuando oí sus quejas les dije, “¿Por qué no van ustedes a un abogado para que él les haga todo lo que quieren?</text:p>
          </table:table-cell>
          <table:table-cell table:style-name="ce1" office:value-type="string" calcext:value-type="string">
            <text:p>Tsaynam nuqaqa allaapa rimayashqanta wiyarnan nirkurqaa, “Imanirtaq abogaduman aywayankitsu pay llapan munayashqaykita ruramunanpaq?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Yo estoy viniendo a la asamblea.”</text:p>
          </table:table-cell>
          <table:table-cell table:style-name="ce1" office:value-type="string" calcext:value-type="string">
            <text:p>Sharaykaamuumi huntaman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cuando llegué a la reunión la gente estaba muy muy enojeda.</text:p>
          </table:table-cell>
          <table:table-cell table:style-name="ce1" office:value-type="string" calcext:value-type="string">
            <text:p>Tsaynam huntaman chaarinaapaq, nunakunaqa kaykaayaanaq waapu waap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“Hasta un helicóptero ha llegado.</text:p>
          </table:table-cell>
          <table:table-cell table:style-name="ce1" office:value-type="string" calcext:value-type="string">
            <text:p>“Elikopterupis chaamurqu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Como sea, dicen que hay todo.</text:p>
          </table:table-cell>
          <table:table-cell table:style-name="ce1" office:value-type="string" calcext:value-type="string">
            <text:p>Imanaw kaptintaq, llapanshi k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Solamente depende de nosotros que andemos.”</text:p>
          </table:table-cell>
          <table:table-cell table:style-name="ce1" office:value-type="string" calcext:value-type="string">
            <text:p>Nuqantsikllachawnam kay puriyqa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6">
          <table:table-cell office:value-type="string" calcext:value-type="string">
            <text:p>Yo amargo les dije, ”Si ustedes saben tanto ¿por qué no lo hacen?</text:p>
          </table:table-cell>
          <table:table-cell table:style-name="ce1" office:value-type="string" calcext:value-type="string">
            <text:p>Nuqaqa piñashqa nirkurqaa, “Musyaykarqa, imanirtaq qamkunapis mana rurayankitsu?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6">
          <table:table-cell office:value-type="string" calcext:value-type="string">
            <text:p>I hasta el momento no hay ninguna autoridad en Huaraz a quien podemos presentar una solicitud.“</text:p>
          </table:table-cell>
          <table:table-cell table:style-name="ce1" office:value-type="string" calcext:value-type="string">
            <text:p>I kanankama manaran Waraschaw ni ima awtoridad kantsu pimantaq imatapis churashun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Cuando les expliqué todo eso, toda la gente quedó convencida.</text:p>
          </table:table-cell>
          <table:table-cell table:style-name="ce1" office:value-type="string" calcext:value-type="string">
            <text:p>Nir tsay llapanta explikaptii, llapan nuna kaayiriya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n esos días dos familias se fueron porque dijeron, “Los que viven en Huaraz reciben toda clase de ayuda.”</text:p>
          </table:table-cell>
          <table:table-cell table:style-name="ce1" office:value-type="string" calcext:value-type="string">
            <text:p>Ishkaq familyana tsay waraaninkunana aywakuyarqan, “limpu Waraschaw kaqqa kusam imatapis chaskiyan,” niyapti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4">
          <table:table-cell office:value-type="string" calcext:value-type="string">
            <text:p>Mientras estábamos así, vino un carro hasta Mullaca y el señor párroco mandó un encargo, “Que venga Santiago Pantoja con todo su censo hoy mismo a Monterrey.”</text:p>
          </table:table-cell>
          <table:table-cell table:style-name="ce1" office:value-type="string" calcext:value-type="string">
            <text:p>Tsaynaw kaykarllanam awtu Mullakakama pasariptin, señor paroku enkargakaramunaq, “Shamutsun Santiago Pantoja llapan sensunwan kananta Montereyta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enseguida yo comencé a tocar la campana.</text:p>
          </table:table-cell>
          <table:table-cell table:style-name="ce1" office:value-type="string" calcext:value-type="string">
            <text:p>Tsaynam nuqaqa hina ora kampanata tokarikurqa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Cuando toda la gente so reunió, preparé la lista.</text:p>
          </table:table-cell>
          <table:table-cell table:style-name="ce1" office:value-type="string" calcext:value-type="string">
            <text:p>Llapan nunakuna ayllukaramuptin prepararirqaa lista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Después inmediatamente fui a Monterrey con dos hombres.</text:p>
          </table:table-cell>
          <table:table-cell table:style-name="ce1" office:value-type="string" calcext:value-type="string">
            <text:p>Despwes inmedyatamente ishkaq nunata pusharkur aywakurqaa Monterey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Y cuando llegamos allí, allí estaba el señor párroco con otro sacerdote y una religiosa.</text:p>
          </table:table-cell>
          <table:table-cell table:style-name="ce1" office:value-type="string" calcext:value-type="string">
            <text:p>I tsayman chaariyaanaapaq tsaychaw kaykaanaq señor paroku mas huk padriwan i huk madriw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llí nos dieron toda clase de víveres.</text:p>
          </table:table-cell>
          <table:table-cell table:style-name="ce1" office:value-type="string" calcext:value-type="string">
            <text:p>Tsaychawmi quyamarqan biberesta tukuylaya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Cuando recibieron eso, recién la gente quedó tranquila.</text:p>
          </table:table-cell>
          <table:table-cell table:style-name="ce1" office:value-type="string" calcext:value-type="string">
            <text:p>Tsayta chaskirikurran nunakuna yamay kedariya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sí recibimos víveres cada semana.</text:p>
          </table:table-cell>
          <table:table-cell table:style-name="ce1" office:value-type="string" calcext:value-type="string">
            <text:p>Tsaynawmi kada semana chaskiyarqaa biberes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l señor párroco los llevó hasta Monterrey.</text:p>
          </table:table-cell>
          <table:table-cell table:style-name="ce1" office:value-type="string" calcext:value-type="string">
            <text:p>Señor paroku apamurqan Montereykam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De allí no más nosotros los trajimos aquí (a Chontayoc).</text:p>
          </table:table-cell>
          <table:table-cell table:style-name="ce1" office:value-type="string" calcext:value-type="string">
            <text:p>Tsayllapitanam pasatsikayaamurqa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llí llegaron de Lima la Cruz Roja y la Junta de Asistencia Nacion.</text:p>
          </table:table-cell>
          <table:table-cell table:style-name="ce1" office:value-type="string" calcext:value-type="string">
            <text:p>Tsaymannam chaarayaamun Limapita Cruz Roja i Junta Asistencia Nacional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llí presenté una solicitud.</text:p>
          </table:table-cell>
          <table:table-cell table:style-name="ce1" office:value-type="string" calcext:value-type="string">
            <text:p>Tsaymanna solisituuta churaya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Y hasta ahora no nos hacen caso.</text:p>
          </table:table-cell>
          <table:table-cell table:style-name="ce1" office:value-type="string" calcext:value-type="string">
            <text:p>I kanankama ni kasullaayaaman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Lo mismo hemos presentado una solicitud a Cooperación Popular para calaminas.</text:p>
          </table:table-cell>
          <table:table-cell table:style-name="ce1" office:value-type="string" calcext:value-type="string">
            <text:p>Lomismu Cooperación Popularman churayarquu solisituuta kalaminap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Ni eso tampoco, hasta la fecha no hay nada.</text:p>
          </table:table-cell>
          <table:table-cell table:style-name="ce1" office:value-type="string" calcext:value-type="string">
            <text:p>Ni tsaypis kanankama ni ima kan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l 25 de julio llegaron de Lima los hermanos legionarios.</text:p>
          </table:table-cell>
          <table:table-cell table:style-name="ce1" office:value-type="string" calcext:value-type="string">
            <text:p>25 de julyunam chaayaamurqan Limapita ermanu lehyonaryukun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 ellos el señor párroco dijo, “Mejor visiten a la gente de Chonta.</text:p>
          </table:table-cell>
          <table:table-cell table:style-name="ce1" office:value-type="string" calcext:value-type="string">
            <text:p>Paykunatanam señor paroku ninaq, “Mehor Chontakunata bisitaykuyay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llos no reciben nada de ayuda todavía.”</text:p>
          </table:table-cell>
          <table:table-cell table:style-name="ce1" office:value-type="string" calcext:value-type="string">
            <text:p>Paykunam mana ni ima ayudata chaskiyanraqtsu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Y Así ellos pasaron alegres a Chonta a ver, y después el 28 de julio vinieron con ropa y víveres.</text:p>
          </table:table-cell>
          <table:table-cell table:style-name="ce1" office:value-type="string" calcext:value-type="string">
            <text:p>Niptin paykuna kushishqa Chontaman pasarayaamurqan rikaq i despwes 28 julyu shayaamurqan ropawan i biberesw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Y trajeron suficiente.</text:p>
          </table:table-cell>
          <table:table-cell table:style-name="ce1" office:value-type="string" calcext:value-type="string">
            <text:p>I apaykayaamunaq sufisyenti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Toda la gente recibió bastante.</text:p>
          </table:table-cell>
          <table:table-cell table:style-name="ce1" office:value-type="string" calcext:value-type="string">
            <text:p>Llapan nunakuna kusa chaskikuya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llos eran dos hombres y tres mujeres.</text:p>
          </table:table-cell>
          <table:table-cell table:style-name="ce1" office:value-type="string" calcext:value-type="string">
            <text:p>Kayarqan paykuna ishkaq ullqu, kimaq warmi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Todos ellos llegaron a Chontayoc.</text:p>
          </table:table-cell>
          <table:table-cell table:style-name="ce1" office:value-type="string" calcext:value-type="string">
            <text:p>Tsay llapan Chontaman chaayaamu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También llegó ropa al señor párroco y él la repartió a todas sus estancias, buena ropa.</text:p>
          </table:table-cell>
          <table:table-cell table:style-name="ce1" office:value-type="string" calcext:value-type="string">
            <text:p>Lomismu hina señor parokuman chaamunaq ropa, i pay llapan estansyankunata rakiyaamarqan, alli ropakuna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Una vez el señor párroco fue a Lima.</text:p>
          </table:table-cell>
          <table:table-cell table:style-name="ce1" office:value-type="string" calcext:value-type="string">
            <text:p>Huk besnam señor paroku aywarqan Lima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llí sus amigos le han ofrecido ayudar con cualquier proyecto.</text:p>
          </table:table-cell>
          <table:table-cell table:style-name="ce1" office:value-type="string" calcext:value-type="string">
            <text:p>Tsaychawnam amigunkuna ofresiyashqa imallawanpis yanapayaananp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Y entonces el señor párroco dijo, “Aquí en Chonta con toda esa ayuda que viene vamos a hacer una escuela buena para tener allí primaria completa.</text:p>
          </table:table-cell>
          <table:table-cell table:style-name="ce1" office:value-type="string" calcext:value-type="string">
            <text:p>I tsaymi señor paroku nishqa, “Kay Chontachaw tsay llapan ayuda shamuqwanmi huk alli eskwelata rurashun tsayllachawna primarya kompleta kananp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De todas partes los niños vendrán aquí a esa escuela.”</text:p>
          </table:table-cell>
          <table:table-cell table:style-name="ce1" office:value-type="string" calcext:value-type="string">
            <text:p>Hinantinpitam shayaamunqa tsayman wamrakuna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Para eso estamos comprando una chacra a un lado para que se haga la escuela buena.</text:p>
          </table:table-cell>
          <table:table-cell table:style-name="ce1" office:value-type="string" calcext:value-type="string">
            <text:p>Tsaypaqmi huk laduchaw chakrata rantikaayaa alli eskwela rurakaananp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Por fin el señor párroco ha mandado a un arquitecto para hacer los planos.</text:p>
          </table:table-cell>
          <table:table-cell table:style-name="ce1" office:value-type="string" calcext:value-type="string">
            <text:p>Señor paroku porfinnam kacharamushqa huk arkitektuta planuta lebantamunanp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Cuando Cooperación Popular demoró en cumplir con las calaminas que nos habían prometido, la gente ha renegado mucho.</text:p>
          </table:table-cell>
          <table:table-cell table:style-name="ce1" office:value-type="string" calcext:value-type="string">
            <text:p>Cooperación Popular kalaminata aaniyanmashqanta mana apuradu kumpliptin, nunakuna limpu renegashqanam kay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Así todos hemos tenido problemas aquí desde el terremoto, sin casa, sin escuela, sin capilla.</text:p>
          </table:table-cell>
          <table:table-cell table:style-name="ce1" office:value-type="string" calcext:value-type="string">
            <text:p>Tsaynawmi kaychaw llapallaakuna problemayuq kedashqa kayaa teremotupita, sin wayi, sin eskwela, sin kapill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Nada ha quedado sano.</text:p>
          </table:table-cell>
          <table:table-cell table:style-name="ce1" office:value-type="string" calcext:value-type="string">
            <text:p>Ni ima kedashqatsu yamayq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Las semanas después del terremoto la gente se comportaba muy bien.</text:p>
          </table:table-cell>
          <table:table-cell table:style-name="ce1" office:value-type="string" calcext:value-type="string">
            <text:p>Teremotu karishqan tsay semanakunaqa nunakuna sellama shumaq kaykuya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Bastantes se reunían para rezar también.</text:p>
          </table:table-cell>
          <table:table-cell table:style-name="ce1" office:value-type="string" calcext:value-type="string">
            <text:p>Resakuqpis allibwenu ayllukaykayaamu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En cada rezo estaban allí llorando.</text:p>
          </table:table-cell>
          <table:table-cell table:style-name="ce1" office:value-type="string" calcext:value-type="string">
            <text:p>Kada resuchaw waqar asitsu kaykuy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Después del terremoto el señor párroco dijo, “Ahora vamos a visitar todas las estancias.”</text:p>
          </table:table-cell>
          <table:table-cell table:style-name="ce1" office:value-type="string" calcext:value-type="string">
            <text:p>Teremotu karishqanllachaw señor paroku nirqan, “Llapan estansyakunatam kanan bisitashun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sí una semana vino el padre Guillermo.</text:p>
          </table:table-cell>
          <table:table-cell table:style-name="ce1" office:value-type="string" calcext:value-type="string">
            <text:p>Nishpam huk semanata shamurqan padre Guillerm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ntonces las autoridades llegaron a Chicney y anunciaron a todos sus paisanos, “Dicen que viene el señor padre a visitarnos.</text:p>
          </table:table-cell>
          <table:table-cell table:style-name="ce1" office:value-type="string" calcext:value-type="string">
            <text:p>Tsaymi Chikneyman awtoridaakuna chaaramur llapan marka mayinta willariyarqunaq, “Shamun señor padrish watukamaqnintsik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Todos vamos a confesarnos.”</text:p>
          </table:table-cell>
          <table:table-cell table:style-name="ce1" office:value-type="string" calcext:value-type="string">
            <text:p>Llapantsik konfesakuq shamushun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ntonces a cierto hombre conocido de Chicney le avisaron, “Viene el padre a visitarnos.</text:p>
          </table:table-cell>
          <table:table-cell table:style-name="ce1" office:value-type="string" calcext:value-type="string">
            <text:p>Tsaynash huk riqishqa Chikney nunata willariyarqunaq, “Shamun padrish bisitallaamaqnintsik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Vamos pues a oír misa y a confesarnos.”</text:p>
          </table:table-cell>
          <table:table-cell table:style-name="ce1" office:value-type="string" calcext:value-type="string">
            <text:p>Shallaayaamuy yo misa wiyaq i konfesakuq.”</text:p>
          </table:table-cell>
          <table:table-cell office:value-type="string" calcext:value-type="string">
            <text:p>CRH, Cap.4</text:p>
          </table:table-cell>
          <table:table-cell office:value-type="string" calcext:value-type="string">
            <text:p>yo → yaw ?</text:p>
          </table:table-cell>
        </table:table-row>
        <table:table-row table:style-name="ro1">
          <table:table-cell office:value-type="string" calcext:value-type="string">
            <text:p>Entonces ese hombre dijo, “¿De dónde viene el cura?”</text:p>
          </table:table-cell>
          <table:table-cell table:style-name="ce1" office:value-type="string" calcext:value-type="string">
            <text:p>Tsaynash tsay nuna nin, “Maypitataq shamun kuraqa?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Las autoridades le contestaron, “Viene de Centenario.”</text:p>
          </table:table-cell>
          <table:table-cell table:style-name="ce1" office:value-type="string" calcext:value-type="string">
            <text:p>Tsaynash awtoridaakunaqa niyan, “Shamun Sentenaryupitam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Entonces él dijo, “Yo no me confieso a ellos.</text:p>
          </table:table-cell>
          <table:table-cell table:style-name="ce1" office:value-type="string" calcext:value-type="string">
            <text:p>Tsayna nin, “Manam paykunachaw nuqaqa konfesakuu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Mejor yo voy de ellos tapando mis oídos.”</text:p>
          </table:table-cell>
          <table:table-cell table:style-name="ce1" office:value-type="string" calcext:value-type="string">
            <text:p>Mehormi aywakullaashaq rinrillaatapis tsapakurkur paykunapitaqa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Así dijo a su madre también.</text:p>
          </table:table-cell>
          <table:table-cell table:style-name="ce1" office:value-type="string" calcext:value-type="string">
            <text:p>Nishpa mamantapis tsaynaw niri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Así ninguno de sus familiares apareció.</text:p>
          </table:table-cell>
          <table:table-cell table:style-name="ce1" office:value-type="string" calcext:value-type="string">
            <text:p>Tsaymi ni pi familyaqa yurimurqa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Después se hacía el sobrado diciendo, “No me importa que mi casa se ha caído.</text:p>
          </table:table-cell>
          <table:table-cell table:style-name="ce1" office:value-type="string" calcext:value-type="string">
            <text:p>Despwesmi nikachar kanaq, “Nuqaqa manam llakiinatsu wayii huchushqan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Yo soy experto en hacer casas.”</text:p>
          </table:table-cell>
          <table:table-cell table:style-name="ce1" office:value-type="string" calcext:value-type="string">
            <text:p>Nuqaqa wayi rurayllawanqa allibwenum kaa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Sorprendió a sus vecinos con sus palabras, pero como había dicho, él solo arregló su casa en el mes de junio.</text:p>
          </table:table-cell>
          <table:table-cell table:style-name="ce1" office:value-type="string" calcext:value-type="string">
            <text:p>Nishpash tsay marka mayin nunakunata mantsakaatsiq, nishpa payllaqa tsay hunyu killallachaw wayinta altsari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Pero todos de igual manera están haciendo sus casas.</text:p>
          </table:table-cell>
          <table:table-cell table:style-name="ce1" office:value-type="string" calcext:value-type="string">
            <text:p>Peru lonismu imana kaqpis hina wayinkuna rurakuykaay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n estos meses no se encuentra a nadie para construir una casa, pues desde ese terremoto todos se han vuelto albañiles, haciendo sus cosas ellos mismos.</text:p>
          </table:table-cell>
          <table:table-cell table:style-name="ce1" office:value-type="string" calcext:value-type="string">
            <text:p>Kay killakuna manam nunapis taripaqtsu ni wayita ruratsikunapaq tsay teremotupitaqa imana kaqpis albañilllanam kikinkunallana wayinkuna rurakur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Desde entonces los hombres son muy engreídos.</text:p>
          </table:table-cell>
          <table:table-cell table:style-name="ce1" office:value-type="string" calcext:value-type="string">
            <text:p>Tsaypitaqa nunakunapis allaapa engreidum kay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 cualquier trabajo cobran muy caro.</text:p>
          </table:table-cell>
          <table:table-cell table:style-name="ce1" office:value-type="string" calcext:value-type="string">
            <text:p>Ima trabahuchawpis kobrakuyan allaapa karutam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Muchos no quieren pagar tan caro.</text:p>
          </table:table-cell>
          <table:table-cell table:style-name="ce1" office:value-type="string" calcext:value-type="string">
            <text:p>Atskaqmi mana pagayta munallaayantsu tsaylaya karu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No hay gente para jalar ni adobes ni tejas.</text:p>
          </table:table-cell>
          <table:table-cell table:style-name="ce1" office:value-type="string" calcext:value-type="string">
            <text:p>Ni tika sutuqpis ni teha sutuqpis kayan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Mientras estuvimos en la pampa no más, llegó la lluvia que mojó completamente las paredes de las casas por falta de tejas, aunque las paredes estaban terminadas.</text:p>
          </table:table-cell>
          <table:table-cell table:style-name="ce1" office:value-type="string" calcext:value-type="string">
            <text:p>Hina pampallachaw kaykaayaptiimi chaakaramurqan tamya limpu muyukur wayipa pirqan, ushashqana kaptinpis teha faltaypam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Sus sementeras también están germinando con tanta caída de agua.</text:p>
          </table:table-cell>
          <table:table-cell table:style-name="ce1" office:value-type="string" calcext:value-type="string">
            <text:p>Limpu mikuyllankunapis yaku rataykuptin limpu hiqaramushq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No es cosa de vergüenza.</text:p>
          </table:table-cell>
          <table:table-cell table:style-name="ce1" office:value-type="string" calcext:value-type="string">
            <text:p>Manam pinqapanakuy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Todos están con la misma preocupación en todo el Callejón.</text:p>
          </table:table-cell>
          <table:table-cell table:style-name="ce1" office:value-type="string" calcext:value-type="string">
            <text:p>Llapankunanan tsay yarpakachayyuqlla kayan enteru Kallehonchaw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Todos tienen la misma queja que no tienen casas, y que es imposible encontrar peones.</text:p>
          </table:table-cell>
          <table:table-cell table:style-name="ce1" office:value-type="string" calcext:value-type="string">
            <text:p>Tsayllatam pipis maypis kehakuyan mana wayinkuna kashqanta, mana peonpis taripaq kashqan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l padre Tomás Verhoven, director de la Escuela de Catequistas nos dijo una vez en el mes de agosto de 1966, a mí y a Fortunato Chinchey, "Vayan al Callejón.</text:p>
          </table:table-cell>
          <table:table-cell table:style-name="ce1" office:value-type="string" calcext:value-type="string">
            <text:p>Padre Tomás Verhoven, direktor Eskwela Katekistapa niyamarqan huk bes agosto killachaw 1966, nuqata i Fortunato Chinchey, "Aywayay Kallehont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Busquen a jóvenes para que sean catequistas.</text:p>
          </table:table-cell>
          <table:table-cell table:style-name="ce1" office:value-type="string" calcext:value-type="string">
            <text:p>Ashiyaamunki hobenkunata katekista kayaananpa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tonces fui a don Cipriano Quispe y le dije, "Vamos, acompáñanos.</text:p>
          </table:table-cell>
          <table:table-cell table:style-name="ce1" office:value-type="string" calcext:value-type="string">
            <text:p>Tsaynam nuqana aywarir don Cipriano Quispita, nirirquu, "Aku kompañayaamay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l padre Tomás nos dice que vayamos."</text:p>
          </table:table-cell>
          <table:table-cell table:style-name="ce1" office:value-type="string" calcext:value-type="string">
            <text:p>Padre Tomasmi 'Ayway' niyaaman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tonces él gustosamente dijo, "Bueno."</text:p>
          </table:table-cell>
          <table:table-cell table:style-name="ce1" office:value-type="string" calcext:value-type="string">
            <text:p>Niptii, payqa kushishqa "Bwenu" nirayaam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Un día martes fuimos con un camión llamado 'Virgen de Chapi', que iba temprano a Yungay.</text:p>
          </table:table-cell>
          <table:table-cell table:style-name="ce1" office:value-type="string" calcext:value-type="string">
            <text:p>Huk diya martes aywayarquu huk kamyonwan 'Virgen de Chapi' nishqanwan tempranu aywar Yungaym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Llegamos casi a la una de la tarde.</text:p>
          </table:table-cell>
          <table:table-cell table:style-name="ce1" office:value-type="string" calcext:value-type="string">
            <text:p>Chaariyaa kasi la una de la tardinawll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Entonces fuimos a la parroquia para que el párroco nos diera licencia para andar en sus estancias.</text:p>
          </table:table-cell>
          <table:table-cell table:style-name="ce1" office:value-type="string" calcext:value-type="string">
            <text:p>Tsaynam aywayarquu parokumanna qumashun lisensyantsik kay pweblunchaw purinapa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Y por fin llegamos a la casa del párroco.</text:p>
          </table:table-cell>
          <table:table-cell table:style-name="ce1" office:value-type="string" calcext:value-type="string">
            <text:p>I porfin chaariyaa parokum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l estuvo allí.</text:p>
          </table:table-cell>
          <table:table-cell table:style-name="ce1" office:value-type="string" calcext:value-type="string">
            <text:p>Tsaychaw kaykaana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tonces le dijimos, "Padre, somos catequistas.</text:p>
          </table:table-cell>
          <table:table-cell table:style-name="ce1" office:value-type="string" calcext:value-type="string">
            <text:p>Tsaynam niyaa, "Padre, katekistam kaya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Hemos venido a buscar catequistas."</text:p>
          </table:table-cell>
          <table:table-cell table:style-name="ce1" office:value-type="string" calcext:value-type="string">
            <text:p>Shayaamurquu katekista ashiqmi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Después de explicarle muestra misión, él dijo, "Bueno.</text:p>
          </table:table-cell>
          <table:table-cell table:style-name="ce1" office:value-type="string" calcext:value-type="string">
            <text:p>Niyaptii, nin, "Bwenu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¿Pero para qué necesitan un papel todavía?</text:p>
          </table:table-cell>
          <table:table-cell table:style-name="ce1" office:value-type="string" calcext:value-type="string">
            <text:p>Peru imapaqtaq nesesitayanki papeltaraq?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s suficiente que le gente reconozca a Cipriano.</text:p>
          </table:table-cell>
          <table:table-cell table:style-name="ce1" office:value-type="string" calcext:value-type="string">
            <text:p>Sufisyenti riqiyaana Ciprianut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se es el mejor papel.</text:p>
          </table:table-cell>
          <table:table-cell table:style-name="ce1" office:value-type="string" calcext:value-type="string">
            <text:p>Tsaymi mehor papel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Vayan no más."</text:p>
          </table:table-cell>
          <table:table-cell table:style-name="ce1" office:value-type="string" calcext:value-type="string">
            <text:p>Aywakuyaylla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tonces Shipicu dijo, "Mejor vamos a Tumpa.</text:p>
          </table:table-cell>
          <table:table-cell table:style-name="ce1" office:value-type="string" calcext:value-type="string">
            <text:p>Niyaamaptin, Shipiikuna nin, "Mehor aywakushun Tumpat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Allí encontraremos."</text:p>
          </table:table-cell>
          <table:table-cell table:style-name="ce1" office:value-type="string" calcext:value-type="string">
            <text:p>Tsaychawmi tarimushun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Pero decidimos almorzar primero, y fuimos al mercado.</text:p>
          </table:table-cell>
          <table:table-cell table:style-name="ce1" office:value-type="string" calcext:value-type="string">
            <text:p>Niptin, "Puntata almorsakurkushun," nir, merkaduman yaykuyarquu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Allí almorzamos.</text:p>
          </table:table-cell>
          <table:table-cell table:style-name="ce1" office:value-type="string" calcext:value-type="string">
            <text:p>Tsaychawnam almorsariyarquu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Después volvimos hasta Mancos en un camión.</text:p>
          </table:table-cell>
          <table:table-cell table:style-name="ce1" office:value-type="string" calcext:value-type="string">
            <text:p>Despwesnam kutiyaamurquu asta Mankus huk kamyonw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De allí fuimos por arriba.</text:p>
          </table:table-cell>
          <table:table-cell table:style-name="ce1" office:value-type="string" calcext:value-type="string">
            <text:p>Tsaypitanam aywayarquu tsaypa witsayp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tonces el viejo Shipicu no podía avanzar.</text:p>
          </table:table-cell>
          <table:table-cell table:style-name="ce1" office:value-type="string" calcext:value-type="string">
            <text:p>Tsaynam awkis Shipiikuqa ni aywayta pwedimuntsu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Cuando tardaba le dije, "Shipicu, apúrate."</text:p>
          </table:table-cell>
          <table:table-cell table:style-name="ce1" office:value-type="string" calcext:value-type="string">
            <text:p>Tardiyaakuriptin nuqana nii, "Shipiiku, apuraykamuy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tonces dijo, "No aguento."</text:p>
          </table:table-cell>
          <table:table-cell table:style-name="ce1" office:value-type="string" calcext:value-type="string">
            <text:p>Tsaynam nin, "Manam agwantaatsu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 eso aparecieron algunos hombres.</text:p>
          </table:table-cell>
          <table:table-cell table:style-name="ce1" office:value-type="string" calcext:value-type="string">
            <text:p>Nikaayaptiimi, nunakunana yurirkayaamu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6">
          <table:table-cell office:value-type="string" calcext:value-type="string">
            <text:p>Reconociéndoles, les encargó, "Avisen a mi compadre que venga llevando su burro rápido."</text:p>
          </table:table-cell>
          <table:table-cell table:style-name="ce1" office:value-type="string" calcext:value-type="string">
            <text:p>Tsaykunatam riqirirnin, enkargan, "Kompadriita willaykuyanki ashnun apakurkur shamutsun apuradu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Yendo por allí nos equivocamos el camino y fuimos por otro lado.</text:p>
          </table:table-cell>
          <table:table-cell table:style-name="ce1" office:value-type="string" calcext:value-type="string">
            <text:p>Tsay aywaraykarnam naanitana pantakuykuyaa i aywakuyaanaq kayaa huk ladup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Y entonces era un poco tarde.</text:p>
          </table:table-cell>
          <table:table-cell table:style-name="ce1" office:value-type="string" calcext:value-type="string">
            <text:p>I tsaynam tardiyaari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Preguntamos “¿Adónde va este camino?"</text:p>
          </table:table-cell>
          <table:table-cell table:style-name="ce1" office:value-type="string" calcext:value-type="string">
            <text:p>Tsaynam tapukuyaa, "Maymantaq kay naani aywan?" nishp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Un viejo nos dijo, "Este va a Cochapampa."</text:p>
          </table:table-cell>
          <table:table-cell table:style-name="ce1" office:value-type="string" calcext:value-type="string">
            <text:p>Tsaynam huk awkis niyaamarqan, "Kayqa aywan Kochapampamanmi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Entonces seguimos y llegamos a ese pueblo.</text:p>
          </table:table-cell>
          <table:table-cell table:style-name="ce1" office:value-type="string" calcext:value-type="string">
            <text:p>Tsaymi aywar-aywar chaariyarqaa tsay pweblum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Allí Shipicu, en cuanto llegamos a la capilla, enseguida se puso a tocar la campana, aunque le dijimos, "No lo hagas."</text:p>
          </table:table-cell>
          <table:table-cell table:style-name="ce1" office:value-type="string" calcext:value-type="string">
            <text:p>Tsaychawnam Shipiikuqa, kapillaman chaariyaptii ora, hina ora kampana tokarikamun, "Ama" nikayaptii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Entonces la gente apareció muy molesta, pues en ese pueblo muchos son protestantes.</text:p>
          </table:table-cell>
          <table:table-cell table:style-name="ce1" office:value-type="string" calcext:value-type="string">
            <text:p>Tsaynam nunakunaqa yurirqaramurqun waapu waapu, maa tsay markachaw kayaanaq ailaapa protestantikun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Y cuando preguntamos por las autoridades, nos dijeron, "Se han ido a Mushoc.</text:p>
          </table:table-cell>
          <table:table-cell table:style-name="ce1" office:value-type="string" calcext:value-type="string">
            <text:p>I awtoridaakunapaq tapukuyaptii, niyaaman, "aywakuyashqa Mushuqtam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Allí están trabajando, borrachos."</text:p>
          </table:table-cell>
          <table:table-cell table:style-name="ce1" office:value-type="string" calcext:value-type="string">
            <text:p>Tsaychawmi machashqa uryaykaayan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tonces Shipicu dijo, "Paga un sol a este chico.</text:p>
          </table:table-cell>
          <table:table-cell table:style-name="ce1" office:value-type="string" calcext:value-type="string">
            <text:p>Tsaynam Shipiikuqa nin, "Kay wamrata solnin pagay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Que llame al tesorero para abrir la iglesia."</text:p>
          </table:table-cell>
          <table:table-cell table:style-name="ce1" office:value-type="string" calcext:value-type="string">
            <text:p>Qayaramutsun tesoreruta iglesyata kichamunanpaq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tonces el niño fue y avisó al tesorero.</text:p>
          </table:table-cell>
          <table:table-cell table:style-name="ce1" office:value-type="string" calcext:value-type="string">
            <text:p>Tsaynam wamraqa aywar tesoreruta willaramuna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Pero no estaba allí.</text:p>
          </table:table-cell>
          <table:table-cell table:style-name="ce1" office:value-type="string" calcext:value-type="string">
            <text:p>Maa tsaychawtsu kana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Su esposa le dio la llave.</text:p>
          </table:table-cell>
          <table:table-cell table:style-name="ce1" office:value-type="string" calcext:value-type="string">
            <text:p>Warmin llabitaqa quykamuna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Cuando la trajo, un hombre abrió la capilla.</text:p>
          </table:table-cell>
          <table:table-cell table:style-name="ce1" office:value-type="string" calcext:value-type="string">
            <text:p>Chaaratsimuptin, huk nunaqa kicharamun kapillataq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Unas pocas mujeres aparecieron.</text:p>
          </table:table-cell>
          <table:table-cell table:style-name="ce1" office:value-type="string" calcext:value-type="string">
            <text:p>Huk ishkay warmikuna yurirayaamu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tonces dijimos, "Pues, vamos a rezar."</text:p>
          </table:table-cell>
          <table:table-cell table:style-name="ce1" office:value-type="string" calcext:value-type="string">
            <text:p>Tsaynam niyaa, "Maa, resakushun," nir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7">
          <table:table-cell office:value-type="string" calcext:value-type="string">
            <text:p>Mientras estábamos entrando, aparecieron muchos hombres y con ellos el teniente gobernador y el agente municipal, enojados: "¿Quiénes son ustedes para tocar nuestra campana y después abrir nuestra capilla? Ustedes son ladrones.</text:p>
          </table:table-cell>
          <table:table-cell table:style-name="ce1" office:value-type="string" calcext:value-type="string">
            <text:p>Yaykuraykaayaptii, yurirkayaamun atskaq nuna, i tsaykunawan huntu tenyenti gobernador i ahenti munisipal, waapu: "Qamkuna pitaq kayanki kampanaakunata tokakuriyaanaykipaq i despwes kapillaata kichariyaanaykipaq? Qamkuna kayanki ladronmi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Lisura vienen aquí a engañar.</text:p>
          </table:table-cell>
          <table:table-cell table:style-name="ce1" office:value-type="string" calcext:value-type="string">
            <text:p>Lisura kayman shayaamunki engañaku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¿Quién les ha mandado aquí?"</text:p>
          </table:table-cell>
          <table:table-cell table:style-name="ce1" office:value-type="string" calcext:value-type="string">
            <text:p>Pitaq kayman kachayaamushurqunki?" nir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Bastante bulla había allí.</text:p>
          </table:table-cell>
          <table:table-cell table:style-name="ce1" office:value-type="string" calcext:value-type="string">
            <text:p>Allaapa bulla kaykurqan tsaychaw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A nosotros nos trataron con mucho ultraje.</text:p>
          </table:table-cell>
          <table:table-cell table:style-name="ce1" office:value-type="string" calcext:value-type="string">
            <text:p>Nuqakunataqa limpu trataykayaamarqan allaapa ultrahashp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Pero estuvimos así a causa de ese Shipicu.</text:p>
          </table:table-cell>
          <table:table-cell table:style-name="ce1" office:value-type="string" calcext:value-type="string">
            <text:p>Peru tsay Shipiikuraykur tsaynaw kaykuya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Por fin la gente entendió y las autoridades nos dijeron, "Ahora los vamos a encerrar en el calabozo por la noche.</text:p>
          </table:table-cell>
          <table:table-cell table:style-name="ce1" office:value-type="string" calcext:value-type="string">
            <text:p>Porfin nunakunaqa kaayiriyan, i awtoridaakunaqa niyaaman, "Kanan waraatsiyashqayki kalabosuchawmi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Ustedes han venido como ladrones, conversando con los curas, para engañar aquí.</text:p>
          </table:table-cell>
          <table:table-cell table:style-name="ce1" office:value-type="string" calcext:value-type="string">
            <text:p>Qamkunaqa shayaamurqunki ladron, kurakunawan parlarir kayman engañaku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Y además aquí nosotros no consentimos a nadie.</text:p>
          </table:table-cell>
          <table:table-cell table:style-name="ce1" office:value-type="string" calcext:value-type="string">
            <text:p>I ademas kaychaw nuqakuna manam konsyentiyaatsu ni pit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 esto todos estamos de acuerdo."</text:p>
          </table:table-cell>
          <table:table-cell table:style-name="ce1" office:value-type="string" calcext:value-type="string">
            <text:p>Kaychaw nuqakunaqa llapaapis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staban muy enojados.</text:p>
          </table:table-cell>
          <table:table-cell table:style-name="ce1" office:value-type="string" calcext:value-type="string">
            <text:p>Allaapa waapu kaykuyarq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tonces Shipicu iba enseñándoles todos sus papeles y oficios.</text:p>
          </table:table-cell>
          <table:table-cell table:style-name="ce1" office:value-type="string" calcext:value-type="string">
            <text:p>Tsaynam Shipiikuqa ima ima papelnintachi rikaatsin ofisyukunat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Pero la gente no entendía.</text:p>
          </table:table-cell>
          <table:table-cell table:style-name="ce1" office:value-type="string" calcext:value-type="string">
            <text:p>Ni nunakuna kaayiyantsu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Por fin cuando yo comencé a explicarles el asunto, la gente se calló.</text:p>
          </table:table-cell>
          <table:table-cell table:style-name="ce1" office:value-type="string" calcext:value-type="string">
            <text:p>Porfin nuqa kaayitsiptiiraq, nunakuna upallaykuyarq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Y entonces rezamos el santo rosario.</text:p>
          </table:table-cell>
          <table:table-cell table:style-name="ce1" office:value-type="string" calcext:value-type="string">
            <text:p>I tsaynam santu rosaryuta resakuyarqa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Y había borrachos allí también.</text:p>
          </table:table-cell>
          <table:table-cell table:style-name="ce1" office:value-type="string" calcext:value-type="string">
            <text:p>I borrachukunapis tsaychaw karq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Cada uno de nosotros hizo una explicación.</text:p>
          </table:table-cell>
          <table:table-cell table:style-name="ce1" office:value-type="string" calcext:value-type="string">
            <text:p>Kada uno explikayarqa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Yo expliqué los mandamientos, Shipicu dio ejemplos, y Fortunato la parábola del Hijo Pródigo.</text:p>
          </table:table-cell>
          <table:table-cell table:style-name="ce1" office:value-type="string" calcext:value-type="string">
            <text:p>Nuqam explikarqaa mandamyentukunata, i Shipiikunam ehemplukunata, i Fortunatunam parabola Ihu Prodigut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Cuando salimos de allí un hombre llamado Pedro nos invitó, "Vamos (a mi casa) a dormir."</text:p>
          </table:table-cell>
          <table:table-cell table:style-name="ce1" office:value-type="string" calcext:value-type="string">
            <text:p>Tsaypitanam yarqarayaamuptii huk nuna Pedru nishqan inbitayaamarqan, "Aku punukushun," nir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Entonces fuimos y allí nos sirvieron la cena.</text:p>
          </table:table-cell>
          <table:table-cell table:style-name="ce1" office:value-type="string" calcext:value-type="string">
            <text:p>Tsaymi aywakuyarqaa i tsaychawmi senatsiyaamarq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Y las autoridades vinieron detrás de nosotros.</text:p>
          </table:table-cell>
          <table:table-cell table:style-name="ce1" office:value-type="string" calcext:value-type="string">
            <text:p>I awtoridaakunaqa qipaakunat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Mientras estábamos cenando allí, Shipicu dijo, "Yo soy hombre muy reconocido.</text:p>
          </table:table-cell>
          <table:table-cell table:style-name="ce1" office:value-type="string" calcext:value-type="string">
            <text:p>Tsay senaraykaayaptiinam, Shipiikuqa nin, "Nuqaqa kaa allaapa riqishqam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Tengo desde Roma un decreto y la bendición papal."</text:p>
          </table:table-cell>
          <table:table-cell table:style-name="ce1" office:value-type="string" calcext:value-type="string">
            <text:p>Desde Romapitam nuqapaqa kan dekretu i bendisyon papalnii kan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Al oir estas palabras el teniente gobernador otra vez se molestó.</text:p>
          </table:table-cell>
          <table:table-cell table:style-name="ce1" office:value-type="string" calcext:value-type="string">
            <text:p>Tsaynaw nikuptin tenyenti gobernadorqa yapay piñakurku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Casi pelearon mientras estábamos cenando.</text:p>
          </table:table-cell>
          <table:table-cell table:style-name="ce1" office:value-type="string" calcext:value-type="string">
            <text:p>Kasi senaraykar pelyakarkayaamu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Entonces don Pedro, el dueño de la casa, botó de su casa a esas autoridades.</text:p>
          </table:table-cell>
          <table:table-cell table:style-name="ce1" office:value-type="string" calcext:value-type="string">
            <text:p>Tsaynam tsay wayiyuq don Pedruqa qarqaramurqan wayinpita tsay awtoridaakunat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Solamente entonces estuvimos tranquilos.</text:p>
          </table:table-cell>
          <table:table-cell table:style-name="ce1" office:value-type="string" calcext:value-type="string">
            <text:p>Tsayran kedayarqaa trankilu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Y al día siguiente muy temprano nos llamó el agente municipal, "Vengan a tomar desayuno."</text:p>
          </table:table-cell>
          <table:table-cell table:style-name="ce1" office:value-type="string" calcext:value-type="string">
            <text:p>I waraanin quya-quyallana qayarayaaman ahenti munisipal, "Shayamuy desayunu upuq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tonces fuimos.</text:p>
          </table:table-cell>
          <table:table-cell table:style-name="ce1" office:value-type="string" calcext:value-type="string">
            <text:p>Tsaynam aywayarqa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Cuando llegamos, nos sirvió.</text:p>
          </table:table-cell>
          <table:table-cell table:style-name="ce1" office:value-type="string" calcext:value-type="string">
            <text:p>Chaariyaptiinam qarayaamarq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Y después comenzó a insultar y a contar chismes acerca del sacerdote.</text:p>
          </table:table-cell>
          <table:table-cell table:style-name="ce1" office:value-type="string" calcext:value-type="string">
            <text:p>I despwes qallakaykamun insultakur i señor kurapaq rimar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tonces Shipicu tomó su biblia y comenzó a discutir.</text:p>
          </table:table-cell>
          <table:table-cell table:style-name="ce1" office:value-type="string" calcext:value-type="string">
            <text:p>Tsaynam Shipiikuqa biblyanta tsararkur qallakuykuyan diskutir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Yo con Chinchey fuimos rápido a la capilla.</text:p>
          </table:table-cell>
          <table:table-cell table:style-name="ce1" office:value-type="string" calcext:value-type="string">
            <text:p>Nuqakunaqa apuradu ewkayaamurqaa Chinchoywan kapill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Cuando algunas pocas mujeres se habían reunido alli, estuvimos rezando.</text:p>
          </table:table-cell>
          <table:table-cell table:style-name="ce1" office:value-type="string" calcext:value-type="string">
            <text:p>Tsaychaw wallkaqlla warmikuna ayllukarayaanuptin, resakur kakuyarqa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Después de un buen rato él apareció.</text:p>
          </table:table-cell>
          <table:table-cell table:style-name="ce1" office:value-type="string" calcext:value-type="string">
            <text:p>Alli unaytanam yuriramurq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Las mujeres eran muy piadosas.</text:p>
          </table:table-cell>
          <table:table-cell table:style-name="ce1" office:value-type="string" calcext:value-type="string">
            <text:p>Warmikunaqa kayaanaq alli pyadosa warmikunaq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Y me dijeron, "Vamos a quedar para rezar también en la tarde."</text:p>
          </table:table-cell>
          <table:table-cell table:style-name="ce1" office:value-type="string" calcext:value-type="string">
            <text:p>I niyaaman, "Kedakushun tardipis resakullanapaq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Pero allí nadie quiso venir al seminario. Dijeron, "Iremos unos meses más tarde."</text:p>
          </table:table-cell>
          <table:table-cell table:style-name="ce1" office:value-type="string" calcext:value-type="string">
            <text:p>I tsaychawpis ni pi munarqatsu seminaryuman shamuyta: "Shayaamushaq mas huk killakunachaw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Allí un conocido de Shipicu nos invitó a almorzar.</text:p>
          </table:table-cell>
          <table:table-cell table:style-name="ce1" office:value-type="string" calcext:value-type="string">
            <text:p>Tsaychawnam Shipiikupa huk riqinakuqnin almorsatsiyaamarq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De allí pasamos por allí arriba, y llegamos a Mushoc.</text:p>
          </table:table-cell>
          <table:table-cell table:style-name="ce1" office:value-type="string" calcext:value-type="string">
            <text:p>Tsaypitam pasakuyarqaa tsaypa witsaypa, i chaariyarqaa Mushuqm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Allí los niños todavía no habían entrado en la escuela.</text:p>
          </table:table-cell>
          <table:table-cell table:style-name="ce1" office:value-type="string" calcext:value-type="string">
            <text:p>Tsaychaw wamrakuna manaraq eskwelaman yaykunaqraqtsu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llos compraron alegres esos libros que estábamos llevando.</text:p>
          </table:table-cell>
          <table:table-cell table:style-name="ce1" office:value-type="string" calcext:value-type="string">
            <text:p>Tsay librukuna apayashqaata kushishqa rantiyarq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Y los chicos nos dijeron, "Vamos a quedarnos aquí."</text:p>
          </table:table-cell>
          <table:table-cell table:style-name="ce1" office:value-type="string" calcext:value-type="string">
            <text:p>I wamrakuna niyaaman, "Kaydakushun kaychaw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Nosotros ibamos a reunir la gente para rezar en la tarde.</text:p>
          </table:table-cell>
          <table:table-cell table:style-name="ce1" office:value-type="string" calcext:value-type="string">
            <text:p>Nuqakunanam nunakunata aylluyaamushaq tardi resakunapa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tonces preguntamos por las autoridades.</text:p>
          </table:table-cell>
          <table:table-cell table:style-name="ce1" office:value-type="string" calcext:value-type="string">
            <text:p>Tsaynam tapukuyarqaa awtoridaakunapa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No había ninguna autoridad allí.</text:p>
          </table:table-cell>
          <table:table-cell table:style-name="ce1" office:value-type="string" calcext:value-type="string">
            <text:p>Ni pi awtoridaa tsaychawtsu kayaana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Entonces Shipicu me dijo, "Da una propina e estos chicos para buscar a las autoridades."</text:p>
          </table:table-cell>
          <table:table-cell table:style-name="ce1" office:value-type="string" calcext:value-type="string">
            <text:p>Tsaynam Shipiikuqa niman, "Kay wamrakunata qillaynin quy, awtoridaakunata ashimunanpaq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Pero la gente me dijeron, "Se han ido lejos."</text:p>
          </table:table-cell>
          <table:table-cell table:style-name="ce1" office:value-type="string" calcext:value-type="string">
            <text:p>Peru nunakunaqa niyaaman, "Karutam aywakuyashqa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Ya que las autoridades estaban ausentes, dijimos, "Mejor vamos a pasar a Tumpa.</text:p>
          </table:table-cell>
          <table:table-cell table:style-name="ce1" office:value-type="string" calcext:value-type="string">
            <text:p>Manam awtoridaa kaptinnam, niyaa, "Mehor pasakushun Tumpat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Quizás allí encontraremos a alguien para ser catequista.</text:p>
          </table:table-cell>
          <table:table-cell table:style-name="ce1" office:value-type="string" calcext:value-type="string">
            <text:p>Itsa tsaychaw tarishwan katekistapaq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Mientras íbamos allí, cuando estábamos yendo más allá, Shipicu me criticó por no haber dado dinero a los niños para llamar a las autoridades.</text:p>
          </table:table-cell>
          <table:table-cell table:style-name="ce1" office:value-type="string" calcext:value-type="string">
            <text:p>Tsayta pasakuriyaptiinam mas washata aywaykaayaptiinam Shipiikuqa nikarkaman, "Mana wamrakunata qillaynin quykur, nunakunata qayatsimunkitsu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Entonces yo le dije, "Shipicu, el padre no me ha dado plata para regalar, sino para pasaje y paras que comamos.</text:p>
          </table:table-cell>
          <table:table-cell table:style-name="ce1" office:value-type="string" calcext:value-type="string">
            <text:p>Tsaynam nuqana nii, "Shipiiku, manam qillayta padri qumashqa qarakunapaqtsu, sinuqa pasahipaq i mikunantsikllapaqmi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Y poco no más nos queda ya que hemos gastado bastante."</text:p>
          </table:table-cell>
          <table:table-cell table:style-name="ce1" office:value-type="string" calcext:value-type="string">
            <text:p>I wallkallam, allinam gastarintsik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tonces él me dijo, "Tacaño, avaro.</text:p>
          </table:table-cell>
          <table:table-cell table:style-name="ce1" office:value-type="string" calcext:value-type="string">
            <text:p>Tsaynam payqa nimarqan, "Mallaqaakuq, abaro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Regalando así es la manera en que trabajamos.</text:p>
          </table:table-cell>
          <table:table-cell table:style-name="ce1" office:value-type="string" calcext:value-type="string">
            <text:p>Tsaynaw qarakuykuryanmi trabahantsik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Tú tienes miedo de gastar, so tacaño."</text:p>
          </table:table-cell>
          <table:table-cell table:style-name="ce1" office:value-type="string" calcext:value-type="string">
            <text:p>Mantsanki gastayta, takaño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Así tuvimos cambio de palabras.</text:p>
          </table:table-cell>
          <table:table-cell table:style-name="ce1" office:value-type="string" calcext:value-type="string">
            <text:p>Tsaynaw liryakurkuyarqa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Allí yo me enojé.</text:p>
          </table:table-cell>
          <table:table-cell table:style-name="ce1" office:value-type="string" calcext:value-type="string">
            <text:p>Nuqaqa tsaychaw ferti kolerakurirqa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Seguimos yendo allí a Tumpa, muy lejos.</text:p>
          </table:table-cell>
          <table:table-cell table:style-name="ce1" office:value-type="string" calcext:value-type="string">
            <text:p>Hina tsayta aywaykaayaa Tumpaman, karu, karu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Después nos contó, "Aquí he trabajado yo un tiempo.</text:p>
          </table:table-cell>
          <table:table-cell table:style-name="ce1" office:value-type="string" calcext:value-type="string">
            <text:p>Despwesnam willayaaman, "Kaychaw unaynam nuqa uryashqa huk tyempu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Aquí me recibieron muy cortésmente."</text:p>
          </table:table-cell>
          <table:table-cell table:style-name="ce1" office:value-type="string" calcext:value-type="string">
            <text:p>Allaapa shumaqmi kaychaw chaskiyaamarqan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Cuando llegamos al caserío de Tumpa, Shipicu fue rápido a la escuela y allí habló con el director.</text:p>
          </table:table-cell>
          <table:table-cell table:style-name="ce1" office:value-type="string" calcext:value-type="string">
            <text:p>Kaseriyo de Tumpaman chaariyaptii, Shipiiku apuradu hiqarirqan eskwelaman i tsaychaw direktorwan parlaramuna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Entonces inmediatamente vinieron a la capilla todos los alumos junto con sus maestros.</text:p>
          </table:table-cell>
          <table:table-cell table:style-name="ce1" office:value-type="string" calcext:value-type="string">
            <text:p>Tsay ora tsaymi kapillaman limpu alumnukuna maestrunkunawan huntu shayaamuna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Aún esa capilla grande era muy chica para tantas personas.</text:p>
          </table:table-cell>
          <table:table-cell table:style-name="ce1" office:value-type="string" calcext:value-type="string">
            <text:p>Tsay hatun kapilla limpu kichkiramurq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Allí yo hice una explicación a esos niños en castellano.</text:p>
          </table:table-cell>
          <table:table-cell table:style-name="ce1" office:value-type="string" calcext:value-type="string">
            <text:p>Tsaychawmi nuqa explikarqaa tsay wamrakunata kastellanuchaw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Allí tienen estudio hasta quinto año.</text:p>
          </table:table-cell>
          <table:table-cell table:style-name="ce1" office:value-type="string" calcext:value-type="string">
            <text:p>Tsaychaw estudyu asta kintu añuyaqmi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Son muy católicos en ese pueblo.</text:p>
          </table:table-cell>
          <table:table-cell table:style-name="ce1" office:value-type="string" calcext:value-type="string">
            <text:p>Tsay markachaw allaapa katolikum kay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llos boten a protestantes que entran allí.</text:p>
          </table:table-cell>
          <table:table-cell table:style-name="ce1" office:value-type="string" calcext:value-type="string">
            <text:p>Protestantikuna yaykuqta qarqayaamu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Primero les dan aviso para no fastidiar allí.</text:p>
          </table:table-cell>
          <table:table-cell table:style-name="ce1" office:value-type="string" calcext:value-type="string">
            <text:p>Primeru willayan mana tsaychaw fastidyakunanpa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Y sí no hacen caso los botan hasta casi con piedras.</text:p>
          </table:table-cell>
          <table:table-cell table:style-name="ce1" office:value-type="string" calcext:value-type="string">
            <text:p>I mana wiyakuptin asta kasi qumpar qarqayaamu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se pueblo de Tumpa es bastante grande.</text:p>
          </table:table-cell>
          <table:table-cell table:style-name="ce1" office:value-type="string" calcext:value-type="string">
            <text:p>Alli hatun pweblum tsay Tump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Nos gustó mucho la gran devoción que mostraron esos profesores con sus niños.</text:p>
          </table:table-cell>
          <table:table-cell table:style-name="ce1" office:value-type="string" calcext:value-type="string">
            <text:p>Allaapaqa gustayaamarqan tsay profesorkuna wamrankunawan allaapa debosyonninkunaw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Entonces en la iglesia yo dije al director, "¿No sería posible permitir que sus niños se queden una hora más para explicarles un poco más?"</text:p>
          </table:table-cell>
          <table:table-cell table:style-name="ce1" office:value-type="string" calcext:value-type="string">
            <text:p>Tsaynam nuqana iglesyachaw nirqaa direktorta, "Manaku huk ora mas wamraykikunata deharayaamunki maslla willaparinapaq?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Ellos aceptaron gustosamente.</text:p>
          </table:table-cell>
          <table:table-cell table:style-name="ce1" office:value-type="string" calcext:value-type="string">
            <text:p>Kushishqa aseptarayaamarq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Entonces cantamos y rezamos el santo rosario.</text:p>
          </table:table-cell>
          <table:table-cell table:style-name="ce1" office:value-type="string" calcext:value-type="string">
            <text:p>Tsaymi kantayarqaa i resayarqaa santu rosaryut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Y estuvimos con los chicos hasta las cinco.</text:p>
          </table:table-cell>
          <table:table-cell table:style-name="ce1" office:value-type="string" calcext:value-type="string">
            <text:p>I kayarqaa wamrakunawan las sinkuya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Después los despedimos y descansamos para estar en el rezo de la noche.</text:p>
          </table:table-cell>
          <table:table-cell table:style-name="ce1" office:value-type="string" calcext:value-type="string">
            <text:p>Tsaypita witsiratsikur hamariyarqaa ampipa resuchaw kayaanaapa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Y en la noche se reunieron muchos y rezamos.</text:p>
          </table:table-cell>
          <table:table-cell table:style-name="ce1" office:value-type="string" calcext:value-type="string">
            <text:p>I ampipa ayllukayaamurqan atskaq i resakuyarqa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Yo no demoré mucho, ni tampoco Fortunato Chinchey.</text:p>
          </table:table-cell>
          <table:table-cell table:style-name="ce1" office:value-type="string" calcext:value-type="string">
            <text:p>Nuqaqa manam allaapatsu demorarqaa, ni Fortunatu Chincheypis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Pero Shipicu los detuvo allí mucho tiempo.</text:p>
          </table:table-cell>
          <table:table-cell table:style-name="ce1" office:value-type="string" calcext:value-type="string">
            <text:p>Peru Shipiiku tsaychaw allaapa demoraykatsirq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Toda la gente ya estaba durmiendo.</text:p>
          </table:table-cell>
          <table:table-cell table:style-name="ce1" office:value-type="string" calcext:value-type="string">
            <text:p>Nunakunapis limpu punukuyarqallan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Y así supimos que ese Shipicu es muy pesado en todo.</text:p>
          </table:table-cell>
          <table:table-cell table:style-name="ce1" office:value-type="string" calcext:value-type="string">
            <text:p>I tsaymi tsay Shipiiku allaapa pesadum imachawpis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Pero si uno le dice algo no le gusta.</text:p>
          </table:table-cell>
          <table:table-cell table:style-name="ce1" office:value-type="string" calcext:value-type="string">
            <text:p>Peru imata nishqapis manam gustantsu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A la una de la mañana fuimos al alojamiento.</text:p>
          </table:table-cell>
          <table:table-cell table:style-name="ce1" office:value-type="string" calcext:value-type="string">
            <text:p>La una de la mañana aywakuyarqaa posadam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En tanto frío durmimos en el corredor no más.</text:p>
          </table:table-cell>
          <table:table-cell table:style-name="ce1" office:value-type="string" calcext:value-type="string">
            <text:p>Tsaylaya alalaychaw punuyarqaa koredorllachaw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Al día siguiente en la madrugada otra vez hubo rezo.</text:p>
          </table:table-cell>
          <table:table-cell table:style-name="ce1" office:value-type="string" calcext:value-type="string">
            <text:p>Waraanin quyanam yapay resu karq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Allí un joven ofreció venir a Huarzz al curso.</text:p>
          </table:table-cell>
          <table:table-cell table:style-name="ce1" office:value-type="string" calcext:value-type="string">
            <text:p>Tsaychaw aniyaamarqan huk hoben kursuman Warasta shamunanpa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De allí volvimos con un camión.</text:p>
          </table:table-cell>
          <table:table-cell table:style-name="ce1" office:value-type="string" calcext:value-type="string">
            <text:p>Tsaypitanam kutikayaamurqaa huk kamyonw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En la tarde vinimos a Mancos.</text:p>
          </table:table-cell>
          <table:table-cell table:style-name="ce1" office:value-type="string" calcext:value-type="string">
            <text:p>Tardinam shayaamurqaa Mankusm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Entonces mientras el carro demoró entramos en la iglesia de Mancos.</text:p>
          </table:table-cell>
          <table:table-cell table:style-name="ce1" office:value-type="string" calcext:value-type="string">
            <text:p>Tsaynam awtu taarashqanyaq yaykuriyarqaa Mankus iglesyam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Y allÍ vimos dibujos en la bóveda.</text:p>
          </table:table-cell>
          <table:table-cell table:style-name="ce1" office:value-type="string" calcext:value-type="string">
            <text:p>I tsaychawmi rikaayarqaa bobedachaw dibuhashqat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Uno fue la Última Cena y otro fue el Padre Bolo y otras personas y el diablo.</text:p>
          </table:table-cell>
          <table:table-cell table:style-name="ce1" office:value-type="string" calcext:value-type="string">
            <text:p>Huk karqan Ultima Sena i mas huknam karqan Padre Bolo i mas nunakuna i dyablu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Era ya tarde cuando volvimos a Yungay.</text:p>
          </table:table-cell>
          <table:table-cell table:style-name="ce1" office:value-type="string" calcext:value-type="string">
            <text:p>Tardinam kutiyarqaa Yungayt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Allí en el mercado cenamos y después descansamos.</text:p>
          </table:table-cell>
          <table:table-cell table:style-name="ce1" office:value-type="string" calcext:value-type="string">
            <text:p>Tsay merkaduchaw senarikurnam hamariyarqa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Y después caminamos buscando alojamiento.</text:p>
          </table:table-cell>
          <table:table-cell table:style-name="ce1" office:value-type="string" calcext:value-type="string">
            <text:p>I despwes posada ashiq puriyarqa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Y Shipicu nos llevó a la casa de un conocido.</text:p>
          </table:table-cell>
          <table:table-cell table:style-name="ce1" office:value-type="string" calcext:value-type="string">
            <text:p>I Shipiiku apayaamarqan riqinakuyashqanm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Allí durmimos, otra vez en el corredor.</text:p>
          </table:table-cell>
          <table:table-cell table:style-name="ce1" office:value-type="string" calcext:value-type="string">
            <text:p>Tsaychawmi punuyarqaa hina koredorchaw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Al día siguiente cuando estaba todavía oscuro, salimos a la plaza a esperar un carro, porque los camiones salen de Yungay muy temprano.</text:p>
          </table:table-cell>
          <table:table-cell table:style-name="ce1" office:value-type="string" calcext:value-type="string">
            <text:p>Waraaninnam ampilla plasaman yarqayaamurqaa awtu shuyaq porke Yungaypitaqa alli ampillam kamyonkuna yarqamu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Y entonces apareció a las cinco de la mañana.</text:p>
          </table:table-cell>
          <table:table-cell table:style-name="ce1" office:value-type="string" calcext:value-type="string">
            <text:p>I tsaymi las sinku de la mañana yuriramurq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Con eso venimos.</text:p>
          </table:table-cell>
          <table:table-cell table:style-name="ce1" office:value-type="string" calcext:value-type="string">
            <text:p>Tsaywanmi aywakayamurqa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s muy difícil caminar por pueblos desconocidos.</text:p>
          </table:table-cell>
          <table:table-cell table:style-name="ce1" office:value-type="string" calcext:value-type="string">
            <text:p>Nunapa markan allaapa sasam purin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Y además hay que usar mucha prudencia para evitar lios con los compañeros.</text:p>
          </table:table-cell>
          <table:table-cell table:style-name="ce1" office:value-type="string" calcext:value-type="string">
            <text:p>I despwes alli prudentipaq yanaqikunawanpis liryarkury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En todas partes por donde caminamos toda la gente es alegre y quiere aprender.</text:p>
          </table:table-cell>
          <table:table-cell table:style-name="ce1" office:value-type="string" calcext:value-type="string">
            <text:p>Hinantin puriyaamushqaachawmi llapan nunakuna kushishqa kayan i yachakuyta munay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 Cochapampa un hombre iba a venir (al curso).</text:p>
          </table:table-cell>
          <table:table-cell table:style-name="ce1" office:value-type="string" calcext:value-type="string">
            <text:p>Kochapampachawpis huk nuna shamunan karq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De Tumpa y Yungay también.</text:p>
          </table:table-cell>
          <table:table-cell table:style-name="ce1" office:value-type="string" calcext:value-type="string">
            <text:p>Tumpapitapis lomismu i Yungaypitapis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Pero después, ninguno de ellos vino.</text:p>
          </table:table-cell>
          <table:table-cell table:style-name="ce1" office:value-type="string" calcext:value-type="string">
            <text:p>Peru despwes ni pi shamushqatsu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table:style-name="ce2" office:value-type="string" calcext:value-type="string">
            <text:p>Salí un día viernes al Callejón con omnibus.</text:p>
          </table:table-cell>
          <table:table-cell table:style-name="ce1" office:value-type="string" calcext:value-type="string">
            <text:p>Huk diya byernismi yarqurqaa Kallehonman omnibusw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llegué a Yungay a eso de la una.</text:p>
          </table:table-cell>
          <table:table-cell table:style-name="ce1" office:value-type="string" calcext:value-type="string">
            <text:p>Tsaymi chaarirqaa Yungayman la unanaw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a que no había pasajeros más al norte, el carro no pasó a Caraz.</text:p>
          </table:table-cell>
          <table:table-cell table:style-name="ce1" office:value-type="string" calcext:value-type="string">
            <text:p>Tsaypita uraypa mana pasaheru kaptin, pasarqanatsu Karasman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yo fui en microbus.</text:p>
          </table:table-cell>
          <table:table-cell table:style-name="ce1" office:value-type="string" calcext:value-type="string">
            <text:p>Tsaynam pasarqaa mikruwan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legando allí busqué carro para pasar a Huaylas.</text:p>
          </table:table-cell>
          <table:table-cell table:style-name="ce1" office:value-type="string" calcext:value-type="string">
            <text:p>Tsayman chaarirnam karuta ashirqaa Waylasman pasana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felizmente apareció un comerciante con su camioneta.</text:p>
          </table:table-cell>
          <table:table-cell table:style-name="ce1" office:value-type="string" calcext:value-type="string">
            <text:p>I felismente huk komersyante kamyonetanwan yuriram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on ese carro fui a Huaylas.</text:p>
          </table:table-cell>
          <table:table-cell table:style-name="ce1" office:value-type="string" calcext:value-type="string">
            <text:p>Tsaywannam pasakurqaa Waylas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el camino fue por Huallanca, dando la vuelta por allí.</text:p>
          </table:table-cell>
          <table:table-cell table:style-name="ce1" office:value-type="string" calcext:value-type="string">
            <text:p>I naani kanaq Wallankaparaq tsaypa tumamur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legué a Huaylas a las seis de la tarde.</text:p>
          </table:table-cell>
          <table:table-cell table:style-name="ce1" office:value-type="string" calcext:value-type="string">
            <text:p>Waylasman charqaa las seis de la tard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Fui directamente al párroco.</text:p>
          </table:table-cell>
          <table:table-cell table:style-name="ce1" office:value-type="string" calcext:value-type="string">
            <text:p>Derechu parokuman ayw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encontré al padre Max González.</text:p>
          </table:table-cell>
          <table:table-cell table:style-name="ce1" office:value-type="string" calcext:value-type="string">
            <text:p>Tsaynam taririrqaa padre Max González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Ya que nos conocíamos me recibió alegremente diciendo, “Gracias, don Shanti, que me estás visitando.”</text:p>
          </table:table-cell>
          <table:table-cell table:style-name="ce1" office:value-type="string" calcext:value-type="string">
            <text:p>Payqa riqinakuyaptii kushishqa chaskiraman, “Grasyas, don Shanti, bisitaykaamanki,”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Cuando le entregué el oficio que llevaba me dijo, "¿Esa escuela va a ser solamente para varones o va a haber mujeres también."</text:p>
          </table:table-cell>
          <table:table-cell table:style-name="ce1" office:value-type="string" calcext:value-type="string">
            <text:p>Ofisyu apashqaata entregariptiinam, niman, “Tsay eskwelaqa ullqullapaqku o warmikunapis kayanmanku?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contesté, "Padre, solamente para varones."</text:p>
          </table:table-cell>
          <table:table-cell table:style-name="ce1" office:value-type="string" calcext:value-type="string">
            <text:p>Tsaynam nii, “Padre, ullqullapaqmi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"De todos modos procuraré.</text:p>
          </table:table-cell>
          <table:table-cell table:style-name="ce1" office:value-type="string" calcext:value-type="string">
            <text:p>“Imanawpis prokuramushaqm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o hay cama aquí ahora.</text:p>
          </table:table-cell>
          <table:table-cell table:style-name="ce1" office:value-type="string" calcext:value-type="string">
            <text:p>Kananmi mana kaychaw kama kan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ero vamos a ese hotel.</text:p>
          </table:table-cell>
          <table:table-cell table:style-name="ce1" office:value-type="string" calcext:value-type="string">
            <text:p>Peru aku taqay otel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alquilaré tu cama."</text:p>
          </table:table-cell>
          <table:table-cell table:style-name="ce1" office:value-type="string" calcext:value-type="string">
            <text:p>Tsaychawmi kamayki alkilamushaq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fuimos y allí contratamos una cama.</text:p>
          </table:table-cell>
          <table:table-cell table:style-name="ce1" office:value-type="string" calcext:value-type="string">
            <text:p>Tsaynam aywayarqaa i tsaychawmi kama tsariri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después volvimos a buscar la cena.</text:p>
          </table:table-cell>
          <table:table-cell table:style-name="ce1" office:value-type="string" calcext:value-type="string">
            <text:p>I despwesna kutiyarqaa senay ashiq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cenamos los dos en el restaurante.</text:p>
          </table:table-cell>
          <table:table-cell table:style-name="ce1" office:value-type="string" calcext:value-type="string">
            <text:p>I restawrantichawna senayarqaa ishk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llegó un profesor haciéndose el sabio y los dos conversaron largo rato.</text:p>
          </table:table-cell>
          <table:table-cell table:style-name="ce1" office:value-type="string" calcext:value-type="string">
            <text:p>Tsaymannam chaaramurqan huk profesor kusa yachaqtukushpa i kusa parlay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Y después ese maestro dijo al padre, "Padre, por mi parte sería mejor si los sacerdotes fueren casados."</text:p>
          </table:table-cell>
          <table:table-cell table:style-name="ce1" office:value-type="string" calcext:value-type="string">
            <text:p>I despwesna tsay maestru nin padrita, “Padre, nuqapitaqa, mehormi kurakuna kasadu kayanman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el padre Max dijo, "¿Por qué dice eso."</text:p>
          </table:table-cell>
          <table:table-cell table:style-name="ce1" office:value-type="string" calcext:value-type="string">
            <text:p>Tsaynam padre Max nin, “Imanirtaq tsaynaw ninki?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El maestro contestó, "La gente dice que todos los sacerdotes deben casarse para darnos ejemplo.</text:p>
          </table:table-cell>
          <table:table-cell table:style-name="ce1" office:value-type="string" calcext:value-type="string">
            <text:p>Maestrunam nin, ”Parlayanmi llapan kurakuna kasakuyanman ehempluta qumaanantsik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Si ellos se casaran no oiríamos decir que tienen mujeres.</text:p>
          </table:table-cell>
          <table:table-cell table:style-name="ce1" office:value-type="string" calcext:value-type="string">
            <text:p>Paykuna kasadu kayaptinqa, manachi wiyashwantsu warmiyuqshi niq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Como no son casados dejan su dignidad de sacerdote y ven a las mujeres."</text:p>
          </table:table-cell>
          <table:table-cell table:style-name="ce1" office:value-type="string" calcext:value-type="string">
            <text:p>Tsay mana kasadu karmi, kura kayninkunata deharir, aywakuyan warmiman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el padre Max dijo, "No llevan a nadie contra su voluntad forzándolo a ser sacerdote.</text:p>
          </table:table-cell>
          <table:table-cell table:style-name="ce1" office:value-type="string" calcext:value-type="string">
            <text:p>Tsaynam padre Max nin, “Manam ni pita malas apayantsu, 'Kura kallay,'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studian tantos años que les dan suficiente tiempo para considerar bien el asunto.</text:p>
          </table:table-cell>
          <table:table-cell table:style-name="ce1" office:value-type="string" calcext:value-type="string">
            <text:p>Tsaytsika unay estudyaptinpis tyempun quyan alliq pensanan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Sí Dios lo llama a ser sacerdote, le da todo lo necesario para un sacerdote.</text:p>
          </table:table-cell>
          <table:table-cell table:style-name="ce1" office:value-type="string" calcext:value-type="string">
            <text:p>Sitsun Tayta Dyos qayan kura kananpaq, qaran llapan kurapaq nesesitashqantam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Si él nos ha llamado no pensemos que algunos quizás se hayan ordenado sin tener vocación.</text:p>
          </table:table-cell>
          <table:table-cell table:style-name="ce1" office:value-type="string" calcext:value-type="string">
            <text:p>Pay qayamashqaqa, manam ni pensantsikpistsu wakinkuna kisaachi qishpiyashqa mana bokasyonyu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quizás ellos están en esa dificultad."</text:p>
          </table:table-cell>
          <table:table-cell table:style-name="ce1" office:value-type="string" calcext:value-type="string">
            <text:p>I tsaykunam kisaa tsay difikultaayuq kayan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uando le dijo eso, el profesor quedó callado.</text:p>
          </table:table-cell>
          <table:table-cell table:style-name="ce1" office:value-type="string" calcext:value-type="string">
            <text:p>Tsaynaw nikuptin, profesor upalla kak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"Hay maestros también que de veras tienen vocación.</text:p>
          </table:table-cell>
          <table:table-cell table:style-name="ce1" office:value-type="string" calcext:value-type="string">
            <text:p>“Kayanmi maestrukunapis rasonpa bokasyonyu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ellos cumplen todos los deberes de maestro.</text:p>
          </table:table-cell>
          <table:table-cell table:style-name="ce1" office:value-type="string" calcext:value-type="string">
            <text:p>I paykuna kunpliyan llapantam maestru kayninchaw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 igualmente hay los que se reciben como maestros y no les importa nada.</text:p>
          </table:table-cell>
          <table:table-cell table:style-name="ce1" office:value-type="string" calcext:value-type="string">
            <text:p>I lomismu kayanmi maestrukuna qishpiq, tsaykunapa ni ima kwentan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Si quieren trabajan, y si no quieren ni van a la escuela.</text:p>
          </table:table-cell>
          <table:table-cell table:style-name="ce1" office:value-type="string" calcext:value-type="string">
            <text:p>Munar trabahayan, mana munarqa eskwelamanpis aywayan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sí es en cualquier profesión," dijo el padre Max.</text:p>
          </table:table-cell>
          <table:table-cell table:style-name="ce1" office:value-type="string" calcext:value-type="string">
            <text:p>Tsaynawmi ima profesyonchawpis,” nirqan padre Max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El día siguiente en la mañana el padre me dijo, "De cualquier manera voy a encontrar a alguien para mandar a la escuela.</text:p>
          </table:table-cell>
          <table:table-cell table:style-name="ce1" office:value-type="string" calcext:value-type="string">
            <text:p>Waraanin quyanam padri nimarqan, “Imanawpis tarimushaqmi eskwelaman kachamunaapaq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sí diciendo me despidió.</text:p>
          </table:table-cell>
          <table:table-cell table:style-name="ce1" office:value-type="string" calcext:value-type="string">
            <text:p>Nishpa despedim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 allí es muy difícil encontrar carro.</text:p>
          </table:table-cell>
          <table:table-cell table:style-name="ce1" office:value-type="string" calcext:value-type="string">
            <text:p>Tsaypitaqa allaapa sasam karu tarin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Después de esperar largo rato, por fin llegó un colectivo que iba a Huallanca y con ese carro fuimos, completamente cubiertos de polvo.</text:p>
          </table:table-cell>
          <table:table-cell table:style-name="ce1" office:value-type="string" calcext:value-type="string">
            <text:p>Unay shuyaraykaptii, porfin yurikamur huk kolektibu Wallankaman, tsaywanmi shamuykuyarqaa alli shuyni limpu polvaderawan tsapash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legamos abajo a Huallanca tan sucios que nadie nos hubiera reconocido.</text:p>
          </table:table-cell>
          <table:table-cell table:style-name="ce1" office:value-type="string" calcext:value-type="string">
            <text:p>Mana riqipaqmi Wallankaman charpayaam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Mientras estaba allí apareció una camioneta que llevaba gallinas.</text:p>
          </table:table-cell>
          <table:table-cell table:style-name="ce1" office:value-type="string" calcext:value-type="string">
            <text:p>Tsaychaw kaykaptiinam, yurirkamurqan huk wallpa puritsiq kamyone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on éso volví a Caraz.</text:p>
          </table:table-cell>
          <table:table-cell table:style-name="ce1" office:value-type="string" calcext:value-type="string">
            <text:p>Tsaywannam kutikamurqaa Karas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cuando vinimos a la carretera, conversando con el chofer le dije, "Yo soy catequista."</text:p>
          </table:table-cell>
          <table:table-cell table:style-name="ce1" office:value-type="string" calcext:value-type="string">
            <text:p>Tsaynam naanita shamurna, willapaa chofertana, “Katekistam kan,”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l chófer oyó muy contento.</text:p>
          </table:table-cell>
          <table:table-cell table:style-name="ce1" office:value-type="string" calcext:value-type="string">
            <text:p>Kusa choferqa kushishqa wiy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le regalé un prospecto, "para que se informe más," dije.</text:p>
          </table:table-cell>
          <table:table-cell table:style-name="ce1" office:value-type="string" calcext:value-type="string">
            <text:p>Tsaynam prospektunna qararqaa, “maa ilustrakunaykipaq,”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Él me dijo, "¿Ahora adónde va."</text:p>
          </table:table-cell>
          <table:table-cell table:style-name="ce1" office:value-type="string" calcext:value-type="string">
            <text:p>Tsaynam niman, “Kananqa maytanataq aywanki?”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e contesté, "Ahora creo que voy a ir a Pueblo Libre todavía."</text:p>
          </table:table-cell>
          <table:table-cell table:style-name="ce1" office:value-type="string" calcext:value-type="string">
            <text:p>Tsaynam nii, “Kananqa aywashaq Pweblu Libritaraqchi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me dijo, "En ese caso vamos rápido.</text:p>
          </table:table-cell>
          <table:table-cell table:style-name="ce1" office:value-type="string" calcext:value-type="string">
            <text:p>Tsaynam niman, “Entonsis apuradu ayqikushu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l padre tiene su colectivo y sale a las doce y media."</text:p>
          </table:table-cell>
          <table:table-cell table:style-name="ce1" office:value-type="string" calcext:value-type="string">
            <text:p>Padripam kolektibun kan, i tsaymi yarqun las dosi i medya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or fin llegamos a Caraz.</text:p>
          </table:table-cell>
          <table:table-cell table:style-name="ce1" office:value-type="string" calcext:value-type="string">
            <text:p>Porfin Karasman chaari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el chofer me llevó a toda velocidad al camino que sale a Pueblo Libre.</text:p>
          </table:table-cell>
          <table:table-cell table:style-name="ce1" office:value-type="string" calcext:value-type="string">
            <text:p>Tsaynam choferqa Pweblu Libriman yarquq naanimanna ayqikatsi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allí encontramos el carro del padre saliendo.</text:p>
          </table:table-cell>
          <table:table-cell table:style-name="ce1" office:value-type="string" calcext:value-type="string">
            <text:p>I tsaychaw taririyaa padripa karun yarquraykaq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Subí en él y me fui.</text:p>
          </table:table-cell>
          <table:table-cell table:style-name="ce1" office:value-type="string" calcext:value-type="string">
            <text:p>Tsayman lluqarkurna aywaku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llegué a Pueblo Libre.</text:p>
          </table:table-cell>
          <table:table-cell table:style-name="ce1" office:value-type="string" calcext:value-type="string">
            <text:p>I chaariyaa Pweblu Libri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penas llegamos cuando el padre apareció.</text:p>
          </table:table-cell>
          <table:table-cell table:style-name="ce1" office:value-type="string" calcext:value-type="string">
            <text:p>Apenas chaariyaa padri yuriramu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le entregué el oficio.</text:p>
          </table:table-cell>
          <table:table-cell table:style-name="ce1" office:value-type="string" calcext:value-type="string">
            <text:p>Tsaynam entregarii ofisyu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Y el padre Ramón Saenz dijo, "¿Cómo va a ser, vas por las estancias a buscar catequistas o cómo."</text:p>
          </table:table-cell>
          <table:table-cell table:style-name="ce1" office:value-type="string" calcext:value-type="string">
            <text:p>I padre Ramón Saenz nin, “Imanawtaq, aywanki estansyapaku katekista ashiq o imanaw?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le contesté, "He venido a usted no más.</text:p>
          </table:table-cell>
          <table:table-cell table:style-name="ce1" office:value-type="string" calcext:value-type="string">
            <text:p>Tsaynam nii, “Shamushqa qamllamanm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además estoy cansado, padre."</text:p>
          </table:table-cell>
          <table:table-cell table:style-name="ce1" office:value-type="string" calcext:value-type="string">
            <text:p>I ademas utishqam kaa, padre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uando dije eso, él contestó, "Entonces vamos a almorzar.</text:p>
          </table:table-cell>
          <table:table-cell table:style-name="ce1" office:value-type="string" calcext:value-type="string">
            <text:p>Niptii, “Entonsis aku almors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toy invitado a una casa donde se han casado.</text:p>
          </table:table-cell>
          <table:table-cell table:style-name="ce1" office:value-type="string" calcext:value-type="string">
            <text:p>Inbitadu kaa huk kasakushqakunamanm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Vamos así no más."</text:p>
          </table:table-cell>
          <table:table-cell table:style-name="ce1" office:value-type="string" calcext:value-type="string">
            <text:p>Aku hinallachaw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fuimos por allí abajo.</text:p>
          </table:table-cell>
          <table:table-cell table:style-name="ce1" office:value-type="string" calcext:value-type="string">
            <text:p>Tsaynam hiqariysa tsaypa uray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Más abajo de la parroquia hay una bodega.</text:p>
          </table:table-cell>
          <table:table-cell table:style-name="ce1" office:value-type="string" calcext:value-type="string">
            <text:p>Parokya mas hawanchaw kan huk bodeg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los novios estaban bailando bien borrachos.</text:p>
          </table:table-cell>
          <table:table-cell table:style-name="ce1" office:value-type="string" calcext:value-type="string">
            <text:p>Tsaychawnam nobyukunaqa qatswakuykaayaanaq kusa machash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Allí todos subieron a la camioneta del padre, incluso el padrino y el cortejo.</text:p>
          </table:table-cell>
          <table:table-cell table:style-name="ce1" office:value-type="string" calcext:value-type="string">
            <text:p>Tsaychawnam padripa kamyonetanman lluqarayaamurqan llapankuna, padrinu, basalluku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 las tres de la tarde llegamos a la casa de la novia.</text:p>
          </table:table-cell>
          <table:table-cell table:style-name="ce1" office:value-type="string" calcext:value-type="string">
            <text:p>Las tres de la tardinawmi chaayarqna nobyupa wayin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el almuerzo fue bueno.</text:p>
          </table:table-cell>
          <table:table-cell table:style-name="ce1" office:value-type="string" calcext:value-type="string">
            <text:p>Tsaychaw almwersu kusam kaykur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como el padre no volvió (a su casa) estábamos allí largo rato.</text:p>
          </table:table-cell>
          <table:table-cell table:style-name="ce1" office:value-type="string" calcext:value-type="string">
            <text:p>I padri mana kutimuptin, alli unay kayarqaa tsaychaw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Entonces durante el almuerzo cuando faltaron cucharas, el novio, chatito, estaba alcanzando algo y su corbata se metió en el caldo muy grasoso.</text:p>
          </table:table-cell>
          <table:table-cell table:style-name="ce1" office:value-type="string" calcext:value-type="string">
            <text:p>Tsaymi puntun almwersu kucharakuna faltaptin, nobyuqa machashqa awqaykaptin, korbatan alli wira kalduman yakakaakurk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Viendo eso no sabía qué hacer ese pobre novio.</text:p>
          </table:table-cell>
          <table:table-cell table:style-name="ce1" office:value-type="string" calcext:value-type="string">
            <text:p>Tsayta rikaykur manam ni imanaw kayta musyarirqatsu tsay pobri noby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Después de almuerzo comenzaron a bailar con banda de músicos. Mientras seguían bailando oscureció y el padre todavía se quedó allí.</text:p>
          </table:table-cell>
          <table:table-cell table:style-name="ce1" office:value-type="string" calcext:value-type="string">
            <text:p>Almwersu ushariptin, qatswar qallaykuyar banda musikuchaw, ampiirir hina qatswakuykaayaptin i padreqa hina hawk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 mí también el padrino me invitó a bailar.</text:p>
          </table:table-cell>
          <table:table-cell table:style-name="ce1" office:value-type="string" calcext:value-type="string">
            <text:p>Nuqatapis padrinu qatswaq inbitamarqanm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asi a las nueve por fin volvimos a Pueblo Libre.</text:p>
          </table:table-cell>
          <table:table-cell table:style-name="ce1" office:value-type="string" calcext:value-type="string">
            <text:p>Kasi las nwebinawnam porfin kutikayaamurqaa Pweblu Libri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Entonces ya que teníamos hambre en la noche, el sacristán cocinó papa sancochada y huevo frito.</text:p>
          </table:table-cell>
          <table:table-cell table:style-name="ce1" office:value-type="string" calcext:value-type="string">
            <text:p>Tsaynam ampipa pachaa waqakuriptin, sakristan arukamurqan papa yanuta i ruru fritu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de cenar dormimos.</text:p>
          </table:table-cell>
          <table:table-cell table:style-name="ce1" office:value-type="string" calcext:value-type="string">
            <text:p>Senarikurnam punuku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Me alistó una buena cama.</text:p>
          </table:table-cell>
          <table:table-cell table:style-name="ce1" office:value-type="string" calcext:value-type="string">
            <text:p>Allim kamallaapis alistam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e padre es muy generoso.</text:p>
          </table:table-cell>
          <table:table-cell table:style-name="ce1" office:value-type="string" calcext:value-type="string">
            <text:p>Tsay padri allaapa ankupakuqm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uando no hay carro, es muy difícil volver de cualquier sitio.</text:p>
          </table:table-cell>
          <table:table-cell table:style-name="ce1" office:value-type="string" calcext:value-type="string">
            <text:p>Mana karu kaptin, allaapa sasam maypitapis kutimun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l padre tiene una pequeña granja allí.</text:p>
          </table:table-cell>
          <table:table-cell table:style-name="ce1" office:value-type="string" calcext:value-type="string">
            <text:p>Tsaychaw padripa kapun huk taksha granhanm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or eso hay también huevos de gallina en abundancia.</text:p>
          </table:table-cell>
          <table:table-cell table:style-name="ce1" office:value-type="string" calcext:value-type="string">
            <text:p>Tsaymi abundanti wallpapa rurunpis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Volví de allí a Caraz el domingo en la tarde.</text:p>
          </table:table-cell>
          <table:table-cell table:style-name="ce1" office:value-type="string" calcext:value-type="string">
            <text:p>Tsaypitanam domingu tardi kutikamurqaa Karas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legando tarde, descansé en la plaza.</text:p>
          </table:table-cell>
          <table:table-cell table:style-name="ce1" office:value-type="string" calcext:value-type="string">
            <text:p>Tardina chaarirnam plasachaw hamaku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fui al peluquero para cortarme el pelo.</text:p>
          </table:table-cell>
          <table:table-cell table:style-name="ce1" office:value-type="string" calcext:value-type="string">
            <text:p>Tsaypitanam aywarqaa piqa rutukuq pelukeru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Allí ese peluquero me preguntó, "¿De dónde viene usted? No parece como uno de estos Caracinos."</text:p>
          </table:table-cell>
          <table:table-cell table:style-name="ce1" office:value-type="string" calcext:value-type="string">
            <text:p>Tsaychawnam tsay pelukeru tapuman, “Maypita shamunki? Manataq kay Karasinukunanawtsu kanki,”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le dije, "Yo soy de Huaraz."</text:p>
          </table:table-cell>
          <table:table-cell table:style-name="ce1" office:value-type="string" calcext:value-type="string">
            <text:p>Tsaynam nii, “Nuqaqa Warasmi kaa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Me preguntó, "¿Entonces es usted comerciante."</text:p>
          </table:table-cell>
          <table:table-cell table:style-name="ce1" office:value-type="string" calcext:value-type="string">
            <text:p>Niptiinam nin, “tsaypinqa negosyantiku kanki?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"No. Yo soy catequista, vine para hablar con todos los párrocos para que seleccionen a hombres buenos para enviarlos a la escuela de catequistas.</text:p>
          </table:table-cell>
          <table:table-cell table:style-name="ce1" office:value-type="string" calcext:value-type="string">
            <text:p>“Manam. Kaa katekistam. Shamurqaa llapan parokukunawan parlaqmi alli nunakunata akrarkur eskwela katekistaman kachayaamunan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table:style-name="ce3" office:value-type="string" calcext:value-type="string">
            <text:p>Allí se prepararán para enseñar a toda le gente en sus pueblos a rezar y cantar."</text:p>
          </table:table-cell>
          <table:table-cell table:style-name="ce1" office:value-type="string" calcext:value-type="string">
            <text:p>Tsaychaw preparakuyanqa markankunachaw llapan nunakunata resayta i kantayta yachatsinanpaq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uego el peluquero dijo, "Entonces seguramente es usted misionero."</text:p>
          </table:table-cell>
          <table:table-cell table:style-name="ce1" office:value-type="string" calcext:value-type="string">
            <text:p>Tsaynam pelukeru nirqan, “tsaypinqa misyoneruchi kanki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"No soy misionero, sino que estoy andando con esa misión."</text:p>
          </table:table-cell>
          <table:table-cell table:style-name="ce1" office:value-type="string" calcext:value-type="string">
            <text:p>“Manam misyonerutsu kaa sino tsay misyonyuqmi purikaa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l peluquero me dijo, "Entonces vamos a conversar sin discutir.</text:p>
          </table:table-cell>
          <table:table-cell table:style-name="ce1" office:value-type="string" calcext:value-type="string">
            <text:p>Pelukeru nimarqan, “Entonsis parlakushun mana pelyashlla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o he sido propagandista protestante.</text:p>
          </table:table-cell>
          <table:table-cell table:style-name="ce1" office:value-type="string" calcext:value-type="string">
            <text:p>Nuqa kashqa propagandista protestantim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He caminado por todas partes vendiendo libros.</text:p>
          </table:table-cell>
          <table:table-cell table:style-name="ce1" office:value-type="string" calcext:value-type="string">
            <text:p>Hinantinpam purishqa librukunata rantikur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o conozco todos los sitios.</text:p>
          </table:table-cell>
          <table:table-cell table:style-name="ce1" office:value-type="string" calcext:value-type="string">
            <text:p>Hinantintam riqi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ero una vez el pastor me trató mal.</text:p>
          </table:table-cell>
          <table:table-cell table:style-name="ce1" office:value-type="string" calcext:value-type="string">
            <text:p>Peru huk besmi pastor mana allipa trataykam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o lo aguanté sino que fui respondiéndole.</text:p>
          </table:table-cell>
          <table:table-cell table:style-name="ce1" office:value-type="string" calcext:value-type="string">
            <text:p>Tsaynam mana awantar respondikacharku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or eso me botaron de allí.</text:p>
          </table:table-cell>
          <table:table-cell table:style-name="ce1" office:value-type="string" calcext:value-type="string">
            <text:p>Tsaymi tsaypita qarqarayaamar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sí que ahora trabajo como peluquero cuarenta años.</text:p>
          </table:table-cell>
          <table:table-cell table:style-name="ce1" office:value-type="string" calcext:value-type="string">
            <text:p>Tsaynam kananqa pelukeru trabahakuu huk chunka wata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Habiendo encontrado una buena oportunidad allí, alquilé un horno y trabajé como panadero.</text:p>
          </table:table-cell>
          <table:table-cell table:style-name="ce1" office:value-type="string" calcext:value-type="string">
            <text:p>Tsaychawmi kusa alli taripakurir, hornuta alkilaykur trabaharqaa panader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ero perdí en eso todo mi capital.</text:p>
          </table:table-cell>
          <table:table-cell table:style-name="ce1" office:value-type="string" calcext:value-type="string">
            <text:p>Tsaychawmi limpu perdirqaa llapan kapitalnii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he abierto de nuevo mi peluquería.</text:p>
          </table:table-cell>
          <table:table-cell table:style-name="ce1" office:value-type="string" calcext:value-type="string">
            <text:p>Tsaypitam yapay qallarquu pelukeriyaa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ero ahora ya no gano como antes.</text:p>
          </table:table-cell>
          <table:table-cell table:style-name="ce1" office:value-type="string" calcext:value-type="string">
            <text:p>I mananam kananqa taripakuutsu nawpanu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penas hay para que comemos.</text:p>
          </table:table-cell>
          <table:table-cell table:style-name="ce1" office:value-type="string" calcext:value-type="string">
            <text:p>Apenas mikuyaanaallapaqm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Tengo varios hijos.</text:p>
          </table:table-cell>
          <table:table-cell table:style-name="ce1" office:value-type="string" calcext:value-type="string">
            <text:p>Atskaq tsuriyuqmi k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os de mis hijos son guardia civil.</text:p>
          </table:table-cell>
          <table:table-cell table:style-name="ce1" office:value-type="string" calcext:value-type="string">
            <text:p>Ishkaq tsuriimi gwardya sibil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llos me ayudan.</text:p>
          </table:table-cell>
          <table:table-cell table:style-name="ce1" office:value-type="string" calcext:value-type="string">
            <text:p>Tsaykunam yanapayaa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os protestantes ya no tienen compasión.</text:p>
          </table:table-cell>
          <table:table-cell table:style-name="ce1" office:value-type="string" calcext:value-type="string">
            <text:p>Protestantikunaqa mananam ankupakuyan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Cuando surge cualquier cosa nos botan, mientras que en la Iglesia Católica si llegan a saber algo o si uno se confiesa, le perdonan.</text:p>
          </table:table-cell>
          <table:table-cell table:style-name="ce1" office:value-type="string" calcext:value-type="string">
            <text:p>Qarqaramantsikmi imallapis kariptin myentras Iglesya Katolikachaw perdonaykunmi imatapis maakurir o konfesakupti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re los protestantes no hay perdón y además exigen mucho cualquier cosa."</text:p>
          </table:table-cell>
          <table:table-cell table:style-name="ce1" office:value-type="string" calcext:value-type="string">
            <text:p>Protestantichawqa manam perdonan kantsu i imatapis allaapam exihikuyan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o estaba allí calladito, contestando solamente "Sí, seguro."</text:p>
          </table:table-cell>
          <table:table-cell table:style-name="ce1" office:value-type="string" calcext:value-type="string">
            <text:p>Tsaychaw nuqa upallallam kakurqaa, “Achyaa, achyaa,”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después le regaló un prospecto diciendo, "para que entienda más."</text:p>
          </table:table-cell>
          <table:table-cell table:style-name="ce1" office:value-type="string" calcext:value-type="string">
            <text:p>I despwesmi qaraykurqaa huk prospektun, “mas kayinaykipaq,” nir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fui a la parroquia.</text:p>
          </table:table-cell>
          <table:table-cell table:style-name="ce1" office:value-type="string" calcext:value-type="string">
            <text:p>Tsaypitanam aywarqaa parokyaman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allí estaba el padre cooperador.</text:p>
          </table:table-cell>
          <table:table-cell table:style-name="ce1" office:value-type="string" calcext:value-type="string">
            <text:p>I tsaychaw kaykaanaq huk padre kooperador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e pregunté, "¿Está aquí el señor párroco."</text:p>
          </table:table-cell>
          <table:table-cell table:style-name="ce1" office:value-type="string" calcext:value-type="string">
            <text:p>Paytanam tapurii, “Kaychawku kallan señor paroku?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Él contestó, "Espere. Ha salido."</text:p>
          </table:table-cell>
          <table:table-cell table:style-name="ce1" office:value-type="string" calcext:value-type="string">
            <text:p>Tsaynam nin, “Shuyaraykuy. Yarqurishqam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i me invitó a descansar allí.</text:p>
          </table:table-cell>
          <table:table-cell table:style-name="ce1" office:value-type="string" calcext:value-type="string">
            <text:p>Ni “kayllachaw hamakushun,” ninpis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Oscurcoió y comencé a tener hambre también.</text:p>
          </table:table-cell>
          <table:table-cell table:style-name="ce1" office:value-type="string" calcext:value-type="string">
            <text:p>Ampiirinna i pachawaqaypis chaakaramun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o apareció.</text:p>
          </table:table-cell>
          <table:table-cell table:style-name="ce1" office:value-type="string" calcext:value-type="string">
            <text:p>Ni yurimun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asi a las nueve apareció.</text:p>
          </table:table-cell>
          <table:table-cell table:style-name="ce1" office:value-type="string" calcext:value-type="string">
            <text:p>Kasi las nwebinawnam yuriramu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le dije, "Padre, yo le estoy esperando.</text:p>
          </table:table-cell>
          <table:table-cell table:style-name="ce1" office:value-type="string" calcext:value-type="string">
            <text:p>Tsaynam nii, “Padre, nuqallaami shuyarayk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He venido desde Huaraz.</text:p>
          </table:table-cell>
          <table:table-cell table:style-name="ce1" office:value-type="string" calcext:value-type="string">
            <text:p>Waraspitam shamush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quí tiene usted un oficio."</text:p>
          </table:table-cell>
          <table:table-cell table:style-name="ce1" office:value-type="string" calcext:value-type="string">
            <text:p>Kaymi ofisyu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o leyó y dijo, "¿A quién voy a mandar de aquí?</text:p>
          </table:table-cell>
          <table:table-cell table:style-name="ce1" office:value-type="string" calcext:value-type="string">
            <text:p>Tsayta leyirikurnam nin, “Pitaraq kaypita kachamushaq?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adie va a querer.</text:p>
          </table:table-cell>
          <table:table-cell table:style-name="ce1" office:value-type="string" calcext:value-type="string">
            <text:p>Pipis manam munayan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rimero quieren saber '¿Cuánto me van a pagar?'</text:p>
          </table:table-cell>
          <table:table-cell table:style-name="ce1" office:value-type="string" calcext:value-type="string">
            <text:p>Primeru munayan musyayta, 'aykatataq pagayaamanki?'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sí dicen aquí.</text:p>
          </table:table-cell>
          <table:table-cell table:style-name="ce1" office:value-type="string" calcext:value-type="string">
            <text:p>Tsaynawmi niyan kaychaw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ero voy a buscar.</text:p>
          </table:table-cell>
          <table:table-cell table:style-name="ce1" office:value-type="string" calcext:value-type="string">
            <text:p>Peru ashimushaqm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sí será."</text:p>
          </table:table-cell>
          <table:table-cell table:style-name="ce1" office:value-type="string" calcext:value-type="string">
            <text:p>Tsaynawmi kanqa,”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Mientras él entraba por la puerta, yo dije, "Padre, ¿sería posible dormir aquí en algún rincón?"</text:p>
          </table:table-cell>
          <table:table-cell table:style-name="ce1" office:value-type="string" calcext:value-type="string">
            <text:p>Punkuta yaykukuykuptin, nuqana nii, “Padre, kaychaw huk kutallaykichaw punukallaamushaq?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l contestó, "Aquí no hay nada, ni una cama.</text:p>
          </table:table-cell>
          <table:table-cell table:style-name="ce1" office:value-type="string" calcext:value-type="string">
            <text:p>Niptiinam nin, “Manam kaychaw ni ima kantsu, ni kam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Tengo varias visitas.</text:p>
          </table:table-cell>
          <table:table-cell table:style-name="ce1" office:value-type="string" calcext:value-type="string">
            <text:p>Atska bisitayuqmi k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Mejor sería irte y pedir alojamiento a cualquiera."</text:p>
          </table:table-cell>
          <table:table-cell table:style-name="ce1" office:value-type="string" calcext:value-type="string">
            <text:p>Mehor aywakuy, pillatapis niri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contesté, "Padre, no conozco a nadie."</text:p>
          </table:table-cell>
          <table:table-cell table:style-name="ce1" office:value-type="string" calcext:value-type="string">
            <text:p>Tsaynam nii, “Padre, manam ni piwan riqinakuutsu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"Entonces mejor vete al hotel de enfrente.</text:p>
          </table:table-cell>
          <table:table-cell table:style-name="ce1" office:value-type="string" calcext:value-type="string">
            <text:p>“Tsaynam mehor aywakuy frenii otel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table:style-name="ce3" office:value-type="string" calcext:value-type="string">
            <text:p>Tú conoces al padre Pacheco.</text:p>
          </table:table-cell>
          <table:table-cell table:style-name="ce1" office:value-type="string" calcext:value-type="string">
            <text:p>Riqinakunki padre Pachekuwan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"Sí, pero de lejos,” contesté.</text:p>
          </table:table-cell>
          <table:table-cell table:style-name="ce1" office:value-type="string" calcext:value-type="string">
            <text:p>“Awmi, peru karullapam,”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unque le dije eso, no me tuvo compasión.</text:p>
          </table:table-cell>
          <table:table-cell table:style-name="ce1" office:value-type="string" calcext:value-type="string">
            <text:p>Nikaptii, manam ankupamarq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Salí triste, siendo ya tarde, y pensando "¿Dónde voy a encontrar siquiera algo para comer?</text:p>
          </table:table-cell>
          <table:table-cell table:style-name="ce1" office:value-type="string" calcext:value-type="string">
            <text:p>Tsaynam llakishqa yarqakaramurqaa tardina, “Maychawraq senaytapis tarishaq?”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fui al restaurante.</text:p>
          </table:table-cell>
          <table:table-cell table:style-name="ce1" office:value-type="string" calcext:value-type="string">
            <text:p>Tsaynam aywarqaa restawranti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cené.</text:p>
          </table:table-cell>
          <table:table-cell table:style-name="ce1" office:value-type="string" calcext:value-type="string">
            <text:p>Tsaychawnam senaku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un buen grupo de alpinistas gringos estaban cenando.</text:p>
          </table:table-cell>
          <table:table-cell table:style-name="ce1" office:value-type="string" calcext:value-type="string">
            <text:p>Tsaychawmi alli shuyni alpinista gringukuna senaykaayaan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penas hablaban sino con señas no más, pues no sabían castellano.</text:p>
          </table:table-cell>
          <table:table-cell table:style-name="ce1" office:value-type="string" calcext:value-type="string">
            <text:p>Apenas parlayaqpis, señasllapa, manam kastellanuta yachayarq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 allí fui al hotel a buscar posada.</text:p>
          </table:table-cell>
          <table:table-cell table:style-name="ce1" office:value-type="string" calcext:value-type="string">
            <text:p>Tsaypitanam aywarqaa otelmanna posada ashi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sí llegué al Hotel Suiza Peruana.</text:p>
          </table:table-cell>
          <table:table-cell table:style-name="ce1" office:value-type="string" calcext:value-type="string">
            <text:p>Tsaynam chaarirqaa Hotel Suiza Peruana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contré allí al padre Pacheco.</text:p>
          </table:table-cell>
          <table:table-cell table:style-name="ce1" office:value-type="string" calcext:value-type="string">
            <text:p>Tsaychawnam taririi padre Pacheku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e dije, "Padre, quisiera tener una cama.”</text:p>
          </table:table-cell>
          <table:table-cell table:style-name="ce1" office:value-type="string" calcext:value-type="string">
            <text:p>Tsaynam nii, “Padre, kamatam munallaa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él contestó, "¿De qué precio quieres, primera o segunda clase."</text:p>
          </table:table-cell>
          <table:table-cell table:style-name="ce1" office:value-type="string" calcext:value-type="string">
            <text:p>Tsaynam payqa nin, “Imanaw chanintam munanki, primera o segunda clase?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¿Cómo son sus precios.</text:p>
          </table:table-cell>
          <table:table-cell table:style-name="ce1" office:value-type="string" calcext:value-type="string">
            <text:p>“Imanawtaq chaninllayki?” 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Son de 40 y de 50 soles.</text:p>
          </table:table-cell>
          <table:table-cell table:style-name="ce1" office:value-type="string" calcext:value-type="string">
            <text:p>“40 o 50 soles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"Padre, no podría pagar eso.</text:p>
          </table:table-cell>
          <table:table-cell table:style-name="ce1" office:value-type="string" calcext:value-type="string">
            <text:p>“Padre, manachi tsayta pagallaaman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Soy un pobre catequista."</text:p>
          </table:table-cell>
          <table:table-cell table:style-name="ce1" office:value-type="string" calcext:value-type="string">
            <text:p>Kallaa pobri katekistam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el padre me dijo, "Dónde has catequizado."</text:p>
          </table:table-cell>
          <table:table-cell table:style-name="ce1" office:value-type="string" calcext:value-type="string">
            <text:p>Tsaynam padrina niman, “Maychawtaq katekisarqunki?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toy visitando a todas las parroquias.</text:p>
          </table:table-cell>
          <table:table-cell table:style-name="ce1" office:value-type="string" calcext:value-type="string">
            <text:p>“Hinantin parokyapam tumaykaamuu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buscó un cuarto de 30 soles.</text:p>
          </table:table-cell>
          <table:table-cell table:style-name="ce1" office:value-type="string" calcext:value-type="string">
            <text:p>Tsaynam ashimurqan huk kwartuta 30 soles chanin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Allí dormí en condiciones muy pobres, temblando de frío, y el catre viejo me dolía terriblemente.</text:p>
          </table:table-cell>
          <table:table-cell table:style-name="ce1" office:value-type="string" calcext:value-type="string">
            <text:p>Tsaychawmi punurqaa pasaypa pobri puruchaw, limpu alalaykar i awkis katre limpu nanaykatsim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l día siguiente, lunes, volví a Yungay.</text:p>
          </table:table-cell>
          <table:table-cell table:style-name="ce1" office:value-type="string" calcext:value-type="string">
            <text:p>Waraanin lunisnam kutikamurqaa Yungay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también esperé largo rato al padre.</text:p>
          </table:table-cell>
          <table:table-cell table:style-name="ce1" office:value-type="string" calcext:value-type="string">
            <text:p>Tsaychawpis padrita unaymi shuyar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después cuando salió, no dijo "pasa," ni "vamos a descansar."</text:p>
          </table:table-cell>
          <table:table-cell table:style-name="ce1" office:value-type="string" calcext:value-type="string">
            <text:p>I despwes yarqaramur, manam “pasakaramii,” ni “hamakurishun,” nirq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fuera no más habló conmigo.</text:p>
          </table:table-cell>
          <table:table-cell table:style-name="ce1" office:value-type="string" calcext:value-type="string">
            <text:p>Waqtallachawmi parlaparam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aceptó mandar a tres personas al cursillo.</text:p>
          </table:table-cell>
          <table:table-cell table:style-name="ce1" office:value-type="string" calcext:value-type="string">
            <text:p>I aanimarqan kimaqta kursilluman kachamunan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fui al mercado a buscar desayuno.</text:p>
          </table:table-cell>
          <table:table-cell table:style-name="ce1" office:value-type="string" calcext:value-type="string">
            <text:p>Despwesnam aywakurqaa merkaduta desayunu ashi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de comer allí esperé un carro para pasar a Mancos.</text:p>
          </table:table-cell>
          <table:table-cell table:style-name="ce1" office:value-type="string" calcext:value-type="string">
            <text:p>Tsaychawmi nikurikurnam, karuta shuyararqaa Mankusman pasakumunaa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uando hubo carro me fui allí.</text:p>
          </table:table-cell>
          <table:table-cell table:style-name="ce1" office:value-type="string" calcext:value-type="string">
            <text:p>Karu kariptinnam aywamurqaa tsayman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de llegar a Mancos descansé.</text:p>
          </table:table-cell>
          <table:table-cell table:style-name="ce1" office:value-type="string" calcext:value-type="string">
            <text:p>Mankusman chaarirnam hamaku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o había nadie allí.</text:p>
          </table:table-cell>
          <table:table-cell table:style-name="ce1" office:value-type="string" calcext:value-type="string">
            <text:p>Mana tsaychaw pipis kayati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asi a las once llegó a esa plaza un hombro llevando ropa civil.</text:p>
          </table:table-cell>
          <table:table-cell table:style-name="ce1" office:value-type="string" calcext:value-type="string">
            <text:p>Kasi las onsinawnam tsay plasaman chaaramurqan huk sibil ropashqa nu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ues él fue el sacerdote.</text:p>
          </table:table-cell>
          <table:table-cell table:style-name="ce1" office:value-type="string" calcext:value-type="string">
            <text:p>Maa pay señor kura kan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o fui detrás de él.</text:p>
          </table:table-cell>
          <table:table-cell table:style-name="ce1" office:value-type="string" calcext:value-type="string">
            <text:p>Tsay qipantanam ayw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l se alegró mucho, lo mismo que yo, y me dijo, "Vamos a descansar."</text:p>
          </table:table-cell>
          <table:table-cell table:style-name="ce1" office:value-type="string" calcext:value-type="string">
            <text:p>Pay lomismu kusa kushikachashpa, "Hamakurishun," nim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Cuando le di el oficio lo leyó, me invitó cortésmente a sentarme y me preguntó "Cómo va a ser (el curso)?</text:p>
          </table:table-cell>
          <table:table-cell table:style-name="ce1" office:value-type="string" calcext:value-type="string">
            <text:p>Tsaynam ofisyuta quriptii, leyirirnam, shumaq taykur, tapumarqan, "Imanawtaq tsay kanqa?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¿Cuándo va a comenzar?"</text:p>
          </table:table-cell>
          <table:table-cell table:style-name="ce1" office:value-type="string" calcext:value-type="string">
            <text:p>Imaytaq qallanqa."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Me contestó con palabras muy dulces.</text:p>
          </table:table-cell>
          <table:table-cell table:style-name="ce1" office:value-type="string" calcext:value-type="string">
            <text:p>Allaapa shumaq palabranwan yaskikam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Después dijo, "Es muy urgente tener catequistas porque es importante que se preparen.</text:p>
          </table:table-cell>
          <table:table-cell table:style-name="ce1" office:value-type="string" calcext:value-type="string">
            <text:p>Despwes nirqan, "Allaapa urhentim katekistakuna porki paykuna allaapam presisan yachakuyaan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Hay gran escasez de sacerdotes.</text:p>
          </table:table-cell>
          <table:table-cell table:style-name="ce1" office:value-type="string" calcext:value-type="string">
            <text:p>Wallkaqlla saserdot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o alcanzamos para todo."</text:p>
          </table:table-cell>
          <table:table-cell table:style-name="ce1" office:value-type="string" calcext:value-type="string">
            <text:p>Manam tinkuyaatsu llapanpaq."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Había un hombre allí.</text:p>
          </table:table-cell>
          <table:table-cell table:style-name="ce1" office:value-type="string" calcext:value-type="string">
            <text:p>Tsaychawmi huk nuna kaykaan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ues él fue su cantor.</text:p>
          </table:table-cell>
          <table:table-cell table:style-name="ce1" office:value-type="string" calcext:value-type="string">
            <text:p>Maa tsay kanaq kantorni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El sacerdote le dijo, "Anda tú a estudiar y vamos a buscar a dos más para que vayan tres de ustedes."</text:p>
          </table:table-cell>
          <table:table-cell table:style-name="ce1" office:value-type="string" calcext:value-type="string">
            <text:p>Paytanam nirqan, "Qam ayway mas yachakuq, i ishkaq mas ashishun kimayki aywayaanaykipaq."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icen que ese padre era extranjero, muy buen trabajador.</text:p>
          </table:table-cell>
          <table:table-cell table:style-name="ce1" office:value-type="string" calcext:value-type="string">
            <text:p>Maa tsay padre kanaq extranherush, kusa alli trabahador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uando me habló así cortésmente le dije, "Padre, no hay como ustedes extranjeros.</text:p>
          </table:table-cell>
          <table:table-cell table:style-name="ce1" office:value-type="string" calcext:value-type="string">
            <text:p>Tsaynaw shumaq nimaptinnam, nirqaa, "Padre, manam qamkuna extranherunaw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o se preocupan en nada.</text:p>
          </table:table-cell>
          <table:table-cell table:style-name="ce1" office:value-type="string" calcext:value-type="string">
            <text:p>Ni maychaw yarpakachayan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o les importa."</text:p>
          </table:table-cell>
          <table:table-cell table:style-name="ce1" office:value-type="string" calcext:value-type="string">
            <text:p>Manam kasukuyantsu."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l me contestó, "Para eso nosotros hemos venido."</text:p>
          </table:table-cell>
          <table:table-cell table:style-name="ce1" office:value-type="string" calcext:value-type="string">
            <text:p>Niptiinam nirqan, "Tsaypaqmi nuqakuna shayaamushqa."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me dijo, "¿Adónde vas a pasar ahora."</text:p>
          </table:table-cell>
          <table:table-cell table:style-name="ce1" office:value-type="string" calcext:value-type="string">
            <text:p>Despwes nimarqan, "Kananqa maymantaq pasarinki."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"Ahora creo que voy a pasar a Carhuaz.</text:p>
            <text:p/>
          </table:table-cell>
          <table:table-cell table:style-name="ce1" office:value-type="string" calcext:value-type="string">
            <text:p>"Kanan pasarishaq Karwasmannachi.</text:p>
            <text:p/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Voy a esperar carro."</text:p>
          </table:table-cell>
          <table:table-cell table:style-name="ce1" office:value-type="string" calcext:value-type="string">
            <text:p>aywaa awtutachi shuyarashaq."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el padre dijo, "Mejor vamos a ir los dos después de almorzar.</text:p>
          </table:table-cell>
          <table:table-cell table:style-name="ce1" office:value-type="string" calcext:value-type="string">
            <text:p>Tsaynam padri nirqan, "Mehor ishkantsik almorsakurkur aywashu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Yo también voy a Carhuaz en la tarde.</text:p>
          </table:table-cell>
          <table:table-cell table:style-name="ce1" office:value-type="string" calcext:value-type="string">
            <text:p>Nuqapis tardi aywan Karwastam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Vamos en mi carro no más."</text:p>
          </table:table-cell>
          <table:table-cell table:style-name="ce1" office:value-type="string" calcext:value-type="string">
            <text:p>Aywakushun karullaawan."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allí esperé.</text:p>
          </table:table-cell>
          <table:table-cell table:style-name="ce1" office:value-type="string" calcext:value-type="string">
            <text:p>Tsaynam tsaychaw shuyar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Después de almuerzo dijo, "Descansa aquí no más.</text:p>
          </table:table-cell>
          <table:table-cell table:style-name="ce1" office:value-type="string" calcext:value-type="string">
            <text:p>Alriorsariyaptiinam, nirqan, "Kayllachaw hamakuykay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Voy a alistar mis cosas."</text:p>
          </table:table-cell>
          <table:table-cell table:style-name="ce1" office:value-type="string" calcext:value-type="string">
            <text:p>Alistapakaramushaq."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Después vinimos y llegamos a Carhuaz a las cuatro.</text:p>
          </table:table-cell>
          <table:table-cell table:style-name="ce1" office:value-type="string" calcext:value-type="string">
            <text:p>Despwesnam shayaamurqaa i chaarayaamuu Karwasman las kwatru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l padre párroco no estaba allí.</text:p>
          </table:table-cell>
          <table:table-cell table:style-name="ce1" office:value-type="string" calcext:value-type="string">
            <text:p>Tsaychawtsu padri paruku kan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descansé donde vive mi hermano.</text:p>
          </table:table-cell>
          <table:table-cell table:style-name="ce1" office:value-type="string" calcext:value-type="string">
            <text:p>Tsaynam wawqii yachashqaallachawna hamaku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Llegó tarde el padre párroco, pues estaba predicando un retiro a los niños de la escuela.</text:p>
          </table:table-cell>
          <table:table-cell table:style-name="ce1" office:value-type="string" calcext:value-type="string">
            <text:p>Tardinam chaamurqan padri paruku, maa retiruta predikaanaq eskwela wamrakuna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le entregué el oficio.</text:p>
          </table:table-cell>
          <table:table-cell table:style-name="ce1" office:value-type="string" calcext:value-type="string">
            <text:p>Tsaynam entregarirqaa ofisyu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Después de leerlo me dijo, "Ahora no tengo tiempo.</text:p>
          </table:table-cell>
          <table:table-cell table:style-name="ce1" office:value-type="string" calcext:value-type="string">
            <text:p>Tsayta leyirikur nimarqan, "Kananqa manam tyempuu kan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Vamos a hablar mejor más tarde, en la noche."</text:p>
          </table:table-cell>
          <table:table-cell table:style-name="ce1" office:value-type="string" calcext:value-type="string">
            <text:p>Tardi ampinam mehor parlashun," nishpa ni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Pero tampoco tuvo tiempo en la noche.</text:p>
          </table:table-cell>
          <table:table-cell table:style-name="ce1" office:value-type="string" calcext:value-type="string">
            <text:p>Peru ampipapis manam tyempun karqan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No hablamos nada.</text:p>
          </table:table-cell>
          <table:table-cell table:style-name="ce1" office:value-type="string" calcext:value-type="string">
            <text:p>Ni imata parlayarqa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l día siguiente en la mañana conversamos.</text:p>
          </table:table-cell>
          <table:table-cell table:style-name="ce1" office:value-type="string" calcext:value-type="string">
            <text:p>Waraanin quyaran parla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Entonces el padre dijo, "Yo estoy un poco desmoralizado aquí porque quise que el cursillo fuera un mes entero.</text:p>
          </table:table-cell>
          <table:table-cell table:style-name="ce1" office:value-type="string" calcext:value-type="string">
            <text:p>Tsaynam padri nirqan, "Nuqa kaychaw limpu desmoralisadum kaykaa porki kaychaw huk killalla kursillu karinantam mun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o me ha negado monseñor Zanzóttera.</text:p>
          </table:table-cell>
          <table:table-cell table:style-name="ce1" office:value-type="string" calcext:value-type="string">
            <text:p>Tsaytam negamashqa monseñor Zanzótter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Aquí muchos quieren aprender pero no quieren ir hasta Huaraz a causa de sus familiares y sus chacras.</text:p>
          </table:table-cell>
          <table:table-cell table:style-name="ce1" office:value-type="string" calcext:value-type="string">
            <text:p>Kay alli shuyni munayan yachakuyta, peru Warastaraq shamuyta manam munayantsu, "familyaakuna, chakraakunam" nir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ero de todas maneras voy a mandar tres," me dijo.</text:p>
          </table:table-cell>
          <table:table-cell table:style-name="ce1" office:value-type="string" calcext:value-type="string">
            <text:p>Peru de todas maneras kimaqtam kachamushaq," nishpa ni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ero después me invitó a volver a Carhuaz otra vez.</text:p>
          </table:table-cell>
          <table:table-cell table:style-name="ce1" office:value-type="string" calcext:value-type="string">
            <text:p>Peru despwesmi inbitamarqan yapay Karwasta kutinaa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sí no más nos despedimos.</text:p>
          </table:table-cell>
          <table:table-cell table:style-name="ce1" office:value-type="string" calcext:value-type="string">
            <text:p>Tsaynawllanam despidinakuri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después fui a la carretera para pasar a Marcará.</text:p>
          </table:table-cell>
          <table:table-cell table:style-name="ce1" office:value-type="string" calcext:value-type="string">
            <text:p>I despwes kareteruman aywakamurqaa Markaraaman pasakamunaa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 Carhuaz el padre tampoco habló nada acerca de mi cama y comida.</text:p>
          </table:table-cell>
          <table:table-cell table:style-name="ce1" office:value-type="string" calcext:value-type="string">
            <text:p>Karwaschawpis padri manam ni kamaa ni mikuynii parlakurq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Mi hermano me las proveyó de una manera u otra.</text:p>
          </table:table-cell>
          <table:table-cell table:style-name="ce1" office:value-type="string" calcext:value-type="string">
            <text:p>Wawqillaallam imanawpis katsim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e di dinero para cocinar.</text:p>
          </table:table-cell>
          <table:table-cell table:style-name="ce1" office:value-type="string" calcext:value-type="string">
            <text:p>Paytanam qurqaa qillaynin arukaramunan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Cuando yo iba, el padre me dio veinte soles diciendo, "Toma esto para tus necesidades."</text:p>
          </table:table-cell>
          <table:table-cell table:style-name="ce1" office:value-type="string" calcext:value-type="string">
            <text:p>Aywakamuptiinam padri qumarqan ishkay chunka solnii, "Kay imaykillapaqpis,"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De eso di una libra a mi hermano por lo que él me había regalado porque él con su familia viven en pobreza.</text:p>
          </table:table-cell>
          <table:table-cell table:style-name="ce1" office:value-type="string" calcext:value-type="string">
            <text:p>Tsaytanam huk chunkan quykurqaa wawqayta qaramashqanpita, porki paykuna familyanwan kallayan pobresachawm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Mientras yo estaba allí en le carretera apareció una camioneta.</text:p>
          </table:table-cell>
          <table:table-cell table:style-name="ce1" office:value-type="string" calcext:value-type="string">
            <text:p>Tsay kareterachaw kaykaptii yuriramurqan huk kamyone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on ésa vine a Marcará.</text:p>
          </table:table-cell>
          <table:table-cell table:style-name="ce1" office:value-type="string" calcext:value-type="string">
            <text:p>Tsaywanmi aywakamurqaa Markaraa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de llegar allí fui directo a la iglesia para preguntar por el sacerdote.</text:p>
          </table:table-cell>
          <table:table-cell table:style-name="ce1" office:value-type="string" calcext:value-type="string">
            <text:p>Tsayman chaaramur, derechu aywakurqaa inlisyaman padripaq tapuku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l sacristán allí me dijo, "Ha ido a Santo Toribio a atender a un enfermo.</text:p>
          </table:table-cell>
          <table:table-cell table:style-name="ce1" office:value-type="string" calcext:value-type="string">
            <text:p>Tsaychaw sakristan nimarqan, “aywashqa Santu Turibyutam huk qishyaq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pérate.</text:p>
          </table:table-cell>
          <table:table-cell table:style-name="ce1" office:value-type="string" calcext:value-type="string">
            <text:p>Shuyarikuy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legará a las doce."</text:p>
          </table:table-cell>
          <table:table-cell table:style-name="ce1" office:value-type="string" calcext:value-type="string">
            <text:p>Las dosim chaamunqa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sí, estando cansado, me senté allí, y me lavé.</text:p>
          </table:table-cell>
          <table:table-cell table:style-name="ce1" office:value-type="string" calcext:value-type="string">
            <text:p>Tsaynam tsaychaw taakurqan utishqa karnin, paqakur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asi a las once y media llegó ese anciano padre Broncano.</text:p>
          </table:table-cell>
          <table:table-cell table:style-name="ce1" office:value-type="string" calcext:value-type="string">
            <text:p>Kasi onsi medyanawnam chaaramurqan tsay awkinlla padre Broncano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uando entró en su oficina, yo fui detrás de él.</text:p>
          </table:table-cell>
          <table:table-cell table:style-name="ce1" office:value-type="string" calcext:value-type="string">
            <text:p>Ofisinanman yaykuriptinnam aywarqa qipan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Él también me recibió cortésmente.</text:p>
          </table:table-cell>
          <table:table-cell table:style-name="ce1" office:value-type="string" calcext:value-type="string">
            <text:p>Paypis shumaq chaskim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después de leer el oficio dijo, "Es ora ya para almuerzo.</text:p>
          </table:table-cell>
          <table:table-cell table:style-name="ce1" office:value-type="string" calcext:value-type="string">
            <text:p>I ofisyuta leyirir nirqan, “Almwersu oranam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Vamos a almorzar."</text:p>
          </table:table-cell>
          <table:table-cell table:style-name="ce1" office:value-type="string" calcext:value-type="string">
            <text:p>Aku almorsaramushun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fuimos al frente.</text:p>
          </table:table-cell>
          <table:table-cell table:style-name="ce1" office:value-type="string" calcext:value-type="string">
            <text:p>Tsaymi aywayarqaa frentin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Él también dijo, "Voy a mandar tres, uno para Anta, uno para Pariahuanca y uno para Aco.</text:p>
          </table:table-cell>
          <table:table-cell table:style-name="ce1" office:value-type="string" calcext:value-type="string">
            <text:p>Tsaymi paypis nirqan, “Kimaqtan aykapis kachamushaq, hukta Antapaq, hukta Paryawankapaq i hukta Ako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Quizás ellos estarían ayudando a mí, un anciano cura, en este trabajo mio."</text:p>
          </table:table-cell>
          <table:table-cell table:style-name="ce1" office:value-type="string" calcext:value-type="string">
            <text:p>Itsa paykuna nuqa awkin kurata yanapaykayaamanman kay trabahuuchaw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 allí regresé a mi casa (en Chontayoc) porque mi trigo estaba listo para cosechar.</text:p>
          </table:table-cell>
          <table:table-cell table:style-name="ce1" office:value-type="string" calcext:value-type="string">
            <text:p>Tsaypitanam kutikamurqaawayiimanna triguu segaypaq kapti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l domingo siguiente fui a Jangas a hablar con el padre Jorge.</text:p>
          </table:table-cell>
          <table:table-cell table:style-name="ce1" office:value-type="string" calcext:value-type="string">
            <text:p>Tsay shamuq domingunam aywarqaa Hangastana padre Jorgewan parlaq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el padre Jorge dijo, "Voy a enviar a varios.</text:p>
          </table:table-cell>
          <table:table-cell table:style-name="ce1" office:value-type="string" calcext:value-type="string">
            <text:p>Tsaychawnam padre Jorge nirqan, “Kachamushaq atskaqtam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Sus nombres ya están todos apuntados.</text:p>
          </table:table-cell>
          <table:table-cell table:style-name="ce1" office:value-type="string" calcext:value-type="string">
            <text:p>Limpu hutinkunatapis apuntashqallana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Y después de misa volví rápido directamente a Centenario para alistar dinero, más prospectos y oficios para pasar el día siguiente, lunes, a Huarmey.</text:p>
          </table:table-cell>
          <table:table-cell table:style-name="ce1" office:value-type="string" calcext:value-type="string">
            <text:p>I misa ushariptin kutikamurqaa apuradu Sentenaryuman derechu, waraanin lunis Warmeyta pasanaapaq, qillay i mas prospektu i ofisyukuna listu kanan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El padre Rómulo no estaba allí, pero había dejado las cosas con el padre Bernardo, así que volví a mi casa ese domingo en la tarde.</text:p>
          </table:table-cell>
          <table:table-cell table:style-name="ce1" office:value-type="string" calcext:value-type="string">
            <text:p>Tsaymi padre Romuluqa tsaychawtsu kanaq, sino padre Bernarducho enkargaduta dehaykur, kutikamurqaa wayiiman tsay domingu tard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l lunes en la mañana fui a Huaraz temprano para ir a Huarmey.</text:p>
          </table:table-cell>
          <table:table-cell table:style-name="ce1" office:value-type="string" calcext:value-type="string">
            <text:p>Lunis quyanam aywakurqaa Warastanna tempranu Warmeyta aywana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ese lunes a las once y media salimos con el omnibus Soledad.</text:p>
          </table:table-cell>
          <table:table-cell table:style-name="ce1" office:value-type="string" calcext:value-type="string">
            <text:p>Tsaymi tsay diya lunis las onsi i medya yarquyarqaa omnibus Soledaaw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or ir tan despacio no avanzamos.</text:p>
          </table:table-cell>
          <table:table-cell table:style-name="ce1" office:value-type="string" calcext:value-type="string">
            <text:p>Allaapa despasyu aywaptin ni abansayarqa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morzamos en Chacchán no más cuando era ya tarde.</text:p>
          </table:table-cell>
          <table:table-cell table:style-name="ce1" office:value-type="string" calcext:value-type="string">
            <text:p>Chaqchanllachawmi almorsayarqaa tardi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uando pasamos Chacchán el carro empezó a fallar.</text:p>
          </table:table-cell>
          <table:table-cell table:style-name="ce1" office:value-type="string" calcext:value-type="string">
            <text:p>Tsayta pasariyaptiinam awtuqa fallarna qallaykur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ya que estaba bajando, fue casi por sí solo, sin motor.</text:p>
          </table:table-cell>
          <table:table-cell table:style-name="ce1" office:value-type="string" calcext:value-type="string">
            <text:p>I uuraypa kaptin kasi kikinllana ayw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 Pariacoto se paró.</text:p>
          </table:table-cell>
          <table:table-cell table:style-name="ce1" office:value-type="string" calcext:value-type="string">
            <text:p>Paryakotuchawnam parakuri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de una manera u otra lo arreglaron.</text:p>
          </table:table-cell>
          <table:table-cell table:style-name="ce1" office:value-type="string" calcext:value-type="string">
            <text:p>Tsaychawnam imanallachi altsarayaamu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asando Pariacoto llegamos a Yaután.</text:p>
          </table:table-cell>
          <table:table-cell table:style-name="ce1" office:value-type="string" calcext:value-type="string">
            <text:p>Tsayta pasarir chaariyaa Yawtan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el carro se paralizó por completo.</text:p>
          </table:table-cell>
          <table:table-cell table:style-name="ce1" office:value-type="string" calcext:value-type="string">
            <text:p>Tsaychaw awtu pasaypa kedarin, ni imana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apareció un camión, pues iba a Casma.</text:p>
          </table:table-cell>
          <table:table-cell table:style-name="ce1" office:value-type="string" calcext:value-type="string">
            <text:p>Tsaymannam yuriramurqan huk kamyon, maa aywanaq Kasma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nos remolcó hasta Casma.</text:p>
          </table:table-cell>
          <table:table-cell table:style-name="ce1" office:value-type="string" calcext:value-type="string">
            <text:p>Tsaynam qarachayaamarqan Kasmay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legamos a Casma a las seis de la tarde.</text:p>
          </table:table-cell>
          <table:table-cell table:style-name="ce1" office:value-type="string" calcext:value-type="string">
            <text:p>Kasmaman chaayarqaa las seis de la tard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Fue la primera vez que yo había visitado Casma.</text:p>
          </table:table-cell>
          <table:table-cell table:style-name="ce1" office:value-type="string" calcext:value-type="string">
            <text:p>Tsayran nuqaqa primera bes riqishqa Kasma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o no había conocido ningún sitio por allí.</text:p>
          </table:table-cell>
          <table:table-cell table:style-name="ce1" office:value-type="string" calcext:value-type="string">
            <text:p>Manam ni maypa partipataqa riqishqatsu k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Al llegar allí, pensaba triste, "¿Cómo voy a hacer, por dónde iré a Huarmey." Pero un compañero que había viajado en ese omnibus me dijo, "Yo también voy a Huarmey.</text:p>
          </table:table-cell>
          <table:table-cell table:style-name="ce1" office:value-type="string" calcext:value-type="string">
            <text:p>Tsay chaarirnam llakishqa, “Imanawraq, maynaraq aywashaq Warmeyta,” nikaptiina, tsay omibuschaw aywaq mayina niman, “Nuqapis aywaa Warmeytam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Vamos a ir juntos."</text:p>
          </table:table-cell>
          <table:table-cell table:style-name="ce1" office:value-type="string" calcext:value-type="string">
            <text:p>Aku huntu aywakushun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Fuimos al paradero allí.</text:p>
          </table:table-cell>
          <table:table-cell table:style-name="ce1" office:value-type="string" calcext:value-type="string">
            <text:p>Nirnin aywayarqaa tsay paraderu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estaba un carro nuevo, lindo y negro.</text:p>
          </table:table-cell>
          <table:table-cell table:style-name="ce1" office:value-type="string" calcext:value-type="string">
            <text:p>Tsaychaw kaykaanaq lindu mushuq yana awtumobil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on él fuimos.</text:p>
          </table:table-cell>
          <table:table-cell table:style-name="ce1" office:value-type="string" calcext:value-type="string">
            <text:p>Tsaywanmii aywa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Mientras estuvimos más o menos en la mitad del viaje, en una curva chocó con una camioneta.</text:p>
          </table:table-cell>
          <table:table-cell table:style-name="ce1" office:value-type="string" calcext:value-type="string">
            <text:p>Tsaymi la mitaanawna aywaykaayaptii, huk kurbachaw huk kamyoneta chokaykam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hizo completamente el lado izquierdo, su listón.</text:p>
          </table:table-cell>
          <table:table-cell table:style-name="ce1" office:value-type="string" calcext:value-type="string">
            <text:p>Limpu usharamunaq itsuq laduta listonnin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taba bastante malograda.</text:p>
          </table:table-cell>
          <table:table-cell table:style-name="ce1" office:value-type="string" calcext:value-type="string">
            <text:p>Allaapam malograkaarin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Allí demoramos largo rato. Mientras el chófer pensaba perseguirlo, la camioneta volvió.</text:p>
          </table:table-cell>
          <table:table-cell table:style-name="ce1" office:value-type="string" calcext:value-type="string">
            <text:p>Tsaychawqa unay demoraykamurqan, “Qatipashaq,” nikaptinna, kamyoneta kutim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llí todavía tuvieron cambio de palabras.</text:p>
          </table:table-cell>
          <table:table-cell table:style-name="ce1" office:value-type="string" calcext:value-type="string">
            <text:p>Tsaychawqa liryakuyanr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Después de arreglar el asunto pasamos y llegamos a Huarmey, siendo ya muy tarde.</text:p>
          </table:table-cell>
          <table:table-cell table:style-name="ce1" office:value-type="string" calcext:value-type="string">
            <text:p>Tsaypitam areglarikur, pasakuyarqaa i chaariyarqaa Warmeymanna sinchi ampi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yo supliqué a ese compañero mío, "Llévame hasta la parroquia."</text:p>
          </table:table-cell>
          <table:table-cell table:style-name="ce1" office:value-type="string" calcext:value-type="string">
            <text:p>Tsaynam tsay yanaqaytaqa rogaa, “Pushaykallaamay parokyakaman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él mismo me guió hasta la parroquia y después se fue.</text:p>
          </table:table-cell>
          <table:table-cell table:style-name="ce1" office:value-type="string" calcext:value-type="string">
            <text:p>Tsaynam kikin parokyakama chaaratsiramarniinam, aywak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Ya que la luz estaba encendida, toqué a la puerta.</text:p>
          </table:table-cell>
          <table:table-cell table:style-name="ce1" office:value-type="string" calcext:value-type="string">
            <text:p>Tsaynam lus rawraykaptin, punkuta tsaktaku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salió el padre Emiliano Mendoza, el párroco.</text:p>
          </table:table-cell>
          <table:table-cell table:style-name="ce1" office:value-type="string" calcext:value-type="string">
            <text:p>Tsaynam yarqaramurqan padre Emiliano Mendoza, paruk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Le dije, "He venido de Huaraz.</text:p>
          </table:table-cell>
          <table:table-cell table:style-name="ce1" office:value-type="string" calcext:value-type="string">
            <text:p>Tsaynam nii, “Waraspitam shamurqu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quí está el oficio."</text:p>
          </table:table-cell>
          <table:table-cell table:style-name="ce1" office:value-type="string" calcext:value-type="string">
            <text:p>Kaymi ofisyu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Lo recibió y leyó, y me dijo, "Vete.</text:p>
          </table:table-cell>
          <table:table-cell table:style-name="ce1" office:value-type="string" calcext:value-type="string">
            <text:p>Chaskiramur leyirikurninnam nimarqan, “ayway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Hay unos restaurantes aquí detrás de le iglesia.</text:p>
          </table:table-cell>
          <table:table-cell table:style-name="ce1" office:value-type="string" calcext:value-type="string">
            <text:p>Kay inlisyapa qipanchawmi kan restawrantiku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Come allí con tu propia plata.</text:p>
          </table:table-cell>
          <table:table-cell table:style-name="ce1" office:value-type="string" calcext:value-type="string">
            <text:p>Tsaychaw ayway senakaramunki kikiykipa qillayniykiw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Lo que gastas te voy a devolver."</text:p>
          </table:table-cell>
          <table:table-cell table:style-name="ce1" office:value-type="string" calcext:value-type="string">
            <text:p>Aykatapis gastashqaykita limpum kutitsishqayki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fui.</text:p>
          </table:table-cell>
          <table:table-cell table:style-name="ce1" office:value-type="string" calcext:value-type="string">
            <text:p>Tsaynam ayw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Después de cenar allí, volví y me dijo, "Vamos a buscar tu cama todavía."</text:p>
          </table:table-cell>
          <table:table-cell table:style-name="ce1" office:value-type="string" calcext:value-type="string">
            <text:p>Tsaychaw senarir kutiriptiinan, “Aku kamaykiraq ashimushun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él también fue y buscó una cama para mí en un hotel.</text:p>
          </table:table-cell>
          <table:table-cell table:style-name="ce1" office:value-type="string" calcext:value-type="string">
            <text:p>Tsaymi paypis huk otelchaw kamaa ashim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Después de contratarla allí, volvimos a la parroquia.</text:p>
          </table:table-cell>
          <table:table-cell table:style-name="ce1" office:value-type="string" calcext:value-type="string">
            <text:p>Tsaychaw kontratarirnam, kutiyarqaa parokya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llí nos sentamos largo rato.</text:p>
          </table:table-cell>
          <table:table-cell table:style-name="ce1" office:value-type="string" calcext:value-type="string">
            <text:p>Tsaychawnam unay taaku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llí apareció la hermana del sacerdote.</text:p>
          </table:table-cell>
          <table:table-cell table:style-name="ce1" office:value-type="string" calcext:value-type="string">
            <text:p>Tsaymanmi señor kurapa panin yarqaram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nteriormente ella había sido legionaria mientras estuvo en Belén, y así nos habíamos conocido.</text:p>
          </table:table-cell>
          <table:table-cell table:style-name="ce1" office:value-type="string" calcext:value-type="string">
            <text:p>Unay lehyonarya Belenchaw kaq, riqinakuri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s muy amable.</text:p>
          </table:table-cell>
          <table:table-cell table:style-name="ce1" office:value-type="string" calcext:value-type="string">
            <text:p>Allaapa amable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llos quedaron allí.</text:p>
          </table:table-cell>
          <table:table-cell table:style-name="ce1" office:value-type="string" calcext:value-type="string">
            <text:p>Tsaychaw kay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Yo fui al hotel muy tarde.</text:p>
          </table:table-cell>
          <table:table-cell table:style-name="ce1" office:value-type="string" calcext:value-type="string">
            <text:p>Sinchi ampinam aywakamurqaa otel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llí dormí.</text:p>
          </table:table-cell>
          <table:table-cell table:style-name="ce1" office:value-type="string" calcext:value-type="string">
            <text:p>Tsaychawnam punu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l día siguiente volví a la parroquia.</text:p>
          </table:table-cell>
          <table:table-cell table:style-name="ce1" office:value-type="string" calcext:value-type="string">
            <text:p>Waraaninnam kutirqaa parokya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llí tomé desayuno.</text:p>
          </table:table-cell>
          <table:table-cell table:style-name="ce1" office:value-type="string" calcext:value-type="string">
            <text:p>Tsaychawnam desayunuta upu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El padre dijo, "Después de misa voy a Lima para encontrar al señor obispo."</text:p>
          </table:table-cell>
          <table:table-cell table:style-name="ce1" office:value-type="string" calcext:value-type="string">
            <text:p>Padrinam nirqan, “Misa rurarikur oram, aywaa Limata, tsaychaw señor obispuwan topanaapaq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Allí el padre Emiliano Mendoza dijo, "Al salir de Huaraz trabajé en Aija.</text:p>
          </table:table-cell>
          <table:table-cell table:style-name="ce1" office:value-type="string" calcext:value-type="string">
            <text:p>Tsaychawmi padre Emiliano Mendoza nirqan, “Waraspita aywakamur trabaharqaa Ayhachawm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estaba muy bien.</text:p>
          </table:table-cell>
          <table:table-cell table:style-name="ce1" office:value-type="string" calcext:value-type="string">
            <text:p>Tsaychawqa mas allim k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muchos oían misa y se confesaban.</text:p>
          </table:table-cell>
          <table:table-cell table:style-name="ce1" office:value-type="string" calcext:value-type="string">
            <text:p>Tsaychawqa misa wiyaq i konfesakuq kayaq mas atskam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nadie dijo nada en contra de mí.</text:p>
          </table:table-cell>
          <table:table-cell table:style-name="ce1" office:value-type="string" calcext:value-type="string">
            <text:p>Tsaychaw manam ni pi ni ima niyaamarq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Sólo que mi salud se volvió bastante delicada.</text:p>
          </table:table-cell>
          <table:table-cell table:style-name="ce1" office:value-type="string" calcext:value-type="string">
            <text:p>Solo salorniimi allaapa delikadu tikrakuri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or eso pedí mi traslado para venir acá.</text:p>
          </table:table-cell>
          <table:table-cell table:style-name="ce1" office:value-type="string" calcext:value-type="string">
            <text:p>Tsaynawpam trasladuu mañarqaa kaymen shamunaa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quí mi salud es mucho mejor.</text:p>
          </table:table-cell>
          <table:table-cell table:style-name="ce1" office:value-type="string" calcext:value-type="string">
            <text:p>Kaychaw salornii mas mehor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ero la gente es muy alejada.</text:p>
          </table:table-cell>
          <table:table-cell table:style-name="ce1" office:value-type="string" calcext:value-type="string">
            <text:p>Peru nunakunanam allaapa karuyash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o saben ni oir misa ni confesarse.</text:p>
          </table:table-cell>
          <table:table-cell table:style-name="ce1" office:value-type="string" calcext:value-type="string">
            <text:p>Mananam ni misa wiyakuyllatapis yachayantsu ni konfesakuytana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uando les digo que deben confesarse se molestan.</text:p>
          </table:table-cell>
          <table:table-cell table:style-name="ce1" office:value-type="string" calcext:value-type="string">
            <text:p>'Konfesakuyay' nishqaaqa piñakuyanm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'¿Qué es eso de confesarse?' dicen.</text:p>
          </table:table-cell>
          <table:table-cell table:style-name="ce1" office:value-type="string" calcext:value-type="string">
            <text:p>'Imash tsay konfesakuy?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'Los anteriores curas nunca hablaron esas cosas.'</text:p>
          </table:table-cell>
          <table:table-cell table:style-name="ce1" office:value-type="string" calcext:value-type="string">
            <text:p>Punta kurakuna manash tsay kusasta nunka parlapanaqtsu.'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4">
          <table:table-cell office:value-type="string" calcext:value-type="string">
            <text:p>Aquí la gente se contenta solamente con ir a la iglesia para prender sus velas, listo; cuando hacen fiesta preparan bien los fuegos artificiales y los queman, listo; y bailan como quieran.</text:p>
          </table:table-cell>
          <table:table-cell table:style-name="ce1" office:value-type="string" calcext:value-type="string">
            <text:p>Kaychaw nunakunaqa unikamente kontentakuyan inlisyaman aywarqa belankunata sendikurir, listu; fyestata rurar allibwenu fwegosta ruraykatsir, tsayta kayarikur, listu; i qatswakuyan munayashqannaw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hora siempre se molestan cuando les digo que deben confesarse.”</text:p>
          </table:table-cell>
          <table:table-cell table:style-name="ce1" office:value-type="string" calcext:value-type="string">
            <text:p>Kanan imaypis piñakuyanmi, 'konfesakuyay,' nishqaaqa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su hermana dijo, "Cuando llegamos aquí yo era la única que comulgaba.</text:p>
          </table:table-cell>
          <table:table-cell table:style-name="ce1" office:value-type="string" calcext:value-type="string">
            <text:p>Tsaymi panin nirqa, “Kayman chaarayaamur uniku nuqallam komulg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Ahora después que estamos aquí cuatro años, recién unos pocos oyen misa y se confiesan.</text:p>
          </table:table-cell>
          <table:table-cell table:style-name="ce1" office:value-type="string" calcext:value-type="string">
            <text:p>Kanan kay chusku watanam kaychaw kayaa, tsayran wallkaqllaraq misa wiyaq, konfesaku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"Aquí nadie quiere ser cantor ni sacristán.</text:p>
            <text:p/>
          </table:table-cell>
          <table:table-cell table:style-name="ce1" office:value-type="string" calcext:value-type="string">
            <text:p>”Kaychaw manam ni pi munantsu kantor kayta i ni sakristan kay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or eso sufrimos mucho.</text:p>
          </table:table-cell>
          <table:table-cell table:style-name="ce1" office:value-type="string" calcext:value-type="string">
            <text:p>Tsaypita allaapan hipay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Mi hermana no más es mi sacristán y yo mismo celebro la misa con canto.</text:p>
          </table:table-cell>
          <table:table-cell table:style-name="ce1" office:value-type="string" calcext:value-type="string">
            <text:p>Paniillam sakristannii i kikiillam kantanantin misata rurari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sí no más estamos.</text:p>
          </table:table-cell>
          <table:table-cell table:style-name="ce1" office:value-type="string" calcext:value-type="string">
            <text:p>Tsaynawllam kakullaay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Tal vez encontraré algunas buenas personas para que vayan a la escuela de catequistas.</text:p>
          </table:table-cell>
          <table:table-cell table:style-name="ce1" office:value-type="string" calcext:value-type="string">
            <text:p>Itsari tarikamushaq tsay alli nunakunata eskwelaman shamuykuyaanan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Pero ustedes también recen para que la gente en esta parroquia tenga más cariño para con sus almas.</text:p>
          </table:table-cell>
          <table:table-cell table:style-name="ce1" office:value-type="string" calcext:value-type="string">
            <text:p>Peru qamkunapis rezakayaamii kay parokyachaw nunakuna mas almankunata kuyayaanan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He querido fundar la Legión de María y pedí permiso al señor obispo.</text:p>
          </table:table-cell>
          <table:table-cell table:style-name="ce1" office:value-type="string" calcext:value-type="string">
            <text:p>Lehyon de Mariata hundayta munarmi, permisuta mañarqaa señor obispu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Él no contestó mi carta.</text:p>
          </table:table-cell>
          <table:table-cell table:style-name="ce1" office:value-type="string" calcext:value-type="string">
            <text:p>Tsayta pay manam kontestamarq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quí esteban listos quince personas.</text:p>
          </table:table-cell>
          <table:table-cell table:style-name="ce1" office:value-type="string" calcext:value-type="string">
            <text:p>Kaychaw alistashqa karqan chunka pitsqa personam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ero cuando el señor obispo no me contestó la he dejado y no la he fundado.</text:p>
          </table:table-cell>
          <table:table-cell table:style-name="ce1" office:value-type="string" calcext:value-type="string">
            <text:p>Peru mana señor obispu kontestamaptinmi, deharishqa mana hundarquutsu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de conversar sobre todo eso nos despedimos.</text:p>
          </table:table-cell>
          <table:table-cell table:style-name="ce1" office:value-type="string" calcext:value-type="string">
            <text:p>Tsay llapanta parlakurirmi despedinakuyku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fui a la carretera a esperar un carro.</text:p>
          </table:table-cell>
          <table:table-cell table:style-name="ce1" office:value-type="string" calcext:value-type="string">
            <text:p>Despwes aywakamurqaa kareterata awtu shuy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uando no conocemos el sitio, estamos en mucha dificultad.</text:p>
          </table:table-cell>
          <table:table-cell table:style-name="ce1" office:value-type="string" calcext:value-type="string">
            <text:p>Mana riqirqa allaapam sasachaw kantsik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Mientras andaba buscando ese paradero, apareció un joven.</text:p>
          </table:table-cell>
          <table:table-cell table:style-name="ce1" office:value-type="string" calcext:value-type="string">
            <text:p>Tsay paraderuta ashir purikaptiimi, yuriramurqan huk hobe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Él habló conmigo y dijo, "¿Adónde va."</text:p>
          </table:table-cell>
          <table:table-cell table:style-name="ce1" office:value-type="string" calcext:value-type="string">
            <text:p>Paynam parlaparamarqan, “Maytataq aywanki?”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e dije, "Voy a Casma para pasar a Huaraz.</text:p>
          </table:table-cell>
          <table:table-cell table:style-name="ce1" office:value-type="string" calcext:value-type="string">
            <text:p>Tsaynam nirqaa, “aywaa Kasmatam Warasta pasanaa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¿Dónde esperamos carro."</text:p>
          </table:table-cell>
          <table:table-cell table:style-name="ce1" office:value-type="string" calcext:value-type="string">
            <text:p>Maychawtaq awtuta shuyantsik?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él me dijo, "Vamos allí no más.</text:p>
          </table:table-cell>
          <table:table-cell table:style-name="ce1" office:value-type="string" calcext:value-type="string">
            <text:p>Tsaynam pay nimarqan, “Aku taqaylla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o también voy a Huaraz."</text:p>
          </table:table-cell>
          <table:table-cell table:style-name="ce1" office:value-type="string" calcext:value-type="string">
            <text:p>Nuqapis aywaa Warastam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Mientras esperábamos allí llegó un carro.</text:p>
          </table:table-cell>
          <table:table-cell table:style-name="ce1" office:value-type="string" calcext:value-type="string">
            <text:p>Tsaychaw shaykaayaptiimi chaaramurqan huk awtumobil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 ése volvimos a Casma para regresar a Huaraz en omnibus.</text:p>
          </table:table-cell>
          <table:table-cell table:style-name="ce1" office:value-type="string" calcext:value-type="string">
            <text:p>Tsaywanmi Kasmaman kutimurqaa omnibusllawan Warasta kutimunaa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 llegar a Casma fui a Agencia Soledad.</text:p>
          </table:table-cell>
          <table:table-cell table:style-name="ce1" office:value-type="string" calcext:value-type="string">
            <text:p>Kasmaman chaarir aywaa Ahensya Soledaa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estaba parado el omnibus con que habíamos venido de Huaraz.</text:p>
          </table:table-cell>
          <table:table-cell table:style-name="ce1" office:value-type="string" calcext:value-type="string">
            <text:p>Tsaychaw taykaanaq Waraspita aywayashqaa omnibus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adie lo había arreglado. Estaba exactamente como antes.</text:p>
          </table:table-cell>
          <table:table-cell table:style-name="ce1" office:value-type="string" calcext:value-type="string">
            <text:p>Ni pi altsanaqtsu, limpu kashqannawll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en la agencia dijeron, "No hay omnibus.</text:p>
          </table:table-cell>
          <table:table-cell table:style-name="ce1" office:value-type="string" calcext:value-type="string">
            <text:p>Tsaynam ahensyachaw, “Manam omnibus kan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Va a haber camión no más.</text:p>
          </table:table-cell>
          <table:table-cell table:style-name="ce1" office:value-type="string" calcext:value-type="string">
            <text:p>Kamyonllam kan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 las once todavía va a llegar desde Chimbote.</text:p>
          </table:table-cell>
          <table:table-cell table:style-name="ce1" office:value-type="string" calcext:value-type="string">
            <text:p>Las onsiran chaamunqa Chimbotipi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Vaya usted con él no más.</text:p>
          </table:table-cell>
          <table:table-cell table:style-name="ce1" office:value-type="string" calcext:value-type="string">
            <text:p>Tsaylawanna aywakuy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O si no quiere, mañana todavía mejor.</text:p>
          </table:table-cell>
          <table:table-cell table:style-name="ce1" office:value-type="string" calcext:value-type="string">
            <text:p>Mana tsayta munarqa, mehor warayr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l omnibus que viene hoy volverá mañana."</text:p>
          </table:table-cell>
          <table:table-cell table:style-name="ce1" office:value-type="string" calcext:value-type="string">
            <text:p>Kanan shamuq omnibusmi waray kutinqa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Yo tenía miedo del camión a causa del frio, porque no había llevado mi poncho por el peso.</text:p>
          </table:table-cell>
          <table:table-cell table:style-name="ce1" office:value-type="string" calcext:value-type="string">
            <text:p>Nuqanam mantsarqaa kamyontaqa alalaptin, porke manam aparqaatsu ponchuutapis lasapakupti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ero después de todo volví con el camión.</text:p>
          </table:table-cell>
          <table:table-cell table:style-name="ce1" office:value-type="string" calcext:value-type="string">
            <text:p>Peru hinam kamyonwan kutimu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Mientras estaba allí en la agencia apareció una señorita.</text:p>
          </table:table-cell>
          <table:table-cell table:style-name="ce1" office:value-type="string" calcext:value-type="string">
            <text:p>Tsaychaw ahensyachaw kaykaptiimi huk señoritana yuriramu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o no la reconocí.</text:p>
          </table:table-cell>
          <table:table-cell table:style-name="ce1" office:value-type="string" calcext:value-type="string">
            <text:p>Nuqaqa ni riqii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lla siguió mirándome.</text:p>
          </table:table-cell>
          <table:table-cell table:style-name="ce1" office:value-type="string" calcext:value-type="string">
            <text:p>Paypis rikaara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 fin la reconocí y le hablé.</text:p>
          </table:table-cell>
          <table:table-cell table:style-name="ce1" office:value-type="string" calcext:value-type="string">
            <text:p>Ultimunam riqisyaana i parlapayku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ella también me dijo, "Don Shanti," pues era una mujer de Huanja.</text:p>
          </table:table-cell>
          <table:table-cell table:style-name="ce1" office:value-type="string" calcext:value-type="string">
            <text:p>I paypis “Don Shanti” nikaman, maa kanaq Wanha warm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taba viniendo de su trabajo para visitar a sus parientes.</text:p>
          </table:table-cell>
          <table:table-cell table:style-name="ce1" office:value-type="string" calcext:value-type="string">
            <text:p>Uryapukushqanpita shamuykan familyankunata watuk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vinimos juntos.</text:p>
          </table:table-cell>
          <table:table-cell table:style-name="ce1" office:value-type="string" calcext:value-type="string">
            <text:p>Tsaymi kompañakayaamu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Mientras yo estaba preocupado pensando, "¿Cómo voy a pasar la punta en el frío?", el camión demoraba mucho en recoger carga, parándose cada rato.</text:p>
          </table:table-cell>
          <table:table-cell table:style-name="ce1" office:value-type="string" calcext:value-type="string">
            <text:p>Nuqaqa yarpakachaywan, “Imanawraq puntata waqtaykushaq alalaychaw?” nir, kamyonqa sellama demoraykan karga tarishqanchawqa taakur taakur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 las cuatro estuvimos solamente en Yaután.</text:p>
          </table:table-cell>
          <table:table-cell table:style-name="ce1" office:value-type="string" calcext:value-type="string">
            <text:p>Las kwatro kaykaayaa Yawtanllachaw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(el chófer) fue a almorzar.</text:p>
          </table:table-cell>
          <table:table-cell table:style-name="ce1" office:value-type="string" calcext:value-type="string">
            <text:p>Tsaychaw almorsarir hiqaramu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 ese subida demoró bastante.</text:p>
          </table:table-cell>
          <table:table-cell table:style-name="ce1" office:value-type="string" calcext:value-type="string">
            <text:p>Tsay witsaychaw allaapa demoraku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Oscureció mientras estuvimos en Jirac.</text:p>
          </table:table-cell>
          <table:table-cell table:style-name="ce1" office:value-type="string" calcext:value-type="string">
            <text:p>Ampiiriyaamuu Hiraqllachaw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bajó el chófer para cenar.</text:p>
          </table:table-cell>
          <table:table-cell table:style-name="ce1" office:value-type="string" calcext:value-type="string">
            <text:p>Tsaychawnam choferqa yarpurin senaq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Yo no bajé porque mi dinero casi se había agotado, sino que la hermana del padre Mendoza me había preparado un fiambre.</text:p>
          </table:table-cell>
          <table:table-cell table:style-name="ce1" office:value-type="string" calcext:value-type="string">
            <text:p>Nuqanam mana yarpurqaatsu, kasina tsay llapan qillaynii abansakaakuriptin, sino padre Mendozapa paninmi mirkapam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o comimos yo con la mujer de Huanja.</text:p>
          </table:table-cell>
          <table:table-cell table:style-name="ce1" office:value-type="string" calcext:value-type="string">
            <text:p>Tsayllata mikuriyaa tsay Wanha warmiw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ella me dijo, "Don Shanti, abrígate con esta frazada.</text:p>
          </table:table-cell>
          <table:table-cell table:style-name="ce1" office:value-type="string" calcext:value-type="string">
            <text:p>Tsaychawnam payna niman, “Don Shanti, kay frasadaata aqshu karkami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Tú estás sin nada.</text:p>
          </table:table-cell>
          <table:table-cell table:style-name="ce1" office:value-type="string" calcext:value-type="string">
            <text:p>Qam hinalla kank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o me abrigaré con mi pañolón."</text:p>
          </table:table-cell>
          <table:table-cell table:style-name="ce1" office:value-type="string" calcext:value-type="string">
            <text:p>Nuqaqa pañooniillatanam aqshukamushaq,”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yo con mucho gusto me abrigué con su frazada.</text:p>
          </table:table-cell>
          <table:table-cell table:style-name="ce1" office:value-type="string" calcext:value-type="string">
            <text:p>Tsaynam nuqallaqa kushishqana tsay frasadanta aqshukurkull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Si no hubiera estado esa mujer ¿cómo habría ido en ese frío por Punta Callán?</text:p>
          </table:table-cell>
          <table:table-cell table:style-name="ce1" office:value-type="string" calcext:value-type="string">
            <text:p>Mana tsay warmi kaptinqa, imanawraq aywaaman karqan tsaylaya alalayta Qallan Puntata?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Y Canshancán es un sitio muy frio.</text:p>
          </table:table-cell>
          <table:table-cell table:style-name="ce1" office:value-type="string" calcext:value-type="string">
            <text:p>I Qanshanqan allaapan alalayku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De todos modos dimos la vuelta por la punta.</text:p>
          </table:table-cell>
          <table:table-cell table:style-name="ce1" office:value-type="string" calcext:value-type="string">
            <text:p>Imanaw aykanawpis puntata waqtari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En esas alturas las mujeres que viajaban hablaban a los que habían muerto en mal estado.</text:p>
          </table:table-cell>
          <table:table-cell office:value-type="string" calcext:value-type="string">
            <text:p>Tsaymi tsay witsaychaw pasaheru warmikuna parlayaq manaallinchaw wanuqkunata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"Aquí trajo el diablo a un paisano mío que había muerto.</text:p>
          </table:table-cell>
          <table:table-cell table:style-name="ce1" office:value-type="string" calcext:value-type="string">
            <text:p>“Kaymanshi dyablu apamun nuqapa marka mayii wanuqtash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table:style-name="ce3" office:value-type="string" calcext:value-type="string">
            <text:p>El día después del entierro lo encontraron sanito yendo por la pampa.</text:p>
          </table:table-cell>
          <table:table-cell office:value-type="string" calcext:value-type="string">
            <text:p>Pampayashqan waraanin topayaamunaq yamaylla pampata aywakuraykaan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Entonces dicen que ese hombre que lo encontró le habló, y el otro le contestó en la manera más ordinaria.</text:p>
          </table:table-cell>
          <table:table-cell table:style-name="ce1" office:value-type="string" calcext:value-type="string">
            <text:p>Tsayshi tsay topaq nuna parlapaptin yaskirinaq yamayll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ero no se detuvo mucho tiempo.</text:p>
          </table:table-cell>
          <table:table-cell table:style-name="ce1" office:value-type="string" calcext:value-type="string">
            <text:p>Peru mana unaytsu shaaran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ijo, 'Me llevan apurados estos guardias.</text:p>
          </table:table-cell>
          <table:table-cell table:style-name="ce1" office:value-type="string" calcext:value-type="string">
            <text:p>'Apuradulla kay gwardyam apayaa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or favor, avisa a mi familia que voy a Tincu.'</text:p>
          </table:table-cell>
          <table:table-cell table:style-name="ce1" office:value-type="string" calcext:value-type="string">
            <text:p>Familyallaata willarinki, “Aywakuykan Tinkutam,” nishpa'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Así cuando el hombre llegó a Atipayán, avisó a su señora, 'Tal Fulano está yendo a Tincu.'</text:p>
          </table:table-cell>
          <table:table-cell table:style-name="ce1" office:value-type="string" calcext:value-type="string">
            <text:p>Tsaynash nunaqa Atipayanman chaaramurna willan señoranta, 'Tal Hulanupis aywakuykan Tinkutam,'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Entonces su mujer dijo, '¿Cómo va a ser él? Él ha muerto. Ayer lo han enterrado.'</text:p>
          </table:table-cell>
          <table:table-cell table:style-name="ce1" office:value-type="string" calcext:value-type="string">
            <text:p>Tsayna warmin ninaq, 'Imatam pay kanman? Payqa wanushqam. Qanyanmi pampayashqa.'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el hombre que le había encontrado dijo, 'No.</text:p>
          </table:table-cell>
          <table:table-cell table:style-name="ce1" office:value-type="string" calcext:value-type="string">
            <text:p>Tsayna topaq nunaqa ninaq, 'Manam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Iba sanito.</text:p>
          </table:table-cell>
          <table:table-cell table:style-name="ce1" office:value-type="string" calcext:value-type="string">
            <text:p>Yamayllam aywakuyk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Hemos conversado.'</text:p>
          </table:table-cell>
          <table:table-cell table:style-name="ce1" office:value-type="string" calcext:value-type="string">
            <text:p>Parlayarquumi' nin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avisaron a sus parientes.</text:p>
          </table:table-cell>
          <table:table-cell table:style-name="ce1" office:value-type="string" calcext:value-type="string">
            <text:p>Tsaynam kastankunata willayaan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brieron la sepultura.</text:p>
          </table:table-cell>
          <table:table-cell table:style-name="ce1" office:value-type="string" calcext:value-type="string">
            <text:p>Tsaynam sepultura uqtiyaan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o había nada.</text:p>
          </table:table-cell>
          <table:table-cell table:style-name="ce1" office:value-type="string" calcext:value-type="string">
            <text:p>Ni ima kanaq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sí llegaron a saber por cierto que el diablo resucita los cadáveres de los que lleva."</text:p>
          </table:table-cell>
          <table:table-cell table:style-name="ce1" office:value-type="string" calcext:value-type="string">
            <text:p>Tsaynawpam rasonpa musyayarqan dyablu ayata kawarirkatsir apakushqanta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sí contaba esa mujer de Atipayán mientras veníamos.</text:p>
          </table:table-cell>
          <table:table-cell table:style-name="ce1" office:value-type="string" calcext:value-type="string">
            <text:p>Tsaynawmi tsay Atipayan warmi willakurqan shayaamupti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or fin llegamos a Huaraz a las once y media.</text:p>
          </table:table-cell>
          <table:table-cell table:style-name="ce1" office:value-type="string" calcext:value-type="string">
            <text:p>Porfin Warasman chaarayaamuu las onsi y medy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a no había nada en Huaraz.</text:p>
          </table:table-cell>
          <table:table-cell table:style-name="ce1" office:value-type="string" calcext:value-type="string">
            <text:p>Ni imapis kannatsu Waraschaw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 todos modos nos despidieron del camión.</text:p>
          </table:table-cell>
          <table:table-cell table:style-name="ce1" office:value-type="string" calcext:value-type="string">
            <text:p>Hina kamyonpitaqa limpu qarqarayaa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Entonces yo cargué el bulto de esa Huanjina que me había socorrido, hasta Centenario a su posada.</text:p>
          </table:table-cell>
          <table:table-cell table:style-name="ce1" office:value-type="string" calcext:value-type="string">
            <text:p>Tsaynam tsay ankupamaq Wanha warmipa qipintaqa katapamuu asta Sentenaryu posadan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de llegar allí, yo seguí adelante pensando ir al convento.</text:p>
          </table:table-cell>
          <table:table-cell table:style-name="ce1" office:value-type="string" calcext:value-type="string">
            <text:p>Churaykurnam nuqaqa pasakuu, “aywaa konbentutachi",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legando allí toqué a la puerta.</text:p>
          </table:table-cell>
          <table:table-cell table:style-name="ce1" office:value-type="string" calcext:value-type="string">
            <text:p>Tsaynam chaarir punkuta tsaktaku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adie salió.</text:p>
          </table:table-cell>
          <table:table-cell table:style-name="ce1" office:value-type="string" calcext:value-type="string">
            <text:p>Ni pi yarqayaamun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de estar parado allí largo rato fui donde un amigo mío.</text:p>
          </table:table-cell>
          <table:table-cell table:style-name="ce1" office:value-type="string" calcext:value-type="string">
            <text:p>Unay tsaychaw shaakurirnam, aywakurqaa huk amigullaaman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Felizmente él me abrió.</text:p>
          </table:table-cell>
          <table:table-cell table:style-name="ce1" office:value-type="string" calcext:value-type="string">
            <text:p>Felismente payqa kichaykam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no más dormí.</text:p>
          </table:table-cell>
          <table:table-cell table:style-name="ce1" office:value-type="string" calcext:value-type="string">
            <text:p>Tsayllachawnam punukuykull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uando amaneció, yo fui (a comprar pasaje) para pasar a Aija.</text:p>
          </table:table-cell>
          <table:table-cell table:style-name="ce1" office:value-type="string" calcext:value-type="string">
            <text:p>Patsa waraaramuptinnam aywakuu hina Ayhata pasanaa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Allí entonces al comprar el pasaje para Aija, me di cuenta de que había perdido cien soles.</text:p>
          </table:table-cell>
          <table:table-cell table:style-name="ce1" office:value-type="string" calcext:value-type="string">
            <text:p>Tsaymi tsaychaw Ayhapaq pasahita rantirir, maakurirqaa maa huk pachakta uqraykushqa kanaq k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sustado por eso, volví a la casa donde me había dado posada.</text:p>
          </table:table-cell>
          <table:table-cell table:style-name="ce1" office:value-type="string" calcext:value-type="string">
            <text:p>Tsayqa mantsakashqa kutikaramuu posadakushqaa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o encontré el dinero.</text:p>
          </table:table-cell>
          <table:table-cell table:style-name="ce1" office:value-type="string" calcext:value-type="string">
            <text:p>Ni qillaytaqa tarina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 les once de la mañana salí a Aija.</text:p>
          </table:table-cell>
          <table:table-cell table:style-name="ce1" office:value-type="string" calcext:value-type="string">
            <text:p>Las onsi de la mañanam yarqurqaa Ayha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e viejo omnibus llegó tranquilo hasta Recuay no más.</text:p>
          </table:table-cell>
          <table:table-cell table:style-name="ce1" office:value-type="string" calcext:value-type="string">
            <text:p>Rekwaykallamaqa yamaymi tsay awkis omnibus ch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almorzamos.</text:p>
          </table:table-cell>
          <table:table-cell table:style-name="ce1" office:value-type="string" calcext:value-type="string">
            <text:p>Tsaychawmi almorsa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seguimos adelante.</text:p>
          </table:table-cell>
          <table:table-cell table:style-name="ce1" office:value-type="string" calcext:value-type="string">
            <text:p>Tsaypitanam pasari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Más arriba de allí una llanta del omnibus se reventó.</text:p>
          </table:table-cell>
          <table:table-cell table:style-name="ce1" office:value-type="string" calcext:value-type="string">
            <text:p>Mas umaaninllachaw omnibuspa huk llantan pashtari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demoraron un buen rato en arreglarla.</text:p>
          </table:table-cell>
          <table:table-cell table:style-name="ce1" office:value-type="string" calcext:value-type="string">
            <text:p>Tsaychawmi demorayarqan alli unay altsar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de arreglarla nos fuimos.</text:p>
          </table:table-cell>
          <table:table-cell table:style-name="ce1" office:value-type="string" calcext:value-type="string">
            <text:p>Tsaypita altsarayaamuptin, aywaku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más arriba se acabó el agua, y no hay agua allí.</text:p>
          </table:table-cell>
          <table:table-cell table:style-name="ce1" office:value-type="string" calcext:value-type="string">
            <text:p>I mas umaallachawnam yakunna ushakaakurin i ni yakuqa tsaychaw kan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 todos modos siguió manejando.</text:p>
          </table:table-cell>
          <table:table-cell table:style-name="ce1" office:value-type="string" calcext:value-type="string">
            <text:p>Hinata hina maneham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 la puna encontraron agua.</text:p>
          </table:table-cell>
          <table:table-cell table:style-name="ce1" office:value-type="string" calcext:value-type="string">
            <text:p>Hirkachawna yakuta taririyaam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lo llenó con agua.</text:p>
          </table:table-cell>
          <table:table-cell table:style-name="ce1" office:value-type="string" calcext:value-type="string">
            <text:p>Tsaychawnam tiqnaq upukarkam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era tarde cuando llegamos a la mina Tarruga.</text:p>
          </table:table-cell>
          <table:table-cell table:style-name="ce1" office:value-type="string" calcext:value-type="string">
            <text:p>Tardinam Taruga minata chaari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asamos Huancapetí.</text:p>
          </table:table-cell>
          <table:table-cell table:style-name="ce1" office:value-type="string" calcext:value-type="string">
            <text:p>Wankapetiita waqtay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Dando la vuelta allí seguimos, y por fin llegamos al sitio llamado Hércules.</text:p>
          </table:table-cell>
          <table:table-cell table:style-name="ce1" office:value-type="string" calcext:value-type="string">
            <text:p>Tsay waqtarir aywaraykaayaptiinam, porfin chaariyarqaa Hercules niyashqam sityuman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otra vez la llanta se reventó.</text:p>
          </table:table-cell>
          <table:table-cell table:style-name="ce1" office:value-type="string" calcext:value-type="string">
            <text:p>Tsaychaw yapay llanta pashtari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Allí una pasajera que venía desde Huarmey dijo, "Qué curioso que venimos con este carro que ne sirve para nada.</text:p>
          </table:table-cell>
          <table:table-cell table:style-name="ce1" office:value-type="string" calcext:value-type="string">
            <text:p>Tsaychawnam huk Warmeypita shamuq pasaherana nin, “Imaykachi kay karuwan shamuykuntsik mana imapaqpis sirwiqw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Mejor vamos de aquí a pie."</text:p>
          </table:table-cell>
          <table:table-cell table:style-name="ce1" office:value-type="string" calcext:value-type="string">
            <text:p>Mehor kaypitaqa aywakushun chakintsikpa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Mientras se quejaba diciendo estas cosas, el dueño del carro se molestó.</text:p>
          </table:table-cell>
          <table:table-cell table:style-name="ce1" office:value-type="string" calcext:value-type="string">
            <text:p>Nishpa rimaptinnam, karupa dweñunqa piñakurk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"Váyase a pie.</text:p>
          </table:table-cell>
          <table:table-cell table:style-name="ce1" office:value-type="string" calcext:value-type="string">
            <text:p>“Aywakuy chakipapis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table:style-name="ce3" office:value-type="string" calcext:value-type="string">
            <text:p>Así es el viaje.</text:p>
          </table:table-cell>
          <table:table-cell office:value-type="string" calcext:value-type="string">
            <text:p>Tsaynawmi byahi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O si no, usted es muy salada, y por eso mi carro se malogra cada rato aquí.</text:p>
          </table:table-cell>
          <table:table-cell table:style-name="ce1" office:value-type="string" calcext:value-type="string">
            <text:p>O mana tsayqa qanmi allaapa saladu kanki, tsaymi karuu kada ratu kaychaw perdi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Y después vas criticando aquí todavía.</text:p>
          </table:table-cell>
          <table:table-cell table:style-name="ce1" office:value-type="string" calcext:value-type="string">
            <text:p>I despwes kaychaw rimankiraq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sí diciendo sacó la llanta y la arregló.</text:p>
          </table:table-cell>
          <table:table-cell table:style-name="ce1" office:value-type="string" calcext:value-type="string">
            <text:p>Nishpa llantata hurqurikur, alts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Cuando fue arreglada allí, nos fuimos.</text:p>
          </table:table-cell>
          <table:table-cell table:style-name="ce1" office:value-type="string" calcext:value-type="string">
            <text:p>Tsaychaw altsakaariptin aywaku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Y felizmente llegamos a Aija.</text:p>
          </table:table-cell>
          <table:table-cell table:style-name="ce1" office:value-type="string" calcext:value-type="string">
            <text:p>I felismente chaariyarqaa Ayha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yo fui a buscar al señor párroco.</text:p>
          </table:table-cell>
          <table:table-cell table:style-name="ce1" office:value-type="string" calcext:value-type="string">
            <text:p>Tsaynam nuqaqa señor paruku ashiqna ayw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Pues ese día fue la antevíspera de Santiago Apóstol.</text:p>
          </table:table-cell>
          <table:table-cell table:style-name="ce1" office:value-type="string" calcext:value-type="string">
            <text:p>Maa tsay diya kanaq Tayta Shantipa antidispir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Llegué el 23 de Julio a Aija.</text:p>
          </table:table-cell>
          <table:table-cell table:style-name="ce1" office:value-type="string" calcext:value-type="string">
            <text:p>23 de julyu charqaa Ayha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llí oí la banda.</text:p>
          </table:table-cell>
          <table:table-cell table:style-name="ce1" office:value-type="string" calcext:value-type="string">
            <text:p>Tsaychawnam bandata wiyari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Y una nueva cosa, todos estaban vestidos como pallas.</text:p>
          </table:table-cell>
          <table:table-cell table:style-name="ce1" office:value-type="string" calcext:value-type="string">
            <text:p>I nobedaana kan palla llapan kashqan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llí encontré a un legionario, don Serafín Leyva.</text:p>
          </table:table-cell>
          <table:table-cell table:style-name="ce1" office:value-type="string" calcext:value-type="string">
            <text:p>Tsaychawnam taririi huk leyonaryuta, don Serafin Leyva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Le pregunté, "¿Qué haces aquí."</text:p>
          </table:table-cell>
          <table:table-cell table:style-name="ce1" office:value-type="string" calcext:value-type="string">
            <text:p>Paytanam tapurii, “Imatataq kaychaw ruranki?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Me contestó, "He venido al correo como reemplazo.</text:p>
          </table:table-cell>
          <table:table-cell table:style-name="ce1" office:value-type="string" calcext:value-type="string">
            <text:p>Niptiinam, “Shamurquu remplasum koreyu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Por eso voy a estar aquí un mes ahora.</text:p>
          </table:table-cell>
          <table:table-cell table:style-name="ce1" office:value-type="string" calcext:value-type="string">
            <text:p>Tsaymi kanan huk killam kaychaw kash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stoy aquí diez días ya."</text:p>
          </table:table-cell>
          <table:table-cell table:style-name="ce1" office:value-type="string" calcext:value-type="string">
            <text:p>Kaychaw kaa chunka hunaqnam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Le dije, "Entonces tú conoces dónde vive el sacerdote.</text:p>
          </table:table-cell>
          <table:table-cell table:style-name="ce1" office:value-type="string" calcext:value-type="string">
            <text:p>Niptinnam, “Tsaypinqa qamqa riqinkinam maychaw señor kura yachashqantapis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Vamos, acompáñame."</text:p>
          </table:table-cell>
          <table:table-cell table:style-name="ce1" office:value-type="string" calcext:value-type="string">
            <text:p>Aku kompañamay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él me guió.</text:p>
          </table:table-cell>
          <table:table-cell table:style-name="ce1" office:value-type="string" calcext:value-type="string">
            <text:p>Niptii pusham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sí llegamos.</text:p>
          </table:table-cell>
          <table:table-cell table:style-name="ce1" office:value-type="string" calcext:value-type="string">
            <text:p>Tsaynam chaariy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Cuando yo entregué el oficio, (el sacerdote) ni siquiera lo leyó.</text:p>
          </table:table-cell>
          <table:table-cell table:style-name="ce1" office:value-type="string" calcext:value-type="string">
            <text:p>Tsaynam ofisyuta entregariptii, ni sikyera ni leyinllapis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Más bien cuando le expliqué que había venido buscando catequistas, me dijo, "Yo no tengo confianza en esos catequistas.</text:p>
          </table:table-cell>
          <table:table-cell table:style-name="ce1" office:value-type="string" calcext:value-type="string">
            <text:p>Masbyen niman, katekistakuna ashiqmi shamushqa niptii, “Nuqaqa manam markaakuutsu tsay katekistakuna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quí hay dos de Coris.</text:p>
          </table:table-cell>
          <table:table-cell table:style-name="ce1" office:value-type="string" calcext:value-type="string">
            <text:p>Kaychaw ishkaq qurishinuku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o quieren hacer nada si no es para dinero.</text:p>
          </table:table-cell>
          <table:table-cell table:style-name="ce1" office:value-type="string" calcext:value-type="string">
            <text:p>Manam ni ima rurayta munayantsu mana qillaypaq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Además ellos dicen que tienen orden para hacerlo todo, incluso para oir confesiones.</text:p>
          </table:table-cell>
          <table:table-cell table:style-name="ce1" office:value-type="string" calcext:value-type="string">
            <text:p>Ademas paykuna niyan paykunapaqa ordenninkuna kannash llapanta rurayaananpaq asta konfesayaanan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sí dicen los dos Corisinos.</text:p>
          </table:table-cell>
          <table:table-cell table:style-name="ce1" office:value-type="string" calcext:value-type="string">
            <text:p>Tsaynawmi niyan ishkan qurishinuku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Además ellos deben estar en el cursillo por lo menos cinco o seis meses para que aprendan bien.</text:p>
          </table:table-cell>
          <table:table-cell table:style-name="ce1" office:value-type="string" calcext:value-type="string">
            <text:p>Ademas paykuna kursilluchaw kayanman sikyera pitsqa o huqta killa, alli yachakuyaanan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Hasta nosotros después de estudiar tantos años no somos suficientes para catequizar.</text:p>
          </table:table-cell>
          <table:table-cell table:style-name="ce1" office:value-type="string" calcext:value-type="string">
            <text:p>Nuqakunapis tsaytsika estudyashqa kaykar mana sufisyentitsu kayaa katekisayaanaa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Y ahora tú dices, 'Serán dos semanas solamente.'</text:p>
          </table:table-cell>
          <table:table-cell table:style-name="ce1" office:value-type="string" calcext:value-type="string">
            <text:p>I kanan qam ninki, 'Ishkay semanallam kayanqa,' nir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¿Qué van a aprender allí?"</text:p>
          </table:table-cell>
          <table:table-cell table:style-name="ce1" office:value-type="string" calcext:value-type="string">
            <text:p>Tsaychawnaqa imataraq yachakuyanqa?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sí me dijo ese sacerdote.</text:p>
          </table:table-cell>
          <table:table-cell table:style-name="ce1" office:value-type="string" calcext:value-type="string">
            <text:p>Nishpam nikamarqan tsay kur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Me desmoralizó por completo.</text:p>
          </table:table-cell>
          <table:table-cell table:style-name="ce1" office:value-type="string" calcext:value-type="string">
            <text:p>Limpu resentikatsim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Después dijo, "En ese seminario no comen más que mazamorra de harina y sopa de harina.</text:p>
          </table:table-cell>
          <table:table-cell table:style-name="ce1" office:value-type="string" calcext:value-type="string">
            <text:p>Despwes nirqan, “Tsay seminaryuchaw mikuyanpis arina apita i arina kashki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Y el maestro es ese hombre de Huacllán.</text:p>
          </table:table-cell>
          <table:table-cell table:style-name="ce1" office:value-type="string" calcext:value-type="string">
            <text:p>I maestrupis tsay Waqllan nunall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¿Ese tipo va a enseñar algo suficiente? Yo he dicho eso al señor obispo."</text:p>
          </table:table-cell>
          <table:table-cell table:style-name="ce1" office:value-type="string" calcext:value-type="string">
            <text:p>Tsayku yachatsinqa imatapis sufisyenti? Nuqa tsaytam nishqa señor obisputa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sí me acusó.</text:p>
          </table:table-cell>
          <table:table-cell table:style-name="ce1" office:value-type="string" calcext:value-type="string">
            <text:p>Tsaynawmi limpu akusaykam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Pero de todos modos lo convencí.</text:p>
          </table:table-cell>
          <table:table-cell table:style-name="ce1" office:value-type="string" calcext:value-type="string">
            <text:p>Peru hinatam konbensitsi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Y entonces dijo, "Mañana voy a leer el oficio.</text:p>
          </table:table-cell>
          <table:table-cell table:style-name="ce1" office:value-type="string" calcext:value-type="string">
            <text:p>I tsaynam nirqan, “Waraynam ofisyuta leyish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hora no hay luz."</text:p>
          </table:table-cell>
          <table:table-cell table:style-name="ce1" office:value-type="string" calcext:value-type="string">
            <text:p>Kananqa luspis kantsu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sí diciendo, mientras él entraba en su casa le dije, "Padre, deme un lugar para dormir."</text:p>
          </table:table-cell>
          <table:table-cell table:style-name="ce1" office:value-type="string" calcext:value-type="string">
            <text:p>Nishpa wayinman kasi yaykukuykuptinnam nirqaa, “Padre, posadakaykatsillaamay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No quiso.</text:p>
          </table:table-cell>
          <table:table-cell table:style-name="ce1" office:value-type="string" calcext:value-type="string">
            <text:p>Munarq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"Aquí no hay nada para que duermas acá.</text:p>
          </table:table-cell>
          <table:table-cell table:style-name="ce1" office:value-type="string" calcext:value-type="string">
            <text:p>“Kaychaw manam ni ima kantsu pununayki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Mejor vamos, voy a buscar."</text:p>
          </table:table-cell>
          <table:table-cell table:style-name="ce1" office:value-type="string" calcext:value-type="string">
            <text:p>Mehor aku ashimushaq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fuimos a un hotel.</text:p>
          </table:table-cell>
          <table:table-cell table:style-name="ce1" office:value-type="string" calcext:value-type="string">
            <text:p>Nishpa aywarqan huk otel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llí dormí.</text:p>
          </table:table-cell>
          <table:table-cell table:style-name="ce1" office:value-type="string" calcext:value-type="string">
            <text:p>Tsaychawmi punu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Pero no habló nada acerca de comida.</text:p>
          </table:table-cell>
          <table:table-cell table:style-name="ce1" office:value-type="string" calcext:value-type="string">
            <text:p>Peru manam parlakurqatsu mikuypaq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yo le preguntó francamente, "Padre ¿dónde hay comida."</text:p>
          </table:table-cell>
          <table:table-cell table:style-name="ce1" office:value-type="string" calcext:value-type="string">
            <text:p>Tsaynam ardayna tapurqaa, “Padre, maychawtaq mikayqa kan?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Luego él me enseñó un restaurante diciendo, "Allí hay."</text:p>
          </table:table-cell>
          <table:table-cell table:style-name="ce1" office:value-type="string" calcext:value-type="string">
            <text:p>Niptii rikaaratsimarqan huk restawrantita, “Tsaychawmi kan,”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Después se fue corriendo.</text:p>
          </table:table-cell>
          <table:table-cell table:style-name="ce1" office:value-type="string" calcext:value-type="string">
            <text:p>Despwes ayqipa aywak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sa noche en ese cuarto dormimos dos.</text:p>
          </table:table-cell>
          <table:table-cell table:style-name="ce1" office:value-type="string" calcext:value-type="string">
            <text:p>Tsay ampinam tsay kwartuchaw punuyarqaa ishk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Había un joven comerciante.</text:p>
          </table:table-cell>
          <table:table-cell table:style-name="ce1" office:value-type="string" calcext:value-type="string">
            <text:p>Huk hoben kanaq komersyant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Cuando llegó allí me hizo preguntas mientras yo estaba rezando mi rosario metido en la cama por el frío.</text:p>
          </table:table-cell>
          <table:table-cell table:style-name="ce1" office:value-type="string" calcext:value-type="string">
            <text:p>Tsaynam chaaramur tapuman, nuqaqa kamallachawmi alalaptin resakuykarqaa rosaryuu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me dijo, "¿Usted también es comerciante? ¿Qué ha traído para vender."</text:p>
          </table:table-cell>
          <table:table-cell table:style-name="ce1" office:value-type="string" calcext:value-type="string">
            <text:p>Tsaynam niman, “Qampis kanki komersyantiku? Imata apamurqunki rantipaq?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yo dije, "No soy comerciante sino catequista.</text:p>
          </table:table-cell>
          <table:table-cell table:style-name="ce1" office:value-type="string" calcext:value-type="string">
            <text:p>Tsayna nuqana nii, “Manam komersyentitsu kaa sinuqa katekistam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sta es mi misión."</text:p>
          </table:table-cell>
          <table:table-cell table:style-name="ce1" office:value-type="string" calcext:value-type="string">
            <text:p>Kaymi misyonnii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Me dijo, "Ah, entonces usted es sacerdote."</text:p>
          </table:table-cell>
          <table:table-cell table:style-name="ce1" office:value-type="string" calcext:value-type="string">
            <text:p>Niptiinam, “Ah, entonsisqa padrechi kanki,” ni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No soy sacerdote.</text:p>
          </table:table-cell>
          <table:table-cell table:style-name="ce1" office:value-type="string" calcext:value-type="string">
            <text:p>“Manam padritsu k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Soy laico.</text:p>
          </table:table-cell>
          <table:table-cell table:style-name="ce1" office:value-type="string" calcext:value-type="string">
            <text:p>Layikum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cuando entendió bien comenzó a discutir.</text:p>
          </table:table-cell>
          <table:table-cell table:style-name="ce1" office:value-type="string" calcext:value-type="string">
            <text:p>Tsayna kusa kaayirikur diskutirna qallayk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Primero me dijo, "¿Qué piensa usted de estos astronautas que han llegado a la luna?</text:p>
          </table:table-cell>
          <table:table-cell table:style-name="ce1" office:value-type="string" calcext:value-type="string">
            <text:p>Primeru niman, “Qam imataq ninki kay astronawtakunapaq killaman chaariyashqa? 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¿En su opinión hay un Dio?."</text:p>
          </table:table-cell>
          <table:table-cell table:style-name="ce1" office:value-type="string" calcext:value-type="string">
            <text:p>Qampita, kanku Dyos?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Yo le contesté, "Sí."</text:p>
          </table:table-cell>
          <table:table-cell table:style-name="ce1" office:value-type="string" calcext:value-type="string">
            <text:p>Tsaynaw niptin nirqaa, “Awmi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Cuando yo dije que existe Dios, él dijo muchas cosas.</text:p>
          </table:table-cell>
          <table:table-cell table:style-name="ce1" office:value-type="string" calcext:value-type="string">
            <text:p>Dyos kanmi niptiinam, ima imatachi ni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Entonces contesté, "Si Dios no hubiera hecho materia prima, el hombre no hubiera hecho nada de lo que ha hecho.</text:p>
          </table:table-cell>
          <table:table-cell table:style-name="ce1" office:value-type="string" calcext:value-type="string">
            <text:p>Tsaynam nirqaa, “Sitsun Dyos mana ruranman karqan materya primata, manam nuna ni imata ruranmantsu karqan pay rurashqanllatam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hora lo desarrollan.</text:p>
          </table:table-cell>
          <table:table-cell table:style-name="ce1" office:value-type="string" calcext:value-type="string">
            <text:p>Kanan desarollay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Solamente con eso ahora hacen todo."</text:p>
          </table:table-cell>
          <table:table-cell table:style-name="ce1" office:value-type="string" calcext:value-type="string">
            <text:p>Tsayllawanmi kanan imatapis rurayan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uando dije eso, él ya no habló más.</text:p>
          </table:table-cell>
          <table:table-cell table:style-name="ce1" office:value-type="string" calcext:value-type="string">
            <text:p>Tsaynaw nikuptii, mananam mas ni imata parlakurqan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ues dicen que ese joven era universitario.</text:p>
          </table:table-cell>
          <table:table-cell table:style-name="ce1" office:value-type="string" calcext:value-type="string">
            <text:p>Maa tsay hoben kanaq unibersitaryush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 día siguiente fui a buscar al señor párroco.</text:p>
          </table:table-cell>
          <table:table-cell table:style-name="ce1" office:value-type="string" calcext:value-type="string">
            <text:p>Waraaninnam aywarqaa señor paruku ashi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lo encontré.</text:p>
          </table:table-cell>
          <table:table-cell table:style-name="ce1" office:value-type="string" calcext:value-type="string">
            <text:p>Tsaymi tariri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taba parado en la puerta de la iglesia.</text:p>
          </table:table-cell>
          <table:table-cell table:style-name="ce1" office:value-type="string" calcext:value-type="string">
            <text:p>Inlisya punkuchaw shaykaan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e pregunté, "Padre ¿a qué hora es la misa hoy."</text:p>
          </table:table-cell>
          <table:table-cell table:style-name="ce1" office:value-type="string" calcext:value-type="string">
            <text:p>Tsaynam tapurqaa, “Padre, kanan imay orataq misa kanqa?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Me contestó enojado, "No hay misa."</text:p>
          </table:table-cell>
          <table:table-cell table:style-name="ce1" office:value-type="string" calcext:value-type="string">
            <text:p>Niptii, waapu nimarqan, ”Manam kantsu misa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no me habló nada más.</text:p>
          </table:table-cell>
          <table:table-cell table:style-name="ce1" office:value-type="string" calcext:value-type="string">
            <text:p>Despwes mas manam ni imata parlapamarqan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unque ese día yo iba a regresar, no había carro.</text:p>
          </table:table-cell>
          <table:table-cell table:style-name="ce1" office:value-type="string" calcext:value-type="string">
            <text:p>Tsay hunaqlla kutikamunaatam mana karu karq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ese día me quedé allí.</text:p>
          </table:table-cell>
          <table:table-cell table:style-name="ce1" office:value-type="string" calcext:value-type="string">
            <text:p>Tsaymi tsay hunaq qanyasyarqaa tsaychaw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e día fue la víspera de Santiago.</text:p>
          </table:table-cell>
          <table:table-cell table:style-name="ce1" office:value-type="string" calcext:value-type="string">
            <text:p>Tsay hunaqnam karqan Tayta Shantipa dispir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a que no tenía nada que hacer, me paseé allí observándolo todo.</text:p>
          </table:table-cell>
          <table:table-cell table:style-name="ce1" office:value-type="string" calcext:value-type="string">
            <text:p>Mana ima rurayta pwedirnam, tsaychaw pasyakurqaa rikaachakurlla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se celebra la fiesta con mucha solemnidad.</text:p>
          </table:table-cell>
          <table:table-cell table:style-name="ce1" office:value-type="string" calcext:value-type="string">
            <text:p>Tsaymi tsaychaw allibwenum fyesta sumayku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Hay dos mayordomos.</text:p>
          </table:table-cell>
          <table:table-cell table:style-name="ce1" office:value-type="string" calcext:value-type="string">
            <text:p>I ishkaq mayordomun kayaan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 la casa de uno había dos grupos de banda de músicos con roncadora y danzantes.</text:p>
          </table:table-cell>
          <table:table-cell table:style-name="ce1" office:value-type="string" calcext:value-type="string">
            <text:p>Huknin kaqchawmi kanaq ishkay kancha banda musiku, ronkadora i pallaku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en la casa del otro había un grupo de banda de músicos, caja, flauta y danzantes.</text:p>
          </table:table-cell>
          <table:table-cell table:style-name="ce1" office:value-type="string" calcext:value-type="string">
            <text:p>I huknin kaqchawmi karqan huk kancha banda musiku, kaha, flawta i pallaku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a costumbre allí no es como aquí.</text:p>
          </table:table-cell>
          <table:table-cell table:style-name="ce1" office:value-type="string" calcext:value-type="string">
            <text:p>Tsaychaw manam kaychawnawtsu kostumbr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 distinto.</text:p>
          </table:table-cell>
          <table:table-cell table:style-name="ce1" office:value-type="string" calcext:value-type="string">
            <text:p>Huklayam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a víspera en la tarde llevan la imagen de Santiago Apóstol hasta la entrada del pueblo.</text:p>
          </table:table-cell>
          <table:table-cell table:style-name="ce1" office:value-type="string" calcext:value-type="string">
            <text:p>Tsay dispira tardi Tayta Shantita apayan pwebluman yaykunankam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lo amarran al anda.</text:p>
          </table:table-cell>
          <table:table-cell table:style-name="ce1" office:value-type="string" calcext:value-type="string">
            <text:p>Tsaychaw andasman watay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De allí lo llevan en procesión a eso de las seis con todas las bandas y los danzantes llevando sus avellanas.</text:p>
          </table:table-cell>
          <table:table-cell table:style-name="ce1" office:value-type="string" calcext:value-type="string">
            <text:p>Tsaypitam apayan prosesyonta las seisnaw llapan banda musiku i pallakunawan, todo abella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a tarde cocinamos yo con don Serafín Leyva.</text:p>
          </table:table-cell>
          <table:table-cell table:style-name="ce1" office:value-type="string" calcext:value-type="string">
            <text:p>Tsay tardinam don Serafin Leyvawan aruku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o también ayudé con dinero.</text:p>
          </table:table-cell>
          <table:table-cell table:style-name="ce1" office:value-type="string" calcext:value-type="string">
            <text:p>Nuqapis qillayta yanap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a noche había una exhibición impresionante de fuegos artificiales.</text:p>
          </table:table-cell>
          <table:table-cell table:style-name="ce1" office:value-type="string" calcext:value-type="string">
            <text:p>Tsay ampim sellama fwegos kayk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Después, ya que no fue posible alquilar un cuarto en el hotel dormí en el correo, tendiendo papeles en el piso.</text:p>
          </table:table-cell>
          <table:table-cell table:style-name="ce1" office:value-type="string" calcext:value-type="string">
            <text:p>Despwes mana otelta alkilayta pwedirnir, punukurqaa koreo wayillachaw papelkunata qupikurll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Don Serafín pidió una frazada, de la cual tendí su mitad en el piso y me cubrí con la otra mitad, hacía tanto frío.</text:p>
          </table:table-cell>
          <table:table-cell table:style-name="ce1" office:value-type="string" calcext:value-type="string">
            <text:p>Don Serafin mañakaykamurqan huk frasadata, pullanta qatakur i pullanta qupikuykur, limpu alash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ero ¿qué iba a hacer, ya que no conocía a nadie?</text:p>
          </table:table-cell>
          <table:table-cell table:style-name="ce1" office:value-type="string" calcext:value-type="string">
            <text:p>Peru imanashaqraq, mana ni piwan riqinakuya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4">
          <table:table-cell office:value-type="string" calcext:value-type="string">
            <text:p>Allí el mayordomo no lleva a los obsequiantes a su casa, sino lleva todo a las casas de cada obsequiante, con toda la banda y los danzantes bailando.</text:p>
          </table:table-cell>
          <table:table-cell table:style-name="ce1" office:value-type="string" calcext:value-type="string">
            <text:p>Tsaychaw mayordomu manam qillinkunata wayinman pushantsu sino wayinman ni apayaapun llapan imanpis, kada qillinman, llapan bandanwan pallankunawan dansalla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Allí la noche de la víspera bailan todititos, incluso los niños bien abrigados con ponchos.</text:p>
          </table:table-cell>
          <table:table-cell table:style-name="ce1" office:value-type="string" calcext:value-type="string">
            <text:p>Tsaychaw dispira ampi plasachaw imana kaqpis qatswakuyan limpu wamrantin ponchush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uando la banda toca todos se mueven.</text:p>
          </table:table-cell>
          <table:table-cell table:style-name="ce1" office:value-type="string" calcext:value-type="string">
            <text:p>Imana kaqpis banda tokaptin limpu awallikuy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 la mañana del día principal de la fiesta fuimos a misa.</text:p>
          </table:table-cell>
          <table:table-cell table:style-name="ce1" office:value-type="string" calcext:value-type="string">
            <text:p>Diya hunaqnam quyallana aywayarqaa misa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ero allí el sacerdote no me habló más.</text:p>
          </table:table-cell>
          <table:table-cell table:style-name="ce1" office:value-type="string" calcext:value-type="string">
            <text:p>Peru tsaychawpis mana mas padri parlapamarq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e día principal yo hubiera regresado aunque sea a pie.</text:p>
          </table:table-cell>
          <table:table-cell table:style-name="ce1" office:value-type="string" calcext:value-type="string">
            <text:p>Tsay diya hunaqnam chakipapis kutikamiita k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ero como no conocía el camino no pude.</text:p>
          </table:table-cell>
          <table:table-cell table:style-name="ce1" office:value-type="string" calcext:value-type="string">
            <text:p>Peru naanita mana riqir pwedimurqa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e día tampoco hubo carro saliendo de allí.</text:p>
          </table:table-cell>
          <table:table-cell table:style-name="ce1" office:value-type="string" calcext:value-type="string">
            <text:p>Tsay hunaqpis manam karu karqatsu tsay kikinpita yarqamu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Pero mientras esperaba allí triste, felizmente apareció un automóvil de Huaraz, y su chófer era un amigo mío.</text:p>
          </table:table-cell>
          <table:table-cell table:style-name="ce1" office:value-type="string" calcext:value-type="string">
            <text:p>Peru tsaychaw llakishqa shuyaykaptiimi, antis yurikamurqan huk awtumobil Waraspita, i chofernin kanaq huk amigu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e supliqué, "Llévame hasta Recuay no más."</text:p>
          </table:table-cell>
          <table:table-cell table:style-name="ce1" office:value-type="string" calcext:value-type="string">
            <text:p>Tsaytanam rogarqaa, “Apakallaamay Rekwayyaqlla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Felizmente accedió.</text:p>
          </table:table-cell>
          <table:table-cell table:style-name="ce1" office:value-type="string" calcext:value-type="string">
            <text:p>Felismente aseptaram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sí regresé de allí.</text:p>
          </table:table-cell>
          <table:table-cell table:style-name="ce1" office:value-type="string" calcext:value-type="string">
            <text:p>Tsaynawparan tsaypita kutikamu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os carros son muy escasos.</text:p>
          </table:table-cell>
          <table:table-cell table:style-name="ce1" office:value-type="string" calcext:value-type="string">
            <text:p>Allaapa eskasum kar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o hay todos los días.</text:p>
          </table:table-cell>
          <table:table-cell table:style-name="ce1" office:value-type="string" calcext:value-type="string">
            <text:p>Manam kada hunaqtsu k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Viniendo en ese cerro llegamos a Recuay completamente tapados de polvo, pues ese camino es puro polvareda.</text:p>
          </table:table-cell>
          <table:table-cell table:style-name="ce1" office:value-type="string" calcext:value-type="string">
            <text:p>Tsay awtumobilchaw shamur chaykayaamurqaa Rekwayman limpu allpapa tsapashqa, imalayachi tsay naani polvader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 llegar a Recuay fui directamente al río a sacudir el polvo y a lavarme.</text:p>
          </table:table-cell>
          <table:table-cell table:style-name="ce1" office:value-type="string" calcext:value-type="string">
            <text:p>Rekwayman chaaramur derechu aywakurqaa mayuta tapsikuq i paqaku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de sacudirme bien allí, busqué al párroco de Recuay.</text:p>
          </table:table-cell>
          <table:table-cell table:style-name="ce1" office:value-type="string" calcext:value-type="string">
            <text:p>Tsaychaw limpu tapsikuriykurran ashirqaa Rekway paruku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o lo encontré.</text:p>
          </table:table-cell>
          <table:table-cell table:style-name="ce1" office:value-type="string" calcext:value-type="string">
            <text:p>Tarirqa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mientras estaba esperándole, fui a Ticapampa para buscar el párroco allí también.</text:p>
          </table:table-cell>
          <table:table-cell table:style-name="ce1" office:value-type="string" calcext:value-type="string">
            <text:p>Tsaynam shuyaraykashqaata aywakurqaa Tikapampata hina paruku ashi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o lo encontré allí a él tampoco.</text:p>
          </table:table-cell>
          <table:table-cell table:style-name="ce1" office:value-type="string" calcext:value-type="string">
            <text:p>Ni tsaychawpis tarirqa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uando me dijeron que él estaba en Recuay, enseguida volví allí.</text:p>
          </table:table-cell>
          <table:table-cell table:style-name="ce1" office:value-type="string" calcext:value-type="string">
            <text:p>“Rekwaychawmi,” niyaamaptin, hina ora kutikamu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 volver allí, encontré al párroco de Recuay.</text:p>
          </table:table-cell>
          <table:table-cell table:style-name="ce1" office:value-type="string" calcext:value-type="string">
            <text:p>Tsay kutimurnam taririrqaa Rekway paruku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l me recibió con sus gracias.</text:p>
          </table:table-cell>
          <table:table-cell table:style-name="ce1" office:value-type="string" calcext:value-type="string">
            <text:p>Payqa kusa grasyanwan chaskira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los dos nos paseamos caminando en esa plaza en la noche.</text:p>
          </table:table-cell>
          <table:table-cell table:style-name="ce1" office:value-type="string" calcext:value-type="string">
            <text:p>I ishkaa pasyarpis puriyaa tsay plasachaw ampi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a presencia de ese padre es algo feroz pero en realidad es muy gracioso.</text:p>
          </table:table-cell>
          <table:table-cell table:style-name="ce1" office:value-type="string" calcext:value-type="string">
            <text:p>Rikayninqa aktsaynawmi tsay padripa, peru allaapa grasyosum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l me invitó a cenar allí y alistó mi cama.</text:p>
          </table:table-cell>
          <table:table-cell table:style-name="ce1" office:value-type="string" calcext:value-type="string">
            <text:p>Payqa tsaychaw senatsimarqan i kamallaa alistam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 día siguiente en la mañana me invitó a desayuno.</text:p>
          </table:table-cell>
          <table:table-cell table:style-name="ce1" office:value-type="string" calcext:value-type="string">
            <text:p>Waraanin quya desayunatsim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fui a buscar al padre Jaramillo y lo encontré en Recuay no más.</text:p>
          </table:table-cell>
          <table:table-cell table:style-name="ce1" office:value-type="string" calcext:value-type="string">
            <text:p>Tsaypitanam aywarqaa padre Jaramillo ashiq i tarikurqaa Rekwayllachaw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mbos padres dijeron, "Aquí todos son mineros.</text:p>
          </table:table-cell>
          <table:table-cell table:style-name="ce1" office:value-type="string" calcext:value-type="string">
            <text:p>Tsay ishkan padripis nirqan, “Kaychawqa imana kaqpis kakuyan minerum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 ver si encontramos a alguien para mandar."</text:p>
          </table:table-cell>
          <table:table-cell table:style-name="ce1" office:value-type="string" calcext:value-type="string">
            <text:p>Maa tariyaamushaqkush kachayaamunaapaq.”</text:p>
          </table:table-cell>
          <table:table-cell office:value-type="string" calcext:value-type="string">
            <text:p>CRH, Cap.6</text:p>
          </table:table-cell>
          <table:table-cell office:value-type="string" calcext:value-type="string">
            <text:p>tariyaamushaqkush</text:p>
          </table:table-cell>
        </table:table-row>
        <table:table-row table:style-name="ro3">
          <table:table-cell office:value-type="string" calcext:value-type="string">
            <text:p>De allí regresé a Huaraz.</text:p>
          </table:table-cell>
          <table:table-cell table:style-name="ce1" office:value-type="string" calcext:value-type="string">
            <text:p>Tsaypita kutikamurqaa Waras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faltaba una parroquia todavía.</text:p>
          </table:table-cell>
          <table:table-cell table:style-name="ce1" office:value-type="string" calcext:value-type="string">
            <text:p>I faltarqan huk parokyar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de Recuay regresé a mi casa.</text:p>
          </table:table-cell>
          <table:table-cell table:style-name="ce1" office:value-type="string" calcext:value-type="string">
            <text:p>Wayiitanam kutikamurqaa Rekwaypi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descansé para ir a Chiquián.</text:p>
          </table:table-cell>
          <table:table-cell table:style-name="ce1" office:value-type="string" calcext:value-type="string">
            <text:p>Tsaychawnam hamarqaa Chikyanta aywanaa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o salen carros todos los días ni a Aija ni a Chiquián.</text:p>
          </table:table-cell>
          <table:table-cell table:style-name="ce1" office:value-type="string" calcext:value-type="string">
            <text:p>Manam kada hunaqtsu yarqun karukuna ni Ayhata ni Chikyan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a última semana de julio, el lunes, he ido a Chiquián.</text:p>
          </table:table-cell>
          <table:table-cell table:style-name="ce1" office:value-type="string" calcext:value-type="string">
            <text:p>Ultima semana julyuchawnam, lunis aywarquu Chikyan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e día en la mañana he comprado pasaje para ir a Chiquián.</text:p>
          </table:table-cell>
          <table:table-cell table:style-name="ce1" office:value-type="string" calcext:value-type="string">
            <text:p>Tsay hunaq quyallana rantirirquu pasahita Chikyanta aywanaa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allí me dijo que iba a salir a las once.</text:p>
          </table:table-cell>
          <table:table-cell table:style-name="ce1" office:value-type="string" calcext:value-type="string">
            <text:p>I tsaychawnam niman, “Las onsinam aywanqa,”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de pagar el pasaje contento, yo he estado caminando.</text:p>
          </table:table-cell>
          <table:table-cell table:style-name="ce1" office:value-type="string" calcext:value-type="string">
            <text:p>Nuqaqa kushishqa pasahita pagariykur purikarqu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cuando llegó la hora he ido pensando que ya iba a salir.</text:p>
          </table:table-cell>
          <table:table-cell table:style-name="ce1" office:value-type="string" calcext:value-type="string">
            <text:p>I ora kaptinnam aywarquu, “Yarqunqanachi,”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Cuando llegué, el dueño me dijo, "El carro no va a Chiquián porque no hay ni pasajeros ni carga.</text:p>
          </table:table-cell>
          <table:table-cell table:style-name="ce1" office:value-type="string" calcext:value-type="string">
            <text:p>Chaariptiinam dweñuqa nimarqan, “Manam karu aywantsu Chikyanta porke mana pasaheru kantsu ni karga kan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Deme su boleto.</text:p>
          </table:table-cell>
          <table:table-cell table:style-name="ce1" office:value-type="string" calcext:value-type="string">
            <text:p>Apamuy boletuyki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Recoja su dinero.</text:p>
          </table:table-cell>
          <table:table-cell table:style-name="ce1" office:value-type="string" calcext:value-type="string">
            <text:p>Qillayniykita ayllukurkuy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Mañana irá.</text:p>
          </table:table-cell>
          <table:table-cell table:style-name="ce1" office:value-type="string" calcext:value-type="string">
            <text:p>Warayran aywan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Hoy no va."</text:p>
          </table:table-cell>
          <table:table-cell table:style-name="ce1" office:value-type="string" calcext:value-type="string">
            <text:p>Kananqa manam aywantsu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Cuando me dijo eso, yo no sabía qué pensar.</text:p>
          </table:table-cell>
          <table:table-cell table:style-name="ce1" office:value-type="string" calcext:value-type="string">
            <text:p>Nikamaptin imanawchi tikrari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llí una maestra también había comprado pasaje para ir a Chiquián.</text:p>
          </table:table-cell>
          <table:table-cell table:style-name="ce1" office:value-type="string" calcext:value-type="string">
            <text:p>Tsaychawnam huk maestra hina rantishqa kanaq pasahita Chikyanta aywanan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Lo devolvió a ella también</text:p>
          </table:table-cell>
          <table:table-cell table:style-name="ce1" office:value-type="string" calcext:value-type="string">
            <text:p>Paytapis kutiratsi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Ella preguntó acerca de un carro yendo a Paramonga y dijo, "Llévame hasta Conococha."</text:p>
          </table:table-cell>
          <table:table-cell table:style-name="ce1" office:value-type="string" calcext:value-type="string">
            <text:p>Paynam Paramonga aywaq karutana tapurinaq, “Konokochakama apakallaamay,”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l chófer aceptó.</text:p>
          </table:table-cell>
          <table:table-cell table:style-name="ce1" office:value-type="string" calcext:value-type="string">
            <text:p>Chofer aseptarin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en su carro no más fui a Conococha.</text:p>
          </table:table-cell>
          <table:table-cell table:style-name="ce1" office:value-type="string" calcext:value-type="string">
            <text:p>Tsaynam tsayllachaw aywakurqaa Konakocha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Llegamos a las tres de la tarde.</text:p>
          </table:table-cell>
          <table:table-cell table:style-name="ce1" office:value-type="string" calcext:value-type="string">
            <text:p>Chaariyarqaa las tres de la tard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llí nos quedemos esperando a que apareciera un carro que iba a Chiquián.</text:p>
          </table:table-cell>
          <table:table-cell table:style-name="ce1" office:value-type="string" calcext:value-type="string">
            <text:p>Tsaychaw kedakuyarqaa karu Chikyanman aywaq yuriramunanta shuyar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No hubo de ninguna manera.</text:p>
          </table:table-cell>
          <table:table-cell table:style-name="ce1" office:value-type="string" calcext:value-type="string">
            <text:p>Manam kaykurq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Comenzando desde las cuatro hacía un frío terrible.</text:p>
          </table:table-cell>
          <table:table-cell table:style-name="ce1" office:value-type="string" calcext:value-type="string">
            <text:p>Las kwatrupita qallaykur sellama alalayk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 las cinco casi estaba llorando, tanto frío hacía.</text:p>
          </table:table-cell>
          <table:table-cell table:style-name="ce1" office:value-type="string" calcext:value-type="string">
            <text:p>Las sinku kasinam waqarqaapis tsaylaya alalapti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Un hombre allí dijo, "Mejor voy a ir a pie.</text:p>
          </table:table-cell>
          <table:table-cell table:style-name="ce1" office:value-type="string" calcext:value-type="string">
            <text:p>Tsaychawnam huk nunana nin, “Mehor aywakushaq chaki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Mi hermana tiene un corral en ese cerro.</text:p>
          </table:table-cell>
          <table:table-cell table:style-name="ce1" office:value-type="string" calcext:value-type="string">
            <text:p>Taqay hirkachawmi paniipa kanch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llí no más voy a estar," dijo.</text:p>
          </table:table-cell>
          <table:table-cell table:style-name="ce1" office:value-type="string" calcext:value-type="string">
            <text:p>Tsayllachawnam kedakushaq.” ni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Un paisano suyo dijo, "Entonces deja tu frazada para que me abrigue.</text:p>
          </table:table-cell>
          <table:table-cell table:style-name="ce1" office:value-type="string" calcext:value-type="string">
            <text:p>Tsaynam huk marka mayinna nin, “tsaypinqa frasadaykita deharikuy aqshukunaa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Yo lo llevaré.</text:p>
          </table:table-cell>
          <table:table-cell table:style-name="ce1" office:value-type="string" calcext:value-type="string">
            <text:p>Nuqanam apakamushaq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l hombre dijo, "bien," y lo dejó.</text:p>
          </table:table-cell>
          <table:table-cell table:style-name="ce1" office:value-type="string" calcext:value-type="string">
            <text:p>Nunaqa “bwenu” nishpa, dehari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Mientras esperábamos el carro allí, llegué a conocer a esas personas.</text:p>
          </table:table-cell>
          <table:table-cell table:style-name="ce1" office:value-type="string" calcext:value-type="string">
            <text:p>Tsay awtu shuyaychawnam tsay nunakunawan riqinaku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a las seis el frío fue inaguantable.</text:p>
          </table:table-cell>
          <table:table-cell table:style-name="ce1" office:value-type="string" calcext:value-type="string">
            <text:p>Tsaynam las seisna manana awantaypaq alalay kayk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Sintiendo compasión para mí me dijo, "Abrígate con esta frazada de nuestro amigo.</text:p>
          </table:table-cell>
          <table:table-cell table:style-name="ce1" office:value-type="string" calcext:value-type="string">
            <text:p>Tsaynam ankupamar nimarqan, “Kay amiguntsikpa frasadanllata aqshukurkuy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Hace mucho frío.</text:p>
          </table:table-cell>
          <table:table-cell table:style-name="ce1" office:value-type="string" calcext:value-type="string">
            <text:p>Allaapam alalan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envolviéndome completamente con eso, allí me senté en cuclillas.</text:p>
          </table:table-cell>
          <table:table-cell table:style-name="ce1" office:value-type="string" calcext:value-type="string">
            <text:p>Tsaymi tsaywan limpu pitukurkur, tsaychaw unchukuyku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Llegaron allí más mujeres y hombres.</text:p>
          </table:table-cell>
          <table:table-cell table:style-name="ce1" office:value-type="string" calcext:value-type="string">
            <text:p>Tsaymanmi mas warmipis i ullqupis chaayam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Todos nos juntamos en un solo montón.</text:p>
          </table:table-cell>
          <table:table-cell table:style-name="ce1" office:value-type="string" calcext:value-type="string">
            <text:p>Tsay llapaakunam hukllachaw montonakuyku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Mientras estuvimos así, por fin a las siete y cuarto apareció un omnibus que iba a Llata.</text:p>
          </table:table-cell>
          <table:table-cell table:style-name="ce1" office:value-type="string" calcext:value-type="string">
            <text:p>Tsaynaw kaykaayaptiimi, porfin las syete kwarto yuriramurqan huk omnibus Llata ayw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Fuimos con él.</text:p>
          </table:table-cell>
          <table:table-cell table:style-name="ce1" office:value-type="string" calcext:value-type="string">
            <text:p>Tsaywannam aywaku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Completamente envuelto allí con la frazada, llegamos a Chiquián a las nueve de la noche.</text:p>
          </table:table-cell>
          <table:table-cell table:style-name="ce1" office:value-type="string" calcext:value-type="string">
            <text:p>Tsaychawpis limpu frasadawan wankupukushqa, las nwebi de la nochim chaayarqaa Chikyan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Cuando llegamos allí, ese hombre que había conocido en Conococha suplicó a otro hombre.</text:p>
          </table:table-cell>
          <table:table-cell table:style-name="ce1" office:value-type="string" calcext:value-type="string">
            <text:p>Tsayman chaariyaptiimi, tsay Konokochachaw riqinakuyashqaa nuna rogakaramun huk nuna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él me guió.</text:p>
          </table:table-cell>
          <table:table-cell table:style-name="ce1" office:value-type="string" calcext:value-type="string">
            <text:p>Tsaynam pushamar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Llegamos a una puerta grande.</text:p>
          </table:table-cell>
          <table:table-cell table:style-name="ce1" office:value-type="string" calcext:value-type="string">
            <text:p>Chaariyaa hatun sagwan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Cuando toqué a la puerta salió un joven.</text:p>
          </table:table-cell>
          <table:table-cell table:style-name="ce1" office:value-type="string" calcext:value-type="string">
            <text:p>Tsayta tsaktakuriptiinam yarqaramun huk hobe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Le preguntamos si el señor párroco estaba allí.</text:p>
          </table:table-cell>
          <table:table-cell table:style-name="ce1" office:value-type="string" calcext:value-type="string">
            <text:p>Tsaytanam tapuriyaa tsaychawqa señor paroku,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Sí, está aquí," nos dijo.</text:p>
          </table:table-cell>
          <table:table-cell table:style-name="ce1" office:value-type="string" calcext:value-type="string">
            <text:p>”Awmi, kaychawmi,” niyaa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dije, "Soy catequista. He venido de Huaraz."</text:p>
          </table:table-cell>
          <table:table-cell table:style-name="ce1" office:value-type="string" calcext:value-type="string">
            <text:p>Tsaynam nii, “Katekistam kaa. Shamurquu Waraspitam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el padre, que es un anciano, dijo a ese muchacho suyo, "Primero alista su cama.</text:p>
          </table:table-cell>
          <table:table-cell table:style-name="ce1" office:value-type="string" calcext:value-type="string">
            <text:p>Tsaynam padreqa tsatsana kashpa tsay muchachunta nin, “Puntata alistay ka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Debe estar muy cansado."</text:p>
          </table:table-cell>
          <table:table-cell table:style-name="ce1" office:value-type="string" calcext:value-type="string">
            <text:p>Limpu utishqachi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rando allí le entregué el oficio.</text:p>
          </table:table-cell>
          <table:table-cell table:style-name="ce1" office:value-type="string" calcext:value-type="string">
            <text:p>Tsay yaykurirnam entregarirqaa ofisyu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l lo leyó.</text:p>
          </table:table-cell>
          <table:table-cell table:style-name="ce1" office:value-type="string" calcext:value-type="string">
            <text:p>Tsayta leyiri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Después dijo a su muchacho, "Anda, llévalo al restaurante.</text:p>
          </table:table-cell>
          <table:table-cell table:style-name="ce1" office:value-type="string" calcext:value-type="string">
            <text:p>Despwesnam nin muchachunta, “ayway, apari restawranti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Cómprale su cena.</text:p>
          </table:table-cell>
          <table:table-cell table:style-name="ce1" office:value-type="string" calcext:value-type="string">
            <text:p>Senaratsimuy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quí no queda nada.</text:p>
          </table:table-cell>
          <table:table-cell table:style-name="ce1" office:value-type="string" calcext:value-type="string">
            <text:p>Kaychaw mana imapis kannatsu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ese muchacho me llevó.</text:p>
          </table:table-cell>
          <table:table-cell table:style-name="ce1" office:value-type="string" calcext:value-type="string">
            <text:p>Tsaynam tsay muchachu pusham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Después de comer volví.</text:p>
          </table:table-cell>
          <table:table-cell table:style-name="ce1" office:value-type="string" calcext:value-type="string">
            <text:p>Mikurirnam kutiri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La cama ya estaba lista.</text:p>
          </table:table-cell>
          <table:table-cell table:style-name="ce1" office:value-type="string" calcext:value-type="string">
            <text:p>Listuna kama kaykaan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me acosté rápidamente, pues hace frío allí.</text:p>
          </table:table-cell>
          <table:table-cell table:style-name="ce1" office:value-type="string" calcext:value-type="string">
            <text:p>Tsaymi apuradu patsaakuykurqaa, alalaptin tsaychaw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Dormí bien abrigado.</text:p>
          </table:table-cell>
          <table:table-cell table:style-name="ce1" office:value-type="string" calcext:value-type="string">
            <text:p>Kusa quñum punu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l día siguiente el padre me dijo, "Voy a buscar catequistas.</text:p>
          </table:table-cell>
          <table:table-cell table:style-name="ce1" office:value-type="string" calcext:value-type="string">
            <text:p>Waraaninnaman padre nimarqan, “Ashimushaqmi katekista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Pero todo eso voy a escribir al padre director ahora.</text:p>
          </table:table-cell>
          <table:table-cell table:style-name="ce1" office:value-type="string" calcext:value-type="string">
            <text:p>Peru tsay llapantam kanan padri direktorman eskribimushaq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Después fuimos a misa.</text:p>
          </table:table-cell>
          <table:table-cell table:style-name="ce1" office:value-type="string" calcext:value-type="string">
            <text:p>Tsaypitanam misaman aywa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Saliendo de allí, el padre me dijo, "Vamos a tomar desayuno porque yo voy lejos a celebrar una misa de entierro.</text:p>
          </table:table-cell>
          <table:table-cell table:style-name="ce1" office:value-type="string" calcext:value-type="string">
            <text:p>Tsaypitanam padri nimarqan, “Aku desayunuta upurishun porke nuqaqa aywaa karutam entyeru misa rur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nda tú.</text:p>
          </table:table-cell>
          <table:table-cell table:style-name="ce1" office:value-type="string" calcext:value-type="string">
            <text:p>Aywakunk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quí tienes veinte soles.</text:p>
          </table:table-cell>
          <table:table-cell table:style-name="ce1" office:value-type="string" calcext:value-type="string">
            <text:p>Kaymi beynti soles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on eso puedes almorzar donde quieras."</text:p>
          </table:table-cell>
          <table:table-cell table:style-name="ce1" office:value-type="string" calcext:value-type="string">
            <text:p>Tsaywanmi almorsakurinki mayllachawpis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sí diciendo me despidió.</text:p>
          </table:table-cell>
          <table:table-cell table:style-name="ce1" office:value-type="string" calcext:value-type="string">
            <text:p>Nishpa despediramar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Mientras yo estaba sentado allí en la plaza, otra vez apareció ese muchacho del padre.</text:p>
          </table:table-cell>
          <table:table-cell table:style-name="ce1" office:value-type="string" calcext:value-type="string">
            <text:p>Tsay plasachaw taykaptiinam, yapay padripa muchachun yuriram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él llamó a sus cantores.</text:p>
          </table:table-cell>
          <table:table-cell table:style-name="ce1" office:value-type="string" calcext:value-type="string">
            <text:p>Tsaynam qayaramurqan kantorninkuna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os dos cantores aceptaron venir al curso.</text:p>
          </table:table-cell>
          <table:table-cell table:style-name="ce1" office:value-type="string" calcext:value-type="string">
            <text:p>Tsay ishkaq kantorninkunanam aaniyaamarqan shayaamunan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Vine de allí a las diez cuando apareció un carro que iba a Conococha.</text:p>
          </table:table-cell>
          <table:table-cell table:style-name="ce1" office:value-type="string" calcext:value-type="string">
            <text:p>Tsaypitanam las dyes aywakamurqaa, karu yuriramuptin asta Konokoch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 las doce llegamos.</text:p>
          </table:table-cell>
          <table:table-cell table:style-name="ce1" office:value-type="string" calcext:value-type="string">
            <text:p>Las dosi chaari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nos quedamos y el carro siguió a Lima.</text:p>
          </table:table-cell>
          <table:table-cell table:style-name="ce1" office:value-type="string" calcext:value-type="string">
            <text:p>Tsaychawmi kedakuyarqaa i karunam pasakurqan Lima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tuvimos allí hasta las tres.</text:p>
          </table:table-cell>
          <table:table-cell table:style-name="ce1" office:value-type="string" calcext:value-type="string">
            <text:p>Tsaychaw kayarqaa asta las tres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i un solo carro llegó.</text:p>
          </table:table-cell>
          <table:table-cell table:style-name="ce1" office:value-type="string" calcext:value-type="string">
            <text:p>Ni huk karu chaykamurq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llegó una camioneta a las tres de Llata.</text:p>
          </table:table-cell>
          <table:table-cell table:style-name="ce1" office:value-type="string" calcext:value-type="string">
            <text:p>Tsay las tres chaamurqan huk kamyoneta Llatapi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on ésa vinimos a Huaraz.</text:p>
          </table:table-cell>
          <table:table-cell table:style-name="ce1" office:value-type="string" calcext:value-type="string">
            <text:p>Tsaywannam aywakayaamurqaa Waras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Viniendo de allí de Chiquián formamos otra vez una amistad.</text:p>
          </table:table-cell>
          <table:table-cell table:style-name="ce1" office:value-type="string" calcext:value-type="string">
            <text:p>Tsay Chikyanpita shamurmi hina amistaata formari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os dos vinimos juntos abrigados con su poncho.</text:p>
          </table:table-cell>
          <table:table-cell table:style-name="ce1" office:value-type="string" calcext:value-type="string">
            <text:p>Tsaywanmi ponchunta ishkaa aqshushqa aywakayaamu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El era Ocrosino, pero ya que estaba en un juicio vino a Chiquián y cuando había apelado a Huaraz vino aquí a contratar un abogado.</text:p>
          </table:table-cell>
          <table:table-cell table:style-name="ce1" office:value-type="string" calcext:value-type="string">
            <text:p>Pay kanaq Okrosinush, sino pletuyuq karnin shamunaq Chikyanta i Warasman apelaramurna shamurqan abogadu tsari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llegamos a Huaraz a las cinco de la tarde.</text:p>
          </table:table-cell>
          <table:table-cell table:style-name="ce1" office:value-type="string" calcext:value-type="string">
            <text:p>Tsaymi Warasman chaayaamurqaa las sinku de la tardi.'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sí cumplí mi visita a todas les parroquias.</text:p>
          </table:table-cell>
          <table:table-cell table:style-name="ce1" office:value-type="string" calcext:value-type="string">
            <text:p>Tsaynawmi kumplirqaa llapan parokya bisitash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El caserío de Chontayoc queda más o menos once kilómetros de la provincia de Huaraz.</text:p>
          </table:table-cell>
          <table:table-cell table:style-name="ce1" office:value-type="string" calcext:value-type="string">
            <text:p>Kaseryu de Chuntayuq kaykan mas o menos onsi kilometros de la Probinsya de Waras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1">
          <table:table-cell office:value-type="string" calcext:value-type="string">
            <text:p>Al norte es contiguo con la estancia de San Juan de Pisco.</text:p>
          </table:table-cell>
          <table:table-cell table:style-name="ce1" office:value-type="string" calcext:value-type="string">
            <text:p>Nortipam kolindan estansya de San Juan de Piskuwa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1">
          <table:table-cell office:value-type="string" calcext:value-type="string">
            <text:p>Al sur toca las estancias de Chicney y Marcac.</text:p>
          </table:table-cell>
          <table:table-cell table:style-name="ce1" office:value-type="string" calcext:value-type="string">
            <text:p>Sur ladupam kolindan estansya de Chikneywan i Markaqwa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1">
          <table:table-cell office:value-type="string" calcext:value-type="string">
            <text:p>Al lado este está bordado por el Río Santa.</text:p>
          </table:table-cell>
          <table:table-cell table:style-name="ce1" office:value-type="string" calcext:value-type="string">
            <text:p>Esti ladupanam kolindan Río Santawa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1">
          <table:table-cell office:value-type="string" calcext:value-type="string">
            <text:p>Y al oeste su límite es la Hacienda Shecta.</text:p>
          </table:table-cell>
          <table:table-cell table:style-name="ce1" office:value-type="string" calcext:value-type="string">
            <text:p>I oesti ladupanam kolindan Shiqta asyendawa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1">
          <table:table-cell office:value-type="string" calcext:value-type="string">
            <text:p>La mitad de Chontayoc es la hacienda del seminario.</text:p>
          </table:table-cell>
          <table:table-cell table:style-name="ce1" office:value-type="string" calcext:value-type="string">
            <text:p>La mitad de Chuntayuqqa asyendan seminaryup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1">
          <table:table-cell office:value-type="string" calcext:value-type="string">
            <text:p>Los operarios allí son numerosos.</text:p>
          </table:table-cell>
          <table:table-cell table:style-name="ce1" office:value-type="string" calcext:value-type="string">
            <text:p>Tsaychawmi operaryu kayan atskaq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1">
          <table:table-cell office:value-type="string" calcext:value-type="string">
            <text:p>De las tres estancias trabajan cuatro días cada semana.</text:p>
          </table:table-cell>
          <table:table-cell table:style-name="ce1" office:value-type="string" calcext:value-type="string">
            <text:p>Kimaq estanayapitam uryayan chusku junaqmi kada semanachaw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1">
          <table:table-cell office:value-type="string" calcext:value-type="string">
            <text:p>Yo todavia recuerdo cuando el arrendatario fue Carlos Alberto Zimic.</text:p>
          </table:table-cell>
          <table:table-cell table:style-name="ce1" office:value-type="string" calcext:value-type="string">
            <text:p>Nuqa yarpashqaachaw karqan arendataryu Carlos Alberto Zimic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1">
          <table:table-cell office:value-type="string" calcext:value-type="string">
            <text:p>Fue doctor, muy buena persona.</text:p>
          </table:table-cell>
          <table:table-cell table:style-name="ce1" office:value-type="string" calcext:value-type="string">
            <text:p>Karqan doktormi, allaapa alli nunam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1">
          <table:table-cell office:value-type="string" calcext:value-type="string">
            <text:p>Pero sus mayorales fueron hombres muy atrevidos.</text:p>
          </table:table-cell>
          <table:table-cell table:style-name="ce1" office:value-type="string" calcext:value-type="string">
            <text:p>Peru mayuralninkuna karqan allaapa lisu nunakun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1">
          <table:table-cell office:value-type="string" calcext:value-type="string">
            <text:p>Después el seminario otra vez lo alquiló a un ingeniero Julio Arguedas.</text:p>
          </table:table-cell>
          <table:table-cell table:style-name="ce1" office:value-type="string" calcext:value-type="string">
            <text:p>Despwesnam seminaryu yapay arendakuykushqa huk inhenyeruta Julio Arguedast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1">
          <table:table-cell office:value-type="string" calcext:value-type="string">
            <text:p>Actualmente el arrendatario es el ingeniero Aurelio Moreno.</text:p>
          </table:table-cell>
          <table:table-cell table:style-name="ce1" office:value-type="string" calcext:value-type="string">
            <text:p>I kanan aktwalnam kaykan inhenyeru Aurelio Moreno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2">
          <table:table-cell office:value-type="string" calcext:value-type="string">
            <text:p>En esa hacienda los operarios siembran muy desigual en las chacras de la hacienda.</text:p>
          </table:table-cell>
          <table:table-cell table:style-name="ce1" office:value-type="string" calcext:value-type="string">
            <text:p>Tsay asyendachaw allaapa desigwalmi operaryukuna muruyan tsay asyenda chakrachaw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Y trabajan igual.</text:p>
          </table:table-cell>
          <table:table-cell table:style-name="ce1" office:value-type="string" calcext:value-type="string">
            <text:p>I igwal uryayanq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Los trabajadores que viven en las alturas siembran bastante papa, cebada, centena.</text:p>
          </table:table-cell>
          <table:table-cell table:style-name="ce1" office:value-type="string" calcext:value-type="string">
            <text:p>Hallqachaw taaraq operaryukuna muruyan aypatam papata, sebadata, sentenat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En los últimos años han tenido buenas cosechas de papa.</text:p>
          </table:table-cell>
          <table:table-cell table:style-name="ce1" office:value-type="string" calcext:value-type="string">
            <text:p>Kanan watakunaqa papata aylluykuyan alli shuynitam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Allí la gente no vive en armonía, sino que se tienen odio.</text:p>
          </table:table-cell>
          <table:table-cell table:style-name="ce1" office:value-type="string" calcext:value-type="string">
            <text:p>Tsaychaw nunakuna manam shumaqtsu kakuyan sino chikinakuyanmi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4">
          <table:table-cell office:value-type="string" calcext:value-type="string">
            <text:p>En tiempos pasados la costumbre fue que toda la gente llevaba todo lo mejor de la cosecha a sus casas, escondiendo maíz en sus bolsillos, y al cosechar las papas las enterraban en la tierra.</text:p>
          </table:table-cell>
          <table:table-cell table:style-name="ce1" office:value-type="string" calcext:value-type="string">
            <text:p>Nawpa tyempum kostumbri karqan llapan nunakuna kosechachaw llapan mehornin kaqtaqa apakuyaq wayinkunaman, haratam bulsikuypa i papatam allaraykar patsaman pampayp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Después sus esposas e hijos las sacaban mientras espigaban.</text:p>
          </table:table-cell>
          <table:table-cell table:style-name="ce1" office:value-type="string" calcext:value-type="string">
            <text:p>Tsaytanam warminkuna tsurinkuna qallpakushllapa uqtikuriyaq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2">
          <table:table-cell office:value-type="string" calcext:value-type="string">
            <text:p>Hombres de Chontayoc que no trabajan en la hacienda trabajan en sus propias chacras.</text:p>
          </table:table-cell>
          <table:table-cell table:style-name="ce1" office:value-type="string" calcext:value-type="string">
            <text:p>Tsay Chuntayuq nunakuna mana asyendachaw operaryu kaqqa, chakrankunallachawmi uryakuya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Todos los chontinos tienen chacras, aunque pequeñas.</text:p>
          </table:table-cell>
          <table:table-cell table:style-name="ce1" office:value-type="string" calcext:value-type="string">
            <text:p>Llapan chontinupam chakran kan, wallka wallkallaq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2">
          <table:table-cell office:value-type="string" calcext:value-type="string">
            <text:p>Allí siembran maíz, papa, oca, trigo, cebada, habas, arvejas, lentejas, quínoa y olluco.</text:p>
          </table:table-cell>
          <table:table-cell table:style-name="ce1" office:value-type="string" calcext:value-type="string">
            <text:p>Tsayllachawmi muruyan harata, papata, uqata, triguta, sebadata, abasta, allwita, llantita, kinwata i ullkut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Ese poco que cosechan lo guardan.</text:p>
          </table:table-cell>
          <table:table-cell table:style-name="ce1" office:value-type="string" calcext:value-type="string">
            <text:p>Tsay wallkata kosecharikur wardakuykuya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Eso lo comen un año entero.</text:p>
          </table:table-cell>
          <table:table-cell table:style-name="ce1" office:value-type="string" calcext:value-type="string">
            <text:p>Tsayllatam mikuyan wata enteru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No siembran en la época cuando no llueve porque no hay agua.</text:p>
          </table:table-cell>
          <table:table-cell table:style-name="ce1" office:value-type="string" calcext:value-type="string">
            <text:p>Manam mitskata muruyantsu porke manam yaku kantsu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Solamente siembran con la lluvia, y cuando no hay lluvia no siembran nada.</text:p>
          </table:table-cell>
          <table:table-cell table:style-name="ce1" office:value-type="string" calcext:value-type="string">
            <text:p>Tsaymi tamyallawan, i mana tamya kaptinqa ni imata muruyantsu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Hasta para tomar, el agua se acaba por completo en la época de sequía.</text:p>
          </table:table-cell>
          <table:table-cell table:style-name="ce1" office:value-type="string" calcext:value-type="string">
            <text:p>Asta upyanapaq yakupis limpun ushakaakurin usyachawq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Cada familia tiene su casa, algunas con techo de teja, otros de paja.</text:p>
          </table:table-cell>
          <table:table-cell table:style-name="ce1" office:value-type="string" calcext:value-type="string">
            <text:p>Kada familyapaq wayin kapun, wakinpam tehapita, wakinpam uqshallapit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De todos modos son las suyas propias.</text:p>
          </table:table-cell>
          <table:table-cell table:style-name="ce1" office:value-type="string" calcext:value-type="string">
            <text:p>Imanaw karpis kikinpam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Nadie en Chonta vive en casa alquilada.</text:p>
          </table:table-cell>
          <table:table-cell table:style-name="ce1" office:value-type="string" calcext:value-type="string">
            <text:p>Manam Chuntachaw ni pi yachantsu arendashqa wayichaw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2">
          <table:table-cell office:value-type="string" calcext:value-type="string">
            <text:p>En sus casas tienen sus herramientas, pues todos tienen barreta, lampa, hacha, machete y sogas.</text:p>
          </table:table-cell>
          <table:table-cell table:style-name="ce1" office:value-type="string" calcext:value-type="string">
            <text:p>Wayinkunachaw kan eramyentankuna, llapanpa bareta, lampa, hacha, machete i waskankun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Y para dormir tienen pellejos y jergas.</text:p>
          </table:table-cell>
          <table:table-cell table:style-name="ce1" office:value-type="string" calcext:value-type="string">
            <text:p>I punuyaananpaq kayaapun qaratsankuna i hergankun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Y para cocinar tienen sus ollas.</text:p>
          </table:table-cell>
          <table:table-cell table:style-name="ce1" office:value-type="string" calcext:value-type="string">
            <text:p>I arukuyaananpaq kan mankankun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Y sus fogones son tres piedras puestas en la tierra.</text:p>
          </table:table-cell>
          <table:table-cell table:style-name="ce1" office:value-type="string" calcext:value-type="string">
            <text:p>I tullpankuna kima rumi churashqa patsallachaw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Y comen a cualquier hora que la comida esté lista, sentados en el suelo.</text:p>
          </table:table-cell>
          <table:table-cell table:style-name="ce1" office:value-type="string" calcext:value-type="string">
            <text:p>I mikuyan imay orapis mikuy chashqan oraran, patsallachaw taykur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Nadie tiene mesa para comer.</text:p>
          </table:table-cell>
          <table:table-cell table:style-name="ce1" office:value-type="string" calcext:value-type="string">
            <text:p>Manam ni pipa mesan kantsu mikunanpaq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No tienen la costumbre de rezar antes de comer.</text:p>
          </table:table-cell>
          <table:table-cell table:style-name="ce1" office:value-type="string" calcext:value-type="string">
            <text:p>I manam nunka kostumbrayantsu mikuyaananpaq resakur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2">
          <table:table-cell office:value-type="string" calcext:value-type="string">
            <text:p>Cuando terminan de comer se van a algún sitio, en la mañana a trabajar, en la tarde se acuestan temprano.</text:p>
          </table:table-cell>
          <table:table-cell table:style-name="ce1" office:value-type="string" calcext:value-type="string">
            <text:p>Mikur ushariykur aywakuyan maytapis, quyapa kar uryakuq, tardipa kar tempranu patsaakuya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Los hombres con familia no se preocupan nada por sus hijos.</text:p>
          </table:table-cell>
          <table:table-cell table:style-name="ce1" office:value-type="string" calcext:value-type="string">
            <text:p>Tsay familyayuq nunakuna manam ni ima kwentayantsu tsurinkunapaq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Los niños siempre están muy sucios.</text:p>
          </table:table-cell>
          <table:table-cell table:style-name="ce1" office:value-type="string" calcext:value-type="string">
            <text:p>Limpu mapa purum wamrakuna kaya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En la mañana ni siquiera procuran que éstos se laven la cara, pues ni ellos mismos lo hacen.</text:p>
          </table:table-cell>
          <table:table-cell table:style-name="ce1" office:value-type="string" calcext:value-type="string">
            <text:p>Patsa waraariptin ni sikyera yakuwan shuupatsiyantsu, asta ni kikinkunapis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Todos crían alguna clase de animal en sus casas.</text:p>
          </table:table-cell>
          <table:table-cell table:style-name="ce1" office:value-type="string" calcext:value-type="string">
            <text:p>Llapankunam waatayan ima animalkunatapis wayinkunachaw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Tienen cuy, conejo, gallina y chanchos.</text:p>
          </table:table-cell>
          <table:table-cell table:style-name="ce1" office:value-type="string" calcext:value-type="string">
            <text:p>Kayaapun haka, konehu, wallpa i kuchinkun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Los comen y también los venden para tener un poco de dinero.</text:p>
          </table:table-cell>
          <table:table-cell table:style-name="ce1" office:value-type="string" calcext:value-type="string">
            <text:p>Tsaykunatam mikuyan i imallapaqpis rantikuya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Pero hay también personas muy ociosas.</text:p>
          </table:table-cell>
          <table:table-cell table:style-name="ce1" office:value-type="string" calcext:value-type="string">
            <text:p>Peru kayanmi hina allaapa qelakun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Se sientan en sus casas y ni siquiera crían animales.</text:p>
          </table:table-cell>
          <table:table-cell table:style-name="ce1" office:value-type="string" calcext:value-type="string">
            <text:p>Wayinkunachaw taakuyanlla, ni ima animalllatapis mana waatakuyantsu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En Chontayoc todos los hombres no saben leer ni saben rezar.</text:p>
          </table:table-cell>
          <table:table-cell table:style-name="ce1" office:value-type="string" calcext:value-type="string">
            <text:p>Chuntayuqchaw manam llapan nunakunatsu leyta yachan, ni resakuyta yacha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Y algunos ni ponen sus hijos en la escuela.</text:p>
          </table:table-cell>
          <table:table-cell table:style-name="ce1" office:value-type="string" calcext:value-type="string">
            <text:p>I wakinkunaqa ni tsurinkunata eskwelallamanpis mana churayantsu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Aquí en Chonta toda la gente es católica.</text:p>
          </table:table-cell>
          <table:table-cell table:style-name="ce1" office:value-type="string" calcext:value-type="string">
            <text:p>Kay Chuntachaw llapan nunakunam katoliku kaya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Todavía no han llegado aquí personas de otra religión.</text:p>
          </table:table-cell>
          <table:table-cell table:style-name="ce1" office:value-type="string" calcext:value-type="string">
            <text:p>Manaran kanankama chaayaamuntsu huk relihyonyuq nunakun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Y todos dicen que el que hace las fiestas es muy bueno.</text:p>
          </table:table-cell>
          <table:table-cell table:style-name="ce1" office:value-type="string" calcext:value-type="string">
            <text:p>I pipis maypis niyan fyestakuna ruraqqa allaapa allish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Hasta sus pecados se le quitan, dicen.</text:p>
          </table:table-cell>
          <table:table-cell table:style-name="ce1" office:value-type="string" calcext:value-type="string">
            <text:p>Hutsankunapis menusyaarinshi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Aquí en Chonta hay varias fiestas durante el año.</text:p>
          </table:table-cell>
          <table:table-cell table:style-name="ce1" office:value-type="string" calcext:value-type="string">
            <text:p>Kay Chuntachaw fyestakuna kayan atskaqmi huk watachaw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Primero empieza con carnavales.</text:p>
          </table:table-cell>
          <table:table-cell table:style-name="ce1" office:value-type="string" calcext:value-type="string">
            <text:p>Primerum qallaykamun karnabal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En esa celebración todos amarran las cruces bonito con machito.</text:p>
          </table:table-cell>
          <table:table-cell table:style-name="ce1" office:value-type="string" calcext:value-type="string">
            <text:p>Tsaychaw llapan kruskunatam shumaq watayan machituwa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Y después las echan con purpurina y mandan celebrar misa.</text:p>
          </table:table-cell>
          <table:table-cell table:style-name="ce1" office:value-type="string" calcext:value-type="string">
            <text:p>I despwes purpurinarir misatsiya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Esos días de carnaval hay bastante borrachera.</text:p>
          </table:table-cell>
          <table:table-cell table:style-name="ce1" office:value-type="string" calcext:value-type="string">
            <text:p>Tsay karnabal diyakuna kan fertim boracher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Después de eso llega la Virgen Dolorosa en marzo.</text:p>
          </table:table-cell>
          <table:table-cell table:style-name="ce1" office:value-type="string" calcext:value-type="string">
            <text:p>Tsaypitam chaaramun Dolorosa marsuchaw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En esa fiesta llevan la imagen en procesión de noche, cantando.</text:p>
          </table:table-cell>
          <table:table-cell table:style-name="ce1" office:value-type="string" calcext:value-type="string">
            <text:p>Tsaychawnam ampipa puritsiyan prosesyonta kantar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Y en esa procesión también hay borrachera.</text:p>
          </table:table-cell>
          <table:table-cell table:style-name="ce1" office:value-type="string" calcext:value-type="string">
            <text:p>I tsay prosesyonchawqa lomismu boracher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En esa fiesta la comida es tres clases de sopa y tres clases de mazamorra.</text:p>
          </table:table-cell>
          <table:table-cell table:style-name="ce1" office:value-type="string" calcext:value-type="string">
            <text:p>Tsay fyestachaw mikuy kima klasi kashki i kima klasi api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Otra vez hay fiesta el quince de mayo, San Isidro, fiesta muy grande.</text:p>
          </table:table-cell>
          <table:table-cell table:style-name="ce1" office:value-type="string" calcext:value-type="string">
            <text:p>Yapay fyestanam kinse de mayu, San Isidru, allaapa hatun fyest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Celebran esa fiesta con mucha solemnidad.</text:p>
          </table:table-cell>
          <table:table-cell table:style-name="ce1" office:value-type="string" calcext:value-type="string">
            <text:p>Allibwenu tsay fyestata sumaykatsiya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Después el treinta de agosto es la fiesta de Santa Rosa de Lima.</text:p>
          </table:table-cell>
          <table:table-cell table:style-name="ce1" office:value-type="string" calcext:value-type="string">
            <text:p>Despwes treinta do agosto, Santa Rosa de Lim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El treintiuno de agosto es San Santiago Mayor.</text:p>
          </table:table-cell>
          <table:table-cell table:style-name="ce1" office:value-type="string" calcext:value-type="string">
            <text:p>Treintiuno de agosto San Santiago Mayor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2">
          <table:table-cell office:value-type="string" calcext:value-type="string">
            <text:p>El primero de setiembre es la fiesta de la Santísima Cruz, y el 24 de setiembre Virgen de las Mercedes.</text:p>
          </table:table-cell>
          <table:table-cell table:style-name="ce1" office:value-type="string" calcext:value-type="string">
            <text:p>Primero de setyembri Santisima Cruz y el 24 de setyembri Virgen de las Mercedes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Esas son las fiestas durante el año.</text:p>
          </table:table-cell>
          <table:table-cell table:style-name="ce1" office:value-type="string" calcext:value-type="string">
            <text:p>Tsaymi watachaw fyestakun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2">
          <table:table-cell office:value-type="string" calcext:value-type="string">
            <text:p>Dicen que personas que pasan todas les fiestas ya no tienen deudas porque han servido a todos los santos.</text:p>
          </table:table-cell>
          <table:table-cell table:style-name="ce1" office:value-type="string" calcext:value-type="string">
            <text:p>Tsay llapan fyesta pasaq nunakuna mananash haqanatsu porke llapan santukunata sirwishq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Pasar esas fiestas es ser hombre, dicen.</text:p>
          </table:table-cell>
          <table:table-cell table:style-name="ce1" office:value-type="string" calcext:value-type="string">
            <text:p>Tsay fyesta pasayqa ullqu kayshi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Quien no pasa fiesta no es hombre.</text:p>
          </table:table-cell>
          <table:table-cell table:style-name="ce1" office:value-type="string" calcext:value-type="string">
            <text:p>Mana fyestakuna pasaqqa ullqutsu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2">
          <table:table-cell office:value-type="string" calcext:value-type="string">
            <text:p>Los hombres aquí de Chonta son muy unidos en cualquier obra para el bien común, pero con tal que no les falte coca, cigarrillos y alcohol.</text:p>
          </table:table-cell>
          <table:table-cell table:style-name="ce1" office:value-type="string" calcext:value-type="string">
            <text:p>Kay Chunta nunakuna ima republika uryachawpis allaapa unidum, peru sí manam faltanantsu kukan i sigarun i washku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Cuando tienen ésos, ni sienten cuando ha oscurecido.</text:p>
          </table:table-cell>
          <table:table-cell table:style-name="ce1" office:value-type="string" calcext:value-type="string">
            <text:p>Tsaymi kaptinqa manam ampishqantapis maakuyantsu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6">
          <table:table-cell office:value-type="string" calcext:value-type="string">
            <text:p>Hombres de la comunidad trabajan en el panteón, la iglesia, las escuelas, las acequias o van a cualquier otro sitio a trabajar adonde los mandan las autoridades.</text:p>
          </table:table-cell>
          <table:table-cell table:style-name="ce1" office:value-type="string" calcext:value-type="string">
            <text:p>Republika nunakuna uryayan pantyonchaw, lglesyachaw, eskwelakunachaw, sekyakunachaw maymanpis aywayan uryaq mas awtoridaakuna mañakayaamupti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La gente aquí de Chonta no tiene trabajo en sus chacras todo el tiempo.</text:p>
          </table:table-cell>
          <table:table-cell table:style-name="ce1" office:value-type="string" calcext:value-type="string">
            <text:p>Kay Chunta nunakunapa manam todo el tyemputsu kan chakrankunachaw ury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Cuando termina todo lo que hay que hacer en sus chacras van a la costa a trabajar.</text:p>
          </table:table-cell>
          <table:table-cell table:style-name="ce1" office:value-type="string" calcext:value-type="string">
            <text:p>Chakrankunachaw ushapaakurir aywakuyan kostatam uryapukuq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Generalmente van a Paramonga.</text:p>
          </table:table-cell>
          <table:table-cell table:style-name="ce1" office:value-type="string" calcext:value-type="string">
            <text:p>I mas imanakaqpis aywayan Paramongatam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Allí están dos o tres meses.</text:p>
          </table:table-cell>
          <table:table-cell table:style-name="ce1" office:value-type="string" calcext:value-type="string">
            <text:p>Tsaychawmi kayaamun ishkay o kima kill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De allí llegan con bastante dinero.</text:p>
          </table:table-cell>
          <table:table-cell table:style-name="ce1" office:value-type="string" calcext:value-type="string">
            <text:p>Tsaypitanam chaarayaamun atska qillayyuq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Algunos empiezan a emborracharse.</text:p>
          </table:table-cell>
          <table:table-cell table:style-name="ce1" office:value-type="string" calcext:value-type="string">
            <text:p>Wakinkunaqa qallaykuyan machakur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2">
          <table:table-cell office:value-type="string" calcext:value-type="string">
            <text:p>Otros hombres disponen bien ese dinero que han ganado para el bien de sus familias, comprándoles ropa bonita.</text:p>
          </table:table-cell>
          <table:table-cell table:style-name="ce1" office:value-type="string" calcext:value-type="string">
            <text:p>I wakin nunakunanam shumaq disponiyan tsay tariyaamunqan qillayta familyankunapaq shumaq ratashnin rantir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Algunos hombres en Chontayoc crían vacas, ovejas y cabras.</text:p>
          </table:table-cell>
          <table:table-cell table:style-name="ce1" office:value-type="string" calcext:value-type="string">
            <text:p>Wakin nunakuna Chuntayuqchaw waatayan wakata, uushata i chiwat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Pero no hay muchos de esos animales.</text:p>
          </table:table-cell>
          <table:table-cell table:style-name="ce1" office:value-type="string" calcext:value-type="string">
            <text:p>Peru manam tsay atskatsu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Unos pocos tienen burros.</text:p>
          </table:table-cell>
          <table:table-cell table:style-name="ce1" office:value-type="string" calcext:value-type="string">
            <text:p>Wallkaqpam ashnunkunapis ka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Aunque crían esos animales, no hay pasto.</text:p>
          </table:table-cell>
          <table:table-cell table:style-name="ce1" office:value-type="string" calcext:value-type="string">
            <text:p>Kay animalta waatashqapis pastum manam kantsu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Por eso son demasiado flacos para vender.</text:p>
          </table:table-cell>
          <table:table-cell table:style-name="ce1" office:value-type="string" calcext:value-type="string">
            <text:p>Tsaymi uyu rantikunapaqpis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table:style-name="ce3" office:value-type="string" calcext:value-type="string">
            <text:p>Luis Rojas fue un hombre de Huanja muy atrevido y conocido en todas partes.</text:p>
          </table:table-cell>
          <table:table-cell office:value-type="string" calcext:value-type="string">
            <text:p>Luis Rojas karqan Wanha nuna allaapa lisu, riqishqa maychawpis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Yo también le conocía.</text:p>
          </table:table-cell>
          <table:table-cell office:value-type="string" calcext:value-type="string">
            <text:p>Nuqapis riqiimi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Fue un hombre muy temible.</text:p>
          </table:table-cell>
          <table:table-cell office:value-type="string" calcext:value-type="string">
            <text:p>Allaapa mantsanaypaqmi karqan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Ese hombre fue mayordomo para la fiesta de San Isidro en Huanja.</text:p>
          </table:table-cell>
          <table:table-cell office:value-type="string" calcext:value-type="string">
            <text:p>Tsay nunam mayordomu kanaq San Isidruchaw Wanhachaw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Alistó todo para la fiesta, convidando a todos sus obsequiantes.</text:p>
          </table:table-cell>
          <table:table-cell office:value-type="string" calcext:value-type="string">
            <text:p>Llapantapis limpuna alistanaq fyestapaq, utsutsikur llapan qillinkunat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6">
          <table:table-cell table:style-name="ce3" office:value-type="string" calcext:value-type="string">
            <text:p>Cuando estaba ya muy cerca el 15 de Mayo, contrató a algunos hombres para recoger leña y penca para labrar chicha.</text:p>
          </table:table-cell>
          <table:table-cell office:value-type="string" calcext:value-type="string">
            <text:p>Naqana 15 de mayu serkamuptin, nunakunata minkakurir ayllutsirqan yamtata i qaarata aswananpaq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1">
          <table:table-cell table:style-name="ce3" office:value-type="string" calcext:value-type="string">
            <text:p>Ya que era un poquito ricachito, alistó bien las cosas, desafiando al otro mayordomo.</text:p>
          </table:table-cell>
          <table:table-cell office:value-type="string" calcext:value-type="string">
            <text:p>Ichik rikulla karnin allibwenu alistaykunaq huknin mayordomu mayinta limpu desafiyar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faltaron dos semanas para la fiesta, contrató a diez hombres para traer leña.</text:p>
          </table:table-cell>
          <table:table-cell office:value-type="string" calcext:value-type="string">
            <text:p>Ishkay semana fyestapaq faltaykaptin, minkakurqunaq chunka nunata yamtaman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1">
          <table:table-cell table:style-name="ce3" office:value-type="string" calcext:value-type="string">
            <text:p>Se fueron a Tinyash con sus burros a buscarla.</text:p>
          </table:table-cell>
          <table:table-cell office:value-type="string" calcext:value-type="string">
            <text:p>Tinyashta aywayaanaq ashnunkunawan yamta ashiq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2">
          <table:table-cell table:style-name="ce3" office:value-type="string" calcext:value-type="string">
            <text:p>Mientras todos esos hombres estaban cortando su madera en Tinyash, aparecieron algunos de la familia Yanac, enojados.</text:p>
          </table:table-cell>
          <table:table-cell office:value-type="string" calcext:value-type="string">
            <text:p>Tsay llapan nunakuna Tinyashchaw wallupakuraykaayaptin, yurikuriyaanaq waapu familya Yanakkun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2">
          <table:table-cell table:style-name="ce3" office:value-type="string" calcext:value-type="string">
            <text:p>Dijeron, "¿Qué buscan aquí?</text:p>
          </table:table-cell>
          <table:table-cell office:value-type="string" calcext:value-type="string">
            <text:p>"Kaychaw imatam ashiyanki?</text:p>
            <text:p/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Esta no es la chacra de Luis Rojas.</text:p>
          </table:table-cell>
          <table:table-cell office:value-type="string" calcext:value-type="string">
            <text:p>Kayqa manam Luis Rojaspa chakrantsu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Salgan de aquí."</text:p>
          </table:table-cell>
          <table:table-cell office:value-type="string" calcext:value-type="string">
            <text:p>Kaypita yarquyay."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2">
          <table:table-cell table:style-name="ce3" office:value-type="string" calcext:value-type="string">
            <text:p>Así diciendo, botaron a la fuerza a los hombres de Huanja, dejándolos con las manos vacías, hasta quitándoles sus sogas.</text:p>
          </table:table-cell>
          <table:table-cell office:value-type="string" calcext:value-type="string">
            <text:p>Nishpa limpu qarqarayaamunaq Wanha nunakunata hina purullata, asta waskankunatapis quchirkur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Pero cuando los de Huanja les suplicaron, les devolvieron sus sogas.</text:p>
          </table:table-cell>
          <table:table-cell office:value-type="string" calcext:value-type="string">
            <text:p>Peru Wanha nunakuna rogayaptin waskankunata entregayaamunaq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Por fin llegó la fiesta en Huanja.</text:p>
          </table:table-cell>
          <table:table-cell office:value-type="string" calcext:value-type="string">
            <text:p>Porfin fyesta chaaramunaq Wanhachawq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Y algunos hombres de Huanja vinieron al día quince para observar.</text:p>
          </table:table-cell>
          <table:table-cell office:value-type="string" calcext:value-type="string">
            <text:p>I Tinyash nunakuna shayaamurqunaq kinse diyaman rikaakuq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2">
          <table:table-cell table:style-name="ce3" office:value-type="string" calcext:value-type="string">
            <text:p>Antes de la misa, Luis Rojas andaba picadito y se encontró con los hombres de Tinyash.</text:p>
          </table:table-cell>
          <table:table-cell office:value-type="string" calcext:value-type="string">
            <text:p>Manaraq misa kaptinnash, Luis Rojasqa shinkarishqa purikaanaq i toparkuyan Tinyash nunakunawan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Luis Rojas dijo, "Bienvenidos.</text:p>
          </table:table-cell>
          <table:table-cell office:value-type="string" calcext:value-type="string">
            <text:p>Tsaynam Luis Rojasqa ninaq, "Allim shayaamurqunki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Vamos a la casa.</text:p>
          </table:table-cell>
          <table:table-cell office:value-type="string" calcext:value-type="string">
            <text:p>Aku wayit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Visítennos.</text:p>
          </table:table-cell>
          <table:table-cell office:value-type="string" calcext:value-type="string">
            <text:p>Watukarayaamay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Me alegro que han bajado.</text:p>
          </table:table-cell>
          <table:table-cell office:value-type="string" calcext:value-type="string">
            <text:p>Kushikuypaq uraayaamurqunki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Vamos, vamos a la casa."</text:p>
          </table:table-cell>
          <table:table-cell office:value-type="string" calcext:value-type="string">
            <text:p>Aku aku wayita."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2">
          <table:table-cell table:style-name="ce3" office:value-type="string" calcext:value-type="string">
            <text:p>Los señores de Tinyash fueron contentos y no recordaron que habían botado a sus hombres sin leña.</text:p>
          </table:table-cell>
          <table:table-cell office:value-type="string" calcext:value-type="string">
            <text:p>Tinyash nunakunaqa kushishqa aywayarqunaq i mana yarpayaanaqtsu sin yamta nunankunata qarqamushqant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Se fueron contentos.</text:p>
          </table:table-cell>
          <table:table-cell office:value-type="string" calcext:value-type="string">
            <text:p>Kushishqa aywayarqunaq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Cuando llegaron a la casa del mayordomo, éste dijo, "Adelante.</text:p>
          </table:table-cell>
          <table:table-cell office:value-type="string" calcext:value-type="string">
            <text:p>Mayordomupa wayinman chaariyaptinna, ninaq, "Pasakayaamuy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Vamos a descansar aquí dentro de la casa."</text:p>
          </table:table-cell>
          <table:table-cell office:value-type="string" calcext:value-type="string">
            <text:p>Hamakurishun kay wayi rurillam."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2">
          <table:table-cell table:style-name="ce3" office:value-type="string" calcext:value-type="string">
            <text:p>Cuando entraron y les había invitado a sentarse, enseguida Luis Rojas les sirvió una ponga grande de chicha y una botella llena de alcohol.</text:p>
          </table:table-cell>
          <table:table-cell office:value-type="string" calcext:value-type="string">
            <text:p>Yaykuriyaptinna taaratsir, apurayllapa Luis Rojasqa hatun punkapa aswan qurinaq, huk botella hunta alkolnint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Fueron solamente dos los hombres de Tinyash.</text:p>
          </table:table-cell>
          <table:table-cell office:value-type="string" calcext:value-type="string">
            <text:p>Ishkaqllam kayaanaq Tinyash nunakunaq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Después de servirles eso, Luis Rojas cerró las puertas y las aseguró.</text:p>
          </table:table-cell>
          <table:table-cell office:value-type="string" calcext:value-type="string">
            <text:p>Luis Rojasqa tsaynin qurikur, limpu punkukunata wichqarir trankaramunaq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Después dijo, "Terminen esto rápido.</text:p>
          </table:table-cell>
          <table:table-cell office:value-type="string" calcext:value-type="string">
            <text:p>Despwes ninaq, "Apuradu kay upur ushayay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Si no terminan de tomarlo, voy a romperles la columna vertebral con este bastón.</text:p>
          </table:table-cell>
          <table:table-cell office:value-type="string" calcext:value-type="string">
            <text:p>Sitsun mana upur ushayanki, kay garutiwanmi washaykikunata pakimushaq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¡Conque han botado a mis obreros sin leña!</text:p>
          </table:table-cell>
          <table:table-cell office:value-type="string" calcext:value-type="string">
            <text:p>Konke minkaakunata qarqayaamurqayki sin yamt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2">
          <table:table-cell table:style-name="ce3" office:value-type="string" calcext:value-type="string">
            <text:p>Ahora con este bastón les voy a matar si no terminan esta chicha y la botella de alcohol.</text:p>
          </table:table-cell>
          <table:table-cell office:value-type="string" calcext:value-type="string">
            <text:p>Kananmi kay garutiwan wanutsiyashqayki sitsun mana ushaykuyanki kay aswata i botella alkolt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Yo quería la leña para el santo, no para mi propio uso."</text:p>
          </table:table-cell>
          <table:table-cell office:value-type="string" calcext:value-type="string">
            <text:p>Nuqaqa yamtata munarqaa santupaqmi, manam kikii waykakunaapaqtsu."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4">
          <table:table-cell table:style-name="ce3" office:value-type="string" calcext:value-type="string">
            <text:p>Cuando Luis habló así a los hombres, todos los espectadores allí se retiraron rápido porque todos lo conocían y sabían que era muy atrevido así.</text:p>
          </table:table-cell>
          <table:table-cell office:value-type="string" calcext:value-type="string">
            <text:p>Tsaynaw Luis nunakunata niptin, llapan tsaychaw rikaakuqkunapis aywakuyaanaq apurakachaypa porke pipis maypis riqiyarqan, tsaynaw allaapa lisu kashqanta musyar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Mi papá también estuvo allí.</text:p>
          </table:table-cell>
          <table:table-cell office:value-type="string" calcext:value-type="string">
            <text:p>Papaaniipis tsaychawshi kanaq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El también se retiró rápidamente.</text:p>
          </table:table-cell>
          <table:table-cell office:value-type="string" calcext:value-type="string">
            <text:p>Paypis apuradu aywakunaq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2">
          <table:table-cell table:style-name="ce3" office:value-type="string" calcext:value-type="string">
            <text:p>Ya que no se quedaron allí, no sabían qué sucedió a los hombres de Tinyash.</text:p>
          </table:table-cell>
          <table:table-cell office:value-type="string" calcext:value-type="string">
            <text:p>Manana tsaychaw kedayaanaqtsu, imanawraq kakuyarqan tsay Tinyash nunakunawan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2">
          <table:table-cell table:style-name="ce3" office:value-type="string" calcext:value-type="string">
            <text:p>Ese hombre era muy temible en Huanja y en todas partes conocido por su ferocidad.</text:p>
          </table:table-cell>
          <table:table-cell office:value-type="string" calcext:value-type="string">
            <text:p>Tsay nunaqa allaapa mantsay kanaq Wanhachaw i hinantinchawpis riqishqa i mantsaypaq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Una vez ese hombre fue a Marcac a otra fiesta.</text:p>
          </table:table-cell>
          <table:table-cell office:value-type="string" calcext:value-type="string">
            <text:p>Huk besnam tsay nuna maa aywanaq hina fyestaman Markaqt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Allí se emborrachó.</text:p>
          </table:table-cell>
          <table:table-cell office:value-type="string" calcext:value-type="string">
            <text:p>Tsaychawnam allibwenu machanaq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En eso se encontró con un paisano suyo.</text:p>
          </table:table-cell>
          <table:table-cell office:value-type="string" calcext:value-type="string">
            <text:p>Nikarnam toparkuyaanaq huk marka mayinwan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Ese se llamaba Bernardo Cacha.</text:p>
          </table:table-cell>
          <table:table-cell office:value-type="string" calcext:value-type="string">
            <text:p>Bernardo Cacham hutin karqan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Él era yerno en Chontayoc.</text:p>
          </table:table-cell>
          <table:table-cell office:value-type="string" calcext:value-type="string">
            <text:p>Tsayqa Chontayuqchawmi masha karqan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Los dos borrachos comenzaron a pelear.</text:p>
          </table:table-cell>
          <table:table-cell office:value-type="string" calcext:value-type="string">
            <text:p>Ishkanpis machashqa pelyar qallakuykuyaanaq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2">
          <table:table-cell table:style-name="ce3" office:value-type="string" calcext:value-type="string">
            <text:p>Entonces Luis Rojas sacó un cuchillo de su bolsillo y le dio una estocada a Berna Cacha.</text:p>
          </table:table-cell>
          <table:table-cell office:value-type="string" calcext:value-type="string">
            <text:p>Tsaynam Luis Rojasqa bulsikunpita kutsilluta hurqaramur, maa tuksikunaq Berna Cachataq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Este saltó a un lado y el cuchillo le agarró en la oreja.</text:p>
          </table:table-cell>
          <table:table-cell office:value-type="string" calcext:value-type="string">
            <text:p>Paynam huklla safaykunaq i tsariramunaq rinrinchaw kutsillu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Se la cortó.</text:p>
          </table:table-cell>
          <table:table-cell office:value-type="string" calcext:value-type="string">
            <text:p>Ruqurapunaq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2">
          <table:table-cell table:style-name="ce3" office:value-type="string" calcext:value-type="string">
            <text:p>Cuando salió bastante sangre, los hombres de la fiesta persiguieron a Luis.</text:p>
          </table:table-cell>
          <table:table-cell office:value-type="string" calcext:value-type="string">
            <text:p>Yawarnin allaapa shamuptin, tsaynam Luistaqa qatipakuyaanaq fyestachaw kaq nunakunaq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Él, Luis, se fue derecho al río.</text:p>
          </table:table-cell>
          <table:table-cell office:value-type="string" calcext:value-type="string">
            <text:p>Pay Luistaqa aywakunaq derechu mayuman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"Ahora termino mi vida.</text:p>
          </table:table-cell>
          <table:table-cell office:value-type="string" calcext:value-type="string">
            <text:p>"Kananmi ushakaarii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Nadie me ve a llevar preso," dijo y corrió allí abajo.</text:p>
          </table:table-cell>
          <table:table-cell office:value-type="string" calcext:value-type="string">
            <text:p>Manam ni pi presu apamanqatsu," nishpam, ayqikunaq tsayta urayt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Lo persiguieron y lo chaparon.</text:p>
          </table:table-cell>
          <table:table-cell office:value-type="string" calcext:value-type="string">
            <text:p>Qatiparninnam tsarikayaamunaq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Luis jaló, libró su mano y se dio un puñete en el ojo de propósito.</text:p>
          </table:table-cell>
          <table:table-cell office:value-type="string" calcext:value-type="string">
            <text:p>Tsaynash Luisqa riwikushpanalla nawinta kutarinaq hayllana ardayp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Después cerró su ojo y dijo, "Él (Bernardo Cacha) me reventó el ojo primero.</text:p>
          </table:table-cell>
          <table:table-cell office:value-type="string" calcext:value-type="string">
            <text:p>Qimtsirinaq, "Nuqapatam puntata nawiita pashtamushqa," nishp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2">
          <table:table-cell table:style-name="ce3" office:value-type="string" calcext:value-type="string">
            <text:p>Los hombres de Marcac le amarraron bien manos y pies y enseguida lo llevaron tuerto a Huaraz.</text:p>
          </table:table-cell>
          <table:table-cell office:value-type="string" calcext:value-type="string">
            <text:p>Markaq nunakunaqa waskawan limpu makinta chakinta pankarkur, hiqaratsiyarqunaq Waras derechu wiskutaq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Ese hombre mañoso seguía así fingiéndose tuerto.</text:p>
          </table:table-cell>
          <table:table-cell office:value-type="string" calcext:value-type="string">
            <text:p>Tsay mañosu nuna hina kaykaq wisku tukushqallash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Por mientras llevaron a Berna Cacha al hospital en camilla.</text:p>
          </table:table-cell>
          <table:table-cell office:value-type="string" calcext:value-type="string">
            <text:p>Berna Cachataqa apakuyaanaq kirmapa ospitalman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Yo era todavía muy chiquito.</text:p>
          </table:table-cell>
          <table:table-cell office:value-type="string" calcext:value-type="string">
            <text:p>Nuqapis ichikllallanran karqa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Estaba ayudando a mi papá haciendo velón.</text:p>
          </table:table-cell>
          <table:table-cell office:value-type="string" calcext:value-type="string">
            <text:p>Papaaniitam yanapaykarqaa belonta rurar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7">
          <table:table-cell table:style-name="ce3" office:value-type="string" calcext:value-type="string">
            <text:p>Entonces llegaron allí y contaron, "Dicen que Luis Rojas ha matado a Berna Cacha."</text:p>
          </table:table-cell>
          <table:table-cell office:value-type="string" calcext:value-type="string">
            <text:p/>
            <text:p/>
            <text:p>Tsaymi tsayman willakarayaamurqan, "Luis Rojasshi Berna Cachata wanuratsishqa," nishp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Mi papá preguntó, "¿Dónde." Contestaron, "En la fiesta de Marcac.</text:p>
          </table:table-cell>
          <table:table-cell office:value-type="string" calcext:value-type="string">
            <text:p>"Maychawraq." niptinnam, niyarqan, "Markaq fyestachawshi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Están llevándolo en camilla.</text:p>
          </table:table-cell>
          <table:table-cell office:value-type="string" calcext:value-type="string">
            <text:p>Apakuraykaayan kirmawanmi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Ahora seguramente están por llegar con él a Huaraz.</text:p>
          </table:table-cell>
          <table:table-cell office:value-type="string" calcext:value-type="string">
            <text:p>Naqanachi Warasman yaykutsiyan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Y a Luis lo llevan bien amarrado.</text:p>
          </table:table-cell>
          <table:table-cell office:value-type="string" calcext:value-type="string">
            <text:p>I Luistapis apayan limpu leyashqam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Dicen que de él también le ha reventado su ojo."</text:p>
          </table:table-cell>
          <table:table-cell office:value-type="string" calcext:value-type="string">
            <text:p>Paypapis nawinshi pashtashqa."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oyendo esas noticias nosotros estábamos muy tristes.</text:p>
          </table:table-cell>
          <table:table-cell office:value-type="string" calcext:value-type="string">
            <text:p>Tsaymi tsayta wiyar nuqakunapis allaapa llakiyarqa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En el hospital cosieron bonito su oreja a Don Berna Cacha.</text:p>
          </table:table-cell>
          <table:table-cell office:value-type="string" calcext:value-type="string">
            <text:p>Ospitalchawnash rinrinta shumaqlla hirarayaapunaq don Berna Cachapataq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Después de una semana salió del hospital casi sano.</text:p>
          </table:table-cell>
          <table:table-cell office:value-type="string" calcext:value-type="string">
            <text:p>Semanatam yarqamurqan kachakaarir ospitalpit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Luis Rojas siguió tuerto en el cuartel.</text:p>
          </table:table-cell>
          <table:table-cell office:value-type="string" calcext:value-type="string">
            <text:p>Luis Rojasqa hina wiskulla kakunaq kwartelchawpis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El momento que salió de allí abrió su ojo, sano no más.</text:p>
          </table:table-cell>
          <table:table-cell office:value-type="string" calcext:value-type="string">
            <text:p>Tsaypita yarqaramur orana nawinta kicharinaq yamayllat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Y a Luis le hicieron pagar todo lo que el otro habla gastado en medicinas.</text:p>
          </table:table-cell>
          <table:table-cell office:value-type="string" calcext:value-type="string">
            <text:p>I llapan hampikur gastashqantam pagatsiyaanaq Luistaq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Y además castigaron duro a ese hombre por lo que había hecho.</text:p>
          </table:table-cell>
          <table:table-cell office:value-type="string" calcext:value-type="string">
            <text:p>I despwes allaapash kastigayaanaq tsay nunata tsayta rurashqant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2">
          <table:table-cell table:style-name="ce3" office:value-type="string" calcext:value-type="string">
            <text:p>A ese hombre cada rato estaban llevándolo preso por pegar así a la gente o por robar.</text:p>
          </table:table-cell>
          <table:table-cell office:value-type="string" calcext:value-type="string">
            <text:p>Tsay nunata imay orapis apakuykaayaqshi presu tsaynaw maqakushqanpita, suwakushqanpit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Por eso dicen que en el cuartel ya le conocían bien.</text:p>
          </table:table-cell>
          <table:table-cell office:value-type="string" calcext:value-type="string">
            <text:p>Tsayshi kwartelchawpis paytaqa limpu riqiyaqn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Cada vez que llegó le pegaban.</text:p>
          </table:table-cell>
          <table:table-cell office:value-type="string" calcext:value-type="string">
            <text:p>Kada chaatsiyaptin maqayaq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2">
          <table:table-cell table:style-name="ce3" office:value-type="string" calcext:value-type="string">
            <text:p>Lo llevaban guardias, o sino el teniente gobernador con varios agentes.</text:p>
          </table:table-cell>
          <table:table-cell office:value-type="string" calcext:value-type="string">
            <text:p>Paytaqa apayaq gwardyakunapis, o mana tsayshi tenyenti gobernador atskaq ahentikunawan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Así termina.</text:p>
          </table:table-cell>
          <table:table-cell office:value-type="string" calcext:value-type="string">
            <text:p>Tsaynawmi ushan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4" office:value-type="string" calcext:value-type="string">
            <text:p>De todas, dos fiestas son más bonitas: San Isidro, el 15 de mayo ; y San Santiago, el 31 de agosto.</text:p>
          </table:table-cell>
          <table:table-cell table:style-name="ce11" office:value-type="string" calcext:value-type="string">
            <text:p>Llapanpita, mas shumaq ishkay fyestallam: San Isidru, 15 de mayo; y San Santyagu, 31 de agosto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4" office:value-type="string" calcext:value-type="string">
            <text:p>Un hombre que entra como mayordomo comienza a buscar obsequiantes.</text:p>
          </table:table-cell>
          <table:table-cell table:style-name="ce12" office:value-type="string" calcext:value-type="string">
            <text:p>Huk nuna mayordomu yaykurir, qallaykun qillita ashir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4" office:value-type="string" calcext:value-type="string">
            <text:p>A veces cuando él entra, ofrece media botella de alcohol.</text:p>
          </table:table-cell>
          <table:table-cell table:style-name="ce12" office:value-type="string" calcext:value-type="string">
            <text:p>Talbesqa tsay yaykurir oram, hichapan medya botella washku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4" office:value-type="string" calcext:value-type="string">
            <text:p>En ese momento algunos aceptan.</text:p>
          </table:table-cell>
          <table:table-cell table:style-name="ce12" office:value-type="string" calcext:value-type="string">
            <text:p>Tsayllachawnam wakinqa aaniri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Y busca a muchos obsequiantes: obsequiantes de papa, de carne, de alcohol, mayurala, de jora, trigo, música, y hasta obsequiantes de cuy y fuegos artificiales.</text:p>
          </table:table-cell>
          <table:table-cell table:style-name="ce12" office:value-type="string" calcext:value-type="string">
            <text:p>I atskaqtam ashin qillita : yunka qilli, aytsa qilli, lata qilli, mayurala, shura qilli, trigo qilli, banda qilli, i hasta haka qilli, i fwegos qilli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A cada obsequiante que encuentra, el mayordomo va con su cuyada, llevándosela como signo de que se ha comprometido.</text:p>
          </table:table-cell>
          <table:table-cell table:style-name="ce12" office:value-type="string" calcext:value-type="string">
            <text:p>Kada qilli tarishqanmanmi aywan mayordomu kaswilladunwan, shimi kichayninta apar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Recién lo aseguran respecto a los obsequiantes al convocarlos todos.</text:p>
          </table:table-cell>
          <table:table-cell table:style-name="ce12" office:value-type="string" calcext:value-type="string">
            <text:p>Tsayran pasaypaqa segurayaamun qillikunata fihuna, tsay llapan qillita tinkuratsikurnam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Comienzan a preparar para convidarles.</text:p>
          </table:table-cell>
          <table:table-cell table:style-name="ce12" office:value-type="string" calcext:value-type="string">
            <text:p>Prokurar qallaykuyan utsutsikuyaananpa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Cuando hay ocho obsequiantes, preparan chicha de un saco de jora.</text:p>
          </table:table-cell>
          <table:table-cell table:style-name="ce12" office:value-type="string" calcext:value-type="string">
            <text:p>Puwaq qilli kaptinqa, aswayan huk saku shuratam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Compran una lata de alcohol.</text:p>
          </table:table-cell>
          <table:table-cell table:style-name="ce12" office:value-type="string" calcext:value-type="string">
            <text:p>I rantiyan huk lata washkutam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Matan más o menos cuarenta cuyes y cuatro carneros.</text:p>
          </table:table-cell>
          <table:table-cell table:style-name="ce12" office:value-type="string" calcext:value-type="string">
            <text:p>Pishtayan komo chusku chunka hakatam i chusku karneru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Cocinan tres sacos de papa y col.</text:p>
          </table:table-cell>
          <table:table-cell table:style-name="ce12" office:value-type="string" calcext:value-type="string">
            <text:p>I aruyan kima saku papata i pucheru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Después se lo ofrecen a los obsequiantes.</text:p>
          </table:table-cell>
          <table:table-cell table:style-name="ce12" office:value-type="string" calcext:value-type="string">
            <text:p>I despwesnam qarayan qillikuna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Ese banquete se llama “utsii”.</text:p>
          </table:table-cell>
          <table:table-cell table:style-name="ce12" office:value-type="string" calcext:value-type="string">
            <text:p>I tsaypam hutin “utsii”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Y preparan pan de medio saco de trigo.</text:p>
          </table:table-cell>
          <table:table-cell table:style-name="ce12" office:value-type="string" calcext:value-type="string">
            <text:p>I medya trigutam masakuy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Ese día del <text:span text:style-name="T1">utsii</text:span> es una verdadera fiesta con violinista.</text:p>
          </table:table-cell>
          <table:table-cell table:style-name="ce12" office:value-type="string" calcext:value-type="string">
            <text:p>Tsay utsii diya kusam fyesta maestruyu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Así todos reconocen quiénes son los obsequiantes.</text:p>
          </table:table-cell>
          <table:table-cell table:style-name="ce12" office:value-type="string" calcext:value-type="string">
            <text:p>Tsaynam pipis riqirin piyan qilli kashqan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Entonces los obsequiantes van buscando y trabajando para dar lo que han prometido.</text:p>
          </table:table-cell>
          <table:table-cell table:style-name="ce12" office:value-type="string" calcext:value-type="string">
            <text:p>Tsaymi qillikuna aywakuyan ashiq makilla uryapukuq tsay aanikuyashqanta quyaananpa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Cuando falta un mes ya para la fiesta, el mayordomo empieza a visitar a sus obsequiantes.</text:p>
          </table:table-cell>
          <table:table-cell table:style-name="ce12" office:value-type="string" calcext:value-type="string">
            <text:p>Huk killallana fyestapaq faltaykaptinnam, mayordomu qillikunata watukar qallayku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A cada obsequiante le lleva su cuyada y media botella de alcohol.</text:p>
          </table:table-cell>
          <table:table-cell table:style-name="ce12" office:value-type="string" calcext:value-type="string">
            <text:p>Llapan qilliman apan kaswiladuta i media botella alkol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En esa ocasión, los obsequiantes de jora y trigo hacen su entrega al mayordomo.</text:p>
          </table:table-cell>
          <table:table-cell table:style-name="ce12" office:value-type="string" calcext:value-type="string">
            <text:p>Tsayllanam shura i trigu qilliqa entregarin mayordomu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Entonces en la casa del mayordomo la cocinera comienza a moler el trigo.</text:p>
          </table:table-cell>
          <table:table-cell table:style-name="ce12" office:value-type="string" calcext:value-type="string">
            <text:p>Tsaynam mayordomuchaw kusiñerana shurata aqar qallayku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6" office:value-type="string" calcext:value-type="string">
            <text:p>El sirviente se va al molino para moler el trigo.</text:p>
          </table:table-cell>
          <table:table-cell table:style-name="ce12" office:value-type="string" calcext:value-type="string">
            <text:p>I kamachikuna hiqarin molinuman trigu aqatsi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Allí mismo hace cernir la harina para pan y semita.</text:p>
          </table:table-cell>
          <table:table-cell table:style-name="ce12" office:value-type="string" calcext:value-type="string">
            <text:p>I tsayllachawmi serniratsimun arinata tantapaq i simitapa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El mayordomo alista su ropa para vestirse en la fiesta.</text:p>
          </table:table-cell>
          <table:table-cell table:style-name="ce12" office:value-type="string" calcext:value-type="string">
            <text:p>I mayordomuqa alistikun ropakunata bestikunanpa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Alista una gran cantidad de leña para hacer la chicha.</text:p>
          </table:table-cell>
          <table:table-cell table:style-name="ce12" office:value-type="string" calcext:value-type="string">
            <text:p>Yamtakunata aylluykun alli shuynita aswayaananpa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Todo eso recoge el mayordomo con su sirviente.</text:p>
          </table:table-cell>
          <table:table-cell table:style-name="ce12" office:value-type="string" calcext:value-type="string">
            <text:p>Tsay llapanta ayllupaakun mayordomum kamachikunw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Cuando faltan diez días para la fiesta, comienzan a hacer la chicha.</text:p>
          </table:table-cell>
          <table:table-cell table:style-name="ce12" office:value-type="string" calcext:value-type="string">
            <text:p>Chunka diya fyestapaq faltaykaptinman, aswar qallaykuy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En peroles grandes hierven la jora.</text:p>
          </table:table-cell>
          <table:table-cell table:style-name="ce12" office:value-type="string" calcext:value-type="string">
            <text:p>Hatusaq perolkunapa shurata puwatsiy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Cuando se ha hervido bien, la cuelan en ollas grandes.</text:p>
          </table:table-cell>
          <table:table-cell table:style-name="ce12" office:value-type="string" calcext:value-type="string">
            <text:p>I kusa puwariptinnam shuyshuyan aswanakunam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Después de enfriarse en ésas, la llenan en cántaros grandes.</text:p>
          </table:table-cell>
          <table:table-cell table:style-name="ce12" office:value-type="string" calcext:value-type="string">
            <text:p>Tsaychaw alalariptinnam, winayan kuntukunam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Allí madura hasta la hora de la fiesta.</text:p>
          </table:table-cell>
          <table:table-cell table:style-name="ce12" office:value-type="string" calcext:value-type="string">
            <text:p>Tsaychaw puqukun asta oraya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Después de terminar haciendo chicha, van al horno a hacer pan.</text:p>
          </table:table-cell>
          <table:table-cell table:style-name="ce12" office:value-type="string" calcext:value-type="string">
            <text:p>Aswar ushariykurnam aywayan hornumanna masaqn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Allí hacen pan, mollete, llama y huahua para los obsequiantes.</text:p>
          </table:table-cell>
          <table:table-cell table:style-name="ce12" office:value-type="string" calcext:value-type="string">
            <text:p>Tsaychawnam tantata rurayan, molletita, llamata i wawata qillikunapa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Después de hacer el pan, el mayordomo se va para hacer compras, sal ají, manteca, cigarillos, coca y alcohol para la entrega.</text:p>
          </table:table-cell>
          <table:table-cell table:style-name="ce12" office:value-type="string" calcext:value-type="string">
            <text:p>Tsay masar ushariykurnam, mayordomu hiqarin rantipakuq, kachiman, utsuman, mantikaman, sigaruman, kukaman i washkuman taripapa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Cuando eso está listo, llega el día de matanza de los animales, o sea la antevíspera.</text:p>
          </table:table-cell>
          <table:table-cell table:style-name="ce12" office:value-type="string" calcext:value-type="string">
            <text:p>Tsay listu kaykaayaptinllanam, chaaramun ‘pishtapa[a]kuy’ o antebisper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Esa antevíspera, el obsequiante de carne entrega su carnero.</text:p>
          </table:table-cell>
          <table:table-cell table:style-name="ce12" office:value-type="string" calcext:value-type="string">
            <text:p>Tsay antebisperallanam aytsa qilli entregarin uusha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Esa tarde matan.</text:p>
          </table:table-cell>
          <table:table-cell table:style-name="ce12" office:value-type="string" calcext:value-type="string">
            <text:p>Tsay tardim pishtapakuy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Y después levantan un palo alto y cuelgan toda la carne.</text:p>
          </table:table-cell>
          <table:table-cell table:style-name="ce12" office:value-type="string" calcext:value-type="string">
            <text:p>I despwesmi huk hatun shukshuta shaykatsir, llapan aytsata warkuy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Y una buena cabeza de carnero ponen encima de esa carne.</text:p>
          </table:table-cell>
          <table:table-cell table:style-name="ce12" office:value-type="string" calcext:value-type="string">
            <text:p>I huk alli karnerupa piqantam churayan tsay aytsa hananm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Por fin llega ya la víspera.</text:p>
          </table:table-cell>
          <table:table-cell table:style-name="ce12" office:value-type="string" calcext:value-type="string">
            <text:p>Porfin chaaramun bisperan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Buscando a muchas mujeres, éstas pelan las cabezas de carnero, sus tripas y los cuyes.</text:p>
          </table:table-cell>
          <table:table-cell table:style-name="ce12" office:value-type="string" calcext:value-type="string">
            <text:p>Atskaq warmikunata ashikurnam, llushtupakuyan uushapa piqankunata i aqishninkunata i hakakuna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Más o menos a partir del mediodía comienzan los obsequiantes a hacer sus entregas al mayordomo, primero mayurala si es fiesta de San Isidro.</text:p>
          </table:table-cell>
          <table:table-cell table:style-name="ce12" office:value-type="string" calcext:value-type="string">
            <text:p>Las dosipitanawnam qallaykun qillikuna entregapakur mayordomuta, puntatam mayurala, San Isidrupa karq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Amarra su arco con bastante fruta y después ofrece una vela grande con un cirio.</text:p>
          </table:table-cell>
          <table:table-cell table:style-name="ce12" office:value-type="string" calcext:value-type="string">
            <text:p>Arkuntam watan atska frutawan i despwesmi huk belonta qun siryunti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Si es de otro santo, arregla el altar en la iglesia, adornándolo bonito con flores.</text:p>
          </table:table-cell>
          <table:table-cell table:style-name="ce12" office:value-type="string" calcext:value-type="string">
            <text:p>Huk santupa karnam, altarta patsaatsin iglesiachaw, shumaq adornan waytakunaw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Después de eso, llega la banda.</text:p>
          </table:table-cell>
          <table:table-cell table:style-name="ce12" office:value-type="string" calcext:value-type="string">
            <text:p>Tsay hananmannam, chaarin bandan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El mayordomo va a recibirla con una botella de alcohol y una ponga de chicha.</text:p>
          </table:table-cell>
          <table:table-cell table:style-name="ce12" office:value-type="string" calcext:value-type="string">
            <text:p>Tsay taripaqnam aywan mayordomu huk botella washkunwan i huk punka aswanw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Allí primero baila el mayordomo con el obsequiante de la banda.</text:p>
          </table:table-cell>
          <table:table-cell table:style-name="ce12" office:value-type="string" calcext:value-type="string">
            <text:p>Tsaychawnam puntata qatswarin mayordomu banda qilliw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Después hacer pasar la banda a la ramada.</text:p>
          </table:table-cell>
          <table:table-cell table:style-name="ce12" office:value-type="string" calcext:value-type="string">
            <text:p>I despwesnam bandakunata pasaratsin ramadam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7" office:value-type="string" calcext:value-type="string">
            <text:p>Después de eso, llegan (los obsequiantes de) papa y alcohol.</text:p>
          </table:table-cell>
          <table:table-cell table:style-name="ce7" office:value-type="string" calcext:value-type="string">
            <text:p>Tsay hananllamannam chaarin yunka, alkol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7" office:value-type="string" calcext:value-type="string">
            <text:p>Van allí a recibirlos con su chicha y con alcohol y con banda.</text:p>
          </table:table-cell>
          <table:table-cell table:style-name="ce7" office:value-type="string" calcext:value-type="string">
            <text:p>Tsaymannam taripaq aywayan aswankunawan washkuwan i bandawann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7" office:value-type="string" calcext:value-type="string">
            <text:p>Allí toman bastante y el mayordomo báila con sus obsequiantes.</text:p>
          </table:table-cell>
          <table:table-cell table:style-name="ce7" office:value-type="string" calcext:value-type="string">
            <text:p>Tsaychawnam kusa upyayan i mayordomu qatswan qillinkunaw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7" office:value-type="string" calcext:value-type="string">
            <text:p>Allí el obsequiante de alcohol y el de papa visten al mayordomo con frutas.</text:p>
          </table:table-cell>
          <table:table-cell table:style-name="ce7" office:value-type="string" calcext:value-type="string">
            <text:p>Tsaychawnam alkol qilli i yunka qilli bestitsiyan mayordomuta frutakunaw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7" office:value-type="string" calcext:value-type="string">
            <text:p>Y después se van a la casa bailando.</text:p>
          </table:table-cell>
          <table:table-cell table:style-name="ce7" office:value-type="string" calcext:value-type="string">
            <text:p>I despwesnam hiqariyan wayitana qatswallap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7" office:value-type="string" calcext:value-type="string">
            <text:p>Un burro bien adornado con banderitas lleva yuca o alcohol.</text:p>
          </table:table-cell>
          <table:table-cell table:style-name="ce7" office:value-type="string" calcext:value-type="string">
            <text:p>Yukata o alkolta aparin ashnun kusa banderayu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7" office:value-type="string" calcext:value-type="string">
            <text:p>Y en la casa las cocineras están cocinando esa tarde para que coman cuyada, col, y sopa de pelado de trigo.</text:p>
          </table:table-cell>
          <table:table-cell table:style-name="ce7" office:value-type="string" calcext:value-type="string">
            <text:p>I wayichaw kosiñerakunaqa arupakuraykaayan tsay tardi mikuyaananpaq kaswiladuta, pucheruta i trigu llushtu kashki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7" office:value-type="string" calcext:value-type="string">
            <text:p>En la tarde el obsequiante de cuy entrega bastantes cuyes en una jaula grande.</text:p>
          </table:table-cell>
          <table:table-cell table:style-name="ce7" office:value-type="string" calcext:value-type="string">
            <text:p>Tardinam entregarin haka qillina huk hatun hawlapa alli atska haka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7" office:value-type="string" calcext:value-type="string">
            <text:p>El cuy más grande de todos va bien adornado con cinta.</text:p>
          </table:table-cell>
          <table:table-cell table:style-name="ce8" office:value-type="string" calcext:value-type="string">
            <text:p>Llapanpita mas hatun hakam aywan kusa sintayu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7" office:value-type="string" calcext:value-type="string">
            <text:p>Y el obsequiante lleva una olla de manteca, sal y ají rojo.</text:p>
          </table:table-cell>
          <table:table-cell table:style-name="ce7" office:value-type="string" calcext:value-type="string">
            <text:p>I qillinam apan huk manka mantikata, kachita i puka utsu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7" office:value-type="string" calcext:value-type="string">
            <text:p>Esas coses llevan a la casa del mayordomo con banda.</text:p>
          </table:table-cell>
          <table:table-cell table:style-name="ce7" office:value-type="string" calcext:value-type="string">
            <text:p>Tsaytam apayan mayordomupa wayinman bandaw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7" office:value-type="string" calcext:value-type="string">
            <text:p>Como a las cinco de la tarde, el sirviente comienza a poner la mesa e invita a todos los obsequiantes a sentarse en un solo sitio.</text:p>
          </table:table-cell>
          <table:table-cell table:style-name="ce7" office:value-type="string" calcext:value-type="string">
            <text:p>La sinku de la tardinawnam, qallaykun kamachiku mesata mashtar, i llapan qillikunata hukllaman taatsi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7" office:value-type="string" calcext:value-type="string">
            <text:p>Delante de ellos tiende una jerga grande y limpio.</text:p>
          </table:table-cell>
          <table:table-cell table:style-name="ce7" office:value-type="string" calcext:value-type="string">
            <text:p>Tsay nawpankunachawnam mashtan hatun limpyu herga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7" office:value-type="string" calcext:value-type="string">
            <text:p>Encima tiende una servilleta limpia.</text:p>
          </table:table-cell>
          <table:table-cell table:style-name="ce7" office:value-type="string" calcext:value-type="string">
            <text:p>I hananmannam mashtan limpyu qipin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7" office:value-type="string" calcext:value-type="string">
            <text:p>Después para cada obsequiante amontona pan y a su lado pone para cada uno una botella de alcohol y una ponga de chicha.</text:p>
          </table:table-cell>
          <table:table-cell table:style-name="ce7" office:value-type="string" calcext:value-type="string">
            <text:p>I despwesnam kada qillipaq pelapun tantan i ladunmanmi churapun kada uno huk botella alkolta i huk punka aswa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7" office:value-type="string" calcext:value-type="string">
            <text:p>Pone un mate grande de comida para cada uno.</text:p>
          </table:table-cell>
          <table:table-cell table:style-name="ce7" office:value-type="string" calcext:value-type="string">
            <text:p>I despwes churapun huk anqarapa mikuyta kada uno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7" office:value-type="string" calcext:value-type="string">
            <text:p>Y después se lo enseña diciendo, "Esto es de ti."</text:p>
          </table:table-cell>
          <table:table-cell table:style-name="ce7" office:value-type="string" calcext:value-type="string">
            <text:p>I despwesnam rikaatsin: "Kaymi qampa kallan," nishp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7" office:value-type="string" calcext:value-type="string">
            <text:p>Las esposas de los obsequiantes lo recogen y sirven primero un plato al obseguiante, y después sirven a todos sus vasallos.</text:p>
          </table:table-cell>
          <table:table-cell table:style-name="ce7" office:value-type="string" calcext:value-type="string">
            <text:p>Tsaytanam qillikunapa warminkunana ayllurikur qarakuyan puntata huk platupa qillipaq, i despwesna basallukunata limpu qaray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4">
          <table:table-cell table:style-name="ce7" office:value-type="string" calcext:value-type="string">
            <text:p>La comida de la víspera es así: un plato de cuyada con dos o tres cuyes, después col con pedazos grandes de carne, y dos platos de sopa de trigo pelado llamado 'cené'.</text:p>
          </table:table-cell>
          <table:table-cell table:style-name="ce7" office:value-type="string" calcext:value-type="string">
            <text:p>Dispera mikuy kaynawmi: huk platum kaswiladu ishkay o kima hakantin, hananmannam pucheru kolis hatusaq aytsantin, ishkay platu trigu muti kashki: tsaypam hutin 'senay'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8" office:value-type="string" calcext:value-type="string">
            <text:p>Y después traen más pan a los obsequiantes.</text:p>
          </table:table-cell>
          <table:table-cell table:style-name="ce7" office:value-type="string" calcext:value-type="string">
            <text:p>I despwes yapanran tantan qillikuna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8" office:value-type="string" calcext:value-type="string">
            <text:p>Así termina la comida de la víspera.</text:p>
          </table:table-cell>
          <table:table-cell table:style-name="ce7" office:value-type="string" calcext:value-type="string">
            <text:p>Tsaynawmi usharin dispera mikuy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Y después de tomar bastante, se van a la capilla para quemar fuegos artificiales.</text:p>
          </table:table-cell>
          <table:table-cell table:style-name="ce12" office:value-type="string" calcext:value-type="string">
            <text:p>I kusa upyakurirnam hiqariyan kapillatana fwegus kayaqn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Allí toda la gente toma y baila.</text:p>
          </table:table-cell>
          <table:table-cell table:style-name="ce12" office:value-type="string" calcext:value-type="string">
            <text:p>Tsaychawnam imana kaqpis machar qatsway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Están allí hasta las dos de la mañana.</text:p>
          </table:table-cell>
          <table:table-cell table:style-name="ce12" office:value-type="string" calcext:value-type="string">
            <text:p>Tsaychawmi kayan quya paqasya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De allí se van a la casa.</text:p>
          </table:table-cell>
          <table:table-cell table:style-name="ce12" office:value-type="string" calcext:value-type="string">
            <text:p>Tsaypitanam hiqariyan wayitan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Cuando llegan sirven caldo a la banda, y a los obsequiantes un ponche de chicha hervida con huevo.</text:p>
          </table:table-cell>
          <table:table-cell table:style-name="ce12" office:value-type="string" calcext:value-type="string">
            <text:p>Chaarikurnam qarariyan kaldilluta bandakunata, i qillikunata ponchita aswata ruruntin puwashqa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Cuando sale el sol, comienzan a recoger a los obsequientes.</text:p>
          </table:table-cell>
          <table:table-cell table:style-name="ce12" office:value-type="string" calcext:value-type="string">
            <text:p>Inti pashtaramuptinnam, qillikunata ayllur qallaykuy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Y después dan media botella de alcohol, a cada nte sus 'mañanas'.</text:p>
          </table:table-cell>
          <table:table-cell table:style-name="ce12" office:value-type="string" calcext:value-type="string">
            <text:p>I despwesnam quyan medya botella alkolta, kada qillita mañanankuna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Y después el sirviente comienza a poner la mesa para que sirvan almuerzo con todo como en la víspera.</text:p>
          </table:table-cell>
          <table:table-cell table:style-name="ce12" office:value-type="string" calcext:value-type="string">
            <text:p>I despwesnam kamachiku mesata mashtar qallaykun almwersuta qarayaananpaq i lomismu disperachawnawlla llapanyu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Y la comida de almuerzo es así: un plato de sopa con cuy.</text:p>
          </table:table-cell>
          <table:table-cell table:style-name="ce12" office:value-type="string" calcext:value-type="string">
            <text:p>I almwersu mikuynam kaynaw: huk platum papa kashki hakanti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Después maíz pelado llamado 'mondongo', con pellejo de chancho y tocino.</text:p>
          </table:table-cell>
          <table:table-cell table:style-name="ce12" office:value-type="string" calcext:value-type="string">
            <text:p>Hananmannam hara llushtushqa, 'mondongu', kuchipa qarannintin i tusinunti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Y encima otro plato de mondongo, pero esto con tripas de carnero y con su cabeza y con sus intestinos.</text:p>
          </table:table-cell>
          <table:table-cell table:style-name="ce12" office:value-type="string" calcext:value-type="string">
            <text:p>I hananmannam hina mondongu, peru tsaynam uushapa pachanninwan i piqanwan aqishninw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Así termina el almuerzo en la mañana del día de la fiesta.</text:p>
          </table:table-cell>
          <table:table-cell table:style-name="ce12" office:value-type="string" calcext:value-type="string">
            <text:p>Tsaynawmi almwersu usharin diya quy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Después todos van a la misa, con el mayordomo bien vestido y bailando.</text:p>
          </table:table-cell>
          <table:table-cell table:style-name="ce12" office:value-type="string" calcext:value-type="string">
            <text:p>Despwesnam miseman aywakuyan llapan, mayordomuwan allibwenu bestishqa qatswallap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Y la cocinera se queda para cocinar la comida del sacerdote.</text:p>
          </table:table-cell>
          <table:table-cell table:style-name="ce12" office:value-type="string" calcext:value-type="string">
            <text:p>I kusiñeranam kedarin señor kurapa mikunan arur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En esa misa el mayordomo recibe el evangelio con su esposa.</text:p>
          </table:table-cell>
          <table:table-cell table:style-name="ce12" office:value-type="string" calcext:value-type="string">
            <text:p>Tsay misachawnam mayordomu ebanhelyukun warminw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Después de la misa el mayordomo lleva la vela grande en procesión.</text:p>
          </table:table-cell>
          <table:table-cell table:style-name="ce12" office:value-type="string" calcext:value-type="string">
            <text:p>Misa ushariptin, prosesyonchawnam mayordomu belonta matank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Y su esposa lleva el cirio.</text:p>
          </table:table-cell>
          <table:table-cell table:style-name="ce12" office:value-type="string" calcext:value-type="string">
            <text:p>I warminnam siryuta tsar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Con su otra mano esparcen flores al santo.</text:p>
          </table:table-cell>
          <table:table-cell table:style-name="ce12" office:value-type="string" calcext:value-type="string">
            <text:p>Huknin makinpanam waytawan santuta maqtsi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Cuando la procesión vuelve, empiezan a bailar en la puerta de la igiesia con todos sus obsequiantes, con sus familiares y sus amigos.</text:p>
          </table:table-cell>
          <table:table-cell table:style-name="ce12" office:value-type="string" calcext:value-type="string">
            <text:p>Prosesyon kutikuriptinnam qallaykuyan qatswarna iglesya punkuchaw llapan qillinkunawan, kastankunawan i amigunkunaw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Allí todos bailan abrasados.</text:p>
          </table:table-cell>
          <table:table-cell table:style-name="ce12" office:value-type="string" calcext:value-type="string">
            <text:p>Tsaychawmi llapan waqunakushqa qatswakuykuy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Y en la casa la cocinera está cocinando picante para que sirvan a todos los obsequiantes.</text:p>
          </table:table-cell>
          <table:table-cell office:value-type="string" calcext:value-type="string">
            <text:p>I wayichawqa kusiñera aruraykan utsutana llapan qillita qarayaananpa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Entonces sirven picante de hígado con papa sancochada.</text:p>
          </table:table-cell>
          <table:table-cell office:value-type="string" calcext:value-type="string">
            <text:p>Tsaymi qarariyan shunqun utsuta, papa yanunti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Así termina el día principal de la fiesta.</text:p>
          </table:table-cell>
          <table:table-cell office:value-type="string" calcext:value-type="string">
            <text:p>Tsaynawmi ushakaarin diya huna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El día siguiente temprano, el sirviente recoge a todos los obsequiantes.</text:p>
          </table:table-cell>
          <table:table-cell office:value-type="string" calcext:value-type="string">
            <text:p>Waraanin quyanam ayllurin kamachiku llapan qilli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Les sirve su picante y les da sus 'mañanas', media botella a cada uno.</text:p>
          </table:table-cell>
          <table:table-cell office:value-type="string" calcext:value-type="string">
            <text:p>I despwesnam qararin utsun i mañanankunata qurin, huk medya botella keda uno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I después comienza a entregar a cada obsequiante un cántaro grande de chicha llamada 'jahui' y una botella de alcohol.</text:p>
          </table:table-cell>
          <table:table-cell office:value-type="string" calcext:value-type="string">
            <text:p>I despwesnam kada qillita entregar qallaykun 'hawinkunata', huk hatusaq puyñupa aswata, i huk botella washku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Con eso no más todos los obsequiantes se emborrachan totalmente.</text:p>
          </table:table-cell>
          <table:table-cell office:value-type="string" calcext:value-type="string">
            <text:p>Tsayllawannam llapan qillikuna limpu machakurkuy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Toman ese jahui en la plaza.</text:p>
          </table:table-cell>
          <table:table-cell office:value-type="string" calcext:value-type="string">
            <text:p>Tsay hawitaqa upyayan plasachawmi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6" office:value-type="string" calcext:value-type="string">
            <text:p>El sirviente comienza a congregar a los obsequientes.</text:p>
          </table:table-cell>
          <table:table-cell office:value-type="string" calcext:value-type="string">
            <text:p>Tsaypitanam kamachiku ayllur qallaykun qillikuna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3" office:value-type="string" calcext:value-type="string">
            <text:p>Después de recoger a todos los obsequientes para esa comida grande, el sirviente empieza a poner la mesa lo mismo.</text:p>
          </table:table-cell>
          <table:table-cell office:value-type="string" calcext:value-type="string">
            <text:p>Tsay hatun mikuypaq llapan qillita ayllurirnam, kamachiku qallaykun mesata mashtar lomismu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Este día amontona más pan.</text:p>
          </table:table-cell>
          <table:table-cell office:value-type="string" calcext:value-type="string">
            <text:p>Kanan diya mastanam tantatapis pelayku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Y después pone para cada obsequiante su llama y su huahua.</text:p>
          </table:table-cell>
          <table:table-cell office:value-type="string" calcext:value-type="string">
            <text:p>I despwesmi kada qillipaq llaman, wawan churapu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Poniendo al lado de ese pan su alcohol y su chicha, empieza a servir la comida.</text:p>
          </table:table-cell>
          <table:table-cell office:value-type="string" calcext:value-type="string">
            <text:p>Tsay tanta ladunman washkun aswan churarapurnam qallaykun mikuyta sirwirn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Primero lleva asado, carne asada.</text:p>
          </table:table-cell>
          <table:table-cell office:value-type="string" calcext:value-type="string">
            <text:p>Puntata apan kankata, aytsa kankashqa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Después lleva sopa de papa con cuatro o cinco cuyes, un plato bien pesado.</text:p>
          </table:table-cell>
          <table:table-cell office:value-type="string" calcext:value-type="string">
            <text:p>Hananmannam apan papa kashkita chusku o pitsqa hakantin, allibwenu lasa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Lleva sopa de gallina y sopa de papa con gallina.</text:p>
          </table:table-cell>
          <table:table-cell office:value-type="string" calcext:value-type="string">
            <text:p>Hananmannam apan wallpa kashkita, papa kashkita wallpanti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Después de eso lleva col con grandes pedazos de carne, y bastante.</text:p>
          </table:table-cell>
          <table:table-cell office:value-type="string" calcext:value-type="string">
            <text:p>Tsay hananmannam apan pucheruta hatusaq aytsantin, allibwenu atska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Y por último lleva tamales.</text:p>
          </table:table-cell>
          <table:table-cell office:value-type="string" calcext:value-type="string">
            <text:p>I por ultimunam apan tamal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Con eso termina la comida grande.</text:p>
          </table:table-cell>
          <table:table-cell office:value-type="string" calcext:value-type="string">
            <text:p>Tsaywanmi usharin hatun mikuy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Cuando toda la comida se ha terminado, el mayordomo pasa toda la noche bailando con sus obsequiantes y emborrachándose.</text:p>
          </table:table-cell>
          <table:table-cell office:value-type="string" calcext:value-type="string">
            <text:p>Limpu mikur ushariykurnam, mayordomu waraarin qillinkunawan qatswakuykar i machakuykar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El día siguiente es el día de 'cura cabeza'.</text:p>
          </table:table-cell>
          <table:table-cell office:value-type="string" calcext:value-type="string">
            <text:p>Waraaninnam 'piqa hampi' huna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En eso sirve muy poco a los obsequiantes.</text:p>
          </table:table-cell>
          <table:table-cell office:value-type="string" calcext:value-type="string">
            <text:p>Tsaychawnam llapan qillinkunata poku pokullana upyaparatsi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Y ese día comen muy bien la cocinera y el sirviente.</text:p>
          </table:table-cell>
          <table:table-cell office:value-type="string" calcext:value-type="string">
            <text:p>I tsay diyanam mikuyan allibwenu kusiñera i kamachiku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Ese día es el día de ellos, la cocinera también es otro.</text:p>
          </table:table-cell>
          <table:table-cell office:value-type="string" calcext:value-type="string">
            <text:p>Paykunapa diyanam tsay hunaq, huknam kusiñerapis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Ese día se emborrachan los dos, y les ponen su buena mesa con llama y huahua.</text:p>
          </table:table-cell>
          <table:table-cell office:value-type="string" calcext:value-type="string">
            <text:p>Tsay diya kusa machakuykuyan ishkan i kusa mesayan llamayuq i wawayu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Ese día termina toda la fiesta.</text:p>
          </table:table-cell>
          <table:table-cell office:value-type="string" calcext:value-type="string">
            <text:p>Tsay diyallanam ushaarin llapan fyes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Lo más bonito había olvidado, lo de "toro quelli".</text:p>
          </table:table-cell>
          <table:table-cell office:value-type="string" calcext:value-type="string">
            <text:p>Mas shumaq kaqtam qunqaykurqunaq kaa, toru qillipa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En esa comida grande se lo dan al mayordomo en forma muy solemne.</text:p>
          </table:table-cell>
          <table:table-cell office:value-type="string" calcext:value-type="string">
            <text:p>Tsay hatun mikuychawmi qarayan mayordomuta kusa solemne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Para él preparan chiquititos panes y después se les sirven, a él y a sus obsequiantes.</text:p>
          </table:table-cell>
          <table:table-cell office:value-type="string" calcext:value-type="string">
            <text:p>Paypaqmi alistayaapun uchuk-uchuk tantakunata i despwesmi qillikunatawan huntu qaray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Amontonan su pan muy bonito.</text:p>
          </table:table-cell>
          <table:table-cell office:value-type="string" calcext:value-type="string">
            <text:p>Shumaq pelayaapun tant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Su nombre es 'toro quelli'.</text:p>
          </table:table-cell>
          <table:table-cell office:value-type="string" calcext:value-type="string">
            <text:p>Paypam hutin 'toru qilli'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Les preparan su cuy también y sus cuyes tiernos.</text:p>
          </table:table-cell>
          <table:table-cell office:value-type="string" calcext:value-type="string">
            <text:p>Hakanpis llushtuykayaapun uwyushkunallatam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Y después tres o cuatro personas se sientan a su lado y dicen "Soy su repontero."</text:p>
          </table:table-cell>
          <table:table-cell office:value-type="string" calcext:value-type="string">
            <text:p>I despwesmi ladunkunachaw taarayan kima chusku nuna, “Reponterunmi kaa," nishp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Llevan chicha para el toro quelli en un cántaro pequeñito, entre varias personas y cayéndose (como si fuera muy pesado).</text:p>
          </table:table-cell>
          <table:table-cell office:value-type="string" calcext:value-type="string">
            <text:p>Tsay toru qillipaqmi aswan apayaapun uchuklilallan puyñukunapa wantushqa qarinpaykachashp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Y llevan su alcohol en una pequeña botella.</text:p>
          </table:table-cell>
          <table:table-cell office:value-type="string" calcext:value-type="string">
            <text:p>I washkun apayan ichik botellallap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Cuando toman ese alcohol tosen de intento y fingen ser muertos diciendo, "Es muy fuerte."</text:p>
          </table:table-cell>
          <table:table-cell office:value-type="string" calcext:value-type="string">
            <text:p>Tsay washkuta upuykurmi ardayta rurar chuqapukuyan, wanuq tukuyan, "Allaa fwertim," nishp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Y entonces de su mesa llevan por todas partes su pan, su llama y huahua, su chicha y alcohol, sirviendo esas cosas.</text:p>
          </table:table-cell>
          <table:table-cell office:value-type="string" calcext:value-type="string">
            <text:p>I tsaymi mesanpita wakpa kaypa apakuyan tantanta, llamanta i wawanta, aswanta i washkunta, tsayta uputsikurmi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Esa gente seriamente hacen bulla diciendo, "Es muy fuerte," y hacen durar mucho tiempo ese alcohol.</text:p>
          </table:table-cell>
          <table:table-cell office:value-type="string" calcext:value-type="string">
            <text:p>Tsay nunakuna asitsu bullayan, "Allaapa fwertim," nishpa, i unaymi duraykatsiyan tsay washku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Así comienza y termina la fiesta.</text:p>
          </table:table-cell>
          <table:table-cell office:value-type="string" calcext:value-type="string">
            <text:p>Tsaynawllam fyesta qallan i ushari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Así es la costumbre aquí en Chontayoc.</text:p>
          </table:table-cell>
          <table:table-cell office:value-type="string" calcext:value-type="string">
            <text:p>Tsaynawmi kostumbri kay Chontayuqchaw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3" office:value-type="string" calcext:value-type="string">
            <text:p>Huarancayoccocha se encuentra encima de Chacchán.</text:p>
          </table:table-cell>
          <table:table-cell office:value-type="string" calcext:value-type="string">
            <text:p>Waranqayuq qucha kan Chaqchan hananchaw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Era muy grande y brava.</text:p>
          </table:table-cell>
          <table:table-cell office:value-type="string" calcext:value-type="string">
            <text:p>Allibwenu hatun i chukaru kan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Dicen que nadie se acercaba a la orilla de esa laguna.</text:p>
          </table:table-cell>
          <table:table-cell office:value-type="string" calcext:value-type="string">
            <text:p>Manash ni pi tsay qucha kuchunman chaayaqtsu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Cuando alguien hizo ademán de entrar, dicen que el agua comenzaba a secarse.</text:p>
          </table:table-cell>
          <table:table-cell office:value-type="string" calcext:value-type="string">
            <text:p>Yaykuqnaw nuna kaptinqa, yaku tsakiriqnawshi k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Después allí aparecía toda clase de cosas, ropa, alajas, plata.</text:p>
          </table:table-cell>
          <table:table-cell office:value-type="string" calcext:value-type="string">
            <text:p>Despwesshi tsaychaw imaykapis yuriq ropaka, alahakuna, qillaykun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Y muchas otras cosas bonitas aparecían allí.</text:p>
          </table:table-cell>
          <table:table-cell office:value-type="string" calcext:value-type="string">
            <text:p>Imayka shumaqkunash tsaychaw yuri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Pero si alguien entraba para agarrarlas, el agua se lo tragaba.</text:p>
          </table:table-cell>
          <table:table-cell office:value-type="string" calcext:value-type="string">
            <text:p>Tsay tsariq yaykuq nunata yaku ñuqtari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Así cuentan los ancianos.</text:p>
          </table:table-cell>
          <table:table-cell office:value-type="string" calcext:value-type="string">
            <text:p>Tsaynawmi awkis nunakuna willakuyan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Esa laguna era conocida por su bravura, muy temible.</text:p>
          </table:table-cell>
          <table:table-cell office:value-type="string" calcext:value-type="string">
            <text:p>Chukaru kaywan riqishqa tsay qucha kanaq, allaapa mantsayp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Cuando agua salía de la laguna y la tomaban más abajo, el agua correteaba y hacía bulla dentro de sus estómagos.</text:p>
          </table:table-cell>
          <table:table-cell office:value-type="string" calcext:value-type="string">
            <text:p>Tsay quchapita yarqamuq yakuta hawanchaw upurkuyaptin, pachankunachawpis yaku puriq awallir bullar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Se llama Huarancayoccocha porque dicen que una vez había devorado mil ovejas junto con su pastor y el corral que estaba en su orilla.</text:p>
          </table:table-cell>
          <table:table-cell office:value-type="string" calcext:value-type="string">
            <text:p>Waranqayuq qucha hutin porke huk tyempush waranqa uushata mikushqa kanaq mitsiqnintin ladunchaw huk kanchat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Desde entonces cada luna nueva las ovejas salen fuera a comer.</text:p>
          </table:table-cell>
          <table:table-cell office:value-type="string" calcext:value-type="string">
            <text:p>Tsaypitash kada llullu killa uushakuna yarqayaamuq haqta miku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Una vez un hombre de Huanja que no sabía (de las mil ovejas) estaba más arriba de esa laguna con sus carneros.</text:p>
          </table:table-cell>
          <table:table-cell office:value-type="string" calcext:value-type="string">
            <text:p>I huk besnash huk Wanha nuna mana musyashpa, tsay qucha hananchaw uushanwan kan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De allí se fue a Chacchán para buscar fiambre, porque su comida se había acabado.</text:p>
          </table:table-cell>
          <table:table-cell office:value-type="string" calcext:value-type="string">
            <text:p>Tsaypitash aywanaq Chaqchanta mirkapa ashiq, ushapakuykur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estaba volviendo con su fiambre.</text:p>
          </table:table-cell>
          <table:table-cell office:value-type="string" calcext:value-type="string">
            <text:p>Tsayshi mirkapanwan kutiraykaan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Se oscureció mientras estaba en Chacchán no más.</text:p>
          </table:table-cell>
          <table:table-cell office:value-type="string" calcext:value-type="string">
            <text:p>Ampiikuykunaq Chaqchanllachaw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Mientras volvía de noche vio al lado de la laguna que gran número de ovejas estaban comiendo.</text:p>
          </table:table-cell>
          <table:table-cell office:value-type="string" calcext:value-type="string">
            <text:p>Tsaynash ampita kutikuykarna rikaarin qucha ladunkunachawqa alli shuyni uushakuna ushpapakuykaayaan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se asustó pensando, "Parece que mis ovejas han venido acá."</text:p>
          </table:table-cell>
          <table:table-cell office:value-type="string" calcext:value-type="string">
            <text:p>Tsayna nuna mantsakashqa, "Uushaachi aywakamurqun," nir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Agitando su poncho a las ovejas que trataban de volver a la laguna, logró a separar gran número de ellas.</text:p>
          </table:table-cell>
          <table:table-cell office:value-type="string" calcext:value-type="string">
            <text:p>Ponchunta awir-awir uushataqa, "quchaman kutishaq," nikaptin, alli shuynita rakikurqun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Arreándolas, llegó a su corral.</text:p>
          </table:table-cell>
          <table:table-cell office:value-type="string" calcext:value-type="string">
            <text:p>Tsayta qatishqa, chaarin kanchanman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Todas sus ovejas estaban allí.</text:p>
          </table:table-cell>
          <table:table-cell office:value-type="string" calcext:value-type="string">
            <text:p>Llapan uushan kaykaan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Juntó las nuevas con las suyas.</text:p>
          </table:table-cell>
          <table:table-cell office:value-type="string" calcext:value-type="string">
            <text:p>Tsayman ahurin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dicen que ese hombre se hizo muy rico con esas ovejas.</text:p>
          </table:table-cell>
          <table:table-cell office:value-type="string" calcext:value-type="string">
            <text:p>Tsayshi tsay uushakunawan tsay nuna allibwenu rikuyaykun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Así me lo contó ese hombre: "El Señor Dios me ha enriquecido.</text:p>
          </table:table-cell>
          <table:table-cell office:value-type="string" calcext:value-type="string">
            <text:p>Tsaynawshi willakunaq tsay nuna nuqata: "Tayta Dyosmi rikuyaatsimashq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Él me ayudó cuando yo era pobre."</text:p>
          </table:table-cell>
          <table:table-cell office:value-type="string" calcext:value-type="string">
            <text:p>Paymi yanapamashqa, waktsa nuna kaptii," niqshi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Yo también conocía un poco a ese viejo.</text:p>
          </table:table-cell>
          <table:table-cell office:value-type="string" calcext:value-type="string">
            <text:p>Nuqapis pokullaqa riqiiran tsay awkist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La gente decía que era hombre muy cochino.</text:p>
          </table:table-cell>
          <table:table-cell office:value-type="string" calcext:value-type="string">
            <text:p>Nunakuna parlayaq allaapa rakcha nunash kan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Tenía su esposa legítima.</text:p>
          </table:table-cell>
          <table:table-cell office:value-type="string" calcext:value-type="string">
            <text:p>Lehitimu warmin k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Además tenía sus concubinas en otros sitios, manteniendo a varias de ellas, una en su corral en las alturas, otra en su chacra.</text:p>
          </table:table-cell>
          <table:table-cell office:value-type="string" calcext:value-type="string">
            <text:p>I amigankuna kaq separadu, peru atskaq tsayninkunata waataq, hukta hallqa kanchanchaw, hukta chakranchaw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Dicen que su esposa legítima no se movía de la casa.</text:p>
          </table:table-cell>
          <table:table-cell office:value-type="string" calcext:value-type="string">
            <text:p>I lehitimu warminqa manash wayipitapis kuyuqtsu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Allí, una concubina ayudaba a su esposa también.</text:p>
          </table:table-cell>
          <table:table-cell office:value-type="string" calcext:value-type="string">
            <text:p>I tsaychaw huk amigan warmintapis yanap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Hasta vivía allí.</text:p>
          </table:table-cell>
          <table:table-cell office:value-type="string" calcext:value-type="string">
            <text:p>Tsaychaw pasaypa taar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Así cuentan.</text:p>
          </table:table-cell>
          <table:table-cell office:value-type="string" calcext:value-type="string">
            <text:p>Tsaynawmi willakuy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A esa laguna iba la gente cuando no había lluvia.</text:p>
          </table:table-cell>
          <table:table-cell office:value-type="string" calcext:value-type="string">
            <text:p>Tsay quchamanshi aywayaq mana tamya kaptin nunakun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Cuando la lluvia no llegaba hasta enero la gente iba para eso, desde Marcac hasta Antahurán.</text:p>
          </table:table-cell>
          <table:table-cell office:value-type="string" calcext:value-type="string">
            <text:p>Manana enerukama tamya chaamuptin, nunakunash aywayaq tsaypaqshi, Markaqpita asta Antawran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Pasaron la voz para ir a Huarancayoccocha.</text:p>
          </table:table-cell>
          <table:table-cell office:value-type="string" calcext:value-type="string">
            <text:p>Señalanakuyaq Waranqayuqta aywayaananp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Entonces toda la gente iba, y las viudas les preparaban fiambre para que comieran todos los hombres que iban.</text:p>
          </table:table-cell>
          <table:table-cell office:value-type="string" calcext:value-type="string">
            <text:p>Tsayshi llapan nunakuna aywayaq i byudakunanash mirkapata rurayaapuq llapan aywaq nunakuna mikuyaananp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Algunas de las viudas compraban su coca y cigarillos.</text:p>
          </table:table-cell>
          <table:table-cell office:value-type="string" calcext:value-type="string">
            <text:p>I wakin byudakunanash rantiyaapuq kukankuna i sigarunkun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Las viudas también iban al río (Santa) con sus botellas para sacar agua.</text:p>
          </table:table-cell>
          <table:table-cell office:value-type="string" calcext:value-type="string">
            <text:p>I hina byudash aywayaq mayuta botellankunawan yaku tsarimu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Esa agua llevaban a Huarancayoccocha.</text:p>
          </table:table-cell>
          <table:table-cell office:value-type="string" calcext:value-type="string">
            <text:p>Tsay yakutash apayaq Waranqayuq quchaman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Cuando hablan alistado todas sus cosas, fueron con caja y flauta todas las estancias.</text:p>
          </table:table-cell>
          <table:table-cell office:value-type="string" calcext:value-type="string">
            <text:p>Llapanninkuna alistakurkur, kaha flawtankunawan aywakuyaq llapan estansy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Y salieron como a medianoche.</text:p>
          </table:table-cell>
          <table:table-cell office:value-type="string" calcext:value-type="string">
            <text:p>Pulla paqasnawllash hiqariy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Al amanecer ya estaban avanzando bien.</text:p>
          </table:table-cell>
          <table:table-cell office:value-type="string" calcext:value-type="string">
            <text:p>Waraayaamuq naqana abansaykar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Así llegaban a eso de la una de la tarde.</text:p>
          </table:table-cell>
          <table:table-cell office:value-type="string" calcext:value-type="string">
            <text:p>Tsayshi la una de la tardinaw charkuyaq chaarikur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Yendo la gente calladita desde encima de la laguna, le echaban esa agua del río que habían traído.</text:p>
          </table:table-cell>
          <table:table-cell office:value-type="string" calcext:value-type="string">
            <text:p>Nunakuna upaallalla aywar qucha hananllapita hicharpuyaq tsay mayu yaku apayashqant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Después con sogas largas también llenaban las botellas con agua del centro de la laguna.</text:p>
          </table:table-cell>
          <table:table-cell office:value-type="string" calcext:value-type="string">
            <text:p>I despwesshi hatusaq waskakunapa hina quchapita yakuta winarayaamu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Cuando habían llenado todas las botellas, empezaban a tocar flauta, 'Mitseekoqmi Qocha Qoyllur'.</text:p>
          </table:table-cell>
          <table:table-cell office:value-type="string" calcext:value-type="string">
            <text:p>Limpu llapanta winariykurnash, kaha flawtanash tokar qallaykuyaq, 'Mitsaykuqmi qucha quyllurta'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Y algunos de los hombres tiraban piedras a la laguna, con sus manos y con hondillas.</text:p>
          </table:table-cell>
          <table:table-cell office:value-type="string" calcext:value-type="string">
            <text:p>I wakin nunanash qucham qumpar waraakar kaykuy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Entonces mientras hacían eso, la laguna se ponía muy brava.</text:p>
          </table:table-cell>
          <table:table-cell office:value-type="string" calcext:value-type="string">
            <text:p>Tsayshi tsaynaw ruraykuyaptin, allibwenu qucha piñakurkuq, I despwes ola qallaykuq wakman kayman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Y después olas comen— zaban a levantarse por todas partes.</text:p>
          </table:table-cell>
          <table:table-cell office:value-type="string" calcext:value-type="string">
            <text:p>I tukuylayash yaku tikraq quchachaw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Y el agua se cambiaba en muchos colores en la laguna.</text:p>
          </table:table-cell>
          <table:table-cell office:value-type="string" calcext:value-type="string">
            <text:p>I hinash nunakunaqa qumpakuykaay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Y la gente seguía tirándole piedras.</text:p>
          </table:table-cell>
          <table:table-cell office:value-type="string" calcext:value-type="string">
            <text:p>Nikashqantash qucha chawpinchaw ichiklla pukutay yurirq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Por mientras, en el centro de la laguna aparecía una pequeña nube.</text:p>
          </table:table-cell>
          <table:table-cell office:value-type="string" calcext:value-type="string">
            <text:p>I despwesnash limpu quchata pukutay tsapari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Y después la nube cubría la laguna completamente.</text:p>
          </table:table-cell>
          <table:table-cell office:value-type="string" calcext:value-type="string">
            <text:p>Tsay oranash nunakunaqa ayqipana kutir qallaykayaamu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En ese momento, la gente empezaba a volver corriendo.</text:p>
          </table:table-cell>
          <table:table-cell office:value-type="string" calcext:value-type="string">
            <text:p>Naqana huk hirkata qishpikayaamuptinnash, qallaykamuq tamya shirawamur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6">
          <table:table-cell table:style-name="ce3" office:value-type="string" calcext:value-type="string">
            <text:p>Cuando ya pasaban cierto cerro, empezaba a caer garúa, intonces daban la vuelta por el cerro alto llamado 'Ichic Cruz' cuando comenzaba la lluvia de una vez.</text:p>
          </table:table-cell>
          <table:table-cell office:value-type="string" calcext:value-type="string">
            <text:p>Tsayshi hatun hirka Ichik Krus niyashqanta waqtarayaamuq, golpi tamyawann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1">
          <table:table-cell table:style-name="ce3" office:value-type="string" calcext:value-type="string">
            <text:p>En esas cuevas no más quedaba la gente, cansados y mojados.</text:p>
          </table:table-cell>
          <table:table-cell office:value-type="string" calcext:value-type="string">
            <text:p>Tsay machaykunallachawnash nunakuna kedakaykayaamuq, utishqa i shututuykar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1">
          <table:table-cell table:style-name="ce3" office:value-type="string" calcext:value-type="string">
            <text:p>La lluvia ya no terminaba.</text:p>
          </table:table-cell>
          <table:table-cell office:value-type="string" calcext:value-type="string">
            <text:p>Tamyaqa paraqnatsu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1">
          <table:table-cell table:style-name="ce3" office:value-type="string" calcext:value-type="string">
            <text:p>Llovía toda la noche hasta el día siguiente.</text:p>
          </table:table-cell>
          <table:table-cell office:value-type="string" calcext:value-type="string">
            <text:p>Waraariq tamyakuykar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1">
          <table:table-cell table:style-name="ce3" office:value-type="string" calcext:value-type="string">
            <text:p>Al día siguiente en la mañana venían los hombres.</text:p>
          </table:table-cell>
          <table:table-cell office:value-type="string" calcext:value-type="string">
            <text:p>Waraanin quyanash aywakayaamuq nunakun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1">
          <table:table-cell table:style-name="ce3" office:value-type="string" calcext:value-type="string">
            <text:p>Y para su llegada las viudas tenían comida esperando.</text:p>
          </table:table-cell>
          <table:table-cell office:value-type="string" calcext:value-type="string">
            <text:p>I chaayaamunanpaqnash byudakuna mikuyta shuyaraykaatsiy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Entonces los hombres antes de comenzar a comer, entregaban el agua que habían traído de Huarancayoccocha.</text:p>
          </table:table-cell>
          <table:table-cell office:value-type="string" calcext:value-type="string">
            <text:p>I tsaynash nunakuna entregariyaq mikur qallayaananpaqpis yakuta Waranqayuq quchapita apayaamushqant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Esa agua las viudas llevaban rápido al rio.</text:p>
          </table:table-cell>
          <table:table-cell office:value-type="string" calcext:value-type="string">
            <text:p>Tsaytash byudakuna apurayllapa apakuyaq mayuman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Y allí la sacudieron al agua.</text:p>
          </table:table-cell>
          <table:table-cell office:value-type="string" calcext:value-type="string">
            <text:p>I tsayman tashirayaamuq yakut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su lluvia ya no les faltaba.</text:p>
          </table:table-cell>
          <table:table-cell office:value-type="string" calcext:value-type="string">
            <text:p>Tsayllanash tamyankuna manana faltaqtsu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Y esa gente cuenta que cada vez que no había lluvia, iban a Huarancayoccocha.</text:p>
          </table:table-cell>
          <table:table-cell office:value-type="string" calcext:value-type="string">
            <text:p>I tsay nunakuna niyaq imaypis mana tamya kaptinqa Waranqayuq quchatash aywakuy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Cuando hablaban de eso en su reunión, todas las mujeres se congregaban diciendo, "Vayan rápido."</text:p>
          </table:table-cell>
          <table:table-cell office:value-type="string" calcext:value-type="string">
            <text:p>Tsayta huntachaw parlayaptinqa, llapan warmipis ayllukaykuyaqshi, "Apuradu aywayay," nishp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Pedían limosnas en las haciendas.</text:p>
          </table:table-cell>
          <table:table-cell office:value-type="string" calcext:value-type="string">
            <text:p>Asyendakunatapis mañayaqshi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daban comida y dinero para alcohol.</text:p>
          </table:table-cell>
          <table:table-cell office:value-type="string" calcext:value-type="string">
            <text:p>Tsayshi quq mikuyta i qillayta washkup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Así mi papá me contó.</text:p>
          </table:table-cell>
          <table:table-cell office:value-type="string" calcext:value-type="string">
            <text:p>Tsaynawmi papaanii kwentam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Dice que él también fue cuando era joven.</text:p>
          </table:table-cell>
          <table:table-cell office:value-type="string" calcext:value-type="string">
            <text:p>Paypis aywanaqraqshi hoben kaykar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Y más antes, antes que fuera él, dice que su madre daba su contribución.</text:p>
          </table:table-cell>
          <table:table-cell office:value-type="string" calcext:value-type="string">
            <text:p>I mas puntakunata mana aywaptinqa, mamanshi hitakuyta qu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Mi papá también llegó mojado de haber ido a esa laguna.</text:p>
          </table:table-cell>
          <table:table-cell office:value-type="string" calcext:value-type="string">
            <text:p>Papaaniipis shututiikar chaamunaq tsay quchaman aywayashqanpit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El también sabe cómo ha sido y que Huarancayoccocha fue muy brava.</text:p>
          </table:table-cell>
          <table:table-cell office:value-type="string" calcext:value-type="string">
            <text:p>Paypis musyanran tsaynaw kashqanta i Waranqayuq qucha allaapa chukaru kashqant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Pero ahora dicen que ya no es brava.</text:p>
          </table:table-cell>
          <table:table-cell office:value-type="string" calcext:value-type="string">
            <text:p>Peru kananqa mananash chukarunatsu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Lo han amansado completamente.</text:p>
          </table:table-cell>
          <table:table-cell office:value-type="string" calcext:value-type="string">
            <text:p>Limpu mansayashq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Dicen que Moisés Estremadoyro, el hacendado de Chacchán, para llevar agua a su hacienda, llevó cuarenta sacos de sal bendecida y la vació en la laguna.</text:p>
          </table:table-cell>
          <table:table-cell office:value-type="string" calcext:value-type="string">
            <text:p>Moises Estremadoyro Chaqchan asendadu, asyendanman yakuta apananpaq chusku chunka saku kachitash bendesishqata apaykur qutuyashq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Después llevaron al sacerdote también para bendecirla.</text:p>
          </table:table-cell>
          <table:table-cell office:value-type="string" calcext:value-type="string">
            <text:p>I despwes apayaanaq señor kuratapis bendesinanp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Así la han domado.</text:p>
          </table:table-cell>
          <table:table-cell office:value-type="string" calcext:value-type="string">
            <text:p>Tsaynawpa manshuyaatsiyashq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Ahora esa laguna es perfectamente mansa y nadie le tiene miedo.</text:p>
          </table:table-cell>
          <table:table-cell office:value-type="string" calcext:value-type="string">
            <text:p>Kananqa tsay qucha puru manshu, ni pi mantsantsu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Tiene una buena compuerta.</text:p>
          </table:table-cell>
          <table:table-cell office:value-type="string" calcext:value-type="string">
            <text:p>Kusa kompwertayuqnash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Dicen que siempre vacían esa agua a todos los potreros de Chacchán.</text:p>
          </table:table-cell>
          <table:table-cell office:value-type="string" calcext:value-type="string">
            <text:p>Pasaypana tsay yakuta basyayan llapan Chaqchan potrerutash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Ahora riega por dos meses.</text:p>
          </table:table-cell>
          <table:table-cell office:value-type="string" calcext:value-type="string">
            <text:p>Kananqa parqun ishkay kill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Esa laguna dura mucho.</text:p>
          </table:table-cell>
          <table:table-cell office:value-type="string" calcext:value-type="string">
            <text:p>Tsay qucha allibwenush duraykun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Así hablan los que conocen esa laguna.</text:p>
          </table:table-cell>
          <table:table-cell office:value-type="string" calcext:value-type="string">
            <text:p>Tsaynawmi parlayan tsay qucha riqiqkun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Desde que han domado esa laguna, ahora no pueden ir a ninguna parte cuando no hay lluvia.</text:p>
          </table:table-cell>
          <table:table-cell office:value-type="string" calcext:value-type="string">
            <text:p>Tsay quchata manshuyaykatsiyashqanpita, kananqa manana ni mayta aywayta pwediyantsu mana tamya kaptinpis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"Hacen así a la madre de las lluvias," decían las ancianas quejándose en tiempos pasados cuando no había lluvia.</text:p>
          </table:table-cell>
          <table:table-cell office:value-type="string" calcext:value-type="string">
            <text:p>"Tamyapa mamantam tsayta rurayan," nishpam chakwaskunaqa rimayaq nawpakuna mana tamya kaptin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1">
          <table:table-cell table:style-name="ce3" office:value-type="string" calcext:value-type="string">
            <text:p>Ahora en los últimos años ya nadie habla de esa laguna.</text:p>
          </table:table-cell>
          <table:table-cell office:value-type="string" calcext:value-type="string">
            <text:p>Kanan qipakunaqa mananam ni pi parlayannatsu tsay quchap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1">
          <table:table-cell table:style-name="ce9" office:value-type="string" calcext:value-type="string">
            <text:p>Sucedió en un tiempo antiguo.</text:p>
          </table:table-cell>
          <table:table-cell table:style-name="ce9" office:value-type="string" calcext:value-type="string">
            <text:p>Nawpa tyempu kanaq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Quizás ni nuestros abuelos vivían todavía.</text:p>
          </table:table-cell>
          <table:table-cell table:style-name="ce9" office:value-type="string" calcext:value-type="string">
            <text:p>Kisaachi manaraq ni awiluntsikkunapis mana karqaraqtsu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Hoy les voy a contar.</text:p>
          </table:table-cell>
          <table:table-cell table:style-name="ce9" office:value-type="string" calcext:value-type="string">
            <text:p>Kanan willayashqayki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Había una mujer pobre que hilaba no más para vivir.</text:p>
          </table:table-cell>
          <table:table-cell table:style-name="ce13" office:value-type="string" calcext:value-type="string">
            <text:p>Kanaq huk waktsa warmi putskapukurninlla kawakullaq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Día y noche hilaba.</text:p>
          </table:table-cell>
          <table:table-cell office:value-type="string" calcext:value-type="string">
            <text:p>Waraarir ampiirir putskallaq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Una noche cuando estaba hilando, como a medianocbe, alguien tocó a la puerta.</text:p>
          </table:table-cell>
          <table:table-cell office:value-type="string" calcext:value-type="string">
            <text:p>Huk ampinash hina putskakuykaptin, pulla paqasnaw, punkuta tsaktsakurinaq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Entonces ella apresuradamente salió y dijo, ¿Quién?</text:p>
          </table:table-cell>
          <table:table-cell table:style-name="ce13" office:value-type="string" calcext:value-type="string">
            <text:p>Tsayna payqa apurakachaypa yarqaramunaq, "Pitaq?" nishpa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Un hombre llamó.</text:p>
          </table:table-cell>
          <table:table-cell table:style-name="ce13" office:value-type="string" calcext:value-type="string">
            <text:p>I qayakuq nunaqa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Extraña fue el habla del hombre, pues hablaba por la nariz: "Señora, no seas mala.</text:p>
          </table:table-cell>
          <table:table-cell table:style-name="ce13" office:value-type="string" calcext:value-type="string">
            <text:p>Huklaya kanaq, sinqanpawan parlanaq: "Mamay, aktsayqa kaytsu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Te voy a encargar este paquete mío.”</text:p>
          </table:table-cell>
          <table:table-cell table:style-name="ce13" office:value-type="string" calcext:value-type="string">
            <text:p>Kay kayniyta umpakuykushqayki.”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Así diciendo, le dio un paquete de velas.</text:p>
          </table:table-cell>
          <table:table-cell table:style-name="ce13" office:value-type="string" calcext:value-type="string">
            <text:p>Nishpa paketi belata qurinaq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"Mañana a esta hora volveré a recogerlo."</text:p>
          </table:table-cell>
          <table:table-cell office:value-type="string" calcext:value-type="string">
            <text:p>"Waray kay uram kutimushaq aylluq."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"Muy bien, señor, se lo guardaré."</text:p>
          </table:table-cell>
          <table:table-cell office:value-type="string" calcext:value-type="string">
            <text:p>“Bwenu, taytay, guardaykushaqmi."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Cuando dijo esto, el hombre se fue.</text:p>
          </table:table-cell>
          <table:table-cell office:value-type="string" calcext:value-type="string">
            <text:p>Niptin, aywakunaq nunaqa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Acercándose a la luz, examinó ese paquete de velas.</text:p>
          </table:table-cell>
          <table:table-cell office:value-type="string" calcext:value-type="string">
            <text:p>Aktsiman aywarnash tsay umpakuynintaqa rikaykun belataqa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Pero no eran velas sino huesos.</text:p>
          </table:table-cell>
          <table:table-cell office:value-type="string" calcext:value-type="string">
            <text:p>Naa tullukuna karqunaq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La pobre mujer tuvo mucho miedo.</text:p>
          </table:table-cell>
          <table:table-cell office:value-type="string" calcext:value-type="string">
            <text:p>Pobri warmiqa allaapa mantsakaykurqunaq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Viendo eso, la mujer no pudo dormir esa noche.</text:p>
          </table:table-cell>
          <table:table-cell office:value-type="string" calcext:value-type="string">
            <text:p>Tsayta rikaykur warmi, tsay ampi ni punuytapis pwedinaqtsu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Botó esos huesos en un rincón.</text:p>
          </table:table-cell>
          <table:table-cell office:value-type="string" calcext:value-type="string">
            <text:p>Huk kutaman hitaykunaq tsay tullukunata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Al día siguiente muy temprano, fue a la parroquia para buscar al sacerdote.</text:p>
          </table:table-cell>
          <table:table-cell table:style-name="ce13" office:value-type="string" calcext:value-type="string">
            <text:p>Waraaninnash quya-quyallanash aywakurqunaq tayta kura ashiq parokyata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Encontrándolo allí le relató, "Así me ha sucedido, señor."</text:p>
          </table:table-cell>
          <table:table-cell table:style-name="ce13" office:value-type="string" calcext:value-type="string">
            <text:p>Tsaychaw tarikurna, willarqunaq, "Kaynawmi susidikallaamashqa, taytay."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El sacerdote contestó, "No es bueno que hayas abierto tu puerta a esa hora."</text:p>
          </table:table-cell>
          <table:table-cell table:style-name="ce13" office:value-type="string" calcext:value-type="string">
            <text:p>Tayta kurana ninaq, "Manam allitsu tsay ura punkuykita kicharqunki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Ahora no hay nada que puedes hacer.</text:p>
          </table:table-cell>
          <table:table-cell table:style-name="ce13" office:value-type="string" calcext:value-type="string">
            <text:p>Kananqa mananam ni imanaw kayta pwedinkinatsu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Debes esperar ahora a ese condenado para devolverle su encargo.</text:p>
          </table:table-cell>
          <table:table-cell table:style-name="ce13" office:value-type="string" calcext:value-type="string">
            <text:p>Tsay kondenaduta shuyanaykillanam kanan tsay umpakuyninta kutitsipunaykipaq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2">
          <table:table-cell table:style-name="ce9" office:value-type="string" calcext:value-type="string">
            <text:p>Pero ya no vayas a abrir tu puerta cuando vuelve, sino debes buscar seis niños, tres varones y tres mujeres como compañeros."</text:p>
          </table:table-cell>
          <table:table-cell office:value-type="string" calcext:value-type="string">
            <text:p>Peru amana kichapunkinatsu punkuykita kutimuptin sino huqtaqta, kima ullqu i kima warmita, wamrakunata, ashinki, yanaqiki."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3">
          <table:table-cell table:style-name="ce9" office:value-type="string" calcext:value-type="string">
            <text:p>La mujer dijo, "Así voy a hacer, señor padre."</text:p>
          </table:table-cell>
          <table:table-cell office:value-type="string" calcext:value-type="string">
            <text:p>Warmi ninaq, "Tsaynawmi rurallaashaq, tayta kura."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2">
          <table:table-cell table:style-name="ce9" office:value-type="string" calcext:value-type="string">
            <text:p>El día siguiente en la noche, cuando la mujer tenía sus compañeros, los seis niños, tocó a la puerta.</text:p>
          </table:table-cell>
          <table:table-cell office:value-type="string" calcext:value-type="string">
            <text:p>Waraanin ampina warmi yanaqiyuq kaykaptinna huqta wamrakunawan, punkutaqa tsaktakurirqunaq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4">
          <table:table-cell table:style-name="ce9" office:value-type="string" calcext:value-type="string">
            <text:p>Como la noche anterior esa mujer salió - los niños uno adelante, uno atrás, dos tomados de las dos manos y dos a los dos lados, así salió.</text:p>
          </table:table-cell>
          <table:table-cell office:value-type="string" calcext:value-type="string">
            <text:p>Punta ampinaw tsay warmiqa yarqaramurqunaq, wamrakunata hukta puntanman, hukta qipanman, ishkaytana ishkan nakinman millqashqa, ishkan laduchawqa huk huk yarqurirqunaq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3">
          <table:table-cell table:style-name="ce9" office:value-type="string" calcext:value-type="string">
            <text:p>Y con su mano izquierda entregó esos huesos al condenado.</text:p>
          </table:table-cell>
          <table:table-cell office:value-type="string" calcext:value-type="string">
            <text:p>I itsuq kaq makinpa entregarqunaq tsay tullukunata kondenaduta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3">
          <table:table-cell table:style-name="ce9" office:value-type="string" calcext:value-type="string">
            <text:p>Entonces el condenado dijo, "Ah, has sabido, oh," hablando por la nariz.</text:p>
          </table:table-cell>
          <table:table-cell office:value-type="string" calcext:value-type="string">
            <text:p>Tsayna kondenadu ninaq, "Aa, yacharqunki, aw" ninaq sinqanpawan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3">
          <table:table-cell table:style-name="ce9" office:value-type="string" calcext:value-type="string">
            <text:p>"Compadezco a estas criaturas.</text:p>
          </table:table-cell>
          <table:table-cell office:value-type="string" calcext:value-type="string">
            <text:p>"Ankupaa kay wamrakunatam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3">
          <table:table-cell table:style-name="ce9" office:value-type="string" calcext:value-type="string">
            <text:p>Si no fuera por éstos, a ti te hubiera comido."</text:p>
          </table:table-cell>
          <table:table-cell office:value-type="string" calcext:value-type="string">
            <text:p>Si mana paykuna kanman karqan, qamtam mikuqman karqan."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3">
          <table:table-cell table:style-name="ce9" office:value-type="string" calcext:value-type="string">
            <text:p>Y diciendo esto, al instante desapareció.</text:p>
          </table:table-cell>
          <table:table-cell office:value-type="string" calcext:value-type="string">
            <text:p>I nikur, ora ushakaarinaq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3">
          <table:table-cell table:style-name="ce3" office:value-type="string" calcext:value-type="string">
            <text:p>Eran dos muy buenas amigas y se querían mucho.</text:p>
          </table:table-cell>
          <table:table-cell table:style-name="ce6" office:value-type="string" calcext:value-type="string">
            <text:p>Kayaanaq ishkay allaapa yanasa i kuyanakuyaq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Una se llamaba María y la otra Rosa.</text:p>
          </table:table-cell>
          <table:table-cell table:style-name="ce6" office:value-type="string" calcext:value-type="string">
            <text:p>Hukninpa hutin kanaq Maria i hukninpa Rosa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La gente decía que eran dos hermanas, pues se querían tanto.</text:p>
          </table:table-cell>
          <table:table-cell table:style-name="ce6" office:value-type="string" calcext:value-type="string">
            <text:p>Nunakunapis tsay ishkan nanachi niyaq, allaapa kuyanakuyaptin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Vivían juntas y hasta dormían las dos en una sola cama.</text:p>
          </table:table-cell>
          <table:table-cell table:style-name="ce1" office:value-type="string" calcext:value-type="string">
            <text:p>Yachakuyaqpis i punukuyaqpis ishkan huntu huk kamallachaw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Mientras vivían muy felices, la llamada María se casó.</text:p>
          </table:table-cell>
          <table:table-cell table:style-name="ce1" office:value-type="string" calcext:value-type="string">
            <text:p>Shumaq kushishqa kakuykaayaaptinna, Maria kaqqa kasakuykurqunaq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Cuando se casó, Rosa no la dejó ni se separaron.</text:p>
          </table:table-cell>
          <table:table-cell table:style-name="ce1" office:value-type="string" calcext:value-type="string">
            <text:p>Maria kasakuriptinpis, Rosaqa dehanaqtsu ni partikaayarqatsu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2">
          <table:table-cell table:style-name="ce3" office:value-type="string" calcext:value-type="string">
            <text:p>Seguían durmiendo juntas, el esposo de María en el centro y las dos mujeres en sus dos lados.</text:p>
          </table:table-cell>
          <table:table-cell table:style-name="ce13" office:value-type="string" calcext:value-type="string">
            <text:p>Hina huntu punukuyaanaq, Mariapa quwan chawpichaw i ishkan warmi ladunkunachaw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Después de vivir así mucho tiempo, María tuvo un hijo de su esposo.</text:p>
          </table:table-cell>
          <table:table-cell table:style-name="ce1" office:value-type="string" calcext:value-type="string">
            <text:p>Unay yachaykarnash Mariaqa wachaykunaq quwanpata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su esposo dijo, "Se quieren mucho, tú y Rosa.</text:p>
          </table:table-cell>
          <table:table-cell table:style-name="ce1" office:value-type="string" calcext:value-type="string">
            <text:p>Tsayna quwanqa nin, "Rosawan allaapam kuyanakuyanki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Que ella lleve a bautizar a nuestro hijo."</text:p>
          </table:table-cell>
          <table:table-cell table:style-name="ce1" office:value-type="string" calcext:value-type="string">
            <text:p>Payllana wamrantsikta ushaykatsimutsun."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Cuando dijo esto, la mujer lo aceptó muy contenta.</text:p>
          </table:table-cell>
          <table:table-cell table:style-name="ce1" office:value-type="string" calcext:value-type="string">
            <text:p>Niptinna, warmiqa kushishqa aseptarinaq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2">
          <table:table-cell table:style-name="ce3" office:value-type="string" calcext:value-type="string">
            <text:p>Por fin, el niño se bautizó, y Rosa y María ya no eran simplemente amigas sino comadres.</text:p>
          </table:table-cell>
          <table:table-cell table:style-name="ce1" office:value-type="string" calcext:value-type="string">
            <text:p>Porfin wamra ushakurirqan i Rosa i Maria mana yanasallanatsu kayarqan, sino komadrina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2">
          <table:table-cell table:style-name="ce3" office:value-type="string" calcext:value-type="string">
            <text:p>Así, cuando estaban bien, el esposo de María murió y ella quedó viuda.</text:p>
          </table:table-cell>
          <table:table-cell table:style-name="ce1" office:value-type="string" calcext:value-type="string">
            <text:p>Tsay shumaq kaykaayaptinna, Mariapa quwanqa wanukuykunaq i payqa kedarirqunaq byudana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La noche que le enterraron, a medianoche, llegó un condenado gritando.</text:p>
          </table:table-cell>
          <table:table-cell table:style-name="ce1" office:value-type="string" calcext:value-type="string">
            <text:p>Pampayashqan ampi, pulla paqasna, chaarirqunaq huk kondenadoqa qaparir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La viuda, llena de espanto, no sabía qué hacer.</text:p>
          </table:table-cell>
          <table:table-cell table:style-name="ce1" office:value-type="string" calcext:value-type="string">
            <text:p>Byudaqa mantsakashqa ni imanaw kayta pwedinaqtsu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El día siguiente, lo mismo sucedió.</text:p>
          </table:table-cell>
          <table:table-cell table:style-name="ce1" office:value-type="string" calcext:value-type="string">
            <text:p>Waraanin lomismo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Como antes, a medianoche llegó gritando.</text:p>
          </table:table-cell>
          <table:table-cell table:style-name="ce1" office:value-type="string" calcext:value-type="string">
            <text:p>Hina pulla paqas qaparir chaakurinaq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María, no sabiendo qué hacer, se fue al sacerdote a confesarse.</text:p>
          </table:table-cell>
          <table:table-cell table:style-name="ce1" office:value-type="string" calcext:value-type="string">
            <text:p>Mariaqa mana ni imanawpis kayta pwedir, konfesakoq ewkunaq tayta kuraman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2">
          <table:table-cell table:style-name="ce3" office:value-type="string" calcext:value-type="string">
            <text:p>Entonces contó al sacerdote todo lo que había pasado con su amiga y su esposo y que su amiga era su comadre.</text:p>
          </table:table-cell>
          <table:table-cell table:style-name="ce1" office:value-type="string" calcext:value-type="string">
            <text:p>Tsayna tayta kurataqa llapan sosedishqanta willakunaq tsay yanasanwan i quwanwan, yanasan komadrin kashqanta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Todo lo entendió el cura.</text:p>
          </table:table-cell>
          <table:table-cell table:style-name="ce1" office:value-type="string" calcext:value-type="string">
            <text:p>Llapanta tayta kuraqa kaayinaq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dijo, “Tu esposo ha convivido con tu comadre.</text:p>
          </table:table-cell>
          <table:table-cell table:style-name="ce1" office:value-type="string" calcext:value-type="string">
            <text:p>Tsayna ninaq, "Quwaykiqa komadriykiwanmi yachashqa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Tú eres la culpable,” dijo el sacerdote.</text:p>
          </table:table-cell>
          <table:table-cell table:style-name="ce1" office:value-type="string" calcext:value-type="string">
            <text:p>Qanmi kulpayuq kanki," ninaq tayta kura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2">
          <table:table-cell table:style-name="ce3" office:value-type="string" calcext:value-type="string">
            <text:p>“Pero, hijita, hoy vas a esperar con siete niños y con siete hombres y con la puerta abierta.”</text:p>
          </table:table-cell>
          <table:table-cell table:style-name="ce1" office:value-type="string" calcext:value-type="string">
            <text:p>Peru, ihita, kananqa shuyanki qanchis wamrawan i qanchis nunawan i punku kicharaykanqa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Esa noche esperó a su esposo condenado, con muchos acompañantes.</text:p>
          </table:table-cell>
          <table:table-cell table:style-name="ce1" office:value-type="string" calcext:value-type="string">
            <text:p>Tsay ampiqa shuyarqunaq kondenadu quwanta atska yanaqiyuq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Así le había dicho el sacerdote.</text:p>
          </table:table-cell>
          <table:table-cell table:style-name="ce1" office:value-type="string" calcext:value-type="string">
            <text:p>Tsaynaw tayta kura ninaq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A medianoche apareció.</text:p>
          </table:table-cell>
          <table:table-cell table:style-name="ce1" office:value-type="string" calcext:value-type="string">
            <text:p>Pulla paqasna yurirqunaq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2">
          <table:table-cell table:style-name="ce3" office:value-type="string" calcext:value-type="string">
            <text:p>Su mujer estaba en medio de los acompañantes y niños, y todos estaban velando.</text:p>
          </table:table-cell>
          <table:table-cell table:style-name="ce1" office:value-type="string" calcext:value-type="string">
            <text:p>Warminqa llapan yanaqipa i wamrakunapa chawpinchaw kaykaanaq i llapan riwapakuykaayaanaq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2">
          <table:table-cell table:style-name="ce3" office:value-type="string" calcext:value-type="string">
            <text:p>De ninguna manera el condenado pudo entrar en esos cuartos, sino desde afuera dijo, “María, María, fue muy malo vivir con nuestra comadre.</text:p>
          </table:table-cell>
          <table:table-cell table:style-name="ce1" office:value-type="string" calcext:value-type="string">
            <text:p>Ni imanawpa tsay kwartukunaman yaykuyta pwedinaqtsu, sino waqtallapita nikunaq kaynaw, "Maria, Maria, allaapa manaallim kanaq komadrintsikwan yachay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1">
          <table:table-cell table:style-name="ce3" office:value-type="string" calcext:value-type="string">
            <text:p>Por eso estoy condenado.</text:p>
          </table:table-cell>
          <table:table-cell table:style-name="ce1" office:value-type="string" calcext:value-type="string">
            <text:p>Tsaypitam kondenadu kaa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1">
          <table:table-cell table:style-name="ce3" office:value-type="string" calcext:value-type="string">
            <text:p>Para que me salva yo quiero que me alcances tu dedo.</text:p>
          </table:table-cell>
          <table:table-cell table:style-name="ce6" office:value-type="string" calcext:value-type="string">
            <text:p>Salbakunaapaq munaa deduykita makyaramaanaykitam."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1">
          <table:table-cell table:style-name="ce3" office:value-type="string" calcext:value-type="string">
            <text:p>María no le alcanzó su dedo.</text:p>
          </table:table-cell>
          <table:table-cell table:style-name="ce1" office:value-type="string" calcext:value-type="string">
            <text:p>Mariaqa mana makyanaqtsu dedunta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1">
          <table:table-cell table:style-name="ce3" office:value-type="string" calcext:value-type="string">
            <text:p>Al día siguiente, volvió al sacerdote y le contó cómo había sido esa noche.</text:p>
          </table:table-cell>
          <table:table-cell table:style-name="ce1" office:value-type="string" calcext:value-type="string">
            <text:p>Waraaninna kutirqunaq tayta kuraman i willarqunaq imanaw tsay ampi kashqanta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1">
          <table:table-cell table:style-name="ce3" office:value-type="string" calcext:value-type="string">
            <text:p>"Estás en mucho peligro.</text:p>
          </table:table-cell>
          <table:table-cell table:style-name="ce1" office:value-type="string" calcext:value-type="string">
            <text:p>"Allaapa hatun peligruchawmi kanki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1">
          <table:table-cell table:style-name="ce3" office:value-type="string" calcext:value-type="string">
            <text:p>Hoy no más haré todo lo posible para que te salves.</text:p>
          </table:table-cell>
          <table:table-cell table:style-name="ce1" office:value-type="string" calcext:value-type="string">
            <text:p>Kananlla imanawpis ruraykamushaq salbakunaykipaq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2">
          <table:table-cell table:style-name="ce3" office:value-type="string" calcext:value-type="string">
            <text:p>Te vas a vestir con el hábito de la Virgen del Rosario, y después vas a esperar en la puerta de la iglesia con siete niños y siete hombres.”</text:p>
          </table:table-cell>
          <table:table-cell table:style-name="ce1" office:value-type="string" calcext:value-type="string">
            <text:p>Bistikunki Virgen del Rosaryupa ropanta i despwes shuyanki iglesya punkuchaw qanchis wamrakunawan i qanchis nunawan."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María hizo otra vez todo como el sacerdote le había dicho.</text:p>
          </table:table-cell>
          <table:table-cell table:style-name="ce1" office:value-type="string" calcext:value-type="string">
            <text:p>Maria hina rurarqunaq tayta kura nishqannaw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A medianoche el condenado apareció.</text:p>
          </table:table-cell>
          <table:table-cell table:style-name="ce1" office:value-type="string" calcext:value-type="string">
            <text:p>Pulla paqasna kondenadoqa yurirkurqunaq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Pero a esa hora todos sus compañeros habían quedado dormidos.</text:p>
          </table:table-cell>
          <table:table-cell table:style-name="ce1" office:value-type="string" calcext:value-type="string">
            <text:p>Peru tsay orachawqa yanaqinkuna llapan punukaakuykuyaanaq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2">
          <table:table-cell table:style-name="ce3" office:value-type="string" calcext:value-type="string">
            <text:p>Así el condenado quitó a su mujer todos los vestidos de la Virgen, los amontonó allí y llevo a su mujer que no podía hacer nada.</text:p>
          </table:table-cell>
          <table:table-cell table:style-name="ce1" office:value-type="string" calcext:value-type="string">
            <text:p>Tsaynaw kondenadoqa warminta llapan bestidunta tsay Virgenpata quturatsiykur, tsayllaman montonaykur apakurqunaq, mana ni ima rurayta pwediqta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2">
          <table:table-cell table:style-name="ce3" office:value-type="string" calcext:value-type="string">
            <text:p>Cuando se despertaron sus compañeros, vieron toda la ropa de la Virgen con sus alajas amontonadas en el suelo, pero María ya no estaba.</text:p>
          </table:table-cell>
          <table:table-cell table:style-name="ce1" office:value-type="string" calcext:value-type="string">
            <text:p>Yanaqinkuna riwarkamur, rikaariyaanaq llapan Virgenpa ropanta alahankunatawan patsachaw montonaraykaanaq, i Maria kanaqtsu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De ese modo ese condenado se salvó, llevando a su mujer culpable.</text:p>
          </table:table-cell>
          <table:table-cell table:style-name="ce1" office:value-type="string" calcext:value-type="string">
            <text:p>Tsaynawpash tsay kondenadu salbakunaq, hay kulpayuq warminta apakur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2">
          <table:table-cell table:style-name="ce3" office:value-type="string" calcext:value-type="string">
            <text:p>Había un hombre muy pobre, cargado con mucha familia, y su último hijo estaba para bautizar.</text:p>
          </table:table-cell>
          <table:table-cell table:style-name="ce9" office:value-type="string" calcext:value-type="string">
            <text:p>Huk nunash allaapa waktsa kanaq, familya kargadu i ultimu kaq tsurinna ushakuypaq kana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No tenía dinero para dar comida al padrino ni para hacer ropa para su bebé.</text:p>
          </table:table-cell>
          <table:table-cell table:style-name="ce9" office:value-type="string" calcext:value-type="string">
            <text:p>Ni padrinuta qarananpaq ni wamranpa ratashninta rurananpaq qillay kanaqtsu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Lo poco que ganaba era para alimentos no más.</text:p>
          </table:table-cell>
          <table:table-cell table:style-name="ce9" office:value-type="string" calcext:value-type="string">
            <text:p>Ichiklla taririshqanpis pachapaqnawlla ka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/>
          <table:table-cell table:style-name="ce14"/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Una vez iba triste para buscar trabajo.</text:p>
          </table:table-cell>
          <table:table-cell office:value-type="string" calcext:value-type="string">
            <text:p>Huk besnash llakishqa aywakuykaanaq urya ashi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Así se encontró con un hombre flaco que venía cargando una alforja.</text:p>
          </table:table-cell>
          <table:table-cell office:value-type="string" calcext:value-type="string">
            <text:p>Tsayna tuparkun huk uyulla nuna alporhan katashqa shamuykaqwan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el hombre flaco dijo, "¿Adónde vas?"</text:p>
          </table:table-cell>
          <table:table-cell table:style-name="ce9" office:value-type="string" calcext:value-type="string">
            <text:p>Tsaynash uyu nunaqa nin, "Mayta aywanki?"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"Señor, estoy yendo para conseguir trabajo.</text:p>
          </table:table-cell>
          <table:table-cell table:style-name="ce9" office:value-type="string" calcext:value-type="string">
            <text:p>"Taytay, aywaykaa uryapukuqmi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Tengo mucha familia y mi último hijo está por bautizar. </text:p>
          </table:table-cell>
          <table:table-cell table:style-name="ce9" office:value-type="string" calcext:value-type="string">
            <text:p>Atska familyayuqmi kallaa i ultimu tsuriimi ushakuypa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No tengo ropa para él ni nada para dar comida al padrino. </text:p>
          </table:table-cell>
          <table:table-cell table:style-name="ce9" office:value-type="string" calcext:value-type="string">
            <text:p>Ratashninpis kantsu ni padrinuta imanlla qararinaapaq imaapis kantsu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Por eso estoy yendo a buscar trabajo"</text:p>
          </table:table-cell>
          <table:table-cell office:value-type="string" calcext:value-type="string">
            <text:p>Tsaymi uryapukuq aywakuykaa."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9" office:value-type="string" calcext:value-type="string">
            <text:p>Entonces el hombre flaco dijo, "Yo haré bautizar a tu bebé.</text:p>
          </table:table-cell>
          <table:table-cell table:style-name="ce9" office:value-type="string" calcext:value-type="string">
            <text:p>Tsayna uyu nunaqa nin, "Nuqa wamraykita ushaykatsimusha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No prepares nada.</text:p>
          </table:table-cell>
          <table:table-cell table:style-name="ce9" office:value-type="string" calcext:value-type="string">
            <text:p>Ama imatapis prebenikuytsu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Yo traeré su ropa. </text:p>
          </table:table-cell>
          <table:table-cell table:style-name="ce9" office:value-type="string" calcext:value-type="string">
            <text:p>Ratashninpis nuqam apamusha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Tú me esperas en tal capilla temprano.</text:p>
          </table:table-cell>
          <table:table-cell table:style-name="ce9" office:value-type="string" calcext:value-type="string">
            <text:p>Shuyamanki tal kapillachaw quyallam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Allí llegaré."</text:p>
          </table:table-cell>
          <table:table-cell table:style-name="ce9" office:value-type="string" calcext:value-type="string">
            <text:p>Tsaymanmi chaamushaq."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 office:value-type="string" calcext:value-type="string">
            <text:p>Como dijo, el hombre esperó en esa capilla.</text:p>
          </table:table-cell>
          <table:table-cell table:style-name="ce9" office:value-type="string" calcext:value-type="string">
            <text:p>Nishqannawlla nunaqa shuyarqunaq tsay kapillachaw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 office:value-type="string" calcext:value-type="string">
            <text:p>Allí llegó el hombre flaco llevando bastante ropa en su alforja.</text:p>
          </table:table-cell>
          <table:table-cell office:value-type="string" calcext:value-type="string">
            <text:p>Tsaymanna uyu nunaqa chaarirqunaq atska ratashninkuna alporhakushqa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 office:value-type="string" calcext:value-type="string">
            <text:p>Vistiendo bonito al bebé, entraron en la capilla para bautizarlo.</text:p>
          </table:table-cell>
          <table:table-cell office:value-type="string" calcext:value-type="string">
            <text:p>Wamrataqa limpu yakaratsirkurna, yaykuriyarqunaq kapillaman wamra ushatsiqna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2">
          <table:table-cell table:style-name="ce9" office:value-type="string" calcext:value-type="string">
            <text:p>Después de bautizarlo ese hombre también regaló plata al hombre pobre diciendo, “Pueden comprar algo con esto y comer.”</text:p>
          </table:table-cell>
          <table:table-cell table:style-name="ce9" office:value-type="string" calcext:value-type="string">
            <text:p>Usharatsikurna, tsay nunaqa qillayninpis tsay waktsa nunata qarirqunaq, “Kaywan rantipakur mikukuriyanki.”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Al decirlo, el hombre dijo a su compadre, “Vamos a tomar desayuno.”</text:p>
          </table:table-cell>
          <table:table-cell office:value-type="string" calcext:value-type="string">
            <text:p>Niptinna nunaqa kompadrinta nirqunaq, “Aku desayunata upurishun.”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Pero él no quiso.</text:p>
          </table:table-cell>
          <table:table-cell office:value-type="string" calcext:value-type="string">
            <text:p>Niptinna munarqunaqtsu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“Yo no como.</text:p>
          </table:table-cell>
          <table:table-cell office:value-type="string" calcext:value-type="string">
            <text:p>“Manam nuqaqa mikuutsu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En cada enfermo nos encontraremos.</text:p>
          </table:table-cell>
          <table:table-cell office:value-type="string" calcext:value-type="string">
            <text:p>Kada qishyaqchawmi tupashun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2">
          <table:table-cell table:style-name="ce3" office:value-type="string" calcext:value-type="string">
            <text:p>Si me ves al pie de la cama diciendo ‘Sanará’, le vas a dar cualquier remedio y después le vas a consolar.</text:p>
          </table:table-cell>
          <table:table-cell office:value-type="string" calcext:value-type="string">
            <text:p>Chakinchaw rikaamarnii, ‘Kachakaarinqam’ nirnin, ima hampinllapis qurinki i despwes kusa willapaarinki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 office:value-type="string" calcext:value-type="string">
            <text:p>Y si me encuentras a su cabeza, dirás, ‘Ya no hay remedio para esto.’</text:p>
          </table:table-cell>
          <table:table-cell office:value-type="string" calcext:value-type="string">
            <text:p>I piqanchaw tarimarniinam, ‘Manam kaypaq remedyu kantsu,’ ninki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 office:value-type="string" calcext:value-type="string">
            <text:p>Pero ten cuidado de no saludarme sino con la cabeza.</text:p>
          </table:table-cell>
          <table:table-cell office:value-type="string" calcext:value-type="string">
            <text:p>Peru kwidadu saludaykamar sinoqa piqaykillapa saludaramanki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me ves así y te avise, te pagarán bien.</text:p>
          </table:table-cell>
          <table:table-cell office:value-type="string" calcext:value-type="string">
            <text:p>Tsaynaw rikaaramar willaptiqmi, kusa pagayaashunki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 office:value-type="string" calcext:value-type="string">
            <text:p>Con este dinero puedes mantener bien a tus familiares.”</text:p>
          </table:table-cell>
          <table:table-cell office:value-type="string" calcext:value-type="string">
            <text:p>Tsaywanmi familyaykikurata waatanki alli.”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 office:value-type="string" calcext:value-type="string">
            <text:p>El hombre se volvió un buen curandero, y siendo muy reconocido lo llamaron a todas partes.</text:p>
          </table:table-cell>
          <table:table-cell office:value-type="string" calcext:value-type="string">
            <text:p>Nunaqa kusa hampikuq tikrakurinaq, allaapa riqishqana hinantinmanna qayayaana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 office:value-type="string" calcext:value-type="string">
            <text:p>El hombre se hizo muy rico.</text:p>
          </table:table-cell>
          <table:table-cell office:value-type="string" calcext:value-type="string">
            <text:p>Limpu rikuna nunaqa tikraykuna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 office:value-type="string" calcext:value-type="string">
            <text:p>Una vez el hombre dijo a su compadre, “Solamente dos años más vas a vivir.</text:p>
          </table:table-cell>
          <table:table-cell office:value-type="string" calcext:value-type="string">
            <text:p>Huk besnash nunataqa kompadrenqa nirqunaq “Ishkay watallanam kawanki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 office:value-type="string" calcext:value-type="string">
            <text:p>Arréglate y confiésate.</text:p>
          </table:table-cell>
          <table:table-cell office:value-type="string" calcext:value-type="string">
            <text:p>Areglapaakuy i konfesakuy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 office:value-type="string" calcext:value-type="string">
            <text:p>Dispón bien los asuntos de tus hijos y haz todo lo necesario.”</text:p>
          </table:table-cell>
          <table:table-cell office:value-type="string" calcext:value-type="string">
            <text:p>Tsuriykikunatapis shumaq disponirnin, llapanta ruranki.”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/>
          <table:table-cell office:value-type="string" calcext:value-type="string">
            <text:p>Nikaptin nunaqa rikuyaakurkur ni imata yarpanaqnatsu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 office:value-type="string" calcext:value-type="string">
            <text:p>Llegó el día señalado.</text:p>
          </table:table-cell>
          <table:table-cell office:value-type="string" calcext:value-type="string">
            <text:p>Chaaramunaqna sitashqa diyaqa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su compadre llegó diciendo, “Yo ya te he avisado.”</text:p>
          </table:table-cell>
          <table:table-cell office:value-type="string" calcext:value-type="string">
            <text:p>Tsayna kompadrenqa chaarirqunaq, “Willashqanam kaq,” nishpa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 office:value-type="string" calcext:value-type="string">
            <text:p>Pero el hombre no estaba listo y ni recordó del asunto.</text:p>
          </table:table-cell>
          <table:table-cell office:value-type="string" calcext:value-type="string">
            <text:p>I nunaqa listutsu kanaq ni yarpanaqpistsu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2">
          <table:table-cell table:style-name="ce3" office:value-type="string" calcext:value-type="string">
            <text:p>Entonces con su mujer, los dos juntos suplicaron a su compadre, “No seas malo, espérame dos años más, por favor.</text:p>
          </table:table-cell>
          <table:table-cell office:value-type="string" calcext:value-type="string">
            <text:p>Tsayna kompadrintaqa warminwan ishkan rowayarqunaq, “Aksayqa kaytsu, ishkay wata mas shuyaykamay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 office:value-type="string" calcext:value-type="string">
            <text:p>A partir de hoy me prepararé confesándome con toda mu familia.”</text:p>
          </table:table-cell>
          <table:table-cell office:value-type="string" calcext:value-type="string">
            <text:p>Kananpita patsaymi prebenikullaashaq konfesakurnin, llapan familyallakunawan."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2">
          <table:table-cell table:style-name="ce9" office:value-type="string" calcext:value-type="string">
            <text:p>Así diciendo, su compadre aceptó y se fue diciendo, “Entonces después de dos años volveré.</text:p>
          </table:table-cell>
          <table:table-cell table:style-name="ce9" office:value-type="string" calcext:value-type="string">
            <text:p>Niptinna, hina kompadrenqa, “Bwenu,” nirnin kutikurqunaq, “tsaypinqa ishkay watatam kutimusha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Vas a estar listo.”</text:p>
          </table:table-cell>
          <table:table-cell table:style-name="ce9" office:value-type="string" calcext:value-type="string">
            <text:p>Listu kanki.”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Cuando se cumplieron los dos años su compadre volvió.</text:p>
          </table:table-cell>
          <table:table-cell table:style-name="ce9" office:value-type="string" calcext:value-type="string">
            <text:p>Ishkay wata tinkuriptinna kompadrenqa kutirquna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El hombre no recordó nada del asunto.</text:p>
          </table:table-cell>
          <table:table-cell table:style-name="ce9" office:value-type="string" calcext:value-type="string">
            <text:p>Ni nunaqa imatapis yarpashqatsu kana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2">
          <table:table-cell table:style-name="ce3" office:value-type="string" calcext:value-type="string">
            <text:p>La mujer vio a su compadre yendo frente a su casa con una alforja pesada.</text:p>
          </table:table-cell>
          <table:table-cell table:style-name="ce9" office:value-type="string" calcext:value-type="string">
            <text:p>Tsayna warmiqa rikaarirqunaq kompadrinkunataqa lasaq alporhanwan wayinkuna frentinta aywaraykaqta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la mujer dijo a su esposo, “Nuestro compadre viene. Escóndete.”</text:p>
          </table:table-cell>
          <table:table-cell table:style-name="ce9" office:value-type="string" calcext:value-type="string">
            <text:p>Tsayna warmiqa nin quwanta, “Kompadrintsik sharaykaamunmi. Ratakuykuy.”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Cuando dijo esto, el hombre dijo, “Enciérrame dentro del baúl hasta que haya vuelto.”</text:p>
          </table:table-cell>
          <table:table-cell table:style-name="ce9" office:value-type="string" calcext:value-type="string">
            <text:p>Niptinna, nunaqa “Baul rurinllaman llawikamay,” ninaq, “kutirishqanyaq.”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lo encerró.</text:p>
          </table:table-cell>
          <table:table-cell table:style-name="ce9" office:value-type="string" calcext:value-type="string">
            <text:p>Niptinna llawikuna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Por fin su compadre llegó.</text:p>
          </table:table-cell>
          <table:table-cell table:style-name="ce14" office:value-type="string" calcext:value-type="string">
            <text:p>Porfin kompadrinqa chaarirquna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preguntó, “¿Está aquí mi compadre?”</text:p>
          </table:table-cell>
          <table:table-cell table:style-name="ce9" office:value-type="string" calcext:value-type="string">
            <text:p>Tsaynash tapurin, “Kaychawku kompadrayqa?” nishpa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la mujer le mintió. “Se ha ausentado,” dijo.</text:p>
          </table:table-cell>
          <table:table-cell table:style-name="ce9" office:value-type="string" calcext:value-type="string">
            <text:p>Tsayna warmiqa uliparirqunaq, “Illashqam,” nishpa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“Pero descansemos un rato.”</text:p>
          </table:table-cell>
          <table:table-cell table:style-name="ce9" office:value-type="string" calcext:value-type="string">
            <text:p>“Peru hamakurishun.”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Así diciendo, su compadre se sentó encima del baúl.</text:p>
          </table:table-cell>
          <table:table-cell table:style-name="ce9" office:value-type="string" calcext:value-type="string">
            <text:p>Niptinna baul hananman taykurirqunaq kompadrinkunaqa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Después de un rato dijo, “Creo que ya voy a regresar.</text:p>
          </table:table-cell>
          <table:table-cell table:style-name="ce9" office:value-type="string" calcext:value-type="string">
            <text:p>Ichik ratullatana nirqunaq, “Kutikushaqnachi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Volveré acá otra vez.</text:p>
          </table:table-cell>
          <table:table-cell table:style-name="ce9" office:value-type="string" calcext:value-type="string">
            <text:p>Yapaynam kutimusha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Pues, hasta luego, comadre,” y así diciendo su compadre se fue.</text:p>
          </table:table-cell>
          <table:table-cell office:value-type="string" calcext:value-type="string">
            <text:p>Maa aywallaa, komadre,” nishpa, kompadrinkunaqa aywakurquna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2">
          <table:table-cell table:style-name="ce3" office:value-type="string" calcext:value-type="string">
            <text:p>Cuando había salido, la mujer miró, pensando, “¿Adónde va, para que llame a mi esposo?”</text:p>
          </table:table-cell>
          <table:table-cell office:value-type="string" calcext:value-type="string">
            <text:p>Hiqariptinnash, warmiqa qawarirqunaq, “Maytanaraq aywaykan, quwaata qayarinaapaq,” nishpa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2">
          <table:table-cell table:style-name="ce3" office:value-type="string" calcext:value-type="string">
            <text:p>Miró y su compadre estaba detrás de la casa, limpiando sangre de un cuchillo.</text:p>
          </table:table-cell>
          <table:table-cell office:value-type="string" calcext:value-type="string">
            <text:p>Qawarirqunaq, kompadrinkunaqa wayi waqtanchaw kutsilluta yawarllatana pitsaykarquna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2">
          <table:table-cell table:style-name="ce3" office:value-type="string" calcext:value-type="string">
            <text:p>Volviendo con miedo, llamó a su esposo, “Nuestro compadre ha vuelto. Salte ya.”</text:p>
          </table:table-cell>
          <table:table-cell office:value-type="string" calcext:value-type="string">
            <text:p>Mantsakashqana kutirir quwanta qayarqunaq, “Kompadrintsik kutirishqanam. Yarqakamuyna.”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Al decirlo, su esposo ya no contestó.</text:p>
          </table:table-cell>
          <table:table-cell office:value-type="string" calcext:value-type="string">
            <text:p>Niptin, quwanqa yaskinaqnatsu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abrió el baúl.</text:p>
          </table:table-cell>
          <table:table-cell office:value-type="string" calcext:value-type="string">
            <text:p>Tsaynash baulta kicharkurqun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Ya hace rato su esposo había muerto.</text:p>
          </table:table-cell>
          <table:table-cell office:value-type="string" calcext:value-type="string">
            <text:p>Imaynachi quwanqa wanushqa kana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Ya estaba bien tieso.</text:p>
          </table:table-cell>
          <table:table-cell office:value-type="string" calcext:value-type="string">
            <text:p>Limpu chukrukushqana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De esa manera nosotros no sabemos cuándo tendremos que morir.</text:p>
          </table:table-cell>
          <table:table-cell office:value-type="string" calcext:value-type="string">
            <text:p>Tsaynawpash manam musyantsiktsu imay wanunantsikta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Si ese hombre hubiera cumplido, nos habría avisado cuándo tendríamos que morir.</text:p>
          </table:table-cell>
          <table:table-cell office:value-type="string" calcext:value-type="string">
            <text:p>Tsay nuna kumplishqa kaptinqa, willamashwan karqan imay wanunantsikta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office:value-type="string" calcext:value-type="string">
            <text:p>Había un hombre.</text:p>
          </table:table-cell>
          <table:table-cell office:value-type="string" calcext:value-type="string">
            <text:p>Kanaq huk nunash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Era pobre y vivía en miseria con su esposa.</text:p>
          </table:table-cell>
          <table:table-cell office:value-type="string" calcext:value-type="string">
            <text:p>Waktsa, allaapa miseryachaw kawanaq warminwan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Y tenían un solo hijo.</text:p>
          </table:table-cell>
          <table:table-cell office:value-type="string" calcext:value-type="string">
            <text:p>I hukllaylla ullqu tsurin ka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Esos tres vivían juntos.</text:p>
          </table:table-cell>
          <table:table-cell office:value-type="string" calcext:value-type="string">
            <text:p>Tsay kiman kawayaa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2">
          <table:table-cell office:value-type="string" calcext:value-type="string">
            <text:p>Ese hombre pobre no hacía más que buscar leña cada día. Vendiéndola compraba cualquier cosa del mercado con ese dinero y así comían.</text:p>
          </table:table-cell>
          <table:table-cell office:value-type="string" calcext:value-type="string">
            <text:p>Tsay waktsa nuna unikamente kada hunaq yamtata ashirir rantikurir imatapis merkadupita tsaywan rantirirlla mikuriy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Ya que buscaba leña cada día, la leña se acabó por completo.</text:p>
          </table:table-cell>
          <table:table-cell office:value-type="string" calcext:value-type="string">
            <text:p>Kada hunaq yamtata ashiptin, limpuna ushakaari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No sabía qué hacer.</text:p>
          </table:table-cell>
          <table:table-cell office:value-type="string" calcext:value-type="string">
            <text:p>Ni imanaw kayta pwedinaqnatsu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table:style-name="ce3" office:value-type="string" calcext:value-type="string">
            <text:p>Estaba muy triste diciendo, "¿Ahora cómo voy a mantener mi familia?"</text:p>
          </table:table-cell>
          <table:table-cell office:value-type="string" calcext:value-type="string">
            <text:p>"Imanawraq kananqa familyaakunata waatashaq?" nishp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Mientras estaba triste así, llegó allí un extranjero.</text:p>
          </table:table-cell>
          <table:table-cell office:value-type="string" calcext:value-type="string">
            <text:p>Llakishqa kaykaptin, tsayman huk wiraqtsa chaari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Entonces dijo, "¿Por qué estás tan triste aquí?</text:p>
          </table:table-cell>
          <table:table-cell office:value-type="string" calcext:value-type="string">
            <text:p>Tsaynam ninaq, "Imatataq kaychaw allaapa llakishqa kanki?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No estés triste.</text:p>
          </table:table-cell>
          <table:table-cell office:value-type="string" calcext:value-type="string">
            <text:p>Ama llakitsu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Si quieres yo te voy a ayudar.</text:p>
          </table:table-cell>
          <table:table-cell office:value-type="string" calcext:value-type="string">
            <text:p>Munaptiqqa, nuqam yanapashqayki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Te voy a dar mucho dinero con la condición de llevarte a ti mismo."</text:p>
          </table:table-cell>
          <table:table-cell office:value-type="string" calcext:value-type="string">
            <text:p>Kikiykita apakunaqpaq qillayniki atskata qushqayki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Cuando dijo eso, el hombre no quiso.</text:p>
          </table:table-cell>
          <table:table-cell office:value-type="string" calcext:value-type="string">
            <text:p>Tsaynaw niptin, nuna mana munanaqtsu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Cuando él no quiso, el extranjero dijo, "Entonces dame tu esposa."</text:p>
          </table:table-cell>
          <table:table-cell office:value-type="string" calcext:value-type="string">
            <text:p>Mana munaptin, ninaq, "Tsaypinqa warmiykita quykamay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Otra vez el hombre no quiso.</text:p>
          </table:table-cell>
          <table:table-cell office:value-type="string" calcext:value-type="string">
            <text:p>Lomismu nuna munanaqtsu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"Si no, a tu hijo."</text:p>
          </table:table-cell>
          <table:table-cell office:value-type="string" calcext:value-type="string">
            <text:p>"Sinoqa tsuriykita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Ni eso quiso el hombre tampoco.</text:p>
          </table:table-cell>
          <table:table-cell office:value-type="string" calcext:value-type="string">
            <text:p>Ni tsaytapis nuna munanaqtsu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2">
          <table:table-cell office:value-type="string" calcext:value-type="string">
            <text:p>Ya que no quiso ninguna de estas alternativas, el otro dijo, "Para el primero que sale cuando llegues a tu casa."</text:p>
          </table:table-cell>
          <table:table-cell office:value-type="string" calcext:value-type="string">
            <text:p>Mana imatapis munaptinna, ninaq, "Wayiykiman chaariptiq, puntata yarqamuqpaq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2">
          <table:table-cell table:style-name="ce3" office:value-type="string" calcext:value-type="string">
            <text:p>Esto sí aceptó el hombre, porque siempre cuando volvía a su casa el primero en salir a recibirlo era un perro suyo.</text:p>
          </table:table-cell>
          <table:table-cell office:value-type="string" calcext:value-type="string">
            <text:p>Tsayta si nuna aseptarqunaq porke imaypis wayiman kutiriptin, puntata chaskiq aywaykuq huk allqun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Cuando propuso eso, el hombre aceptó ya que siempre salía primero el perro no más.</text:p>
          </table:table-cell>
          <table:table-cell office:value-type="string" calcext:value-type="string">
            <text:p>Tsaynaw niptinna, nunaqa aseptarqunaq, imaypis allqullam puntata yarqamun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Pensando, "Que lleve a él, no importa", hicieron el contrato.</text:p>
          </table:table-cell>
          <table:table-cell office:value-type="string" calcext:value-type="string">
            <text:p>"Tsaytaqa apakutsunpis," nishpa kontratuta ruraykuyarq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Y después firmó su documento.</text:p>
          </table:table-cell>
          <table:table-cell office:value-type="string" calcext:value-type="string">
            <text:p>I despwes dokumentunchaw firmarap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Después volvió a su casa.</text:p>
          </table:table-cell>
          <table:table-cell office:value-type="string" calcext:value-type="string">
            <text:p>Despwesna kutikunaq wayinman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Mientras estaba entrando salió su hijo, y el perro ni estaba allí.</text:p>
          </table:table-cell>
          <table:table-cell office:value-type="string" calcext:value-type="string">
            <text:p>Yaykuraykaptin yarqaramunaq tsurin, i allqun kanaqpistsu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2">
          <table:table-cell office:value-type="string" calcext:value-type="string">
            <text:p>Entonces el hombre se volvió como muerto con miedo y no sabía qué hacer.</text:p>
          </table:table-cell>
          <table:table-cell office:value-type="string" calcext:value-type="string">
            <text:p>Tsaynam nunaqa limpu patsa hunta tikrarinaq mantsakashqa, ni imanaw kayta musyarqatsu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Pobre hombre, estaba muy triste.</text:p>
          </table:table-cell>
          <table:table-cell office:value-type="string" calcext:value-type="string">
            <text:p>Pobri nuna limpu llakishqalla kak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2">
          <table:table-cell office:value-type="string" calcext:value-type="string">
            <text:p>Pero comenzó a aparecer toda clase de cosas en su casa, gran cantidad de víveres y de dinero para comprarse mucha ropa.</text:p>
          </table:table-cell>
          <table:table-cell office:value-type="string" calcext:value-type="string">
            <text:p>Peru wayinchawqa imaykapis yurir qallaykunaq, mana faltayta mikuypis, qillaypis, alli shuyñi ratashninkuna rantikuyaananpaqpis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Aunque tenía grandes cantidades de todo, el hombre cada día se volvió más triste.</text:p>
          </table:table-cell>
          <table:table-cell office:value-type="string" calcext:value-type="string">
            <text:p>Tsaytsika imaykapis kaykaptin, nuna mas llakishqa tikrakurinaq kada h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Ya que era así, su esposa le preguntó, "¿Por qué eres asi?</text:p>
          </table:table-cell>
          <table:table-cell office:value-type="string" calcext:value-type="string">
            <text:p>Tsaynawlla kakuptinnam warmin tapunaq, "Imanirtaq tsaynaw kanki?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No comes.</text:p>
          </table:table-cell>
          <table:table-cell office:value-type="string" calcext:value-type="string">
            <text:p>Mana mikukunkitsu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a nos falta ahora."</text:p>
          </table:table-cell>
          <table:table-cell office:value-type="string" calcext:value-type="string">
            <text:p>Kananqa mana ni imantsik faltanpistsu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Su hijo también era cada vez más grande.</text:p>
          </table:table-cell>
          <table:table-cell office:value-type="string" calcext:value-type="string">
            <text:p>Tsurinpis masna-masna hatunyaa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6">
          <table:table-cell office:value-type="string" calcext:value-type="string">
            <text:p>Entonces una vez su hijo preguntó a su papá, "Papacito, ¿por qué estás muy triste y no quieres comer?</text:p>
          </table:table-cell>
          <table:table-cell office:value-type="string" calcext:value-type="string">
            <text:p>Tsaynam huk bes tsurin tapunaq papaaninta, "Papasitu, imanirtaq allaapa llakishqa kanki i mana mikukunkipistsu?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¿O algo te duele?"</text:p>
          </table:table-cell>
          <table:table-cell office:value-type="string" calcext:value-type="string">
            <text:p>O imaykim nanan?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Cuando le dijo eso, su papá rompió a llorar.</text:p>
          </table:table-cell>
          <table:table-cell office:value-type="string" calcext:value-type="string">
            <text:p>Niptin, papaanin waqarinaqll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Y después por fin se lo contó.</text:p>
          </table:table-cell>
          <table:table-cell office:value-type="string" calcext:value-type="string">
            <text:p>I despwesmi porfin willayk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"En mi pobreza una vez estaba desesperado.</text:p>
          </table:table-cell>
          <table:table-cell office:value-type="string" calcext:value-type="string">
            <text:p>"Waktsa kayniychawmi huk kuti mana ni imanaw kayta pwedirqaatsu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Triste, estaba buscando leña.</text:p>
          </table:table-cell>
          <table:table-cell office:value-type="string" calcext:value-type="string">
            <text:p>I tsaymi llakishqa yamtata ashikuykarqa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Allí apareció un extranjero.</text:p>
          </table:table-cell>
          <table:table-cell office:value-type="string" calcext:value-type="string">
            <text:p>Tsaymanmi huk wiraqtsa yuriramurqan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Y después me preguntó, '¿Por qué estás triste?'</text:p>
          </table:table-cell>
          <table:table-cell office:value-type="string" calcext:value-type="string">
            <text:p>I despwesmi tapumarqan, "Imanirtaq llakishqa kanki?' nishp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ntonces le conté mi destino.</text:p>
          </table:table-cell>
          <table:table-cell office:value-type="string" calcext:value-type="string">
            <text:p>Tsaymi destinuuta willarqa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6">
          <table:table-cell office:value-type="string" calcext:value-type="string">
            <text:p>Él me dijo, 'No estés triste. Yo te ayudaré con todo lo que quieras. Vamos a hacer un contrato.'</text:p>
          </table:table-cell>
          <table:table-cell office:value-type="string" calcext:value-type="string">
            <text:p>Tsaynam nimarqan, 'Ama llakitsu. Nuqam ayudashqayki llapan munashqaykiwan. Huk kontratuta rurashun.'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Pero yo no quise.</text:p>
          </table:table-cell>
          <table:table-cell office:value-type="string" calcext:value-type="string">
            <text:p>Tsaymi munarqaatsu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2">
          <table:table-cell office:value-type="string" calcext:value-type="string">
            <text:p>Por fin me dijo, 'Si no, dame al que sale primero cuando llegues a tu casa.'</text:p>
          </table:table-cell>
          <table:table-cell office:value-type="string" calcext:value-type="string">
            <text:p>Ultimunam nimarqan, 'Mana tsayqa quykamanki wayiykiman chaptiq puntata yarqamuqta.'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6">
          <table:table-cell office:value-type="string" calcext:value-type="string">
            <text:p>Entonces yo acepté porque siempre sale primero el perro cuando yo llego acá, y pensé, 'Seguramente llevará a él.'</text:p>
          </table:table-cell>
          <table:table-cell office:value-type="string" calcext:value-type="string">
            <text:p>Tsaymi aseptaykurqaa porke imaypis chaaramuptii allqu puntata yarqamuq, 'tsaytachi apakunqa,' nir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6">
          <table:table-cell office:value-type="string" calcext:value-type="string">
            <text:p>Pero esa vez no fue así sino que mi único amado hijo salió.</text:p>
          </table:table-cell>
          <table:table-cell office:value-type="string" calcext:value-type="string">
            <text:p>Peru manam tsaynawtsu tsaypin kaykurqan, sino kuyay hapallan tsuriimi yarqaramurqan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l tiempo de ese contrato casi se ha cumplido para llevar.</text:p>
          </table:table-cell>
          <table:table-cell office:value-type="string" calcext:value-type="string">
            <text:p>Tsaymi tsay kontratu tinkuramun limpu apakunanp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No tengo ninguna manera de remediarlo."</text:p>
          </table:table-cell>
          <table:table-cell office:value-type="string" calcext:value-type="string">
            <text:p>Tsaymi mana ni imanaw tsayta remedyayta pwediitsu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6">
          <table:table-cell office:value-type="string" calcext:value-type="string">
            <text:p>Entonces su hijo dijo, "Papacito, no te preocupes. Yo mismo lo voy a remediar."</text:p>
          </table:table-cell>
          <table:table-cell office:value-type="string" calcext:value-type="string">
            <text:p>Tsaynam tsurin ninaq, "Papasitu, ama imapis qukushuytsu. Kikiimi tsayta remedyamushaq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Por fin su hijo era crecido.</text:p>
          </table:table-cell>
          <table:table-cell office:value-type="string" calcext:value-type="string">
            <text:p>Porfin tsurin puquri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Y fue a buscar ese diablo para recobrar el documento.</text:p>
          </table:table-cell>
          <table:table-cell office:value-type="string" calcext:value-type="string">
            <text:p>I despwes aywakunaq tsay dyablu ashiq dokumentuta ayllunanp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Se fue por las alturas por todas partes.</text:p>
          </table:table-cell>
          <table:table-cell office:value-type="string" calcext:value-type="string">
            <text:p>Aywakunaq maytachi hallqakunap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Después de viajar mucho tiempo vio una casa en un sitio solitario.</text:p>
          </table:table-cell>
          <table:table-cell office:value-type="string" calcext:value-type="string">
            <text:p>I tsaymi unayna aywakushqanchaw huk chusyaq sityuchaw rikaarinaq huk wayit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Y se dirigió allí pensando, "Allí buscaré alojamiento."</text:p>
          </table:table-cell>
          <table:table-cell office:value-type="string" calcext:value-type="string">
            <text:p>I tsaymanmi derichaykunaq, "Tsayllachaw posadakuykushaq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Y entonces llegó a la casa.</text:p>
          </table:table-cell>
          <table:table-cell office:value-type="string" calcext:value-type="string">
            <text:p>I tsaymi wayiman chaari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Allí salió una mujer no más.</text:p>
          </table:table-cell>
          <table:table-cell office:value-type="string" calcext:value-type="string">
            <text:p>Tsaymanmi yarqaramunaq huk warmill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lla dijo, "Criatura, ¿por qué andas aquí?</text:p>
          </table:table-cell>
          <table:table-cell office:value-type="string" calcext:value-type="string">
            <text:p>Paynam ninaq, "Kriyatura, imata kaychaw purinki?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Rápido vete antes que llegue mi esposo.</text:p>
          </table:table-cell>
          <table:table-cell office:value-type="string" calcext:value-type="string">
            <text:p>Apuradu aywakuy manaraq quwaa chaamushqany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l vive comiendo gente.</text:p>
          </table:table-cell>
          <table:table-cell office:value-type="string" calcext:value-type="string">
            <text:p>Payqa nunallatam mikun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Y nadie se escapa de él, ni tú tampoco."</text:p>
          </table:table-cell>
          <table:table-cell office:value-type="string" calcext:value-type="string">
            <text:p>I manam paypita ni pi eskapankitsu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ntonces el joven la suplicó, "No seas mala.</text:p>
          </table:table-cell>
          <table:table-cell office:value-type="string" calcext:value-type="string">
            <text:p>Tsaynam wamraqa rogarqunaq, "Ama aksayqa kaykuytsu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scóndeme en cualquier sitio.</text:p>
          </table:table-cell>
          <table:table-cell office:value-type="string" calcext:value-type="string">
            <text:p>Mayllamanpis pakaykamay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Voy en una misión muy premiante.</text:p>
          </table:table-cell>
          <table:table-cell office:value-type="string" calcext:value-type="string">
            <text:p>Aywaa allaapa presisaqmanmi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Mi papá ha hecho un documento con el diablo para llevarme.</text:p>
          </table:table-cell>
          <table:table-cell office:value-type="string" calcext:value-type="string">
            <text:p>Papaaniimi dyabluwan dokumentuta rurashqa apakamaananp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ntonces yo voy buscando ese diablo para que me devuelva ese documento."</text:p>
          </table:table-cell>
          <table:table-cell office:value-type="string" calcext:value-type="string">
            <text:p>Tsaymi aywaa tsay dyablu ashiq dokumentuta kutitsimaananpaq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Cuando el joven se lo había explicado, la mujer dijo, "Entonces no seas triste.</text:p>
          </table:table-cell>
          <table:table-cell office:value-type="string" calcext:value-type="string">
            <text:p>Tsaynaw wamra niptinna, warmiqa ninaq, "Tsaypinqa ama llakitsu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Yo voy a suplicar a mi esposo diciendo que eres mi hermano.</text:p>
          </table:table-cell>
          <table:table-cell office:value-type="string" calcext:value-type="string">
            <text:p>Nuqam quwaata rogamushaq, 'Turiimi,' nishp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Pero no tienes por que tener miedo."</text:p>
          </table:table-cell>
          <table:table-cell office:value-type="string" calcext:value-type="string">
            <text:p>Peru ama ni imanir mantsakankitsu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Así diciendo lo puso en la collca.</text:p>
          </table:table-cell>
          <table:table-cell office:value-type="string" calcext:value-type="string">
            <text:p>Nishpa qullqallaman taykatsirq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n la tarde volvió a su casa el hombre sin alma.</text:p>
          </table:table-cell>
          <table:table-cell office:value-type="string" calcext:value-type="string">
            <text:p>Tardina wayinman kutirirqunaq almannaq nunaq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6">
          <table:table-cell office:value-type="string" calcext:value-type="string">
            <text:p>Al entrar en su casa, iba olfateando por todas partes diciendo, "¿Dónde huele la carne?"</text:p>
          </table:table-cell>
          <table:table-cell office:value-type="string" calcext:value-type="string">
            <text:p>Wayinman yaykuraykarnash, muskikachan hinantinman, "Maychawmi aytsa pukutaamun?" nishp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ntonces su esposa salió rápido y dijo, "No te asustes.</text:p>
          </table:table-cell>
          <table:table-cell office:value-type="string" calcext:value-type="string">
            <text:p>Tsayna warminqa apuradu yarqurir nin, "Ama mantsakaatsitsu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Te voy a decir que mi hermanito ha llegado."</text:p>
          </table:table-cell>
          <table:table-cell office:value-type="string" calcext:value-type="string">
            <text:p>Turillaami chaamushqa nishaqmi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Cuando dijo eso, el hombre se puso muy alegre.</text:p>
          </table:table-cell>
          <table:table-cell office:value-type="string" calcext:value-type="string">
            <text:p>Tsaynaw niptin, nunaqa allibwenu kushik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Cuando la mujer lo llamó, el joven salió.</text:p>
          </table:table-cell>
          <table:table-cell office:value-type="string" calcext:value-type="string">
            <text:p>Warmi qayakuptin, yarqaramunaq wamraq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ntonces el joven contó su historia al hombre.</text:p>
          </table:table-cell>
          <table:table-cell office:value-type="string" calcext:value-type="string">
            <text:p>Tsaynam wamraqa willarqunaq swertintana nunat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6">
          <table:table-cell table:style-name="ce9" office:value-type="string" calcext:value-type="string">
            <text:p>"Mi papá hizo un contrato con el diablo para que me lleve a mí.</text:p>
          </table:table-cell>
          <table:table-cell table:style-name="ce9" office:value-type="string" calcext:value-type="string">
            <text:p>Papaaniishi kontratuta rurarqunaq dyabluwan nuqata apakamananpaq.</text:p>
            <text:p/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Por eso vengo buscando ese diablo para que me devuelva el documento."</text:p>
          </table:table-cell>
          <table:table-cell office:value-type="string" calcext:value-type="string">
            <text:p>Tsaymi tsay dyablu ashiq shamuykaa dokumentuta kutitsimaananp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l hombre dijo, "No te preocupes nada.</text:p>
          </table:table-cell>
          <table:table-cell office:value-type="string" calcext:value-type="string">
            <text:p>Tsaynam nuna ninaq, "Ama ni ima qukushuytsu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Ahora vamos conmigo."</text:p>
          </table:table-cell>
          <table:table-cell office:value-type="string" calcext:value-type="string">
            <text:p>Kanan nuqawanmi aywashun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Cuando dijo eso, el joven se alegró.</text:p>
          </table:table-cell>
          <table:table-cell office:value-type="string" calcext:value-type="string">
            <text:p>Niptin, wamraqa kushillaa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l hombre sin alma dijo a su mujer, "Haz un fiambre para nosotros.</text:p>
          </table:table-cell>
          <table:table-cell office:value-type="string" calcext:value-type="string">
            <text:p>Almannaq nunanam nirqunaq warmintana, "Mirkapaskuna ruramuy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Voy para salvar el alma de tu hermano."</text:p>
          </table:table-cell>
          <table:table-cell office:value-type="string" calcext:value-type="string">
            <text:p>Aywaa turiykipa almanta salbaq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La mujer alistó bastante fiambre.</text:p>
          </table:table-cell>
          <table:table-cell office:value-type="string" calcext:value-type="string">
            <text:p>Warmiqa alistarqunaq alli atakata mirkapat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Cuando estaba listo se fueron a un sitio donde todo estaba silencioso.</text:p>
          </table:table-cell>
          <table:table-cell office:value-type="string" calcext:value-type="string">
            <text:p>Listuna kaptinna aywayarqunaq may chusyaqtachi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Dos días y dos noches fueron.</text:p>
          </table:table-cell>
          <table:table-cell office:value-type="string" calcext:value-type="string">
            <text:p>Ishkay hunaq ishkay paqasna aywayarq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Y llegaron a una quebrada grande.</text:p>
          </table:table-cell>
          <table:table-cell office:value-type="string" calcext:value-type="string">
            <text:p>I chaariyan huk hatun sanhaman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Allí pues había un camino bonito.</text:p>
          </table:table-cell>
          <table:table-cell office:value-type="string" calcext:value-type="string">
            <text:p>Tsaychawqa maa shumaq naani karq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Por allí se fueron.</text:p>
          </table:table-cell>
          <table:table-cell office:value-type="string" calcext:value-type="string">
            <text:p>Tsaypana aywayarq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Cuanto más avanzaron, comenzó a hacer calor.</text:p>
          </table:table-cell>
          <table:table-cell office:value-type="string" calcext:value-type="string">
            <text:p>Mas mas aywayaptin, quñumunaq fwerti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A medida que entraron más adentro, más calor hacía.</text:p>
          </table:table-cell>
          <table:table-cell office:value-type="string" calcext:value-type="string">
            <text:p>Mas yaykuyaptin, mas allaapa achacharq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6">
          <table:table-cell office:value-type="string" calcext:value-type="string">
            <text:p>Entonces el hombre dijo al joven cuando éste se cansó, "Si no, te voy a cargar.</text:p>
          </table:table-cell>
          <table:table-cell office:value-type="string" calcext:value-type="string">
            <text:p>Tsayna nunaqa nirqunaq wamrata, limpu utikuykuptin, "Mana tsayqa aparikurkushqayki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Y cuando hace mucho calor, debes decir 'qué frio'.</text:p>
          </table:table-cell>
          <table:table-cell office:value-type="string" calcext:value-type="string">
            <text:p>I allaapa achachaptin, 'alalaw' ninkill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Si dices 'qué calor', no será bueno."</text:p>
          </table:table-cell>
          <table:table-cell office:value-type="string" calcext:value-type="string">
            <text:p>Sitsun 'achachaw' nikunki, manam allitsu kanqa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Mientras se acercaban a la puerta, el calor se volvió casi inaguantable.</text:p>
          </table:table-cell>
          <table:table-cell office:value-type="string" calcext:value-type="string">
            <text:p>Mas punkuman serkayaptin, mas manana awantaypaq achachaa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Y el joven decía, "¡Qué frio!"</text:p>
          </table:table-cell>
          <table:table-cell office:value-type="string" calcext:value-type="string">
            <text:p>I wamraqa "alalaw" ninaqll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Por fin llegaron a una puerta grande de fierro.</text:p>
          </table:table-cell>
          <table:table-cell office:value-type="string" calcext:value-type="string">
            <text:p>Porfinnash chaariyan huk hatun fyeru punkuman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Allí tocaron.</text:p>
          </table:table-cell>
          <table:table-cell office:value-type="string" calcext:value-type="string">
            <text:p>Tsaytana tsaktakuyan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ntonces allí salieron diablos ciegos, cojos, tullidos.</text:p>
          </table:table-cell>
          <table:table-cell office:value-type="string" calcext:value-type="string">
            <text:p>Tsayshi tsayman yarqapakayaamun wisku, kohu, maqllu dyablukun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sos inválidos cuidaban la puerta.</text:p>
          </table:table-cell>
          <table:table-cell office:value-type="string" calcext:value-type="string">
            <text:p>Tsay mana sirwiqkunallash punkutaqa kwidayan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Cuando abrieron la puerta ellos entraron.</text:p>
          </table:table-cell>
          <table:table-cell office:value-type="string" calcext:value-type="string">
            <text:p>Punkuta kichariptin yaykuriyan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ntonces, dándose cuenta, los diablos salieron de todos lados.</text:p>
          </table:table-cell>
          <table:table-cell office:value-type="string" calcext:value-type="string">
            <text:p>Tsayshi tsayta maakurir, dyablukuna wakpita kaypita ullupakayaamun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Se preguntaron entre sí, "¿Qué cosa quieren éstos?"</text:p>
          </table:table-cell>
          <table:table-cell office:value-type="string" calcext:value-type="string">
            <text:p>Kikinkuna pura tapunakuyan, "Imatataqshi munayan?" nishp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ntonces el hombre sin alma dijo, "Hemos venido a buscar un documento.</text:p>
          </table:table-cell>
          <table:table-cell office:value-type="string" calcext:value-type="string">
            <text:p>Tsaynash sin alma nunaqa nin, "Shayaamurquu huk dokumentu ashiqmi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¿Cuál de ustedes tiene el documento de este joven? Dánoslo."</text:p>
          </table:table-cell>
          <table:table-cell office:value-type="string" calcext:value-type="string">
            <text:p>Mayqaykichawtaq kay wamrapa dokumentun? Quykayaamay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ntonces ninguno de los diablos contestó.</text:p>
          </table:table-cell>
          <table:table-cell office:value-type="string" calcext:value-type="string">
            <text:p>Tsayna ni mayqan dyablu yaskiyantsu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l hombre lo dijo más enojado.</text:p>
          </table:table-cell>
          <table:table-cell office:value-type="string" calcext:value-type="string">
            <text:p>Tsayna nunaqa mas waapuna nirq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Luego Lucifer salió.</text:p>
          </table:table-cell>
          <table:table-cell office:value-type="string" calcext:value-type="string">
            <text:p>Tsayna Luciferna yarqaramurq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6">
          <table:table-cell office:value-type="string" calcext:value-type="string">
            <text:p>A él el hombre dijo, "Hemos venido a recoger el documento. Dánoslo quienquiera de ustedes que lo tenga."</text:p>
          </table:table-cell>
          <table:table-cell office:value-type="string" calcext:value-type="string">
            <text:p>Tsaytana nunaqa ninaq, "Shayaamurquu dokumentu aylluqmi. Quyaamay mayqaykichawtaq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table:style-name="ce6" office:value-type="string" calcext:value-type="string">
            <text:p>Lucifer preguntó enojado a los diablos, "Rápido entréguenselo."</text:p>
          </table:table-cell>
          <table:table-cell office:value-type="string" calcext:value-type="string">
            <text:p>Tsayna Luciferqa waapuna tapurqunaq dyablukunata, "Apuray entregayay," nishp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ntonces cierto diablo sacó el documento, aunque no quería.</text:p>
          </table:table-cell>
          <table:table-cell office:value-type="string" calcext:value-type="string">
            <text:p>Tsayna huk dyabluna mana munashpa dokumentuta hurqaramurq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Después se lo entregó.</text:p>
          </table:table-cell>
          <table:table-cell office:value-type="string" calcext:value-type="string">
            <text:p>Despwes entregarirq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Tomando eso, volvieron.</text:p>
          </table:table-cell>
          <table:table-cell office:value-type="string" calcext:value-type="string">
            <text:p>Tsayta tsarirkur kutirayaam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6">
          <table:table-cell office:value-type="string" calcext:value-type="string">
            <text:p>El hombre dijo, "Trágate este documento. Si no, los diablos lo harán volver."</text:p>
          </table:table-cell>
          <table:table-cell office:value-type="string" calcext:value-type="string">
            <text:p>Tsaynam nunaqa ninaq, "Kay dokumentuta ñuqtakurkuy. Mana tsayqa kutiratsinqam dyablukuna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ntonces el joven tragó ese papel.</text:p>
          </table:table-cell>
          <table:table-cell office:value-type="string" calcext:value-type="string">
            <text:p>Tsaynam wamraqa tsay papelta ñuqtakurk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Y el hombre otra vez devolvió al joven cargándole.</text:p>
          </table:table-cell>
          <table:table-cell office:value-type="string" calcext:value-type="string">
            <text:p>I nunaqa hina aparishqalla kutitsikamunaq wamrataq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Así ese joven se salvó de ser llevado por el diablo, recogiendo ese documento.</text:p>
          </table:table-cell>
          <table:table-cell office:value-type="string" calcext:value-type="string">
            <text:p>Tsaynawpam tsay wamra salbakunaq dyablu apakunanta tsay dokumentuta ayllurkur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6">
          <table:table-cell table:style-name="ce3" office:value-type="string" calcext:value-type="string">
            <text:p>Para sembrar trigo, dos o tres semanas antes barbechamos la chacra para que muera toda la mala hierba.</text:p>
          </table:table-cell>
          <table:table-cell office:value-type="string" calcext:value-type="string">
            <text:p>Triguta murunapaqqa, ishkay o kima semana puntatam yapyantsik chakrata, llapan qurakuna ushakaananpaq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La época de sembrar trigo es diciembre y enero.</text:p>
          </table:table-cell>
          <table:table-cell office:value-type="string" calcext:value-type="string">
            <text:p>I trigu murayqa disyembri i enerum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Y madura en seis meses.</text:p>
          </table:table-cell>
          <table:table-cell office:value-type="string" calcext:value-type="string">
            <text:p>I puqun huqta killatam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Lo cosechamos en siete meses.</text:p>
          </table:table-cell>
          <table:table-cell office:value-type="string" calcext:value-type="string">
            <text:p>I qanchis killatam segantsikqa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Empezamos el sembrío de trigo así: siempre majadeamos para sembrar trigo.</text:p>
          </table:table-cell>
          <table:table-cell office:value-type="string" calcext:value-type="string">
            <text:p>Trigu muruyta kaynawmi qallantsik: syempri saachintsikmi triguta murunapaq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6">
          <table:table-cell table:style-name="ce3" office:value-type="string" calcext:value-type="string">
            <text:p>Si no ha sido majadeado primero, esparcimos guano, y después esparcimos el trigo.</text:p>
          </table:table-cell>
          <table:table-cell office:value-type="string" calcext:value-type="string">
            <text:p>I mana saachishqa karqa puntatam, wanuta ramantsik, i despwesnam triguta ramantsik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Sembramos con yunta o a mano con queshu.</text:p>
          </table:table-cell>
          <table:table-cell office:value-type="string" calcext:value-type="string">
            <text:p>I muruntsik yuntawan karpis o chakayllapa karpis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Pero en sembrar machucamos completamente todos los terrones.</text:p>
          </table:table-cell>
          <table:table-cell office:value-type="string" calcext:value-type="string">
            <text:p>Peru tsay muruychawqa pasaypan matsuntsik llapan kurpakunata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no se machuca, la mala hierba sale primero.</text:p>
          </table:table-cell>
          <table:table-cell office:value-type="string" calcext:value-type="string">
            <text:p>Mana matsushqaqa, puntatan hiqakaramun manaalli qurakuna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Pero cuando se machucan bien los terrones, sale más tarde.</text:p>
          </table:table-cell>
          <table:table-cell office:value-type="string" calcext:value-type="string">
            <text:p>I kusa matsushqaqa, qipamunran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el trigo casi empieza a cubrir la chacra, empezamos a desherbar bien limpio.</text:p>
          </table:table-cell>
          <table:table-cell office:value-type="string" calcext:value-type="string">
            <text:p>Naqana trigu chakrata tsaparamuptinnam, qurar qallaykuntsik limpyu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el trigo comienza a brotar.</text:p>
          </table:table-cell>
          <table:table-cell office:value-type="string" calcext:value-type="string">
            <text:p>I tsaynam trigu pallqar qallaykamun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Si no se deshierba rápido en ese momento, el trigo se vuelve completamente amarillo.</text:p>
          </table:table-cell>
          <table:table-cell office:value-type="string" calcext:value-type="string">
            <text:p>I tsaychaw mana apuradu qurashqaqa, trigum limpu qarwashyaakurin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se ha desherbado bien, pronto crece.</text:p>
          </table:table-cell>
          <table:table-cell office:value-type="string" calcext:value-type="string">
            <text:p>I shumaq qurarishqaqa, ratum winaramun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Si la hierba es así no más, desherbamos hasta tres veces.</text:p>
          </table:table-cell>
          <table:table-cell office:value-type="string" calcext:value-type="string">
            <text:p>I tsaynawlla qura kaptinqa, asta kima bweltam qurantsik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6">
          <table:table-cell table:style-name="ce3" office:value-type="string" calcext:value-type="string">
            <text:p>Cuando cumple tres meses, comienzan a salir las espigas, y en cinco meses los granos se llenan.</text:p>
          </table:table-cell>
          <table:table-cell office:value-type="string" calcext:value-type="string">
            <text:p>Kima killata kumplirirqa, qallaykamun espigamuran, i pitsqa killachawqa, granukuna llenarinnam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En siete meses ya comienza a secarse.</text:p>
          </table:table-cell>
          <table:table-cell office:value-type="string" calcext:value-type="string">
            <text:p>I qanchis killachawqa tsakirinnam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6">
          <table:table-cell table:style-name="ce3" office:value-type="string" calcext:value-type="string">
            <text:p>Cuando las espigas recién comienzan a secarse, hacemos la era en sitios por donde corre el viento.</text:p>
          </table:table-cell>
          <table:table-cell office:value-type="string" calcext:value-type="string">
            <text:p>Trigukuna naqana tsakir qallaykuptinqa, eratanam rurantsik, byentu koriq sityukunachawmi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La limpiamos bien y la emparejamos para que sea plano.</text:p>
          </table:table-cell>
          <table:table-cell office:value-type="string" calcext:value-type="string">
            <text:p>Kusa limpyantsik i parhantsik, parehu kananpaq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6">
          <table:table-cell table:style-name="ce3" office:value-type="string" calcext:value-type="string">
            <text:p>Allí la echamos con agua y después cuando se seca un poco, la hacemos pisar con carneros y chivos, hasta que se ponga dura al secarse.</text:p>
          </table:table-cell>
          <table:table-cell office:value-type="string" calcext:value-type="string">
            <text:p>Tsaytanam yakuwan laqchintsik, i despwesmi shupiriptin uushawan chiwawan halutsintsik, asta shumaq tsakirir taqrakashqanyaq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esa era se ha secado, comenzamos a segar el trigo con hoz.</text:p>
          </table:table-cell>
          <table:table-cell office:value-type="string" calcext:value-type="string">
            <text:p>Tsay era tsakiriptinnam, qallaykuntsik triguta osiwan segar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Después amontonamos las gavillas, cruzándolas.</text:p>
          </table:table-cell>
          <table:table-cell office:value-type="string" calcext:value-type="string">
            <text:p>I despwesnam chuqpantsik krusadu manohukunata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Al terminar la cosecha, las llevamos en la espalda con sogas grandes a la era.</text:p>
          </table:table-cell>
          <table:table-cell office:value-type="string" calcext:value-type="string">
            <text:p>I segar usharirnam, aparintsik hatusaq waskakunawan eraman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6">
          <table:table-cell table:style-name="ce3" office:value-type="string" calcext:value-type="string">
            <text:p>Después de llevarlo todo allí, lo hacemos pisar con burros o caballos hasta que la paja se vuelva muy menuda.</text:p>
          </table:table-cell>
          <table:table-cell office:value-type="string" calcext:value-type="string">
            <text:p>Tsayman limpu ashtarirnam, halutsintsik ashnuwan o bestyawan pasaypa pahapis quchqunqanyaq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está pequeña, sacamos esos animales que lo han estado pisando.</text:p>
          </table:table-cell>
          <table:table-cell office:value-type="string" calcext:value-type="string">
            <text:p>Tsay quchquriptinnam, hurqurintsik tsay haluqta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Después lo aventamos con horca.</text:p>
          </table:table-cell>
          <table:table-cell office:value-type="string" calcext:value-type="string">
            <text:p>I despwesnam bentantsik horkitakunawan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6">
          <table:table-cell table:style-name="ce3" office:value-type="string" calcext:value-type="string">
            <text:p>Cuando hay buen viento, éste separa muy bien la paja a un lado y el trigo limpio a otro lado.</text:p>
          </table:table-cell>
          <table:table-cell office:value-type="string" calcext:value-type="string">
            <text:p>I tsaynam alli byentu karqa shumaq akraramun huk laduman pahata i huk laduman limpyu triguta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Para que sea bien separado, en un lado aventamos con mate.</text:p>
          </table:table-cell>
          <table:table-cell office:value-type="string" calcext:value-type="string">
            <text:p>I pasaypa rakikaananpaqqa, huk laduchaw wawyantsik matiwan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Lo limpian con escoba, y separándolo bien, lo guardamos.</text:p>
          </table:table-cell>
          <table:table-cell office:value-type="string" calcext:value-type="string">
            <text:p>I tsaytanam piwayan pitsanawan, i shumaq rakiratsirnam wardantsik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6">
          <table:table-cell table:style-name="ce3" office:value-type="string" calcext:value-type="string">
            <text:p>Lo cocinamos según nuestro gusto, pelándolo, resbaléndolo, moliéndolo para sopa, y también tostándolo.</text:p>
          </table:table-cell>
          <table:table-cell office:value-type="string" calcext:value-type="string">
            <text:p>I tsaytanam aruntsik munashqantsikman, llushturir, llunkarir, aqarir kashkipaq, i ankarikurpis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Para hacer pan, primero lavamos el trigo en bastante agua.</text:p>
          </table:table-cell>
          <table:table-cell office:value-type="string" calcext:value-type="string">
            <text:p>I tantata ruranapaqnam, puntata triguta paqantsik atska yakuchaw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Así se remueve toda la suciedad.</text:p>
          </table:table-cell>
          <table:table-cell office:value-type="string" calcext:value-type="string">
            <text:p>Tsaymi shuqikan llapan rakchakuna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terminado de lavar, lo tendemos en jergas para que se seque.</text:p>
          </table:table-cell>
          <table:table-cell office:value-type="string" calcext:value-type="string">
            <text:p>Tsay paqar ushariykurnam, hergakunaman mashtantsik tsakinanpaq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se ha secado completamente, lo llevamos al molino para hacerlo moler.</text:p>
          </table:table-cell>
          <table:table-cell office:value-type="string" calcext:value-type="string">
            <text:p>Limpu tsakiriptinnam, apantsik molinuman aqatsiq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Después de moler, lo cernimos.</text:p>
          </table:table-cell>
          <table:table-cell office:value-type="string" calcext:value-type="string">
            <text:p>Tsay aqaratsikurnam sernintsik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Así se separa en dos lados.</text:p>
          </table:table-cell>
          <table:table-cell office:value-type="string" calcext:value-type="string">
            <text:p>Tsaynam rakikaarin ishkay laduman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del más fino hacemos pan.</text:p>
          </table:table-cell>
          <table:table-cell office:value-type="string" calcext:value-type="string">
            <text:p>I tsaymi mas quchqu kaqpita tantata rurantsik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Y del áspero hacemos semita.</text:p>
          </table:table-cell>
          <table:table-cell office:value-type="string" calcext:value-type="string">
            <text:p>I saqtu kaqpitanam simitata rurantsik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Hacemos pan de esta manera: mezclamos la harina con agua tibia que contiene sal.</text:p>
          </table:table-cell>
          <table:table-cell office:value-type="string" calcext:value-type="string">
            <text:p>Kaynawmi tantata rurantsik: arinatam pichuntsik quñuq kachi yakuwan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A eso echamos levadura para que se fermente bien.</text:p>
          </table:table-cell>
          <table:table-cell office:value-type="string" calcext:value-type="string">
            <text:p>I tsaymanmi hitantsik quntsun kusa puqunanpaq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Después lo tapamos un rato con telas limpias.</text:p>
          </table:table-cell>
          <table:table-cell office:value-type="string" calcext:value-type="string">
            <text:p>I despwesnam piturintsik huk ratu limpyu ratashkunawan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se ha fermentado bien lo amasamos, siendo ya pan.</text:p>
          </table:table-cell>
          <table:table-cell office:value-type="string" calcext:value-type="string">
            <text:p>I kusa puquriptinnam, taqllantsik tantatana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Otra vez lo tapamos con jergas hasta que crezca bien.</text:p>
          </table:table-cell>
          <table:table-cell office:value-type="string" calcext:value-type="string">
            <text:p>I tsaytanam yapayraq pituntsik hergakunawan kusa winamushqanyaq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Lo llevamos a un horno muy caliente.</text:p>
          </table:table-cell>
          <table:table-cell office:value-type="string" calcext:value-type="string">
            <text:p>I tsaytanam apantsik kusa waykashqa hornuman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De allí después de cocinar, sale buen pan para comer.</text:p>
          </table:table-cell>
          <table:table-cell office:value-type="string" calcext:value-type="string">
            <text:p>Tsaypitanam chaarir yarqaramun alli tantana mikunapaqna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Así es el trigo.</text:p>
          </table:table-cell>
          <table:table-cell office:value-type="string" calcext:value-type="string">
            <text:p>Tsaynawllam trigu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El tiempo para sembrar maíz es noviembre, y el de la cosecha es mayo.</text:p>
          </table:table-cell>
          <table:table-cell office:value-type="string" calcext:value-type="string">
            <text:p>Hara murayqa nobyembrim i kosechanam mayu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6">
          <table:table-cell table:style-name="ce3" office:value-type="string" calcext:value-type="string">
            <text:p>Para sembrar maíz preparamos la chacra con abono de ganado, o si no llevamos abono de la casa, guano de cuy, de gallinas o chanchos.</text:p>
          </table:table-cell>
          <table:table-cell office:value-type="string" calcext:value-type="string">
            <text:p>Harata murunapaq chakrata saachintsikmi, o mana tsaypis ashtantsik wanuta wayillapita, haka wanuta o wallpa o kuchi wanukunata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Sembramos con yunta o cultivamos a mano.</text:p>
          </table:table-cell>
          <table:table-cell office:value-type="string" calcext:value-type="string">
            <text:p>Yuntawan o chakayllapapis muruntsikmi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6">
          <table:table-cell table:style-name="ce3" office:value-type="string" calcext:value-type="string">
            <text:p>Si es con yunta, una persona ara, y detrás de él va una mujer o un hombre sembrando, echando el maíz más o menos en cada cuarta, surco por surco.</text:p>
          </table:table-cell>
          <table:table-cell office:value-type="string" calcext:value-type="string">
            <text:p>Yuntawan karqa, huk nunam yapyan qipantanam warmipis o ullqus murur aywan, harata kachar kada huk kwartallachawnawyan kada rehachaw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6">
          <table:table-cell table:style-name="ce3" office:value-type="string" calcext:value-type="string">
            <text:p>Si hay terrones, los deshacemos y aramos finamente para que no haya mucha hierba.</text:p>
          </table:table-cell>
          <table:table-cell office:value-type="string" calcext:value-type="string">
            <text:p>Kurpa kaptinqa, matsukacharkuntsikmi, i menudum yapyantsik mana allaapa qura kananpaq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En dos semanas comienza a salir.</text:p>
          </table:table-cell>
          <table:table-cell office:value-type="string" calcext:value-type="string">
            <text:p>Ishkay senanatam hiqar qallaykamun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recién tiene tres o cuatro hojas, aporcamos.</text:p>
          </table:table-cell>
          <table:table-cell office:value-type="string" calcext:value-type="string">
            <text:p>I naqana kima chusku raprayuq kaykaptinnam, ishurintsik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Lo cultivamos sacando cuidadosamente toda la hierba.</text:p>
          </table:table-cell>
          <table:table-cell office:value-type="string" calcext:value-type="string">
            <text:p>Limpu llapan qurakunata tirar tirar shumaq uryapaykuntsik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Con eso no más el maíz crece bien.</text:p>
          </table:table-cell>
          <table:table-cell office:value-type="string" calcext:value-type="string">
            <text:p>Tsayllanam haraqa kusa winaramun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Después otra vez volvemos a cultivarlo cuando ya es grande.</text:p>
          </table:table-cell>
          <table:table-cell office:value-type="string" calcext:value-type="string">
            <text:p>I despwesnam yapay kutipantsik uryar hatusaqtana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En esa cultivación ya no limpiamos mucho la hierba.</text:p>
          </table:table-cell>
          <table:table-cell office:value-type="string" calcext:value-type="string">
            <text:p>Tsayqa mananam qurakunata allaapaqa limpyantsiknatsu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Si la limpiamos, ya no habrá pasto para los animales.</text:p>
          </table:table-cell>
          <table:table-cell office:value-type="string" calcext:value-type="string">
            <text:p>Tsay limpyaykushqaqa, mananam pastu kannatsu animalkunapaq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cuando crece más, comienza a florecer.</text:p>
          </table:table-cell>
          <table:table-cell office:value-type="string" calcext:value-type="string">
            <text:p>Tsay mas winarnam nawiksharna qallaykamun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Un mes más tarde comienza a producir fruto.</text:p>
          </table:table-cell>
          <table:table-cell office:value-type="string" calcext:value-type="string">
            <text:p>I tsaypita huk killatanam wacharna qallaykamun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Dentro de poco nace el choclo.</text:p>
          </table:table-cell>
          <table:table-cell office:value-type="string" calcext:value-type="string">
            <text:p>Nikar nikarllanam choklu yuriramun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se escogen las plantas estériles, e.d., las que no producen maíz.</text:p>
          </table:table-cell>
          <table:table-cell office:value-type="string" calcext:value-type="string">
            <text:p>Tsaynam akrakaramun urwakuna, tsay mana wachaq harakuna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Esas cogemos para chupar y para dar a los animales.</text:p>
          </table:table-cell>
          <table:table-cell office:value-type="string" calcext:value-type="string">
            <text:p>Tsaykunatanam pallantsik shakanapaq i animalkunata qaranapaq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por fin el maíz madura.</text:p>
          </table:table-cell>
          <table:table-cell office:value-type="string" calcext:value-type="string">
            <text:p>Nikarllanam porfin hara puquramun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está ya completamente seco lo cortamos para poner en haces.</text:p>
          </table:table-cell>
          <table:table-cell office:value-type="string" calcext:value-type="string">
            <text:p>Limpu tsakiriptinnam segarintsik arkunapaq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Queda en esas haces una o dos semanas.</text:p>
          </table:table-cell>
          <table:table-cell office:value-type="string" calcext:value-type="string">
            <text:p>Tsay arkuchawnam huk ishkay semana kakun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Allí no más se seca completamente .</text:p>
          </table:table-cell>
          <table:table-cell office:value-type="string" calcext:value-type="string">
            <text:p>Tsayllachawnam limpu tsakirin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2">
          <table:table-cell table:style-name="ce3" office:value-type="string" calcext:value-type="string">
            <text:p>Entonces sacamos las mazorcas, las grandes pelando sus cáscaras, pero sin removerlas completamente.</text:p>
          </table:table-cell>
          <table:table-cell office:value-type="string" calcext:value-type="string">
            <text:p>Tsaytanam tipintsik kaspakunata, hatusaqninta ququmar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3">
          <table:table-cell table:style-name="ce3" office:value-type="string" calcext:value-type="string">
            <text:p>Esas mazorcas amarramos en huayunca para guardar.</text:p>
          </table:table-cell>
          <table:table-cell office:value-type="string" calcext:value-type="string">
            <text:p>Tsay ququmatanam wayunkantsik wardakunapaq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3">
          <table:table-cell table:style-name="ce3" office:value-type="string" calcext:value-type="string">
            <text:p>Las colgamos en sartas grandes en el terrado dentro de la casa y en los corredores.</text:p>
          </table:table-cell>
          <table:table-cell office:value-type="string" calcext:value-type="string">
            <text:p>Tsaytanam warkuntsik puywaypa wayi rurinman teradukunaman i koredormanpis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3">
          <table:table-cell table:style-name="ce3" office:value-type="string" calcext:value-type="string">
            <text:p>Allí queda colgado bonito como adorno.</text:p>
          </table:table-cell>
          <table:table-cell office:value-type="string" calcext:value-type="string">
            <text:p>Tsaychawmi shumaq warkuran adornunaw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2">
          <table:table-cell table:style-name="ce3" office:value-type="string" calcext:value-type="string">
            <text:p>Las mazorcas pequeñas desgranamos cuidadosamente, las de poca calidad a un lado y las buenas a otro lado.</text:p>
          </table:table-cell>
          <table:table-cell office:value-type="string" calcext:value-type="string">
            <text:p>Akapakunatanam sumaq ishkurintsik, chusunta huk laduman, i allinta huk laduman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2">
          <table:table-cell table:style-name="ce3" office:value-type="string" calcext:value-type="string">
            <text:p>Tostando ese maíz bueno en cancha, lo comemos; y el de poca calidad damos a las gallinas.</text:p>
          </table:table-cell>
          <table:table-cell office:value-type="string" calcext:value-type="string">
            <text:p>Tsay allintanam kamsata ankarikur uchuntsik; chusunkunatanam wallpakunata qarantsik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Hacemos toda clase de comida de maíz.</text:p>
          </table:table-cell>
          <table:table-cell office:value-type="string" calcext:value-type="string">
            <text:p>Tukuy mikuytam harapita rurantsik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Pelando y moliendo hacemos humita, tamal y mazamorra.</text:p>
          </table:table-cell>
          <table:table-cell office:value-type="string" calcext:value-type="string">
            <text:p>Llushturiykur aqarir rurantsik umitata, tamalta, i apita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6">
          <table:table-cell table:style-name="ce3" office:value-type="string" calcext:value-type="string">
            <text:p>Moliéndolo crudo hacemos tortilla; y después, moliendo en molino y cerniéndolo bien hacemos pan y galletas.</text:p>
          </table:table-cell>
          <table:table-cell office:value-type="string" calcext:value-type="string">
            <text:p>I chawata aqarirnam rurantsik tortillata; i despwes, molinuchaw aqaratsir shumaq sernirikur tantata rurantsik, galletakunata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Son muy ricos.</text:p>
          </table:table-cell>
          <table:table-cell office:value-type="string" calcext:value-type="string">
            <text:p>Allaapa shumaqmi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Ese pan de maíz es dulce.</text:p>
          </table:table-cell>
          <table:table-cell office:value-type="string" calcext:value-type="string">
            <text:p>Tsay hara tanta mishkiqnaqa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Así no más comemos maíz.</text:p>
          </table:table-cell>
          <table:table-cell office:value-type="string" calcext:value-type="string">
            <text:p>Tsaynawllam harata mikuntsik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Primero compramos lana, quince libras.</text:p>
          </table:table-cell>
          <table:table-cell office:value-type="string" calcext:value-type="string">
            <text:p>Puntatam millwata rantintsik, kinse librata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Después lavamos la lana hasta que salga toda su suciedad.</text:p>
          </table:table-cell>
          <table:table-cell office:value-type="string" calcext:value-type="string">
            <text:p>I despwesmi taqshantsik millwata llapan rakchan yarqunqanyaq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La secamos, tendiéndola bonito.</text:p>
          </table:table-cell>
          <table:table-cell office:value-type="string" calcext:value-type="string">
            <text:p>Tsaytanam tsakitsintsik shumaq mashtaykur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está muy seca, la recogemos y pesamos.</text:p>
          </table:table-cell>
          <table:table-cell office:value-type="string" calcext:value-type="string">
            <text:p>Kusa tsakiriptinnam, ayllurir pesantsik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cuando toda su suciedad ha salido, quedan solamente seis o siete libras.</text:p>
          </table:table-cell>
          <table:table-cell office:value-type="string" calcext:value-type="string">
            <text:p>Tsaymi llapan rakchan yarquriptin, kedarin huqta o qanchis librallana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A ésa las mujeres hilan la trama, bien parejo.</text:p>
          </table:table-cell>
          <table:table-cell office:value-type="string" calcext:value-type="string">
            <text:p>Tsaytaman warmikuna putskayan tramata shumaq parehulla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Terminan en dos meses.</text:p>
          </table:table-cell>
          <table:table-cell office:value-type="string" calcext:value-type="string">
            <text:p>Ushayan ishkay killatam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han terminado las seis libras, hilan una libra de alma.</text:p>
          </table:table-cell>
          <table:table-cell office:value-type="string" calcext:value-type="string">
            <text:p>Tsayta huqta librata ushariykurnam, huk libra chakinta putskayan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todo eso es completo, lo tiñen al color que les guste.</text:p>
          </table:table-cell>
          <table:table-cell office:value-type="string" calcext:value-type="string">
            <text:p>Tsay llapan tinkuriptinnam tiñiyan kolor munayashqanman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Si quieren negro, es fácil.</text:p>
          </table:table-cell>
          <table:table-cell office:value-type="string" calcext:value-type="string">
            <text:p>Yanata munarninqa, fasilmi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La tiñien con añelina no más.</text:p>
          </table:table-cell>
          <table:table-cell office:value-type="string" calcext:value-type="string">
            <text:p>Tiñiriyan añellawanmi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Y si quieren habano, lo tiñen con nogal.</text:p>
          </table:table-cell>
          <table:table-cell office:value-type="string" calcext:value-type="string">
            <text:p>I abanuta munarnenqa, tiñiriyan nogalwanran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Al teñirla, hervimos la trama del hilo muy bien.</text:p>
          </table:table-cell>
          <table:table-cell office:value-type="string" calcext:value-type="string">
            <text:p>Tiñirnin, trama hiluta allibwenum puwatsintsik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Así recién agarra.</text:p>
          </table:table-cell>
          <table:table-cell office:value-type="string" calcext:value-type="string">
            <text:p>Tsayran tsarin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Después de teñir, secamos el hilo para enrollar.</text:p>
          </table:table-cell>
          <table:table-cell office:value-type="string" calcext:value-type="string">
            <text:p>Tiñiriykurnam, tsakitsintsik hiluta kururanapaq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Hacemos el hilo en madejas para teñir.</text:p>
          </table:table-cell>
          <table:table-cell office:value-type="string" calcext:value-type="string">
            <text:p>Hiluta madihantsikmi tiñinapaq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Después de enrollar la llevamos al tejedor.</text:p>
          </table:table-cell>
          <table:table-cell office:value-type="string" calcext:value-type="string">
            <text:p>Kururarkurnam apantsik awaqman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El la teje en telar con lizo, golpeando.</text:p>
          </table:table-cell>
          <table:table-cell office:value-type="string" calcext:value-type="string">
            <text:p>Paynam telarchaw awamun lisuswan, tsaktar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ha terminado, lo que ha cortado lo aseguramos con aguja.</text:p>
          </table:table-cell>
          <table:table-cell office:value-type="string" calcext:value-type="string">
            <text:p>Usharamuptinnam tsay kapchumushqanta kutitsintsik huk awhawan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Al terminarlo, hacemos hueco al centro al tamaño de nuestra cabeza con cuidado.</text:p>
          </table:table-cell>
          <table:table-cell office:value-type="string" calcext:value-type="string">
            <text:p>Ushariykurnam chawpinchaw uchkuntsik piqantsik tinkulla kon kwidadulla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Al terminar eso, lo cardamos.</text:p>
          </table:table-cell>
          <table:table-cell office:value-type="string" calcext:value-type="string">
            <text:p>Tsayta ushariykurnam, perchantsik kardonwan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Así todavía aparecen sus pelitos bonito.</text:p>
          </table:table-cell>
          <table:table-cell office:value-type="string" calcext:value-type="string">
            <text:p>Tsayran shumaq millwan yuriramun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Y después cosemos su borde con carrete, comprando tela.</text:p>
          </table:table-cell>
          <table:table-cell office:value-type="string" calcext:value-type="string">
            <text:p>I despwesnam kuchunta hiratsintsik telata rantikur karetiwan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Así no más es la confección del poncho.</text:p>
          </table:table-cell>
          <table:table-cell office:value-type="string" calcext:value-type="string">
            <text:p>Tsaynawllam ponchupa ruraynin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Sembramos quínoa más entre las papas, en cada surco.</text:p>
          </table:table-cell>
          <table:table-cell table:style-name="ce6" office:value-type="string" calcext:value-type="string">
            <text:p>Kinwata muruntsik masqa papakunachawmi kada surkuchaw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1">
          <table:table-cell table:style-name="ce3" office:value-type="string" calcext:value-type="string">
            <text:p>Hay dos clases de quínoa, el bueno y el silvestre.</text:p>
          </table:table-cell>
          <table:table-cell table:style-name="ce6" office:value-type="string" calcext:value-type="string">
            <text:p>Ishkaylayan kinwa kan, alli kaq i urkupa kaq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1">
          <table:table-cell table:style-name="ce3" office:value-type="string" calcext:value-type="string">
            <text:p>Para sembrar quínoa, alistamos la chacra como para papas, con bastante guano.</text:p>
          </table:table-cell>
          <table:table-cell table:style-name="ce6" office:value-type="string" calcext:value-type="string">
            <text:p>Kinwata murunapaq, chakrata alistantsik papapaqnawmi kusa wanuyuq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1">
          <table:table-cell table:style-name="ce3" office:value-type="string" calcext:value-type="string">
            <text:p>Y después, limpiando bien la semilla y abriendo el camellón, la echamos al borde, bien tupido.</text:p>
          </table:table-cell>
          <table:table-cell table:style-name="ce6" office:value-type="string" calcext:value-type="string">
            <text:p>I despwesnam muruta kusa limpyarir, rehata chakariykur haqninllaman ramaykuntsik menudulla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1">
          <table:table-cell table:style-name="ce3" office:value-type="string" calcext:value-type="string">
            <text:p>Y esa semilla no tapamos con tierra, pues si la tapamos, no germina, se pudre.</text:p>
          </table:table-cell>
          <table:table-cell table:style-name="ce6" office:value-type="string" calcext:value-type="string">
            <text:p>I tsaytam mana allpawan pampantsiktsu, i sitsun pampaykuntsik, manam hiqantsu, ismurinmi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1">
          <table:table-cell table:style-name="ce3" office:value-type="string" calcext:value-type="string">
            <text:p>Si está encima no más, amanece saliendo.</text:p>
          </table:table-cell>
          <table:table-cell table:style-name="ce6" office:value-type="string" calcext:value-type="string">
            <text:p>Hananllachaw karqa, waraaramun ratatsaaramuspqam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2">
          <table:table-cell table:style-name="ce3" office:value-type="string" calcext:value-type="string">
            <text:p>Cuando hay bastante lluvia, dentro de un rato crece; pero cuando no hay lluvia, se termina completamente.</text:p>
          </table:table-cell>
          <table:table-cell table:style-name="ce6" office:value-type="string" calcext:value-type="string">
            <text:p>Alli tamya kaptinqa, ratum hintiyaaramun; i usyaptinqa, ushakaarin pasaypam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Esa quínoa es muy delicada.</text:p>
          </table:table-cell>
          <table:table-cell table:style-name="ce6" office:value-type="string" calcext:value-type="string">
            <text:p>Allaapa delikadum kay kinwaqa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Cuando es bonita, e.d., cuando ha crecido grande, secamos la mala hierba.</text:p>
          </table:table-cell>
          <table:table-cell table:style-name="ce6" office:value-type="string" calcext:value-type="string">
            <text:p>Shumaq kaptinqa, hentiyaaramuptin, qurarintsik manaalli qurakunata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Y cuando ya tiene buenas hojas, éstas cogemos para yuyo y eso comemos.</text:p>
          </table:table-cell>
          <table:table-cell table:style-name="ce6" office:value-type="string" calcext:value-type="string">
            <text:p>I kusana rapran kaptin, pallantsik hitqapaq, i tsaytanam mikuntsik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Ya no asisten más a la quínoa.</text:p>
          </table:table-cell>
          <table:table-cell table:style-name="ce6" office:value-type="string" calcext:value-type="string">
            <text:p>I masqa kinwata mananam asistiyannatsu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Madura por sí sola.</text:p>
          </table:table-cell>
          <table:table-cell table:style-name="ce6" office:value-type="string" calcext:value-type="string">
            <text:p>Kikinllanam puqukun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Cuando ya está madura, la segamos.</text:p>
          </table:table-cell>
          <table:table-cell table:style-name="ce6" office:value-type="string" calcext:value-type="string">
            <text:p>Puquriptinnam segarintsik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La tendemos en una pampa para secar.</text:p>
          </table:table-cell>
          <table:table-cell table:style-name="ce6" office:value-type="string" calcext:value-type="string">
            <text:p>Tsaytanam pampaman mashtarintsik tsakinanpaq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2">
          <table:table-cell table:style-name="ce3" office:value-type="string" calcext:value-type="string">
            <text:p>Y cuando ya está seca, tendiendo las jergas la frotamos, o sino la golpeamos, y terminado esto, la frotamos bien con las manos.</text:p>
          </table:table-cell>
          <table:table-cell table:style-name="ce6" office:value-type="string" calcext:value-type="string">
            <text:p>I kusa tsakiriptinnam, hergakunata qupikur kupantsik, o mana tsaymi, wiluntsik, limpu ushakaarikurnam, kusa makintsikwan kupantsik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Y entonces la aventamos hasta que quede limpia.</text:p>
          </table:table-cell>
          <table:table-cell table:style-name="ce6" office:value-type="string" calcext:value-type="string">
            <text:p>I desikurnam wawyantsik limpyu kedashqanyaq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Y después la guardamos en ollas, o sino en cántaros grandes.</text:p>
          </table:table-cell>
          <table:table-cell table:style-name="ce6" office:value-type="string" calcext:value-type="string">
            <text:p>I despwes tsaytanam wardakuntsik mankakunaman mana tsay hatusaq kuntukunaman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No comemos la quínoa sin un poco de trabajo.</text:p>
          </table:table-cell>
          <table:table-cell table:style-name="ce6" office:value-type="string" calcext:value-type="string">
            <text:p>Kinwataqa manam mikuntsiktsu fasilllaqa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Es bastante amarga.</text:p>
          </table:table-cell>
          <table:table-cell table:style-name="ce6" office:value-type="string" calcext:value-type="string">
            <text:p>Allaapam asqan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Por eso en mates grandes llenos de agua la frotamos con la mano.</text:p>
          </table:table-cell>
          <table:table-cell table:style-name="ce6" office:value-type="string" calcext:value-type="string">
            <text:p>Tsaymi tsayta hatun anqarakunachaw yakuyuq kupantsik makintsikwan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Y con esa agua lavamos ropa.</text:p>
          </table:table-cell>
          <table:table-cell table:style-name="ce6" office:value-type="string" calcext:value-type="string">
            <text:p>I tsay yakuwan taqshakuntsikmi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Saca bien la suciedad.</text:p>
          </table:table-cell>
          <table:table-cell table:style-name="ce6" office:value-type="string" calcext:value-type="string">
            <text:p>Kusam mapata hurqun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Y entonces amasamos la quínoa hasta que pierda su sabor amargo.</text:p>
          </table:table-cell>
          <table:table-cell table:style-name="ce6" office:value-type="string" calcext:value-type="string">
            <text:p>I tsaymi kinwataqa kupantsik asta qamlashqanyaq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Y cuando pierde su sabor, ya no espuma, sino está como jabonaduras.</text:p>
          </table:table-cell>
          <table:table-cell table:style-name="ce6" office:value-type="string" calcext:value-type="string">
            <text:p>I qamlarirqa mananam pohuqantsu, sinuqa habonpa labasannawmi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cuando pierde su sabor amargo la cocinamos.</text:p>
          </table:table-cell>
          <table:table-cell table:style-name="ce6" office:value-type="string" calcext:value-type="string">
            <text:p>Tsay qamlariptinnam aruntsik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Y cuando hay bastante, una parte tendemos rápidamente en el sol.</text:p>
          </table:table-cell>
          <table:table-cell table:style-name="ce6" office:value-type="string" calcext:value-type="string">
            <text:p>I aypa kaptinqa, wakinta apuraypam intiman mashtarintsik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Si no, la quínoa germina.</text:p>
          </table:table-cell>
          <table:table-cell table:style-name="ce6" office:value-type="string" calcext:value-type="string">
            <text:p>Mana tsayqa, kinwaqa hiqakaramunmi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2">
          <table:table-cell table:style-name="ce3" office:value-type="string" calcext:value-type="string">
            <text:p>Pero si la secamos, la guardamos sin peligro de que germine, para cocinar en cualquier oportunidad.</text:p>
          </table:table-cell>
          <table:table-cell table:style-name="ce6" office:value-type="string" calcext:value-type="string">
            <text:p>Tsakiratsirqa yamaynam wardakuntsik imaypis arukunapaq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1">
          <table:table-cell table:style-name="ce3" office:value-type="string" calcext:value-type="string">
            <text:p>Esa quínoa es muy buena comida, También hacemos sopa con carne, y también mazamorra.</text:p>
          </table:table-cell>
          <table:table-cell table:style-name="ce6" office:value-type="string" calcext:value-type="string">
            <text:p>Tsay kinwa allaapa alli mikuymi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1">
          <table:table-cell table:style-name="ce3" office:value-type="string" calcext:value-type="string">
            <text:p>Y ahora el médico dice que de todos los alimentos la quínoa es el mejor.</text:p>
          </table:table-cell>
          <table:table-cell table:style-name="ce6" office:value-type="string" calcext:value-type="string">
            <text:p>Kashkitapis rurantsik aytsallantin i apitapis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1">
          <table:table-cell table:style-name="ce3" office:value-type="string" calcext:value-type="string">
            <text:p>Es repleto con todas las vitaminas.</text:p>
          </table:table-cell>
          <table:table-cell table:style-name="ce6" office:value-type="string" calcext:value-type="string">
            <text:p>I mediku kananqa nin llapan mikuypitapis mehorshi kinwa, llapan bitaminayuq kompletu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1">
          <table:table-cell table:style-name="ce3" office:value-type="string" calcext:value-type="string">
            <text:p>El tallo de la quínoa sirve bien como leña para cocinar.</text:p>
          </table:table-cell>
          <table:table-cell table:style-name="ce6" office:value-type="string" calcext:value-type="string">
            <text:p>I kinwapa tullanqa allim yamta kwenta arukunapaq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1">
          <table:table-cell table:style-name="ce3" office:value-type="string" calcext:value-type="string">
            <text:p>Mi nombre es Valentina Norabuena Mendoza.</text:p>
          </table:table-cell>
          <table:table-cell office:value-type="string" calcext:value-type="string">
            <text:p>Valentina Norabuena Mendoza hutii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Nací el 15 de diciembre de 1895 en Chontayoc.</text:p>
          </table:table-cell>
          <table:table-cell office:value-type="string" calcext:value-type="string">
            <text:p>Yurirqaa 15 de disyembri de 1895 Chontayuqchaw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Mi papá se llamaba Manuel Norabuena, un chontino, y mi mamá Ildefonsa Mendoza, de Huanja.</text:p>
          </table:table-cell>
          <table:table-cell office:value-type="string" calcext:value-type="string">
            <text:p>Papaaniipa hutin Manuel Norabuena, Chontayuq nuna, i mamaaniipam Ildefonsa Mendoza, Wanha warmi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A medida que crecía, sentí que mi papá pegaba mucho a mi mamá mientras él andaba con otras mujeres.</text:p>
          </table:table-cell>
          <table:table-cell office:value-type="string" calcext:value-type="string">
            <text:p>Winar-winarmi maakurqaa tsaymi papaanii allaapa mamaata maqaq, huk warmikunawan purikur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pegaba a mi mamá y la defendíamos, mi papá nos pegaba a nosotros también.</text:p>
          </table:table-cell>
          <table:table-cell office:value-type="string" calcext:value-type="string">
            <text:p>Tsay mamaata maqaptin washaayaptiimi, nuqakunatapis papaanii maqayaama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Pegaba mucho a mi mamá.</text:p>
          </table:table-cell>
          <table:table-cell office:value-type="string" calcext:value-type="string">
            <text:p>Allaapam mamaata maqa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ella gritaba, le metía un palo en la boca.</text:p>
          </table:table-cell>
          <table:table-cell office:value-type="string" calcext:value-type="string">
            <text:p>Qapariptin, shiminman shukshutapis yakaqmi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cuando yo crecí más, me hizo andar majadeando.</text:p>
          </table:table-cell>
          <table:table-cell office:value-type="string" calcext:value-type="string">
            <text:p>I mas hentiyaptii, puritsimaq saachir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mpezando en un lado, terminamos majadeando toda la chacra.</text:p>
          </table:table-cell>
          <table:table-cell office:value-type="string" calcext:value-type="string">
            <text:p>Huk kuchupita qallaykurmi, llapan chakrata ushaq kayaa saachir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Teníamos muchos terrenos.</text:p>
          </table:table-cell>
          <table:table-cell office:value-type="string" calcext:value-type="string">
            <text:p>Atska chakrayuqmi kayarq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Teníamos todo en abundancia.</text:p>
          </table:table-cell>
          <table:table-cell office:value-type="string" calcext:value-type="string">
            <text:p>Allaapa astkam imaykaakunapis karq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Nada nos faltaba.</text:p>
          </table:table-cell>
          <table:table-cell office:value-type="string" calcext:value-type="string">
            <text:p>Manam ni ima faltayaapamaqts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ra muy abundante.</text:p>
          </table:table-cell>
          <table:table-cell office:value-type="string" calcext:value-type="string">
            <text:p>Kusa abundantim karq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Teníamos muchas ovejas también, y también mucha carne, en un lado carne de carnero, en otro lado carne de vaca y en otro lado carne de chancho.</text:p>
          </table:table-cell>
          <table:table-cell office:value-type="string" calcext:value-type="string">
            <text:p>Atska uushaakunapis kayaapamaq, aytsaakunapis atska, huk laduchaw uusha aytsa, huk laduchaw waka aytsa i mas huk laduchaw kuchi ayts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Tres o cuatro chanchos matábamos cada año.</text:p>
          </table:table-cell>
          <table:table-cell office:value-type="string" calcext:value-type="string">
            <text:p>Kima o chusku kuchitam pishtayaq kayaa kada wat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so comíamos cada día.</text:p>
          </table:table-cell>
          <table:table-cell office:value-type="string" calcext:value-type="string">
            <text:p>Tsaytam mikuq kayaa kada huna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yo era señorita, mi papá no me dejaba dormir en la casa.</text:p>
          </table:table-cell>
          <table:table-cell office:value-type="string" calcext:value-type="string">
            <text:p>I wayichawqa naqana shipashyar manam papaanii punutsimaqts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o andaba majadeando en las chacras.</text:p>
          </table:table-cell>
          <table:table-cell office:value-type="string" calcext:value-type="string">
            <text:p>Chakrakunallachawnam saachir purikuq k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llegué a los quince años.</text:p>
          </table:table-cell>
          <table:table-cell office:value-type="string" calcext:value-type="string">
            <text:p>I naqanam charkurqaa chunka pitsqa watam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una mañana llegué con mis carneros.</text:p>
          </table:table-cell>
          <table:table-cell office:value-type="string" calcext:value-type="string">
            <text:p>I huk quya chaariq kaa uushaaw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 la casa estaban labrando chicha.</text:p>
          </table:table-cell>
          <table:table-cell office:value-type="string" calcext:value-type="string">
            <text:p>Wayichawqa aswapa kuraykaayaana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pregunté a mi papá, "¿Para qué están haciendo chicha."</text:p>
          </table:table-cell>
          <table:table-cell office:value-type="string" calcext:value-type="string">
            <text:p>Tsaynam papaaniita tapuriq kaa, "Imapaqtaq aswaraykaayanki."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mi papá me dijo, "Vamos a hacer misa por tu abuela.</text:p>
          </table:table-cell>
          <table:table-cell office:value-type="string" calcext:value-type="string">
            <text:p>Tsaynam papaanii nimaq, "Awilaykipa misanmi ruratsishu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Para eso estamos alistando."</text:p>
          </table:table-cell>
          <table:table-cell office:value-type="string" calcext:value-type="string">
            <text:p>Tsaypaqmi alistaykanyaa."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yo seguía en la chacra no más.</text:p>
          </table:table-cell>
          <table:table-cell office:value-type="string" calcext:value-type="string">
            <text:p>I nuqaqa hina chakrallachaw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Dos o tres días más tarde iban al horno para hacer pan.</text:p>
          </table:table-cell>
          <table:table-cell office:value-type="string" calcext:value-type="string">
            <text:p>Tsaypita ishkay o kima hunaqtanam hornumanna hiqariyaq masakuqn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mis primas me insultaban diciendo, "Dicen que te vas a casar con un viejo."</text:p>
          </table:table-cell>
          <table:table-cell office:value-type="string" calcext:value-type="string">
            <text:p>Tsaymi primaakunalla insultayaamaq, "Awkiswanshi kasakunki," nishp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o ni imaginaba.</text:p>
          </table:table-cell>
          <table:table-cell office:value-type="string" calcext:value-type="string">
            <text:p>Ni nuqaqa tantiyaqts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Y una vez cuando la carne, el pan y la chicha estaban listos, mi papá me dijo, "Te vamos a hacer casar.</text:p>
          </table:table-cell>
          <table:table-cell office:value-type="string" calcext:value-type="string">
            <text:p>I huk besnam aytsapis tantapis aswapis listuna kaykaptin, papaanii nikamaq, "Kasatsiyashqaykim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Me vas a obedecer.</text:p>
          </table:table-cell>
          <table:table-cell office:value-type="string" calcext:value-type="string">
            <text:p>Mandaduutachi ruranki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Te busca don Marcos Caushi.</text:p>
          </table:table-cell>
          <table:table-cell office:value-type="string" calcext:value-type="string">
            <text:p>Ashishunkim don Marcos Caushi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Te voy a hacer casar con él."</text:p>
          </table:table-cell>
          <table:table-cell office:value-type="string" calcext:value-type="string">
            <text:p>Tsaytawanshi kasaykatsiyashqayki."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sustada, no le dije nada.</text:p>
          </table:table-cell>
          <table:table-cell office:value-type="string" calcext:value-type="string">
            <text:p>Mantsakashqa, manam ni ima nirqaats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Si hubiera dicho "no" o alguna otra cosa, me habría pegado.</text:p>
          </table:table-cell>
          <table:table-cell office:value-type="string" calcext:value-type="string">
            <text:p>Manachi nir o imapis nikuptayqa, maqamanmanchi karq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ra persona muy cruel.</text:p>
          </table:table-cell>
          <table:table-cell office:value-type="string" calcext:value-type="string">
            <text:p>Allaapa aksaymi karq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quedé callada.</text:p>
          </table:table-cell>
          <table:table-cell office:value-type="string" calcext:value-type="string">
            <text:p>Tsaymi upaalla kakurq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Me hicieron muchas polleras y me alistaron un bonito saco.</text:p>
          </table:table-cell>
          <table:table-cell office:value-type="string" calcext:value-type="string">
            <text:p>Ruripaakuna atskatam ruraykayaamurqan i shumaq sakuta alistayaamurq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yo poco conocía a ese mi futuro esposo.</text:p>
          </table:table-cell>
          <table:table-cell office:value-type="string" calcext:value-type="string">
            <text:p>I riqirqaa pokullam tsay quwaapaq nunat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una mañana después de vestirme bien, me llevaron a Jangas.</text:p>
          </table:table-cell>
          <table:table-cell office:value-type="string" calcext:value-type="string">
            <text:p>Tsay huk quyanam kusa bestirkatsiyaamar hiqaratsiyaamaq Hangast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llí llegamos con todos mis familiares.</text:p>
          </table:table-cell>
          <table:table-cell office:value-type="string" calcext:value-type="string">
            <text:p>Tsaymanmi charpuriq kayaa llapan kastaakunaw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Mientras estuvimos allí en la capilla, llegó un hombre de Huanja, Bartolo Reyes, llevando una servilleta de huevos.</text:p>
          </table:table-cell>
          <table:table-cell office:value-type="string" calcext:value-type="string">
            <text:p>Tsay kapillachaw kaykaayaptiinam, huk Wanha nuna Bartolo Reyes charpamuq huk qipina rurunw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ró donde el párroco.</text:p>
          </table:table-cell>
          <table:table-cell office:value-type="string" calcext:value-type="string">
            <text:p>Señor kuraman yaykuri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Dentro de poco el sacerdote hizo llamar a mi papá.</text:p>
          </table:table-cell>
          <table:table-cell office:value-type="string" calcext:value-type="string">
            <text:p>Ichik ratullatanam papaaniita tayta kura qayaratsi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don Bartolo dijo, "He venido con un impedimento.</text:p>
          </table:table-cell>
          <table:table-cell office:value-type="string" calcext:value-type="string">
            <text:p>Tsaynash don Bartoluqa niq, "Impedimyentuwanmi shamurqu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Mi hija está encinta de este tu yerno.</text:p>
          </table:table-cell>
          <table:table-cell office:value-type="string" calcext:value-type="string">
            <text:p>Tsuriimi kay mashaykipata wachanayk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Que no se case," dijo.</text:p>
          </table:table-cell>
          <table:table-cell office:value-type="string" calcext:value-type="string">
            <text:p>Ama kasatsuntsu." nishp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mi papá salió de la sacristía.</text:p>
          </table:table-cell>
          <table:table-cell office:value-type="string" calcext:value-type="string">
            <text:p>Tsaynam papaanayqa yarqaramuq sakristiyapit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Después me dijo, "Vámonos."</text:p>
          </table:table-cell>
          <table:table-cell office:value-type="string" calcext:value-type="string">
            <text:p>Despwesnam nimaq, "Aku aywakushun."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sí diciendo, escogió a todos mis parientes y fuimos todos.</text:p>
          </table:table-cell>
          <table:table-cell office:value-type="string" calcext:value-type="string">
            <text:p>Nishpa llapan kastaakunata akraramuq i aywakuyaamuq kayaa llap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Mi papá decía, "Vámonos, que lo haga casar con cualquiera por Huaraz."</text:p>
          </table:table-cell>
          <table:table-cell office:value-type="string" calcext:value-type="string">
            <text:p>Papaaniinam niq, "Aku aywakushun, Waraspa kasatsikutsun pitawanpis," nishpam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Vinimos.</text:p>
          </table:table-cell>
          <table:table-cell office:value-type="string" calcext:value-type="string">
            <text:p>Aywakayaamurq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Ni yo ni mis parientes entendíamos.</text:p>
          </table:table-cell>
          <table:table-cell office:value-type="string" calcext:value-type="string">
            <text:p>Ni nuqaqa ni kastaakunapis maakuyaqtsu kayaa imatapis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Entonces cuando estuvimos entrando al puente (de Jangas), nos alcanzaron todos los parientes varones.</text:p>
          </table:table-cell>
          <table:table-cell office:value-type="string" calcext:value-type="string">
            <text:p>Tsaynam naqana tsakaman yaykuykaayaptiina, taripakaykayaamaq llapan ullqu kastakun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Agarraron a mi papá; a mí me agarró una mujer llamada Shoqlla María, diciendo, "Vamos a volver.</text:p>
          </table:table-cell>
          <table:table-cell office:value-type="string" calcext:value-type="string">
            <text:p>Papaaniita tsarikarkayaamuq i nuqatana huk warmi Shuqlla María niyashqan, "Aku kutishun," nishp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¿Así van a hacer a nosotros."</text:p>
          </table:table-cell>
          <table:table-cell office:value-type="string" calcext:value-type="string">
            <text:p>Tsayqaku tsaynawqa ruraykaayaamanki."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mi papá ya no quiso por nada.</text:p>
          </table:table-cell>
          <table:table-cell office:value-type="string" calcext:value-type="string">
            <text:p>I papaanayqa manam pasaypa munarqats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Después de todo cuando toda la gente le rogaba, volvimos (a la iglesia).</text:p>
          </table:table-cell>
          <table:table-cell office:value-type="string" calcext:value-type="string">
            <text:p>Hinam llapan nunakuna rogayaptin kutiyarq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así, al fin y al cabo nos casamos.</text:p>
          </table:table-cell>
          <table:table-cell office:value-type="string" calcext:value-type="string">
            <text:p>I tsaymi hina kasayaqmurq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Mi esposo era un hombre bien viejo.</text:p>
          </table:table-cell>
          <table:table-cell office:value-type="string" calcext:value-type="string">
            <text:p>Alli awkis nunam quwaa karq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salimos después de casarnos, vinimos acá (a Chontayoc).</text:p>
          </table:table-cell>
          <table:table-cell office:value-type="string" calcext:value-type="string">
            <text:p>Kasar usharir yarqarayaamuptii aywakayaamurq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Mi papá no quiso juntarse con mi suegro.</text:p>
          </table:table-cell>
          <table:table-cell office:value-type="string" calcext:value-type="string">
            <text:p>Manam papaanii swegruuman huntakayta munarqants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Vino separado, tomando con mis parientes.</text:p>
          </table:table-cell>
          <table:table-cell office:value-type="string" calcext:value-type="string">
            <text:p>Aywakamurqan separadum kastaakunawan upyakur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esa tarde llegamos a nuestra casa.</text:p>
          </table:table-cell>
          <table:table-cell office:value-type="string" calcext:value-type="string">
            <text:p>I tsay tardi chaayaamurqaa wayiikunamanmi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llí estaba la comida.</text:p>
          </table:table-cell>
          <table:table-cell office:value-type="string" calcext:value-type="string">
            <text:p>Haychawmi mikuy karq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Me casé con banda de música.</text:p>
          </table:table-cell>
          <table:table-cell office:value-type="string" calcext:value-type="string">
            <text:p>Banda musicawanmi kasakamurq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sa noche nuestra madrina nos hizo acostar, yo con mi esposo.</text:p>
          </table:table-cell>
          <table:table-cell office:value-type="string" calcext:value-type="string">
            <text:p>Tsay ampim madrinakuna patsaatsiyaamarqan quwaatam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Recién por primera vez conocí a mi esposo.</text:p>
          </table:table-cell>
          <table:table-cell office:value-type="string" calcext:value-type="string">
            <text:p>Tsayran riqirqaa quwaat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Hasta entonces no había conocido a un hombre.</text:p>
          </table:table-cell>
          <table:table-cell office:value-type="string" calcext:value-type="string">
            <text:p>Manam tsayyaq huk ullquta riqirqaats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el día siguiente pasamos a la casa de mi suegro.</text:p>
          </table:table-cell>
          <table:table-cell office:value-type="string" calcext:value-type="string">
            <text:p>I waraaninnam pasayarqaa swegruupa wayinm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llí fue mi papá, ya no amargo.</text:p>
          </table:table-cell>
          <table:table-cell office:value-type="string" calcext:value-type="string">
            <text:p>Tsaymanqa papaanii aywarqan mananam piñashqanats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llí sirvieron bien a mi papá y a mi madre, con un montón de pan.</text:p>
          </table:table-cell>
          <table:table-cell office:value-type="string" calcext:value-type="string">
            <text:p>Tsaychawnam papaaniita i mamaata qarayarqan allibwenu, monton tantayu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después vivimos en la casa de mi papá.</text:p>
          </table:table-cell>
          <table:table-cell office:value-type="string" calcext:value-type="string">
            <text:p>I tsaypita yachayarqaa papaaniipa wayinllachawmi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no habíamos vivido juntos mucho tiempo cuando me volví encinta.</text:p>
          </table:table-cell>
          <table:table-cell office:value-type="string" calcext:value-type="string">
            <text:p>I manam unayraqtsu yachayarqaa i tsaymi qishyaq tukurirq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cumplí el año con un bebé y cumplí dos años teniendo dos bebés.</text:p>
          </table:table-cell>
          <table:table-cell office:value-type="string" calcext:value-type="string">
            <text:p>I watata kumplirirqaa wawayuqnam i ishkay watata kumplirirqaa ishkay wawayuqmi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a los tres años o un poco más, mi esposo murió.</text:p>
          </table:table-cell>
          <table:table-cell office:value-type="string" calcext:value-type="string">
            <text:p>Tsaymi kima wata masllatam quwaa wanukuykurq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Habíamos vivido tranquilos.</text:p>
          </table:table-cell>
          <table:table-cell office:value-type="string" calcext:value-type="string">
            <text:p>Shumaqmi kakuyarq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No me pegaba.</text:p>
          </table:table-cell>
          <table:table-cell office:value-type="string" calcext:value-type="string">
            <text:p>Manam maqamarqats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 la puna teníamos muchos rebaños de ovejas.</text:p>
          </table:table-cell>
          <table:table-cell office:value-type="string" calcext:value-type="string">
            <text:p>Hallqachawmi atska uushaakuna kayaapamarq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o iba a pastarlas con mi esposo.</text:p>
          </table:table-cell>
          <table:table-cell office:value-type="string" calcext:value-type="string">
            <text:p>Tsay mitsiqmi aywaq kayaa quwaaw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Pero mientras vivíamos bien, pues, él andaba con otra mujer.</text:p>
          </table:table-cell>
          <table:table-cell office:value-type="string" calcext:value-type="string">
            <text:p>Peru tsaynaw shumaq kakuykaptiimi, maa payqa huk warmiwan purikuna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Una vez salió con el pretexto de ir a alguna parte.</text:p>
          </table:table-cell>
          <table:table-cell office:value-type="string" calcext:value-type="string">
            <text:p>Huk besnam hiqaramuq huk ladutam, "aywaa," nishp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Cuidábamos los animales con la ayuda de una mujer soltera.</text:p>
          </table:table-cell>
          <table:table-cell office:value-type="string" calcext:value-type="string">
            <text:p>I saachitsikuyarqaa huk soltera warmitaw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Bueno pues, allí fue.</text:p>
          </table:table-cell>
          <table:table-cell office:value-type="string" calcext:value-type="string">
            <text:p>Maa, tsayman aywakuna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o misma la encontré dentro de la choza con mi esposo, los dos juntos.</text:p>
          </table:table-cell>
          <table:table-cell office:value-type="string" calcext:value-type="string">
            <text:p>Tsaytam kikii tarikurqaa tsukllachaw quwaatawan ishkant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le resondré, no le importaba nada.</text:p>
          </table:table-cell>
          <table:table-cell office:value-type="string" calcext:value-type="string">
            <text:p>Tsayta piñapaptii manam ni ima qukuqts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o habla ido solamente para cambiar la cancha.</text:p>
          </table:table-cell>
          <table:table-cell office:value-type="string" calcext:value-type="string">
            <text:p>Nuqaqa aywarqaa kancha tikraqllam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Pero yo los encontré en la choza riéndose.</text:p>
          </table:table-cell>
          <table:table-cell office:value-type="string" calcext:value-type="string">
            <text:p>Peru nuqaqa tarirqaa tsukllachaw asikachaykaayaqtam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él murió, yo quedé con dos hijos.</text:p>
          </table:table-cell>
          <table:table-cell office:value-type="string" calcext:value-type="string">
            <text:p>Tsay wanukuykuptin kedarqaa ishkay wawayuqmi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Un hijo y una hija quedaron.</text:p>
          </table:table-cell>
          <table:table-cell office:value-type="string" calcext:value-type="string">
            <text:p>Warmi, ullqu wawa kedarq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Los criamos, yo con mi madre no más.</text:p>
          </table:table-cell>
          <table:table-cell office:value-type="string" calcext:value-type="string">
            <text:p>Tsayta qishpitsikuyarqaa mamaallawannam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Mi papá también murió antes de mi esposo.</text:p>
          </table:table-cell>
          <table:table-cell office:value-type="string" calcext:value-type="string">
            <text:p>Papaaniipis wanukuykurqan quwaapa puntantam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Después era viuda solamente por tres años.</text:p>
          </table:table-cell>
          <table:table-cell office:value-type="string" calcext:value-type="string">
            <text:p>Tsaypita kima watallam byuda karq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Otra vez me casé con un De la Cruz Luna, también hombre de Chontayoc.</text:p>
          </table:table-cell>
          <table:table-cell office:value-type="string" calcext:value-type="string">
            <text:p>Yapaymi kasakurqaa De la Cruz Luna, hina Chontayuq nunaw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Con él tuve cuatro hijos, tres mujeres y un varón.</text:p>
          </table:table-cell>
          <table:table-cell office:value-type="string" calcext:value-type="string">
            <text:p>Tsaywannam chusku wamraakuna karqan, kima warmi i huk ullq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l varón murió todavía bebé.</text:p>
          </table:table-cell>
          <table:table-cell office:value-type="string" calcext:value-type="string">
            <text:p>Tsayqa wanukuykurqan llullullam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Vivíamos muy tranquilamente, yo con este mi segundo esposo también.</text:p>
          </table:table-cell>
          <table:table-cell office:value-type="string" calcext:value-type="string">
            <text:p>Allaapa shumaqmi pasakuyarqaa kay yapay quwaawanpis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ra un hombre pobre mientras que yo tenía muchos terrenos.</text:p>
          </table:table-cell>
          <table:table-cell office:value-type="string" calcext:value-type="string">
            <text:p>Waktsa nunam karqan i nuqapana atska chakraa karq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Él ya no tenía madre, y por eso yo crié en mí casa a sus cuatro hermanos.</text:p>
          </table:table-cell>
          <table:table-cell office:value-type="string" calcext:value-type="string">
            <text:p>I maman mananam karqantsu. I tsaymi nuqa qishpitsirqaa wayiichaw chuskuq wawqinkunat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Todos me ayudaban en cualquier trabajo.</text:p>
          </table:table-cell>
          <table:table-cell office:value-type="string" calcext:value-type="string">
            <text:p>I llapanmi yanapayaamaq ima uryachawpis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Hasta mi suegro también vivía en mi casa trabajando en mi chacra.</text:p>
          </table:table-cell>
          <table:table-cell office:value-type="string" calcext:value-type="string">
            <text:p>Asta swegruupis nuqachawmi taakuq, chakraachaw uryakur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Vivía tranquilamente mi esposo.</text:p>
          </table:table-cell>
          <table:table-cell office:value-type="string" calcext:value-type="string">
            <text:p>Yamaymi taakamurqan quw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Mientras todo estaba bien, empezó a andar con una mujer casada.</text:p>
          </table:table-cell>
          <table:table-cell office:value-type="string" calcext:value-type="string">
            <text:p>Shumaq kaykashqantanam, purir qallakaykamurqan huk kasadu warmiw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vivía con ella, estaba siempre muy amargo.</text:p>
          </table:table-cell>
          <table:table-cell office:value-type="string" calcext:value-type="string">
            <text:p>Tsaywan kakurnin, allaapa waapullam kaku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Nada que yo hacía le gustaba.</text:p>
          </table:table-cell>
          <table:table-cell office:value-type="string" calcext:value-type="string">
            <text:p>Manam ni ima rurashqaa gustaqts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No me pegaba, pero me mortificaba bastante ni pudimos comer en paz.</text:p>
          </table:table-cell>
          <table:table-cell office:value-type="string" calcext:value-type="string">
            <text:p>Manam maqamaqtsuqa, peru allaapam mortifikamaq, ni mikuyaqtsu kayaa yamayllaq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le servía, siempre veía algo en su comida.</text:p>
          </table:table-cell>
          <table:table-cell office:value-type="string" calcext:value-type="string">
            <text:p>Qarariptii, imatapis rikaariq mikuyninchaw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Sufrimos mucho cuando andaba así.</text:p>
          </table:table-cell>
          <table:table-cell office:value-type="string" calcext:value-type="string">
            <text:p>Demasyadum pasayarqaa tsay purikupti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Mortificaba a mis hijos también.</text:p>
          </table:table-cell>
          <table:table-cell office:value-type="string" calcext:value-type="string">
            <text:p>Wamraakunatapis mortifika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No le gustaba nada que hacían.</text:p>
          </table:table-cell>
          <table:table-cell office:value-type="string" calcext:value-type="string">
            <text:p>Ni ima rurayashqan gustaqts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Fue a trabajar a algún sitio.</text:p>
          </table:table-cell>
          <table:table-cell office:value-type="string" calcext:value-type="string">
            <text:p>Maytapis uryapukuq hiqari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De allí llegó sin dinero, pues compraba cualquier cosa para sus concubinas.</text:p>
          </table:table-cell>
          <table:table-cell office:value-type="string" calcext:value-type="string">
            <text:p>Tsaypitaqa chaaramuq hinalla, sin qillay amigankunallapaq imanpis rantikapu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sos años tuvimos un juicio muy importante.</text:p>
          </table:table-cell>
          <table:table-cell office:value-type="string" calcext:value-type="string">
            <text:p>Tsay watakunam allaapa hatun pletuyuq kayarq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Mis tíos y mi hermano le habían quitado la chacra a un hombre.</text:p>
          </table:table-cell>
          <table:table-cell office:value-type="string" calcext:value-type="string">
            <text:p>Tiyuukuna nunapa chakranta i turii quchikurkuyarq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sí comenzó el juicio.</text:p>
          </table:table-cell>
          <table:table-cell office:value-type="string" calcext:value-type="string">
            <text:p>Tsaymi pletu qallakuykurq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mi hermano murió.</text:p>
          </table:table-cell>
          <table:table-cell office:value-type="string" calcext:value-type="string">
            <text:p>I turiina wanukuykurq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mis tíos me hicieron gastar bastante.</text:p>
          </table:table-cell>
          <table:table-cell office:value-type="string" calcext:value-type="string">
            <text:p>Tsaymi tiyuukuna nuqatana gastatsiyaamarqan allaap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cuando el dueño de la chacra nos ganó por completo, embargó todos nuestros terrenos.</text:p>
          </table:table-cell>
          <table:table-cell office:value-type="string" calcext:value-type="string">
            <text:p>I chakrayuq limpu ganarayaamarnii, llapan chakraakunata embargaramurq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mi esposo, aunque seguía trabajando, daba dinero a su concubina.</text:p>
          </table:table-cell>
          <table:table-cell office:value-type="string" calcext:value-type="string">
            <text:p>I quwaaqa, hina uryapukurirpis amiganllata qillaynin ququ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Ya que no pude remediar el asunto, yo vendía mis granos y así estaba ayudando para defendernos.</text:p>
          </table:table-cell>
          <table:table-cell office:value-type="string" calcext:value-type="string">
            <text:p>Mana imanaw kayta pwedir, mikuyllakunata rantikurir yanapaq kaq defendikuyaanaapa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Pero ya no pudimos defendernos de ninguna manera.</text:p>
          </table:table-cell>
          <table:table-cell office:value-type="string" calcext:value-type="string">
            <text:p>I mananam ni imanawpa defendikuyta pwediyarqaats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2">
          <table:table-cell table:style-name="ce3" office:value-type="string" calcext:value-type="string">
            <text:p>Así estábamos andando tristes por miedo de que había de botarnos de todos nuestros terrenos.</text:p>
          </table:table-cell>
          <table:table-cell office:value-type="string" calcext:value-type="string">
            <text:p>Tsaymi llakishqalla purikuq kallaayaa llapan chakraakunapita qarqarayaamaanan kaykaptinnam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Felismente llegó un nuevo abogado llamado Lorgio Vega Gamarra.</text:p>
          </table:table-cell>
          <table:table-cell office:value-type="string" calcext:value-type="string">
            <text:p>Antis chaaramurqan mushuq abogadu Lorgio Vega Gamarr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Fuimos a consultar con él.</text:p>
          </table:table-cell>
          <table:table-cell office:value-type="string" calcext:value-type="string">
            <text:p>Tsaymannam aywakuyarqaa konsultaku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Y entonces así nos dijo: "¿Quién de ustedes no está comprometido en ese juicio."</text:p>
          </table:table-cell>
          <table:table-cell office:value-type="string" calcext:value-type="string">
            <text:p>I tsaynam nikayaamarqan kaynaw: "Mayqaykitaq mana tsay fisyuman metikushqatsu kayanki."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yo dije, "Yo.</text:p>
          </table:table-cell>
          <table:table-cell office:value-type="string" calcext:value-type="string">
            <text:p>Niptinna nuqana nirqaa, "Nuqam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Solamente lo fue mi hermano."</text:p>
          </table:table-cell>
          <table:table-cell office:value-type="string" calcext:value-type="string">
            <text:p>Turiillam karqan."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dije eso, él replicó, "Entonces lo agarramos con la tercería.”</text:p>
          </table:table-cell>
          <table:table-cell office:value-type="string" calcext:value-type="string">
            <text:p>Niptiinam, "Entonsis terseriyawan tsarirkushun."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sí en mi nombre salvamos todos nuestros terrenos y también los de mis tíos.</text:p>
          </table:table-cell>
          <table:table-cell office:value-type="string" calcext:value-type="string">
            <text:p>Tsaynawpam nuqapa hutiichawmi salbayarqaa llapan chakraakunata i tiyuukunapat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 ese tiempo mi esposo andaba al juicio, y después solamente regresaba al día siguiente.</text:p>
          </table:table-cell>
          <table:table-cell office:value-type="string" calcext:value-type="string">
            <text:p>Tsay witsay quwaa purikuq pletuman, i despwesnam waraaninraq yurimu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Y cuando le preguntaba "¿Dónde has estado." me decía, "En la noche todavía el abogado terminó haciendo el recurso y por eso me quedé."</text:p>
          </table:table-cell>
          <table:table-cell office:value-type="string" calcext:value-type="string">
            <text:p>I "Maychawtaq karqunki." niptiinan, nimaq, "Ampiran rekursuta rurar ushamurqun abogadu, i tsaymi kedakamurquu."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sí decía cada vez.</text:p>
          </table:table-cell>
          <table:table-cell office:value-type="string" calcext:value-type="string">
            <text:p>Niqlla kada bes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Pero ese mañoso, cada vez que fue, estaba en la casa de su concubina.</text:p>
          </table:table-cell>
          <table:table-cell office:value-type="string" calcext:value-type="string">
            <text:p>Maa mañosuqa kada aywar, kakuq amiganllachaw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cuando los granos de mi chacra maduraban, él siempre los llevaba a su concubina no más.</text:p>
          </table:table-cell>
          <table:table-cell office:value-type="string" calcext:value-type="string">
            <text:p>I chakraapita mikuy puquriptinqa, hina apakuraykaq amiganllam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Mientras se comportaba así, uno de sus hermanos murió.</text:p>
          </table:table-cell>
          <table:table-cell office:value-type="string" calcext:value-type="string">
            <text:p>Tsaynaw purikaptinna, huk wawqin wanurikurq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él y su nuera vivían juntos sin tener vergüenza.</text:p>
          </table:table-cell>
          <table:table-cell office:value-type="string" calcext:value-type="string">
            <text:p>Tsay lumtsiininwanna purikuyarqan mana penqakushpan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Una vez me dijo, “Voy a visitar a mi prima."</text:p>
          </table:table-cell>
          <table:table-cell office:value-type="string" calcext:value-type="string">
            <text:p>Huk bes nimaq, "aywaa primaata watukaramushaq."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le dije, "Vete."</text:p>
          </table:table-cell>
          <table:table-cell office:value-type="string" calcext:value-type="string">
            <text:p>Nimaptin, "ayway," niq k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Se fue contento, pero dio la vuelta a donde su concubina, y allí quedó.</text:p>
          </table:table-cell>
          <table:table-cell office:value-type="string" calcext:value-type="string">
            <text:p>Kushishqa hiqarir tumaramuq amiganllaman tsaychaw taakuna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Una vez buscaron a mu última hija para que se casasen.</text:p>
          </table:table-cell>
          <table:table-cell office:value-type="string" calcext:value-type="string">
            <text:p>Huk besnam ultimu kaq wawaata ashiyaamurqun kasatsikuyaanapa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Lo aceptamos bien.</text:p>
          </table:table-cell>
          <table:table-cell office:value-type="string" calcext:value-type="string">
            <text:p>Tsaytanam aaniriyaa shuma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mi esposo me dijo, "Hazme mi fiambre.</text:p>
          </table:table-cell>
          <table:table-cell office:value-type="string" calcext:value-type="string">
            <text:p>Tsaynam quwaaqa niman, "Mirkapaa ruramuy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Voy a trabajar.</text:p>
          </table:table-cell>
          <table:table-cell office:value-type="string" calcext:value-type="string">
            <text:p>aywaa uryapukaramusha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Hazme mi fiambre, para que compre la ropa de nuestra hija y para hacer los otros gastos."</text:p>
          </table:table-cell>
          <table:table-cell office:value-type="string" calcext:value-type="string">
            <text:p>Mirkapaa ruramii, wamrantsikpa ratashninkuna rantinaapaq i mas gastuta ruranaapaq."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yo alisté el fiambre y se fue a Paramonga.</text:p>
          </table:table-cell>
          <table:table-cell office:value-type="string" calcext:value-type="string">
            <text:p>Niptinnam, nuqaqa alistapurquu mirkapata i hiqarirqun Paramongat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llí trabajó dos meses.</text:p>
          </table:table-cell>
          <table:table-cell office:value-type="string" calcext:value-type="string">
            <text:p>Tsaychaw uryanaq ishkay kill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llí le agarró el dolor del ojo.</text:p>
          </table:table-cell>
          <table:table-cell office:value-type="string" calcext:value-type="string">
            <text:p>Tsaychawna tsarikamunaq nawi nanay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volvió acá sin nada.</text:p>
          </table:table-cell>
          <table:table-cell office:value-type="string" calcext:value-type="string">
            <text:p>Tsayna kutiramun pasaypa hinall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Pues, primero llegó a donde su concubina, y después pasó a mi casa.</text:p>
          </table:table-cell>
          <table:table-cell office:value-type="string" calcext:value-type="string">
            <text:p>Maa puntata amiganman chaarikurraq, pasamunaq nuqamanq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Sus compañeros que habían trabajado con él en Paramonga me dijeron, "Ha venido con bastante dinero."</text:p>
          </table:table-cell>
          <table:table-cell office:value-type="string" calcext:value-type="string">
            <text:p>Paramongachaw uryaq mayinkunaqa willakayaamuq, "Atska qillayyuqmi shamurqun," nishp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Entonces mi esposo dijo, "Cuando mi ojo dolía, he gastado todo el dinero en medecina, y además no me han pagado.</text:p>
          </table:table-cell>
          <table:table-cell office:value-type="string" calcext:value-type="string">
            <text:p>Tsaymi quwaa nirqan, "Nawii nanaptinmi, hampichaw limpu qillayta usharquu i wakintanam mana pagayaamarqunts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Quizás volveré otra vez."</text:p>
          </table:table-cell>
          <table:table-cell office:value-type="string" calcext:value-type="string">
            <text:p>Kutishaqraqchi."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no había absolutamente nada.</text:p>
          </table:table-cell>
          <table:table-cell office:value-type="string" calcext:value-type="string">
            <text:p>Tsaymi pasaypa ni ima karqats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Y cuando no lo creía, mi nieta pidiendo propina le rebuscó y entonces de todos sus bolsillos encontró solamente medio sol.</text:p>
          </table:table-cell>
          <table:table-cell office:value-type="string" calcext:value-type="string">
            <text:p>I mana kreyirninmi, willkaa, "qillaylla," nishpa ashipurqan i tsaymi llapan bulsikumpita tarikurqan medyullet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Entonces para que mi hija se casara de una u otra manera, yo le hice su ropa de tela ordinaria.</text:p>
          </table:table-cell>
          <table:table-cell office:value-type="string" calcext:value-type="string">
            <text:p>Tsaymi imanawllachi wawaa kasakunanpaq ratashnin ruraykapurqaa lluta telakunallapit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después de todo de cualquier manera procuré que se casara mi última hija.</text:p>
          </table:table-cell>
          <table:table-cell office:value-type="string" calcext:value-type="string">
            <text:p>I hina imanawpis kasatsiyarqaa tsay ultimu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Mi yerno es don Shanti Pantoja.</text:p>
          </table:table-cell>
          <table:table-cell office:value-type="string" calcext:value-type="string">
            <text:p>Mashaami don Shanti Pantoj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se viejo mi esposo ya tenía cincuenta años o más.</text:p>
          </table:table-cell>
          <table:table-cell office:value-type="string" calcext:value-type="string">
            <text:p>Tsay awkisnam quwaa karqan kasinachi pitsqa chunka watayuq o masyu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Mientras estaba tranquilo dijo, "Voy a Huaraz."</text:p>
          </table:table-cell>
          <table:table-cell office:value-type="string" calcext:value-type="string">
            <text:p>Yamay kaykashqantanam, nin "aywaa Warasta."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sí diciendo salió y se fue directamente a la casa de su nuera.</text:p>
          </table:table-cell>
          <table:table-cell office:value-type="string" calcext:value-type="string">
            <text:p>Nishpa hiqarirnam i aywakurqunaq derechu lumtsiininm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Con ella, los dos fueron a Paramonga.</text:p>
          </table:table-cell>
          <table:table-cell office:value-type="string" calcext:value-type="string">
            <text:p>Tsaywannam ishkan hiqariyarqunaq Paramongat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llí los dos convivieron como dos años.</text:p>
          </table:table-cell>
          <table:table-cell office:value-type="string" calcext:value-type="string">
            <text:p>Tsaychawmi ishkan waatanakuyarqan ishkay watanaw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Allí, ya que mi esposo se envejecía más, su concubina comenzó a vagar, y por último otro hombre se la llevó completamente.</text:p>
          </table:table-cell>
          <table:table-cell office:value-type="string" calcext:value-type="string">
            <text:p>Tsaychaw quwaa mas awkisyaariptinna, purir qallakuykurqunaq amigan i por ultimu pasaypa huk nuna quchirina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Solamente así mi esposo ha vuelto aquí, ahora sin salud.</text:p>
          </table:table-cell>
          <table:table-cell office:value-type="string" calcext:value-type="string">
            <text:p>Tsaynawparan quwaa kutimushqa sin salorn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a que ha perdido completamente su salud, ahora vive tranquilamente.</text:p>
          </table:table-cell>
          <table:table-cell office:value-type="string" calcext:value-type="string">
            <text:p>Pasaypa salorta perdirikurran, kananqa yamay tayk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sí ha sido mi suerte.</text:p>
          </table:table-cell>
          <table:table-cell office:value-type="string" calcext:value-type="string">
            <text:p>Tsaynawmi nuqallapa swertiillakashq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ste mi último esposo ha sido un hombre muy cochino.</text:p>
          </table:table-cell>
          <table:table-cell office:value-type="string" calcext:value-type="string">
            <text:p>Kay ultimu quwaa allaapa rakcha nunam kashq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hora tengo setenta años.</text:p>
          </table:table-cell>
          <table:table-cell office:value-type="string" calcext:value-type="string">
            <text:p>Kanan kaykaa qanchis chunka watayuqnam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Desde que volvió hemos vivido muy bien.</text:p>
          </table:table-cell>
          <table:table-cell office:value-type="string" calcext:value-type="string">
            <text:p>Kutimushqanpitaqa allaapa shumaqmi kawakuy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unque mi esposo me mortificaba mucho andando tras las mujeres, yo no le he tenido odio.</text:p>
          </table:table-cell>
          <table:table-cell office:value-type="string" calcext:value-type="string">
            <text:p>Quwaa mansibar allaapa mortifikamashqa kaptinpis, manam nuqa chikishqatsu k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Como persona casada he seguido soportándolo todo.</text:p>
          </table:table-cell>
          <table:table-cell office:value-type="string" calcext:value-type="string">
            <text:p>Kasadu kashqanawmi, hina llapanta agwantashq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8">
          <table:table-cell table:style-name="ce3" office:value-type="string" calcext:value-type="string">
            <text:p>Aunque me dijeron, "Debes divorciarlo," nunca le he dicho nada de lo herida que era en mi corazón.</text:p>
          </table:table-cell>
          <table:table-cell office:value-type="string" calcext:value-type="string">
            <text:p>“Qarqunkiman" niyaamaptinpis, manam nunka imanashqatsu kaa shunquuchaw piñashqallam.</text:p>
            <text:p/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Se ha terminado.</text:p>
          </table:table-cell>
          <table:table-cell office:value-type="string" calcext:value-type="string">
            <text:p>Ushakaakushq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hora ya no me ofende en nada.</text:p>
          </table:table-cell>
          <table:table-cell office:value-type="string" calcext:value-type="string">
            <text:p>Kananqa mananam ni imapita piñatsimants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Pero desde el tiempo en que era tan cochino, creo que han pasado recién diez años.</text:p>
          </table:table-cell>
          <table:table-cell office:value-type="string" calcext:value-type="string">
            <text:p>Peru tsay rakcha-rakcha kashqan pasashqa tsayraqchi chunka wat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hora los dos tenemos la misma edad, setenta años.</text:p>
          </table:table-cell>
          <table:table-cell office:value-type="string" calcext:value-type="string">
            <text:p>Kanan kaykaayaa ishkaami igwal qanchis chunka watayu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He tenido seis hijos, todos casados.</text:p>
          </table:table-cell>
          <table:table-cell office:value-type="string" calcext:value-type="string">
            <text:p>Wawaakuna kashqa huqtaqmi, llapan kasad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Tres han muerto.</text:p>
          </table:table-cell>
          <table:table-cell office:value-type="string" calcext:value-type="string">
            <text:p>Kimaqmi wanukuyashq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Por el asunto de mis terrenos he pasado por muchas dificultades.</text:p>
          </table:table-cell>
          <table:table-cell office:value-type="string" calcext:value-type="string">
            <text:p>Chakraakuna asuntu allaapa difikultaapa pasashqam k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hora estoy tranquila en mi vejez.</text:p>
          </table:table-cell>
          <table:table-cell office:value-type="string" calcext:value-type="string">
            <text:p>Kanannam trankilu tsatsayayniichawra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office:value-type="string" calcext:value-type="string">
            <text:p>Don Enrique Canaval fue el primer patrón en la Hacienda Paramonga.</text:p>
          </table:table-cell>
          <table:table-cell table:style-name="ce1" office:value-type="string" calcext:value-type="string">
            <text:p>Don Enrique Canaval kanaq puntata patron Asyenda Paramongachaw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Dicen que ese patrón había sembrado caña de azúcar.</text:p>
          </table:table-cell>
          <table:table-cell table:style-name="ce1" office:value-type="string" calcext:value-type="string">
            <text:p>Tsay patronshi muruykatsinaq kaña de asukart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Entonces la caña maduró completamente y no sabía qué hacer, porque no había fábrica para procesar el azúcar.</text:p>
          </table:table-cell>
          <table:table-cell table:style-name="ce1" office:value-type="string" calcext:value-type="string">
            <text:p>Tsayna kañaqa limpu puqurirqunaq, ni imanaw kayta pwedinaqtsu, asukar ruraq fabrika mana kaptin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Pobre Enrique se puso muy triste. “Ahora seguramente voy a perder todo mi sembrado. ¿Qué voy a hacer.” dijo.</text:p>
          </table:table-cell>
          <table:table-cell table:style-name="ce1" office:value-type="string" calcext:value-type="string">
            <text:p>Pobri Enrique llakikunaqlla, "Kananqa perdirishaq llapan murukuyniitachi. Imanawraq kashaq." nin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Mientras andaba así triste, una vez se encontró con un gringo.</text:p>
          </table:table-cell>
          <table:table-cell table:style-name="ce1" office:value-type="string" calcext:value-type="string">
            <text:p>Tsay llakishqa purikaptinshi, huk besna huk gringuwan toparkuyaan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onces Enrique le dijo, "¿Cómo voy a solucionar este asunto?</text:p>
          </table:table-cell>
          <table:table-cell table:style-name="ce1" office:value-type="string" calcext:value-type="string">
            <text:p>Tsaynash Enriqueqa willarin, "Imanawtaq kay asuntuta remedyaykushaq?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Mi caña se pierde por completo.</text:p>
          </table:table-cell>
          <table:table-cell table:style-name="ce1" office:value-type="string" calcext:value-type="string">
            <text:p>Limpunam kañaa perdirin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a pasa de madurar."</text:p>
          </table:table-cell>
          <table:table-cell table:style-name="ce1" office:value-type="string" calcext:value-type="string">
            <text:p>Pasarinnam puqur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onces el gringo dijo, "Yo le voy a ayudar en este problema suyo.</text:p>
          </table:table-cell>
          <table:table-cell table:style-name="ce1" office:value-type="string" calcext:value-type="string">
            <text:p>Tsaynash nin gringuqa, "Nuqa yanapashqayki kay llakikuyniykichaw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Pero hoy no puedo decirle nada.</text:p>
          </table:table-cell>
          <table:table-cell table:style-name="ce1" office:value-type="string" calcext:value-type="string">
            <text:p>Peru manam kanantaqa ni ima nita pwediqtsu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Me espera dentro de ocho días.</text:p>
          </table:table-cell>
          <table:table-cell table:style-name="ce1" office:value-type="string" calcext:value-type="string">
            <text:p>Peru shuyamanki kanannawkam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onces le avisaré por seguro.</text:p>
          </table:table-cell>
          <table:table-cell table:style-name="ce1" office:value-type="string" calcext:value-type="string">
            <text:p>Tsaynam willashqayki fihut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Hoy voy a hablar con mis compañeros."</text:p>
          </table:table-cell>
          <table:table-cell table:style-name="ce1" office:value-type="string" calcext:value-type="string">
            <text:p>Yanaqiikunawanmi kanan parlamushaq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onces cuando el gringo le dijo esto, don Enrique, alegre, dijo, "Lo esperaré."</text:p>
          </table:table-cell>
          <table:table-cell table:style-name="ce1" office:value-type="string" calcext:value-type="string">
            <text:p>Tsaynaw gringu nikuptin, don Enriqueqa kushishqa, "Shuyallashqaykim," nin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Volviendo a su casa, dijo alegremente, "Así me ha dicho un gringo que nos va a ayudar a cosechar la caña.</text:p>
          </table:table-cell>
          <table:table-cell table:style-name="ce1" office:value-type="string" calcext:value-type="string">
            <text:p>Wayinman kutirir willakurinaq kushishqa, "Kaynawmi huk gringu nimarqun yanapamaashunshi kañata kosechanap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Seguramente es un rico.</text:p>
          </table:table-cell>
          <table:table-cell table:style-name="ce1" office:value-type="string" calcext:value-type="string">
            <text:p>Seguramente atska qillayyuqchi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'Un día como hoy voy a volver,' me ha dicho.</text:p>
          </table:table-cell>
          <table:table-cell table:style-name="ce1" office:value-type="string" calcext:value-type="string">
            <text:p>'Kanannawmi kutimushaq,' nimarqunmi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onces vamos a esperarle para conversar."</text:p>
          </table:table-cell>
          <table:table-cell table:style-name="ce1" office:value-type="string" calcext:value-type="string">
            <text:p>Tsaychi shuyashun imallatapis parlaykunapaq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Enrique Canaval tenía varias hijas, pero dicen que una de ellas fue una señorita muy atractiva.</text:p>
          </table:table-cell>
          <table:table-cell table:style-name="ce1" office:value-type="string" calcext:value-type="string">
            <text:p>Enrique Canaval atska tsurin kanaq, peru huk kaq shipashninshi alli bwenamosa kan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Todas ellas así hablaron, "Todas vamos a suplicarle para que nos ayude de alguna manera.</text:p>
          </table:table-cell>
          <table:table-cell table:style-name="ce1" office:value-type="string" calcext:value-type="string">
            <text:p>Tsay llapanna parlayan, "Limpu llapantsik rogaykushun imanaw aykanawpis yanapaykamaanap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se día vamos a almorzar con el gringo."</text:p>
          </table:table-cell>
          <table:table-cell table:style-name="ce1" office:value-type="string" calcext:value-type="string">
            <text:p>Tsay diya hunaq gringuwan almorsakurishun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l día señalado volvió.</text:p>
          </table:table-cell>
          <table:table-cell table:style-name="ce1" office:value-type="string" calcext:value-type="string">
            <text:p>Tsay señalashqan hunaq kutirirqun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onces el gringo dijo, "Ahora voy a hacer la fábrica.</text:p>
          </table:table-cell>
          <table:table-cell table:style-name="ce1" office:value-type="string" calcext:value-type="string">
            <text:p>Tsaynash gringu nirqunaq, "Kanan fabrikatam ruramush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Usted me da peones.</text:p>
          </table:table-cell>
          <table:table-cell table:style-name="ce1" office:value-type="string" calcext:value-type="string">
            <text:p>Peonniikunam qumanki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Solamente de noche voy a trabajar.</text:p>
          </table:table-cell>
          <table:table-cell table:style-name="ce1" office:value-type="string" calcext:value-type="string">
            <text:p>Ampillapan uryatsimush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Pero con esta condición: me va a dar su hija simpática.</text:p>
          </table:table-cell>
          <table:table-cell table:style-name="ce1" office:value-type="string" calcext:value-type="string">
            <text:p>Peru kay kondisyon: shumaqllallan tsuriykita quykamanki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A ella la voy a llevar pare siempre.</text:p>
          </table:table-cell>
          <table:table-cell table:style-name="ce1" office:value-type="string" calcext:value-type="string">
            <text:p>Paytam apakushaq pasayp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a no la verá.</text:p>
          </table:table-cell>
          <table:table-cell table:style-name="ce1" office:value-type="string" calcext:value-type="string">
            <text:p>Mananam rikankitsu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Pero entregaré su fábrica lista.</text:p>
          </table:table-cell>
          <table:table-cell table:style-name="ce1" office:value-type="string" calcext:value-type="string">
            <text:p>Peru nuqanam fabrikayki entregashqayki listut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o le voy a enseñar completamente cómo manejarla.</text:p>
          </table:table-cell>
          <table:table-cell table:style-name="ce1" office:value-type="string" calcext:value-type="string">
            <text:p>Nuqam limpu yachatsishqayki manehanaykipaq listu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Se la entregaré ya produciendo azúcar.</text:p>
          </table:table-cell>
          <table:table-cell table:style-name="ce1" office:value-type="string" calcext:value-type="string">
            <text:p>Asukar yarquykaqtanam entregashqayki listu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o no le voy a engañar.</text:p>
          </table:table-cell>
          <table:table-cell table:style-name="ce1" office:value-type="string" calcext:value-type="string">
            <text:p>Manam nuqaqa engañashqaykitsu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o soy un hombre de su palabra."</text:p>
          </table:table-cell>
          <table:table-cell table:style-name="ce1" office:value-type="string" calcext:value-type="string">
            <text:p>Nuqaqa huk parlakuqllam kaa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Don Enrique Canaval quedó asustado y dijo a su esposa ¿Qué nos propone este gringo? Yo pensaba que tenía mucha plata.</text:p>
          </table:table-cell>
          <table:table-cell table:style-name="ce1" office:value-type="string" calcext:value-type="string">
            <text:p>Don Enrique Canavalqa mantsakaanaq i warminta nin, "Kay gringuqa imanawchi nimantsik? Nuqaqa atskaq qillayyuqchi nirqaami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¿Cómo será? ¿Le damos nuestra hija?</text:p>
          </table:table-cell>
          <table:table-cell table:style-name="ce1" office:value-type="string" calcext:value-type="string">
            <text:p>Imanataq kanqa? Wamrantsikta quyushunku?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Dice que ya no va a dejarnos verla."</text:p>
          </table:table-cell>
          <table:table-cell table:style-name="ce1" office:value-type="string" calcext:value-type="string">
            <text:p>Nin mananash rikaatsimaashuntsu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Entonces su esposa dijo a don Enrique, "Si le damos nuestra hija, parece que no será necesario ayudar en nada, ni con plata ni en otra forma.</text:p>
          </table:table-cell>
          <table:table-cell table:style-name="ce1" office:value-type="string" calcext:value-type="string">
            <text:p>Tsayna warminqa nin don Enriqueta, "Wamrantsikta quykurqa, manachi ni machaw yanapashunnatsu, ni qillaywan ni imawam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Solamente ponemos los peones, y aún así solamente de noche.</text:p>
          </table:table-cell>
          <table:table-cell table:style-name="ce1" office:value-type="string" calcext:value-type="string">
            <text:p>Unikamente peontash churashun, peru ampillap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Así dice."</text:p>
          </table:table-cell>
          <table:table-cell table:style-name="ce1" office:value-type="string" calcext:value-type="string">
            <text:p>Tsaynawmi nin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De todos modos, aunque preocupados por su hija, aceptaron. “Si no, vamos a perder toda nuestra caña y toda nuestra inversión.</text:p>
          </table:table-cell>
          <table:table-cell table:style-name="ce1" office:value-type="string" calcext:value-type="string">
            <text:p>Hina llakishqa wamrankunapaq aseptayarqunaq, "Limpu kañantsiktachi perdishun i llapan qillaynintsikt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De todos modos le daremos nuestra hija, venga lo que venga a nosotros.</text:p>
          </table:table-cell>
          <table:table-cell table:style-name="ce1" office:value-type="string" calcext:value-type="string">
            <text:p>Hina quykushunchi wamrantsikta imanashunraq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Otra vez don Enrique preguntó al gringo, "Cuando ya está terminada la fábrica, quiere llevar a mi hija.</text:p>
          </table:table-cell>
          <table:table-cell table:style-name="ce1" office:value-type="string" calcext:value-type="string">
            <text:p>Yapayna don Enrique tapurqunaq gringuta, "Peru fabrikata ushariykurnachi apakunkiman tsuriitaq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Bueno pues, parece que así será."</text:p>
          </table:table-cell>
          <table:table-cell table:style-name="ce1" office:value-type="string" calcext:value-type="string">
            <text:p>Achyaari, tsaynawchi kanqa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(El gringo contestó,) "Yo pronto voy a construir la fábrica, lista con todas sus máquinas.</text:p>
          </table:table-cell>
          <table:table-cell table:style-name="ce1" office:value-type="string" calcext:value-type="string">
            <text:p>“Nuqaqa ratum fabrikata ruraramushaq llapan makinankunawan listu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Pero enseñaré a usted todo el manejo.</text:p>
          </table:table-cell>
          <table:table-cell table:style-name="ce1" office:value-type="string" calcext:value-type="string">
            <text:p>Peru llapantam manehayta yachatsishqayki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No se preocupe.</text:p>
          </table:table-cell>
          <table:table-cell table:style-name="ce1" office:value-type="string" calcext:value-type="string">
            <text:p>Ama yarpakachaytsu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Usted me va a mandar peones en grupos de veinte de noche.</text:p>
          </table:table-cell>
          <table:table-cell table:style-name="ce1" office:value-type="string" calcext:value-type="string">
            <text:p>Peru peonnii ishkay chunkatayan kachamunki ampip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o les voy a pagar.</text:p>
          </table:table-cell>
          <table:table-cell table:style-name="ce6" office:value-type="string" calcext:value-type="string">
            <text:p>Tsaytapis nuqam pagash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Usted no invierte nada, ni para nada."</text:p>
          </table:table-cell>
          <table:table-cell table:style-name="ce6" office:value-type="string" calcext:value-type="string">
            <text:p>Manam ni imata qam churamunkitsu ni imapaq.”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 el gringo añadió, "Solamente los peones vendrán.</text:p>
          </table:table-cell>
          <table:table-cell table:style-name="ce1" office:value-type="string" calcext:value-type="string">
            <text:p>I gringu ninaq, "Peonkunalla shamunq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Nadie, ni usted tampoco, ha de venir.</text:p>
          </table:table-cell>
          <table:table-cell table:style-name="ce1" office:value-type="string" calcext:value-type="string">
            <text:p>Ama ni pi ni qampis shamunkitsu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o solo dirigiré el trabajo."</text:p>
          </table:table-cell>
          <table:table-cell table:style-name="ce1" office:value-type="string" calcext:value-type="string">
            <text:p>Nuqallam uryatsishaq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Por fin comenzó a trabajar de noche.</text:p>
          </table:table-cell>
          <table:table-cell table:style-name="ce1" office:value-type="string" calcext:value-type="string">
            <text:p>Porfin qallaykurqunaq urya ampillap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Don Enrique mandó hombres, veinte de ellos.</text:p>
          </table:table-cell>
          <table:table-cell table:style-name="ce1" office:value-type="string" calcext:value-type="string">
            <text:p>Don Enriqueqa kacharqunaq nunakunataqa ishkay chunkat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sos hombres llegaron.</text:p>
          </table:table-cell>
          <table:table-cell table:style-name="ce1" office:value-type="string" calcext:value-type="string">
            <text:p>Tsay nunakuna chaariyarqun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onces el gringo les dijo, "No vengan aquí.</text:p>
          </table:table-cell>
          <table:table-cell table:style-name="ce1" office:value-type="string" calcext:value-type="string">
            <text:p>Tsayna gringuqa nirqunaq, "Ama kayman shayaamuytsu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Vayan a dormir encima de Huarangal.</text:p>
          </table:table-cell>
          <table:table-cell table:style-name="ce1" office:value-type="string" calcext:value-type="string">
            <text:p>Ayway punukuyanki Warangal witsayllachaw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Pero no digan a nadie que no han trabajado.</text:p>
          </table:table-cell>
          <table:table-cell table:style-name="ce1" office:value-type="string" calcext:value-type="string">
            <text:p>Peru ama ni pita willayankitsu mana uryayashqaykitsu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Así no más serán hasta que se termine la fábrica."</text:p>
          </table:table-cell>
          <table:table-cell table:style-name="ce1" office:value-type="string" calcext:value-type="string">
            <text:p>Tsaynawllam kayanki asta fabrika ushashqanyaq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onces la gente oía la bulla como si fuera de gran número de personas trabajando allí de noche.</text:p>
          </table:table-cell>
          <table:table-cell table:style-name="ce1" office:value-type="string" calcext:value-type="string">
            <text:p>Tsayshi nunakuna wiyayaq alli shuyni nunakunanaw tsaychaw uryayaq ampip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Pero ni don Enrique preguntaba a los hombres "¿Qué están haciendo."</text:p>
          </table:table-cell>
          <table:table-cell table:style-name="ce1" office:value-type="string" calcext:value-type="string">
            <text:p>Peru ni sikyera don Enriquellapis tapuyaqtsu nunakunata, "Imatataq ruraykaayanki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Ni ellos le decían tampoco.</text:p>
          </table:table-cell>
          <table:table-cell table:style-name="ce1" office:value-type="string" calcext:value-type="string">
            <text:p>Niqllapistsu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Amanecía con los cimientos todos terminados.</text:p>
          </table:table-cell>
          <table:table-cell table:style-name="ce1" office:value-type="string" calcext:value-type="string">
            <text:p>Waraaramuq limpu simyentu usharishq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Cada mañana amanecía con más paredes, y ésas más altas, con la maquinaria adentro y en el sótano el caldero grande para calentar.</text:p>
          </table:table-cell>
          <table:table-cell table:style-name="ce1" office:value-type="string" calcext:value-type="string">
            <text:p>Kada quya waraamuq masna pirqakuna mas hatun, rurinchawna makinakuna, i patsa rurinchawna hatun kalderu, nina rawrananp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Amanecía con los grandes tubos también todo colocados.</text:p>
          </table:table-cell>
          <table:table-cell table:style-name="ce1" office:value-type="string" calcext:value-type="string">
            <text:p>Hatusaq tubukunapis waraamuq limpu churashqan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Don Enrique fue a ver y vio la fábrica ya avanzada.</text:p>
          </table:table-cell>
          <table:table-cell table:style-name="ce1" office:value-type="string" calcext:value-type="string">
            <text:p>Don Enrique aywaq watukaq i rikaariq abansadutana fabrikaq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Otra vez fue a ver y encontró el trapiche para exprimir la caña.</text:p>
          </table:table-cell>
          <table:table-cell table:style-name="ce1" office:value-type="string" calcext:value-type="string">
            <text:p>Yapayna aywaq rikaq, taririq trapichitana kañata qaptsinanp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Así, cada día estaba más avanzado, y dentro de poco tiempo habían terminado la fábrica.</text:p>
          </table:table-cell>
          <table:table-cell table:style-name="ce1" office:value-type="string" calcext:value-type="string">
            <text:p>Tsaynaw kada diya mas abansadu i poku tyempullachaw fabrikata ushariyaan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Cuando ya estaba lista y terminada la fábrica, ese gringo dijo, "Ya le voy a entregar la fábrica.</text:p>
          </table:table-cell>
          <table:table-cell table:style-name="ce1" office:value-type="string" calcext:value-type="string">
            <text:p>Listu fabrika usharishqana kaptin, tsay gringu ninaq, "Entregashqaykina fabrikat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a está lista.</text:p>
          </table:table-cell>
          <table:table-cell table:style-name="ce1" office:value-type="string" calcext:value-type="string">
            <text:p>Listunam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Le voy a enseñar el manejo pronto porque yo paso a otra parte para hacer otra fábrica semejante.</text:p>
          </table:table-cell>
          <table:table-cell table:style-name="ce1" office:value-type="string" calcext:value-type="string">
            <text:p>Manehar apurayllapa yachatsishqayki porki nuqaqa huk ladumannam pasaa kaynaw fabrika rur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Al terminar ésa, voy a otra hacienda a hacer una acequia.</text:p>
          </table:table-cell>
          <table:table-cell table:style-name="ce1" office:value-type="string" calcext:value-type="string">
            <text:p>Tsayta ushariykurnam pasaa sekya ruraqna huk asyendaman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Venga, se la voy a enseñar, para que me despache de una vez con su hija."</text:p>
          </table:table-cell>
          <table:table-cell table:style-name="ce1" office:value-type="string" calcext:value-type="string">
            <text:p>Shamuy yachatsishqayki, huklla tsuriykitawan despachaykamanaykipaq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onces don Enrique Canaval dijo, "Todavía yo no veo que está lista.</text:p>
          </table:table-cell>
          <table:table-cell table:style-name="ce1" office:value-type="string" calcext:value-type="string">
            <text:p>Tsayna don Enrique Canavalqa ninaq, "Nuqa manaran rikasaqtu listut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Aunque hay fábrica, ¿cómo voy a traer la caña desde lejos?</text:p>
          </table:table-cell>
          <table:table-cell table:style-name="ce1" office:value-type="string" calcext:value-type="string">
            <text:p>Fabrika kaptinpis, imanawmi kañata ashtamushaq karupita?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Si quiere llevar a mi hija, hágame todavía el camino para traer la caña.</text:p>
          </table:table-cell>
          <table:table-cell table:style-name="ce1" office:value-type="string" calcext:value-type="string">
            <text:p>Tsuriita apayta munarqa, naanitaraq ruramuy kañata apamunap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 después de traer la caña, exprima el azúcar con esa máquina.</text:p>
          </table:table-cell>
          <table:table-cell table:style-name="ce1" office:value-type="string" calcext:value-type="string">
            <text:p>I kañata chaaratsimur, tsay makinawan asukarta hurqamuy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xplíqueme todo eso.</text:p>
          </table:table-cell>
          <table:table-cell table:style-name="ce1" office:value-type="string" calcext:value-type="string">
            <text:p>Tsay llapanta kaayitsimay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Solamente así llevará a mi hija.</text:p>
          </table:table-cell>
          <table:table-cell table:style-name="ce1" office:value-type="string" calcext:value-type="string">
            <text:p>Tsayran apanki tsuriit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Si no, no se la doy."</text:p>
          </table:table-cell>
          <table:table-cell table:style-name="ce1" office:value-type="string" calcext:value-type="string">
            <text:p>Sinuqa manam quqtsu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Cuando don Enrique habló así, el gringo comenzó a colocar las líneas, pero otra vez solamente de noche.</text:p>
          </table:table-cell>
          <table:table-cell table:style-name="ce1" office:value-type="string" calcext:value-type="string">
            <text:p>Tsaynaw don Enrique nikuptinna, gringuqa lineakunata patsaatsir qallaykamurqunaq, peru hina ampillap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Por más o menos dos semanas extendió la línea para que andará la máquina, la primera línea a Fortaleza, otra a Huaytu y otra a Cerro Blanco.</text:p>
          </table:table-cell>
          <table:table-cell table:style-name="ce1" office:value-type="string" calcext:value-type="string">
            <text:p>Ishkay semanatanawqa sutarirqunaqna lineata makina purinanpaq, puntata Fortalesaman, huktana Waytuman, huktana Seru Blankuman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Don Enrique compró la máquina.</text:p>
          </table:table-cell>
          <table:table-cell table:style-name="ce1" office:value-type="string" calcext:value-type="string">
            <text:p>Makinata don Enrique rantirin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sa máquina también manejaban solamente de noche.</text:p>
          </table:table-cell>
          <table:table-cell table:style-name="ce1" office:value-type="string" calcext:value-type="string">
            <text:p>Tsaytash hina ampillapa puriraykatsiy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La llamaban 'Rosario'.</text:p>
          </table:table-cell>
          <table:table-cell table:style-name="ce1" office:value-type="string" calcext:value-type="string">
            <text:p>Tsay makinapa hutinmi 'Rosaryu'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xiste esa máquina hasta hoy.</text:p>
          </table:table-cell>
          <table:table-cell table:style-name="ce1" office:value-type="string" calcext:value-type="string">
            <text:p>Kanankamam kay makina kawan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Dicen que a medianoche la máquina sonaba y después iba a cualquier sitio.</text:p>
          </table:table-cell>
          <table:table-cell table:style-name="ce1" office:value-type="string" calcext:value-type="string">
            <text:p>Pulla paqasshi makina waqarkuq, despwesshi hiqariq maytapis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onces el gringo dijo, "He terminado completamente nuestro contrato.</text:p>
          </table:table-cell>
          <table:table-cell table:style-name="ce1" office:value-type="string" calcext:value-type="string">
            <text:p>Tsaynash gringu ninaq, "Listu kontratuntsikta kumplirquumi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Ahora le toca a usted.</text:p>
          </table:table-cell>
          <table:table-cell table:style-name="ce1" office:value-type="string" calcext:value-type="string">
            <text:p>Kananqa qamllachawnam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réguemela rápido para que me la lleve.</text:p>
          </table:table-cell>
          <table:table-cell table:style-name="ce1" office:value-type="string" calcext:value-type="string">
            <text:p>Prontu entregamay apakunaap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Los dos vamos a ir.</text:p>
          </table:table-cell>
          <table:table-cell table:style-name="ce1" office:value-type="string" calcext:value-type="string">
            <text:p>Ishkaami aywakuyaash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a no la voy a traer acá más."</text:p>
          </table:table-cell>
          <table:table-cell table:style-name="ce1" office:value-type="string" calcext:value-type="string">
            <text:p>Mananam kutitsimushaqtsu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onces don Enrique Canaval dijo, "¿Cómo no la va a traer?</text:p>
          </table:table-cell>
          <table:table-cell table:style-name="ce1" office:value-type="string" calcext:value-type="string">
            <text:p>Tsayna don Enrique Canaval ninaq, "Imanawtaq manaqa kutiyaamunkitsu?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Seguramente tendré mucha nostalgia para mi hija.</text:p>
          </table:table-cell>
          <table:table-cell table:style-name="ce1" office:value-type="string" calcext:value-type="string">
            <text:p>Tsuriitaqa allaapachi ankush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sto no será bueno.</text:p>
          </table:table-cell>
          <table:table-cell table:style-name="ce1" office:value-type="string" calcext:value-type="string">
            <text:p>Tsaynawqa manam allitsu kanq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Mejor cóbreme todos sus gastos.</text:p>
          </table:table-cell>
          <table:table-cell table:style-name="ce1" office:value-type="string" calcext:value-type="string">
            <text:p>Mehor haqatsaamay llapan gastuykit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o le pagaré en dinero.</text:p>
          </table:table-cell>
          <table:table-cell table:style-name="ce1" office:value-type="string" calcext:value-type="string">
            <text:p>Pagaykushqayki qillaychaw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o no doy permiso para mi hija hasta que se casen los dos para siempre.</text:p>
          </table:table-cell>
          <table:table-cell table:style-name="ce1" office:value-type="string" calcext:value-type="string">
            <text:p>Tsuriita manam kachapuqtsu pasaypaqa kasaratsiyapti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De vez en cuando nos han de visitar.</text:p>
          </table:table-cell>
          <table:table-cell table:style-name="ce1" office:value-type="string" calcext:value-type="string">
            <text:p>Syempri watukaraykayaamanki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Usted ¿adónde quiere llevar a mi hija? Es mi hija favorita.</text:p>
          </table:table-cell>
          <table:table-cell table:style-name="ce1" office:value-type="string" calcext:value-type="string">
            <text:p>Qamqa maytachi apakuyta munanki tsuriita? Allaapa kuyay tsuriimi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De una vez cóbreme en efectivo.</text:p>
          </table:table-cell>
          <table:table-cell table:style-name="ce1" office:value-type="string" calcext:value-type="string">
            <text:p>Huklla qillaychaw kobramay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Se lo pagaré."</text:p>
          </table:table-cell>
          <table:table-cell table:style-name="ce1" office:value-type="string" calcext:value-type="string">
            <text:p>Pagashqayki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onces el gringo dijo, “Entonces dejaré a usted para que considere bien.</text:p>
          </table:table-cell>
          <table:table-cell table:style-name="ce1" office:value-type="string" calcext:value-type="string">
            <text:p>Tsayna gringuqa nin, "Entonsis deharishqayki yarpakachanaykip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Volveré.</text:p>
          </table:table-cell>
          <table:table-cell table:style-name="ce1" office:value-type="string" calcext:value-type="string">
            <text:p>Kutimush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Entonces la voy a llevar de todos modos, porque yo he cumplido nuestro contrato."</text:p>
          </table:table-cell>
          <table:table-cell table:style-name="ce1" office:value-type="string" calcext:value-type="string">
            <text:p>Tsayqa apakushaqnam imanaw kaptinpis porki nuqaqa kumplimushqa kontratuntsikta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Así diciendo, se fue el gringo.</text:p>
          </table:table-cell>
          <table:table-cell table:style-name="ce1" office:value-type="string" calcext:value-type="string">
            <text:p>Nishpa, aywakunaq gringuq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Cuando se había ido, don Enrique habló con su esposa.</text:p>
          </table:table-cell>
          <table:table-cell table:style-name="ce1" office:value-type="string" calcext:value-type="string">
            <text:p>Hiqariptinnash don Enriqueqa warminwan parlayarqun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¿Qué clase de hombre es éste?</text:p>
          </table:table-cell>
          <table:table-cell table:style-name="ce1" office:value-type="string" calcext:value-type="string">
            <text:p>“Imanaw nunataq kay?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Quiere llevar a nuestra hija para siempre.</text:p>
          </table:table-cell>
          <table:table-cell table:style-name="ce1" office:value-type="string" calcext:value-type="string">
            <text:p>Wamrantsikta pasaypa apakuyta munan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Seguramente éste es el diablo y por eso solamente de noche ha trabajado en esa fábrica.</text:p>
          </table:table-cell>
          <table:table-cell table:style-name="ce1" office:value-type="string" calcext:value-type="string">
            <text:p>Seguramente kay dyablum i tsaymi ampillapa uryamushqa taqay fabrikachaw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Vamos a preguntar a los hombres a ver cómo han trabajado allí.”</text:p>
          </table:table-cell>
          <table:table-cell table:style-name="ce1" office:value-type="string" calcext:value-type="string">
            <text:p>Nunakunata tapushun maa imanawshi tsaychaw uryashqa.”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onces los hombres dijeron, "Nosotros no hemos trabajado.</text:p>
          </table:table-cell>
          <table:table-cell table:style-name="ce1" office:value-type="string" calcext:value-type="string">
            <text:p>Tsayna nunakunaqa nin, "Manam nuqakuna uryashqatsu kaya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Cada noche dormimos lejos de aquí.</text:p>
          </table:table-cell>
          <table:table-cell table:style-name="ce1" office:value-type="string" calcext:value-type="string">
            <text:p>Karullachawmi punukuyashqa kada ampi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Pero oíamos la bulla como de muchos obreros, y cuando trabajaban sonaba como suena piedra y ladrillo."</text:p>
          </table:table-cell>
          <table:table-cell table:style-name="ce1" office:value-type="string" calcext:value-type="string">
            <text:p>Peru wiyaq kayaa atskaq uryaqkunatanaw, i uryayaptin rumipis ladrillupis qachachaakuqran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Entonces don Enrique estaba seguro le que ese gringo no era hombre sino el diablo.</text:p>
          </table:table-cell>
          <table:table-cell table:style-name="ce1" office:value-type="string" calcext:value-type="string">
            <text:p>Tsayna don Enriqueqa asegurarqunaq tsay gringuqa manam nunatsu sino rakcha dyablum nir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speró su regreso pensando, "A ver ¿qué dirá cuando viene esta vez."</text:p>
          </table:table-cell>
          <table:table-cell table:style-name="ce1" office:value-type="string" calcext:value-type="string">
            <text:p>Kutirinanta shuyararqunaq, "Maa kanan ima nishpash yurimunqa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l día señalado llegó muy amable y dio la mano a todos.</text:p>
          </table:table-cell>
          <table:table-cell table:style-name="ce1" office:value-type="string" calcext:value-type="string">
            <text:p>Señalashqan hunaq yuririrqunaq kusa kuyakushpa, tsaripaarin llapant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Después dijo, "Ahora vamos a ir con su hija.</text:p>
          </table:table-cell>
          <table:table-cell table:style-name="ce1" office:value-type="string" calcext:value-type="string">
            <text:p>Despwesna nin, "Kananqa aywakuyaashaqna tsuriykiwan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a le he esperado.</text:p>
          </table:table-cell>
          <table:table-cell table:style-name="ce1" office:value-type="string" calcext:value-type="string">
            <text:p>Shuyararquqnam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Ahora ya no quiero oír nada más.</text:p>
          </table:table-cell>
          <table:table-cell table:style-name="ce1" office:value-type="string" calcext:value-type="string">
            <text:p>Kananqa manam ni imata wiyayta munaatsu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Desde un principio le he dicho que iba a llevar a su hija."</text:p>
          </table:table-cell>
          <table:table-cell table:style-name="ce1" office:value-type="string" calcext:value-type="string">
            <text:p>Puntapita patsaymi nishqaq tsuriykita apakunaapaq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Entonces Enrique puso pretexto diciendo, "Enséñeme bien todavía todo el manejo.</text:p>
          </table:table-cell>
          <table:table-cell table:style-name="ce1" office:value-type="string" calcext:value-type="string">
            <text:p>Tsayna Enriqueqa pretestuta churarirqunaq, kaynaw nishpa, "Limpu llapan manehuta alliqraq yachatsimay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Siempre va a llevar a mi hija, pero enséñeme muy bien para que no me equivoque.</text:p>
          </table:table-cell>
          <table:table-cell table:style-name="ce1" office:value-type="string" calcext:value-type="string">
            <text:p>Hina apakunkim warmi tsuriita, peru alliq-alliq yachatsimay mana ekibokanaap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 después sin duda la llevará.</text:p>
          </table:table-cell>
          <table:table-cell table:style-name="ce1" office:value-type="string" calcext:value-type="string">
            <text:p>I despwesqa hina apakunkichi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o mismo le acompañaré cuando se van.</text:p>
          </table:table-cell>
          <table:table-cell table:style-name="ce1" office:value-type="string" calcext:value-type="string">
            <text:p>Kikiimi kompañashqayki aywakuyaptiyki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séñeme durante un mes solamente."</text:p>
          </table:table-cell>
          <table:table-cell table:style-name="ce1" office:value-type="string" calcext:value-type="string">
            <text:p>Huk killallapis yacharatsimay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onces el gringo contestó, "Cada día volveré para enseñarle."</text:p>
          </table:table-cell>
          <table:table-cell table:style-name="ce1" office:value-type="string" calcext:value-type="string">
            <text:p>Niptinna gringu nirqunaq, "Kada hunaqmi kutiramushaq yachatsiqniyki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Así diciendo, el gringo se fue.</text:p>
          </table:table-cell>
          <table:table-cell table:style-name="ce1" office:value-type="string" calcext:value-type="string">
            <text:p>Nishpa, gringu kutikun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Entonces don Enrique habló con su esposa. “No va a llevar a nuestra hija tan amada.</text:p>
          </table:table-cell>
          <table:table-cell table:style-name="ce1" office:value-type="string" calcext:value-type="string">
            <text:p>Tsayna don Enriqueqa parlayarqunaq warminwan, "Manachi wawantsikta apakunmantsu, tsaylaya kuyayt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Mejor vamos a matar a ese individuo."</text:p>
          </table:table-cell>
          <table:table-cell table:style-name="ce1" office:value-type="string" calcext:value-type="string">
            <text:p>Mehorchi taqayta wanuykatsishun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Su esposa dijo a don Enrique, "Vete a Lima.</text:p>
          </table:table-cell>
          <table:table-cell table:style-name="ce1" office:value-type="string" calcext:value-type="string">
            <text:p>Warminna nin don Enriqueta, "ayway Limat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Compra bala de acero para matarlo.</text:p>
          </table:table-cell>
          <table:table-cell table:style-name="ce1" office:value-type="string" calcext:value-type="string">
            <text:p>Rantikamuy aseru balata wanuykatsinap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Con eso puedes disparar en secreto."</text:p>
          </table:table-cell>
          <table:table-cell table:style-name="ce1" office:value-type="string" calcext:value-type="string">
            <text:p>Tsaywanmi illapaykunki rurillanllata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La procuraron.</text:p>
          </table:table-cell>
          <table:table-cell table:style-name="ce1" office:value-type="string" calcext:value-type="string">
            <text:p>Tsayta prokurayarqan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 el gringo siguió volviendo cada día para enseñar a don Enrique.</text:p>
          </table:table-cell>
          <table:table-cell table:style-name="ce1" office:value-type="string" calcext:value-type="string">
            <text:p>I gringuqa hina hunaqkunapa kutirarqunaq don Enrique yachatsiqnin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Un mes entero lo enseñó.</text:p>
          </table:table-cell>
          <table:table-cell table:style-name="ce1" office:value-type="string" calcext:value-type="string">
            <text:p>Killa enteru yachatsirqun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Cuando terminó, acordaron, "Domingo le entregaré a mi hija para que la lleve.</text:p>
          </table:table-cell>
          <table:table-cell table:style-name="ce1" office:value-type="string" calcext:value-type="string">
            <text:p>Kumpliramuptinna señalayarqunaq, "Domingum entregashqayki tsuriita apakunaykip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o le acompañaré."</text:p>
          </table:table-cell>
          <table:table-cell table:style-name="ce1" office:value-type="string" calcext:value-type="string">
            <text:p>Kompañashqayki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Llegó el día señalado.</text:p>
          </table:table-cell>
          <table:table-cell table:style-name="ce1" office:value-type="string" calcext:value-type="string">
            <text:p>Señalashqan hunaq chaaramurqun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onces el domingo todos almorzaron juntos.</text:p>
          </table:table-cell>
          <table:table-cell table:style-name="ce1" office:value-type="string" calcext:value-type="string">
            <text:p>Tsayna dominguqa llapan almorsayarqun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Al terminar, se fueron don Enrique, su hija y el gringo, los tres juntos.</text:p>
          </table:table-cell>
          <table:table-cell table:style-name="ce1" office:value-type="string" calcext:value-type="string">
            <text:p>Ushariykurna hiqariyarqunaq don Enrique, tsurin i gringu, kiman huntu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Don Enrique llevó en su bolsillo un revólver cargado con bala de acero.</text:p>
          </table:table-cell>
          <table:table-cell table:style-name="ce1" office:value-type="string" calcext:value-type="string">
            <text:p>Tsayna, maa don Enriqueqa aparqunaq bolsillunchaw huk rebolberta aseru balan kargarkur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onces se fueron juntos por San Patricio y Galpón.</text:p>
          </table:table-cell>
          <table:table-cell table:style-name="ce1" office:value-type="string" calcext:value-type="string">
            <text:p>Tsayna aywayarqunaq huntu San Patrisyupa i Galomp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Casi al llegar a Galpón hay un pequeño puente.</text:p>
          </table:table-cell>
          <table:table-cell table:style-name="ce1" office:value-type="string" calcext:value-type="string">
            <text:p>Naqana Galonman chaykarmi kan huk takshalla tsak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Pues, allí Enrique tiró al gringo y allí murió.</text:p>
          </table:table-cell>
          <table:table-cell table:style-name="ce1" office:value-type="string" calcext:value-type="string">
            <text:p>Maa, tsaychaw Enriqueqa gringuta illapaykurqunaq, tsaychaw wanuriqp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Dejando allí el cadáver, volvieron don Enrique y su hija.</text:p>
          </table:table-cell>
          <table:table-cell table:style-name="ce1" office:value-type="string" calcext:value-type="string">
            <text:p>Tsaychaw ayata haqirikur, kutikuyaanaq dón Enrique tsurinwan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De esa manera logró que su hija se quedara.</text:p>
          </table:table-cell>
          <table:table-cell table:style-name="ce1" office:value-type="string" calcext:value-type="string">
            <text:p>Tsaynawpa tsurinta kedaykatsin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 después a toda prisa hicieron bendecir su fábrica con el sacerdote.</text:p>
          </table:table-cell>
          <table:table-cell table:style-name="ce1" office:value-type="string" calcext:value-type="string">
            <text:p>I despwesna apuraypa fabrikankunata señor kurawan bendisatsiyaan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Desde entonces estuvieron tranquilos con su fábrica.</text:p>
          </table:table-cell>
          <table:table-cell table:style-name="ce1" office:value-type="string" calcext:value-type="string">
            <text:p>Tsaypita trankiluna kakuyaanaq tsay fabrikankunawan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l sitio donde murió ese gringo se llama 'Gringo Muerto' hasta hoy.</text:p>
          </table:table-cell>
          <table:table-cell table:style-name="ce1" office:value-type="string" calcext:value-type="string">
            <text:p>Tsay gringu wanutsishqan sityupa hutin 'Gringo Muerto' kanankamam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se puente todavía existe.</text:p>
          </table:table-cell>
          <table:table-cell table:style-name="ce1" office:value-type="string" calcext:value-type="string">
            <text:p>Tsay tsaka kawan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o también conozco ese sitio.</text:p>
          </table:table-cell>
          <table:table-cell table:style-name="ce1" office:value-type="string" calcext:value-type="string">
            <text:p>Nuqapis riqiimi tsay sityut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Así cuentan los que han vivido mucho tiempo en Paramonga.</text:p>
          </table:table-cell>
          <table:table-cell table:style-name="ce1" office:value-type="string" calcext:value-type="string">
            <text:p>Tsaynawmi Paramongachaw unay yachaqkuna parlayan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Todos dicen que la fábrica de azúcar no ha sido construida por hombre sino que los diablos la han hecho.</text:p>
          </table:table-cell>
          <table:table-cell table:style-name="ce1" office:value-type="string" calcext:value-type="string">
            <text:p>Imanakaqpis fabrika asukarqa manash nuna uryashqantsu, sinuqa tsaytaqa rurashqa dyablukunash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Dicen que a los que antes trabajaban donde el caldero, (el diablo) les aparecía y que los botaba en el caldero caliente.</text:p>
          </table:table-cell>
          <table:table-cell table:style-name="ce1" office:value-type="string" calcext:value-type="string">
            <text:p>Tsayshi nawpakunaqa kalderuchaw uryaq nunakunata defrenti yurirkur, rawraykaq kalderuman hitarpuy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Así dicen que nadie quería trabajar donde el caldero porque así la gente desaparecía.</text:p>
          </table:table-cell>
          <table:table-cell table:style-name="ce1" office:value-type="string" calcext:value-type="string">
            <text:p>Tsayshi ni pi munanaqtsu kalderuchaw uryayta, tsaynaw nunakuna illarir ushaykuptin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Dicen que en cada caldero trabajaban cuatro o cinco personas.</text:p>
          </table:table-cell>
          <table:table-cell table:style-name="ce1" office:value-type="string" calcext:value-type="string">
            <text:p>Kada kalderuchaw chuskuq o pitsqaqshi uryay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Solamente así la gente estaba tranquila.</text:p>
          </table:table-cell>
          <table:table-cell table:style-name="ce1" office:value-type="string" calcext:value-type="string">
            <text:p>Tsayraqshi nunakuna yamay kay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 la noche, a medianoche dicen que salía la máquina Rosario y se iba.</text:p>
          </table:table-cell>
          <table:table-cell table:style-name="ce1" office:value-type="string" calcext:value-type="string">
            <text:p>Ampipa pulla paqasshi makina Rosaryu yarqurir, aywaku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Dicen que más abajo que Fortaleza amanecía botada.</text:p>
          </table:table-cell>
          <table:table-cell table:style-name="ce1" office:value-type="string" calcext:value-type="string">
            <text:p>Fortalesa uraychawshi waraamuq hitaraykar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sa máquina Rosario también está allí hasta hoy.</text:p>
          </table:table-cell>
          <table:table-cell table:style-name="ce1" office:value-type="string" calcext:value-type="string">
            <text:p>Kanankamam tsay makina Rosaryupis kaykan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Así me contaron muchos cuando yo trabajaba en Paramonga.</text:p>
          </table:table-cell>
          <table:table-cell table:style-name="ce1" office:value-type="string" calcext:value-type="string">
            <text:p>Tsaynawmi kwentayaamarqan atskaq Paramongachaw uryapukuptii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Algunos hablan de la construcción de ese edificio tan grande y preguntan, "¿De dónde habrán traído esa tremenda máquina y esas ruedas tan enormes."</text:p>
          </table:table-cell>
          <table:table-cell table:style-name="ce1" office:value-type="string" calcext:value-type="string">
            <text:p>Pipis niyan imanawraq kaytsikan wayita rurayarqan, maypitaraq apayaamushqa kaytsikasaq makina i tsaytsikasaq rwedakunata?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Cuentan cómo solamente de noche traían de nadie sabe dónde, y después solamente de noche las instalaban y trabajaban.</text:p>
          </table:table-cell>
          <table:table-cell table:style-name="ce1" office:value-type="string" calcext:value-type="string">
            <text:p>Imanawraq ampillapa apayaamuq maypitapis i despwes ampillapa churayaqpis i uryayaqpis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table:style-name="ce3" office:value-type="string" calcext:value-type="string">
            <text:p>Había un hombre que tenía una mula.</text:p>
          </table:table-cell>
          <table:table-cell office:value-type="string" calcext:value-type="string">
            <text:p>Kanaq huk nunash mulayu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Su hermano codiciaba mucho esa mula.</text:p>
          </table:table-cell>
          <table:table-cell office:value-type="string" calcext:value-type="string">
            <text:p>Tsay mulanta allaapa chikinaq wawqin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Una vez la mató.</text:p>
          </table:table-cell>
          <table:table-cell office:value-type="string" calcext:value-type="string">
            <text:p>Huk besna wanuykatsipu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Entonces el dueño desolló la mula y se fue llevando su cuero a una tierra lejana diciendo, "Voy a venderlo."</text:p>
          </table:table-cell>
          <table:table-cell office:value-type="string" calcext:value-type="string">
            <text:p>Tsayna nunanqa mulanta pishtarir, qaranta aparikurkur aywakunaq, "aywaa rantikamushaq," karut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Mientras iba, oscureció.</text:p>
          </table:table-cell>
          <table:table-cell office:value-type="string" calcext:value-type="string">
            <text:p>Aywaykarna ampipukuyku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buscó alojamiento donde una señora.</text:p>
          </table:table-cell>
          <table:table-cell office:value-type="string" calcext:value-type="string">
            <text:p>Tsayna posadakuykunaq huk señoraman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Ella le dio su cama en un rincón.</text:p>
          </table:table-cell>
          <table:table-cell office:value-type="string" calcext:value-type="string">
            <text:p>Huk kutallaman kaman quyku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Mientras estaba mascando su coca en ese rincón, un señor llegó.</text:p>
          </table:table-cell>
          <table:table-cell office:value-type="string" calcext:value-type="string">
            <text:p>Tsay kutallachaw chaqchakuykaptin, huk señor chaari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Pues, ese hombre era el enamorado de la señora.</text:p>
          </table:table-cell>
          <table:table-cell office:value-type="string" calcext:value-type="string">
            <text:p>Maa, tsay nuna kanaq waynam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A él le regaló su comida, muy buenas comidas, gallina y cuy.</text:p>
          </table:table-cell>
          <table:table-cell office:value-type="string" calcext:value-type="string">
            <text:p>Tsayta qaranaq mikuynin, kusa alli mikuykunata; wallpata, hakat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Mientras comía eso, muy tarde llegó su esposo.</text:p>
          </table:table-cell>
          <table:table-cell office:value-type="string" calcext:value-type="string">
            <text:p>Tsayta mikuraykaptin, sinchi ampina quwan chaari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Cuando tocó a la puerta, rápidamente escondieron toda la comida, y ella escondió a su enamorado dentro del horno.</text:p>
          </table:table-cell>
          <table:table-cell office:value-type="string" calcext:value-type="string">
            <text:p>Punkuta tsaktakuriptin, apurakachaypa pakaayaanaq llapan mikuykunata, i waynanta hornu rurinman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Y el huésped estaba observando dónde guardaron todo.</text:p>
          </table:table-cell>
          <table:table-cell office:value-type="string" calcext:value-type="string">
            <text:p>I posadakuq nunaqa llapanta rikaaraykaanaq mayman imata churayashqantapis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abrió la puerta, su esposo entró.</text:p>
          </table:table-cell>
          <table:table-cell office:value-type="string" calcext:value-type="string">
            <text:p>Punkuta kichariptin, quwan yaykuri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a él le dio mala comida, sopa aguada.</text:p>
          </table:table-cell>
          <table:table-cell office:value-type="string" calcext:value-type="string">
            <text:p>Tsayna paytaqa manaalli mikuyninlla qararin, yaku kashkinll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2">
          <table:table-cell table:style-name="ce3" office:value-type="string" calcext:value-type="string">
            <text:p>Su esposo la tomó calladito, y después se puso a descansar con el huésped, mascando su coquita.</text:p>
          </table:table-cell>
          <table:table-cell office:value-type="string" calcext:value-type="string">
            <text:p>Quwanqa upallalla upukurkunaq i despwes hamakurinaq bisitawan chaqchakur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3">
          <table:table-cell table:style-name="ce3" office:value-type="string" calcext:value-type="string">
            <text:p>Su esposa se acostó.</text:p>
          </table:table-cell>
          <table:table-cell office:value-type="string" calcext:value-type="string">
            <text:p>Warminqa patsaakurinaqn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3">
          <table:table-cell table:style-name="ce3" office:value-type="string" calcext:value-type="string">
            <text:p>Y entonces el huésped dijo, "Este cuero de mula adivina todo.</text:p>
          </table:table-cell>
          <table:table-cell office:value-type="string" calcext:value-type="string">
            <text:p>I tsayna posadakuq nunaqa nin, "Kay mulapa qaranmi kusa imatapis adibinan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3">
          <table:table-cell table:style-name="ce3" office:value-type="string" calcext:value-type="string">
            <text:p>Voy a preguntarle."</text:p>
          </table:table-cell>
          <table:table-cell office:value-type="string" calcext:value-type="string">
            <text:p>Maski tapuramushaq."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3">
          <table:table-cell table:style-name="ce3" office:value-type="string" calcext:value-type="string">
            <text:p>Y después dijo, "En esa ventana hay muy buena comida.</text:p>
          </table:table-cell>
          <table:table-cell office:value-type="string" calcext:value-type="string">
            <text:p>I despwesna nin, "Taqay bentanachawshi kusa alli mikuykuna kan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3">
          <table:table-cell table:style-name="ce3" office:value-type="string" calcext:value-type="string">
            <text:p>Así dice.</text:p>
          </table:table-cell>
          <table:table-cell office:value-type="string" calcext:value-type="string">
            <text:p>Tsaynawmi nin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3">
          <table:table-cell table:style-name="ce3" office:value-type="string" calcext:value-type="string">
            <text:p>Anda a sacarla, o sino di a tu esposa que te la saque."</text:p>
          </table:table-cell>
          <table:table-cell office:value-type="string" calcext:value-type="string">
            <text:p>Maski aywari, mana tsay, warmiykita 'hurqamuy,'" nin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la mujer la sacó contra su voluntad y la comieron.</text:p>
          </table:table-cell>
          <table:table-cell office:value-type="string" calcext:value-type="string">
            <text:p>Tsayna warmiqa mana munaykashqanta hurqapunaq i mikuyaa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Otra vez dijo el huésped, "Mi cuero dice, 'Dentro de ese horno un hombre está escondido.' Eso dice el cuero.”</text:p>
          </table:table-cell>
          <table:table-cell office:value-type="string" calcext:value-type="string">
            <text:p>Yapayna nin posadakuq nunaqa, "Kay qaraami nin, 'Taqay hornu rurinchaw huk nuna rataraykan.' Tsaytam qara nin."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el dueño de la casa abrió el horno.</text:p>
          </table:table-cell>
          <table:table-cell office:value-type="string" calcext:value-type="string">
            <text:p>Tsayna wayiyuq nunaqa hornuta kicharkun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El hombre estaba allí escondido.</text:p>
          </table:table-cell>
          <table:table-cell office:value-type="string" calcext:value-type="string">
            <text:p>Nunaqa tsaychaw rataraykaa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Entonces el dueño de la casa, enojado, dijo al hombre, "Antes que te haga algo, sal de aquí y quita toda tu ropa."</text:p>
          </table:table-cell>
          <table:table-cell office:value-type="string" calcext:value-type="string">
            <text:p>Tsayna wayiyuq nunaqa kolerashqana nunata nirqunaq, "Manaraq imanaptiq, kaypita yarquy, llapan ropaykita quturikur."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Así diciendo, lo botó.</text:p>
          </table:table-cell>
          <table:table-cell office:value-type="string" calcext:value-type="string">
            <text:p>Nishpa qarquri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Y se dio cuenta de que había tenido relaciones con su mujer.</text:p>
          </table:table-cell>
          <table:table-cell office:value-type="string" calcext:value-type="string">
            <text:p>I maakurirqun warminwan yachakuyashqant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Ahora el esposo de la mujer dijo al huésped, "Véndeme ese cuero.</text:p>
          </table:table-cell>
          <table:table-cell office:value-type="string" calcext:value-type="string">
            <text:p>Kanannam warmipa quwan nirqunaq posadakuq nunata, "Tsay qara rantikaykamuy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Te pagaré cuánto me pidas."</text:p>
          </table:table-cell>
          <table:table-cell office:value-type="string" calcext:value-type="string">
            <text:p>Mañamashqaykitam pagashqayki."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Y por fin se lo vendió por bastante dinero.</text:p>
          </table:table-cell>
          <table:table-cell office:value-type="string" calcext:value-type="string">
            <text:p>I porfin rantikuykunaq atska qillayp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Volvió a su pueblo con ese dinero y compró un montón de cosas.</text:p>
          </table:table-cell>
          <table:table-cell office:value-type="string" calcext:value-type="string">
            <text:p>Tsay qillaywannam markanman kutirinaq, imaykatapis rantir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su hermano le dijo, "¿Dónde encuentras tanto dinero."</text:p>
          </table:table-cell>
          <table:table-cell office:value-type="string" calcext:value-type="string">
            <text:p>Tsaynam wawqinqa nin, "Maychawtaq tsaytsika qillayta tarikamunki."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El contestó, "He vendido el cuero de mi mula en un buen precio.</text:p>
          </table:table-cell>
          <table:table-cell office:value-type="string" calcext:value-type="string">
            <text:p>Entonsis nin, "Mulaapa qarantam rantikuykurquu kusa presyuchaw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Lo aprecian mucho."</text:p>
          </table:table-cell>
          <table:table-cell office:value-type="string" calcext:value-type="string">
            <text:p>Allaapam munaykuyan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Entonces su hermano envidioso mató todas sus mulas, y llevando sus cueros se fue a venderlos.</text:p>
          </table:table-cell>
          <table:table-cell office:value-type="string" calcext:value-type="string">
            <text:p>Entonsisna tsay malafwe wawqinqa mulankunata pishtakurkur, llapan qarankunata aparikurkur aywakurqunaq rantiku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Mala suerte, nadie se los compró.</text:p>
          </table:table-cell>
          <table:table-cell office:value-type="string" calcext:value-type="string">
            <text:p>Mala swerti, ni pi rantipunaqtsu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Como el cuero era húmedo, comenzó a apestar.</text:p>
          </table:table-cell>
          <table:table-cell office:value-type="string" calcext:value-type="string">
            <text:p>Limpu qaraqa uqukar, asyarinaqn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Entonces botándolo, volvió enojado y molesto a su hermano diciendo, "He perdido mis mulas."</text:p>
          </table:table-cell>
          <table:table-cell office:value-type="string" calcext:value-type="string">
            <text:p>Tsayna hitarikur, kolerashda kutikunaq i wawqintaqa qayapurkunaq, "Perdirii mulaakunata," nishp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Así enojado, fue a la casa de su hermano y mató a su esposa.</text:p>
          </table:table-cell>
          <table:table-cell office:value-type="string" calcext:value-type="string">
            <text:p>Tsay kolerashqa, wawqinpa wayinman chaykur, warminta wanuykatsi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Cuando su hermano encontró el cadáver de su esposa, cargándolo se fue a enterrarlo a otro pueblo.</text:p>
          </table:table-cell>
          <table:table-cell office:value-type="string" calcext:value-type="string">
            <text:p>Warminpa ayanta taririkur, kargakurkur aywakunaq pampakuq huk markaman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3">
          <table:table-cell table:style-name="ce3" office:value-type="string" calcext:value-type="string">
            <text:p>Volviendo después de enterrarla, encontró bastante plata y oro.</text:p>
          </table:table-cell>
          <table:table-cell office:value-type="string" calcext:value-type="string">
            <text:p>Pampakurir, kutikarna tarikuykunaq atska qillayta i orut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3">
          <table:table-cell table:style-name="ce3" office:value-type="string" calcext:value-type="string">
            <text:p>Llevando eso volvió.</text:p>
          </table:table-cell>
          <table:table-cell office:value-type="string" calcext:value-type="string">
            <text:p>Tsayta aparkur kutiku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Allí llegó su hermano envidioso y le preguntó, "¿Dónde has encontrado tanta plata? ¿O la has robado."</text:p>
          </table:table-cell>
          <table:table-cell office:value-type="string" calcext:value-type="string">
            <text:p>Tsaymanna malafwe wawqinqa chaarin i tapurin, "Maychawtaq tsaytsika qillayta tarikamurqunki? O suwakurqunkiku."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contestó, "He vendido la carne de mi mujer.</text:p>
          </table:table-cell>
          <table:table-cell office:value-type="string" calcext:value-type="string">
            <text:p>Entonsisna nin, "Warmiipa aytsantam rantikurquu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Ellos aprecian mucho la carne de mujer.</text:p>
          </table:table-cell>
          <table:table-cell office:value-type="string" calcext:value-type="string">
            <text:p>Sellaman munaykuyan warmi aytsat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Tú también anda llevando.</text:p>
          </table:table-cell>
          <table:table-cell office:value-type="string" calcext:value-type="string">
            <text:p>Qampis apakurkur ayway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Tu esposa es más joven.</text:p>
          </table:table-cell>
          <table:table-cell office:value-type="string" calcext:value-type="string">
            <text:p>Qampa warmiykinaqa mas hoben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De ella hará falta para ellos.</text:p>
          </table:table-cell>
          <table:table-cell office:value-type="string" calcext:value-type="string">
            <text:p>Tsaytanaqa pishitsiyanqachi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Mucho la quieren."</text:p>
          </table:table-cell>
          <table:table-cell office:value-type="string" calcext:value-type="string">
            <text:p>Allaapam munayan."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Entonces su hermano envidioso mató a su mujer, y llevándola se fue a venderla al pueblo lejano.</text:p>
          </table:table-cell>
          <table:table-cell office:value-type="string" calcext:value-type="string">
            <text:p>Tsayna malafwe wawqinqa warminta pishtakurkur i aparikurkur aywakurqunaq rantikuq karu markaman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Al llegar, andaba diciendo, "Vendo carne de mujer."</text:p>
          </table:table-cell>
          <table:table-cell office:value-type="string" calcext:value-type="string">
            <text:p>Chaarirna, purirqunaq, "Rantikuu warmi aytsatam," nishp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La gente de ese pueblo pensaba que era loco y no le hicieron caso.</text:p>
          </table:table-cell>
          <table:table-cell office:value-type="string" calcext:value-type="string">
            <text:p>Tsay markachaw nunakunaqa niyarqunaq, "Kayqa lokum," nishpa, kasuyaanaqtsu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Cuando después de dos o tres días andaba llamando, la carne comenzó a apestar, fueron a las autoridades y lo denunciaron diciendo, "Es un hombre asqueroso."</text:p>
          </table:table-cell>
          <table:table-cell office:value-type="string" calcext:value-type="string">
            <text:p>Ishkay kima diyana qaparir puriptin i asyaptin, awtoridaakunaman aywar demandayaanaq, "Rakcha nuna," nishp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Le tomaron preso.</text:p>
          </table:table-cell>
          <table:table-cell office:value-type="string" calcext:value-type="string">
            <text:p>Presu tsaririyaa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Estaba largo tiempo en la cárcel.</text:p>
          </table:table-cell>
          <table:table-cell office:value-type="string" calcext:value-type="string">
            <text:p>Unay kanaq karselchaw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salió de allí, volvió molesto.</text:p>
          </table:table-cell>
          <table:table-cell office:value-type="string" calcext:value-type="string">
            <text:p>Tsaypita yarqurikur, kutirinaq waapu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Mi mula y mi mujer he matado porque mi hermano me ha engañado. Así diciendo, pensaba en matarlo.</text:p>
          </table:table-cell>
          <table:table-cell office:value-type="string" calcext:value-type="string">
            <text:p>Mulaata i warmiita ushakaratsii, kay wawqii ulipamaptin," nirna, payta wanutsinanpaq pensarqu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Y una vez fue mientras su hermano estaba durmiendo.</text:p>
          </table:table-cell>
          <table:table-cell office:value-type="string" calcext:value-type="string">
            <text:p>I huk besna aywarqunaq wawqin punukuykaptin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Llegando lo metió dormido en un costal y lo amarró.</text:p>
          </table:table-cell>
          <table:table-cell office:value-type="string" calcext:value-type="string">
            <text:p>Chaarir, punushqata kostalman winarkur, watarqu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Después, llevándolo en el hombro se fue a botarlo al rio.</text:p>
          </table:table-cell>
          <table:table-cell office:value-type="string" calcext:value-type="string">
            <text:p>Despwes matankakurkur hiqaratsirqunaq mayuman hit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Después de llevarlo lejos se cansó.</text:p>
          </table:table-cell>
          <table:table-cell office:value-type="string" calcext:value-type="string">
            <text:p>Karuta apaykarnash utikuykurqu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poniéndolo en el camino, fue a tomar chicha.</text:p>
          </table:table-cell>
          <table:table-cell office:value-type="string" calcext:value-type="string">
            <text:p>Tsayna naanillam churaykur, aywarqunaq aswa upuqn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Allí demoró largo rato.</text:p>
          </table:table-cell>
          <table:table-cell office:value-type="string" calcext:value-type="string">
            <text:p>Tsaychawqa demorarqunaq alli unay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Entonces un viejo pastor llegó donde el costal estaba botado y lo pateó diciendo, "¿Qué habrá en este costal."</text:p>
          </table:table-cell>
          <table:table-cell office:value-type="string" calcext:value-type="string">
            <text:p>Tsayna kostal hitaraykaqmanqa huk awkisna mitsikuykanqanta chaarir haytarinaq, "Imaraq kay kostalchaw." nishp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Desde el interior del costal dijo, "No me patees.</text:p>
          </table:table-cell>
          <table:table-cell office:value-type="string" calcext:value-type="string">
            <text:p>Entonsisna kostal rurinpita nirqunaq, "Ama haytamaytsu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2">
          <table:table-cell table:style-name="ce3" office:value-type="string" calcext:value-type="string">
            <text:p>Yo voy al cielo porque no quiero sufrir mucho aquí hasta envejecer.</text:p>
          </table:table-cell>
          <table:table-cell office:value-type="string" calcext:value-type="string">
            <text:p>Nuqa aywakuykaa syelutam, porke manam munaatsu kaychaw allaapa padesita awkisyashqaay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Por eso me están llevando y feliz voy."</text:p>
          </table:table-cell>
          <table:table-cell office:value-type="string" calcext:value-type="string">
            <text:p>Tsaymi apaykaayaaman i kushishqa aywayka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el viejo pastor contestó, "Yo no más soy viejo ya.</text:p>
          </table:table-cell>
          <table:table-cell office:value-type="string" calcext:value-type="string">
            <text:p>Tsayna mitsikuq awkisqa nirqunaq, "Nuqallaami awkisna ka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Yo no más iré.</text:p>
          </table:table-cell>
          <table:table-cell office:value-type="string" calcext:value-type="string">
            <text:p>Nuqalla aywakush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Quédate aquí con todos mis animales, carneros, vacas, chivos y burros.</text:p>
          </table:table-cell>
          <table:table-cell office:value-type="string" calcext:value-type="string">
            <text:p>Kay llapan animalniiwan kaychaw kedakuy, uushawan, wakawan, chiwawan, ashnukunawan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Porque yo sufro mucho aquí careciendo de salud."</text:p>
          </table:table-cell>
          <table:table-cell office:value-type="string" calcext:value-type="string">
            <text:p>Porke nuqa kaychaw allaapan padesii mana salornii kaptin."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dijo, "Desátamelo y vete al cielo en mi lugar."</text:p>
          </table:table-cell>
          <table:table-cell office:value-type="string" calcext:value-type="string">
            <text:p>Entonsis nirqunaq, "Paskaramuy i rantii aywakuy syeluta."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Salió y llenó al viejo en el costal y lo amarró.</text:p>
          </table:table-cell>
          <table:table-cell office:value-type="string" calcext:value-type="string">
            <text:p>Yarqurikurna, awkistaqa kostalman winarkur watari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Y después se fue arreando todos sus animales.</text:p>
          </table:table-cell>
          <table:table-cell office:value-type="string" calcext:value-type="string">
            <text:p>I despwes aywakunaq llapan animalnin qatirkur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Su envidioso hermano, después de tomar su chicha volvió, lo cargó al hombro y se fue llevándolo.</text:p>
          </table:table-cell>
          <table:table-cell office:value-type="string" calcext:value-type="string">
            <text:p>Malafwe wawqinqa aswan upurin kutirikurna, matankarkur, hiqaratsi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Y entonces dijo, "Ahora se ha hecho muy liviano.</text:p>
          </table:table-cell>
          <table:table-cell office:value-type="string" calcext:value-type="string">
            <text:p>I tsaynash nin, "Kananqa limpu ankashyaarishq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Justamente ahora pesaba bastante."</text:p>
          </table:table-cell>
          <table:table-cell office:value-type="string" calcext:value-type="string">
            <text:p>Naqaqa allaapam lasaykushqa."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Contento llevó su bulto liviano.</text:p>
          </table:table-cell>
          <table:table-cell office:value-type="string" calcext:value-type="string">
            <text:p>Kushishqa ankashllata apayku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Cuando llegó al río, echó al viejo con el costal al río y volvió contento.</text:p>
          </table:table-cell>
          <table:table-cell office:value-type="string" calcext:value-type="string">
            <text:p>I mayuman chaykurna, awkistaqa kostalnintin mayuman hitarpur, kutiramunaq kushishq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Ahora ese hermano mío ya no me va a dar cólera.</text:p>
          </table:table-cell>
          <table:table-cell office:value-type="string" calcext:value-type="string">
            <text:p>Kananqa mananam tsay wawqii nuqata koleratsimanqanatsu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Ahora ha muerto.</text:p>
          </table:table-cell>
          <table:table-cell office:value-type="string" calcext:value-type="string">
            <text:p>Kananqa wanushqanam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Al día siguiente su hermano llegó a su casa.</text:p>
          </table:table-cell>
          <table:table-cell office:value-type="string" calcext:value-type="string">
            <text:p>Waraaninna wawqinqa chaarirqunaq wayinmanq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Dueño de muchos animales, se había vuelto ya más rico.</text:p>
          </table:table-cell>
          <table:table-cell office:value-type="string" calcext:value-type="string">
            <text:p>Alli atska animalyuq, masna riku tikrari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Entonces su hermano envidioso llegó y dijo, "¿Dónde has encontrado tantos animales."</text:p>
          </table:table-cell>
          <table:table-cell office:value-type="string" calcext:value-type="string">
            <text:p>Tsayna malafwe wawqinqa chaarir nirqunaq, "Maychawtaq kaytsika animalkunata tarikamurqunki."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Le contestó, "Tú me llevaste al río y me botaste.</text:p>
          </table:table-cell>
          <table:table-cell office:value-type="string" calcext:value-type="string">
            <text:p>Tsayna nin, "Qam mayuman apaykamar, hitarpamarqayki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Y entonces he llegado a un muy bonito pueblo.</text:p>
          </table:table-cell>
          <table:table-cell office:value-type="string" calcext:value-type="string">
            <text:p>I tsaymi chaykurquu sellama alli markaman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Allí me han regalado todos estos animales.</text:p>
          </table:table-cell>
          <table:table-cell office:value-type="string" calcext:value-type="string">
            <text:p>Tsaychaw qarayaamashqa kay llapan animalt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'Llévate más también,' me dijeron.</text:p>
          </table:table-cell>
          <table:table-cell office:value-type="string" calcext:value-type="string">
            <text:p>'Mastapis apakuy,' niyaamarqanmi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Desde todos lados me han regalado.</text:p>
          </table:table-cell>
          <table:table-cell office:value-type="string" calcext:value-type="string">
            <text:p>Wakpita kaypitan qarayaamarqun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Pensando '¿Dónde voy a ponerlo todo?' no he traído más.</text:p>
          </table:table-cell>
          <table:table-cell office:value-type="string" calcext:value-type="string">
            <text:p>'Maychawnam llapanta katsishaq?' nirnam, masta apamurquutsu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(Pero me dijeron,) 'Otra vez vuelve y te daremos muchos animales más para que los cries.'" <text:s/></text:p>
          </table:table-cell>
          <table:table-cell office:value-type="string" calcext:value-type="string">
            <text:p>'Yapay kutimunki mas atskatan quyashqayki animalniykikuna waatakunaykipaq.'"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Cuando dijo eso, su hermano envidioso dijo, "Entonces llévame a mí lo mismo, para que vuelva dueño de todos los animales."</text:p>
          </table:table-cell>
          <table:table-cell office:value-type="string" calcext:value-type="string">
            <text:p>Tsaynaw niptin, malafwe wawqinqa nirqunaq, "Entonsis nuqallata tsaynaw apaykamay, llapan animalyuq kutimunaapaq."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Su hermano lo llenó contento en un costal, y llevándolo boto al río a su hermano envidioso.</text:p>
          </table:table-cell>
          <table:table-cell office:value-type="string" calcext:value-type="string">
            <text:p>Tsayna wawqinqa kushishqa kostalman winarkur, apar hitarpamunaq mayuman malafwe wawqint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Y de allí él ya no volvió, sino que allí murió ahogado.</text:p>
          </table:table-cell>
          <table:table-cell office:value-type="string" calcext:value-type="string">
            <text:p>I tsaypita payqa manana mas kutimunaqtsu, sino yakuta shinqaypa, tsaychaw wanuri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Así terminó la vida de ese hombre envidioso.</text:p>
          </table:table-cell>
          <table:table-cell office:value-type="string" calcext:value-type="string">
            <text:p>Tsaynawmi tsay malafwe nunapa bidan ushakaa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24" office:value-type="string" calcext:value-type="string">
            <text:p>Cualquier cosa que su hermano encontró, tenía mucha envidia.</text:p>
          </table:table-cell>
          <table:table-cell office:value-type="string" calcext:value-type="string">
            <text:p>Wawqin imata tariptinpis, allaapa chikiku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Él no más quería tenerlo todo.</text:p>
          </table:table-cell>
          <table:table-cell office:value-type="string" calcext:value-type="string">
            <text:p>Payllana imawanpis kapuqyuq kayta munar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Eso nos contó Celedonio Muñoz, hombre de Mallas Huari, en la Escuela de Catequistas.</text:p>
          </table:table-cell>
          <table:table-cell office:value-type="string" calcext:value-type="string">
            <text:p>Tsaytam kwentayaamarqan Celedonio Munoz, Mallas Wari nuna, Eskwela Katekistachaw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Un sacerdote tenia un toro muy bonito y bien gordo.</text:p>
          </table:table-cell>
          <table:table-cell office:value-type="string" calcext:value-type="string">
            <text:p>Huk tayta kurapanash kapunaq huk torun allaapa lindu i allibwenu wir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Su compadre lo cuidaba.</text:p>
          </table:table-cell>
          <table:table-cell office:value-type="string" calcext:value-type="string">
            <text:p>Tsaytash waatapunaq kompadrin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se hombre lo mantenía bien.</text:p>
          </table:table-cell>
          <table:table-cell office:value-type="string" calcext:value-type="string">
            <text:p>Tsay nuna alli asistipu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6">
          <table:table-cell table:style-name="ce3" office:value-type="string" calcext:value-type="string">
            <text:p>Una vez ese compadre pensaba, "Mi cumpleaños se acerca.</text:p>
          </table:table-cell>
          <table:table-cell office:value-type="string" calcext:value-type="string">
            <text:p>Huk besnash tsay kompadrinna yarpakacharqunaq kaynaw, "Kumplyañuu oraramunn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¿Cómo haremos, qué comeremos?</text:p>
          </table:table-cell>
          <table:table-cell office:value-type="string" calcext:value-type="string">
            <text:p>Imanawllaraq, imallatapis mikurishun?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No tengo ni comida ni dinero.</text:p>
          </table:table-cell>
          <table:table-cell office:value-type="string" calcext:value-type="string">
            <text:p>Ni mikuy kantsu ni qillay kantsu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6">
          <table:table-cell table:style-name="ce3" office:value-type="string" calcext:value-type="string">
            <text:p>Pues vamos a hacer esto: vamos a esconder el toro de nuestro compadre el señor cura, y después iré a decirle, 'Un ladrón ha llevado tu toro.</text:p>
          </table:table-cell>
          <table:table-cell office:value-type="string" calcext:value-type="string">
            <text:p>Pwes kaynaw rurashun: kompadrintsik tayta kurapa torunta pakaykushu i despwes aywaa willaykamushaq, 'Toruykitam suwa apakushq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Dame fiambre, dame plata para ir a buscarlo, para que vayamos muchos.'"</text:p>
          </table:table-cell>
          <table:table-cell office:value-type="string" calcext:value-type="string">
            <text:p>Ashiq aywanaapaq, mirkapata qumay, qillayta qumay, atskaq ashiyaanaapaq.'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el sacerdote dijo, "Anda, búsquenlo," y le dio todas las facilidades.</text:p>
          </table:table-cell>
          <table:table-cell office:value-type="string" calcext:value-type="string">
            <text:p>Tsayna señor kuraqa, "ayway ashikayaamuy," nishpa, llapan fasilidaata qurqun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Con lo que el señor cura le dio celebró muy bien el cumpleaños.</text:p>
          </table:table-cell>
          <table:table-cell office:value-type="string" calcext:value-type="string">
            <text:p>Tsay señor kura qushqanwan allibwenu kumplyañutaqa sumaykatsirqun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Y cuando faltó dinero para 'cura cabeza', otra vez volvió ese hombre.</text:p>
          </table:table-cell>
          <table:table-cell office:value-type="string" calcext:value-type="string">
            <text:p>I piqa hampipaq pishikuriptinnash yapayna kutirqunaq tsay run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“Casi está por aparecer tu toro.</text:p>
          </table:table-cell>
          <table:table-cell office:value-type="string" calcext:value-type="string">
            <text:p>“Yuriqnawmi toruyki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Dame más plata, porque tengo otro compadre que adivina bien.</text:p>
          </table:table-cell>
          <table:table-cell office:value-type="string" calcext:value-type="string">
            <text:p>Qumay mas gastuta, porke kan huk kompadriimi, kusa adibinan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Él no se equivoca.</text:p>
          </table:table-cell>
          <table:table-cell office:value-type="string" calcext:value-type="string">
            <text:p>Manam pay ekibokantsu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Si llegamos a él encontramos todo.”</text:p>
          </table:table-cell>
          <table:table-cell office:value-type="string" calcext:value-type="string">
            <text:p>Payman charnirqa llapantam tarintsik.”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el señor cura dijo, "Pagaremos cuánto nos pida.</text:p>
          </table:table-cell>
          <table:table-cell office:value-type="string" calcext:value-type="string">
            <text:p>Tsayna señor kura nin, "Mañamashqantsiktam pagashun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Que adivine."</text:p>
          </table:table-cell>
          <table:table-cell office:value-type="string" calcext:value-type="string">
            <text:p>Adibinaykamutsun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Así diciendo, el señor cura le dio dinero y más fiambre al hombre.</text:p>
          </table:table-cell>
          <table:table-cell office:value-type="string" calcext:value-type="string">
            <text:p>Nishpa, señor kuraqa qurqunaq qillaynin i mas mirkapata nunataq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Con eso el hombre celebró bien su cumpleaños.</text:p>
          </table:table-cell>
          <table:table-cell office:value-type="string" calcext:value-type="string">
            <text:p>Tsaykunawanna nunaqa kusa kumplyañunta sumaykatsirqun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6">
          <table:table-cell table:style-name="ce3" office:value-type="string" calcext:value-type="string">
            <text:p>Cuando terminó la fiesta, fue al señor cura a decirle, "Por fin tu toro ha aparecido.</text:p>
          </table:table-cell>
          <table:table-cell office:value-type="string" calcext:value-type="string">
            <text:p>Limpu fyesta ushariptin aywarqunaq señor kuraman willakuq, "Porfinmi toruyki yurirqun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Mi compadre ha adivinado.</text:p>
          </table:table-cell>
          <table:table-cell office:value-type="string" calcext:value-type="string">
            <text:p>Kompadriimi adibinamurqun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Así hemos encontrado, pero muy difícil ha sido."</text:p>
          </table:table-cell>
          <table:table-cell office:value-type="string" calcext:value-type="string">
            <text:p>Tsaynawpam tariyarquu allaapa sasata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el señor cura le dio dinero, "Aquí, anda a pagarle."</text:p>
          </table:table-cell>
          <table:table-cell office:value-type="string" calcext:value-type="string">
            <text:p>Niptinna, señor kuraqa qurqunaq, "Kayta, ayway pagaykunki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los hombres dijeron contentos, "Engañamos al cura."</text:p>
          </table:table-cell>
          <table:table-cell office:value-type="string" calcext:value-type="string">
            <text:p>Tsayna nunakunaqa kushishqa niyan, "Kurata hodirintsik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Después pasó mucho tiempo.</text:p>
          </table:table-cell>
          <table:table-cell office:value-type="string" calcext:value-type="string">
            <text:p>Tsay unayna pasakashqa kan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el sacerdote oyó que el rey había perdido una cosa de gran valor.</text:p>
          </table:table-cell>
          <table:table-cell office:value-type="string" calcext:value-type="string">
            <text:p>Tsayna señor kuraqa wiyarinaq reyshi allaapa baliqninta uqrashqa niyaqt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Fue al rey a preguntarle qué había perdido.</text:p>
          </table:table-cell>
          <table:table-cell office:value-type="string" calcext:value-type="string">
            <text:p>Tsayna señor kuraqa aywarqunaq reymanqa tapuqnin imatash uqrashqa nishp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llegó, el rey dijo, "Ha desaparecido mi anillo muy costoso.</text:p>
          </table:table-cell>
          <table:table-cell office:value-type="string" calcext:value-type="string">
            <text:p>Chaariptinna reyqa nirqunaq, "Allaapa baliq anilluumi illarishq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Lo hemos buscado, barriendo toda la casa.</text:p>
          </table:table-cell>
          <table:table-cell office:value-type="string" calcext:value-type="string">
            <text:p>Wayita limpunam pitsapakiikuryan ashiyarquu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No está.</text:p>
          </table:table-cell>
          <table:table-cell office:value-type="string" calcext:value-type="string">
            <text:p>Manam kantsu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No tengo ganas ni de dormir ni de comer, pensando en mi anillo."</text:p>
          </table:table-cell>
          <table:table-cell office:value-type="string" calcext:value-type="string">
            <text:p>Manam punuy ni mikuy tsarimantsu, anilluupaq yarpakurkuptii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6">
          <table:table-cell table:style-name="ce3" office:value-type="string" calcext:value-type="string">
            <text:p>Entonces el sacerdote le dijo, "Mi compadre tiene otro compadre que adivina muy bien, y si Su Majestad quiere, dentro de un rato lo llamaremos para que adivine sobre este asunto."</text:p>
          </table:table-cell>
          <table:table-cell office:value-type="string" calcext:value-type="string">
            <text:p>Tsayna señor kuraqa nirqunaq, "Kompadriipam huk kompadrin kan allibwenu adibinan, i munaptiykiqa ratum qayaratsishun tantiyaykamunanpaq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el rey le suplicó, "No seas malo.</text:p>
          </table:table-cell>
          <table:table-cell office:value-type="string" calcext:value-type="string">
            <text:p>Tsayna reyqa rogarqunaq, "Aktsayqa kaytsu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Traelo acá.</text:p>
          </table:table-cell>
          <table:table-cell office:value-type="string" calcext:value-type="string">
            <text:p>Apaykatsimii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Yo le pagaré cuánto me cobre."</text:p>
          </table:table-cell>
          <table:table-cell office:value-type="string" calcext:value-type="string">
            <text:p>Llapan haqatsaamashqantam pagaykushaq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l sacerdote envió un mensaje a su compadre.</text:p>
          </table:table-cell>
          <table:table-cell office:value-type="string" calcext:value-type="string">
            <text:p>Señor kuraqa qayaratsirqunaq kompadrint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Después le dijo, "Por favor, trae aquí a tu compadre.</text:p>
          </table:table-cell>
          <table:table-cell office:value-type="string" calcext:value-type="string">
            <text:p>Despwes nirqunaq, "Pushaykamuy kompadriykit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Que adivine para el rey.</text:p>
          </table:table-cell>
          <table:table-cell office:value-type="string" calcext:value-type="string">
            <text:p>Reypaq adibinaykamutsun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6">
          <table:table-cell table:style-name="ce3" office:value-type="string" calcext:value-type="string">
            <text:p>Cuando dijo esto, la esposa del hombre dijo, "¡Mierda vas a adivinar! Deliberadamente han estafado al señor cura."</text:p>
          </table:table-cell>
          <table:table-cell office:value-type="string" calcext:value-type="string">
            <text:p>Tsaynaw willakuriptinna, nunapa warminqa ninaq, "Ismaytam adibinanki! Señor kuratam ardaypa sakyayarqunki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l hombre fue contra su voluntad y llegaron donde el sacerdote.</text:p>
          </table:table-cell>
          <table:table-cell office:value-type="string" calcext:value-type="string">
            <text:p>Nunaqa mana munaykar aywarqunaq i chaariyan señor kuraman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dijo, "El rey dice que ha perdido algo.</text:p>
          </table:table-cell>
          <table:table-cell office:value-type="string" calcext:value-type="string">
            <text:p>Tsayna nin, "Reyshi uqrakuykushq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Le vas a adivinar eso.</text:p>
          </table:table-cell>
          <table:table-cell office:value-type="string" calcext:value-type="string">
            <text:p>Tsaynintash adibinaykapunki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Dice que ha perdido una cosa muy valiosa.</text:p>
          </table:table-cell>
          <table:table-cell office:value-type="string" calcext:value-type="string">
            <text:p>Allaapa baliqnintash uqraykushq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Vamos, te voy a llevar."</text:p>
          </table:table-cell>
          <table:table-cell office:value-type="string" calcext:value-type="string">
            <text:p>Aku pushashqayki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Así diciendo, el sacerdote lo llevó a malas.</text:p>
          </table:table-cell>
          <table:table-cell office:value-type="string" calcext:value-type="string">
            <text:p>Nishpa señor kuraqa malas hiqaratsirqun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Por fin llegaron al rey y le entregó al adivino diciendo, "Aquí está ese hombre sabio.</text:p>
          </table:table-cell>
          <table:table-cell office:value-type="string" calcext:value-type="string">
            <text:p>Porfin chaariyan reyman i entregarin adibinutaqa, "Kaymi tsay yachaq nuna," nishp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Él hizo aparecer mi toro.</text:p>
          </table:table-cell>
          <table:table-cell office:value-type="string" calcext:value-type="string">
            <text:p>Nuqapa toruutapis paymi yuritsimushq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Solamente me cobró trescientos soles."</text:p>
          </table:table-cell>
          <table:table-cell office:value-type="string" calcext:value-type="string">
            <text:p>Kobramashqa kima pachakllatam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6" office:value-type="string" calcext:value-type="string">
            <text:p>Entonces el rey dijo, "Si haces aparecer mi anillo, te pagaré bien.</text:p>
          </table:table-cell>
          <table:table-cell office:value-type="string" calcext:value-type="string">
            <text:p>Tsayna reyqa nirqunaq, "Sitsun yurikatsimunki anilluuta, pagashqayki allibwenum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Te voy a dar una hacienda y además te voy a casar con mi hija.</text:p>
          </table:table-cell>
          <table:table-cell office:value-type="string" calcext:value-type="string">
            <text:p>Huk asyendaykim quykushqayki, i mas tsuriitawanmi kasatsishqayki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Pero si no lo adivinas, vas a morir," dijo el rey.</text:p>
          </table:table-cell>
          <table:table-cell office:value-type="string" calcext:value-type="string">
            <text:p>I manatsun tantiyamunki, wanunkim," nirqunaq reyq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Y después lo encerró en un cuarto.</text:p>
          </table:table-cell>
          <table:table-cell office:value-type="string" calcext:value-type="string">
            <text:p>I despwesqa llawirirqunaq huk kwartuman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Allí le sirvieron siete hombres.</text:p>
          </table:table-cell>
          <table:table-cell office:value-type="string" calcext:value-type="string">
            <text:p>Tsayllaman asistiyaanaq qanchis nun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“Y cuando se cumplen siete días, saldrás a adivinar.</text:p>
          </table:table-cell>
          <table:table-cell office:value-type="string" calcext:value-type="string">
            <text:p>“I qanchis wunaq kumpliriptin yarqamunki adibin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Y si no adivinas, ese día vas a morir delante de toda la gente.</text:p>
          </table:table-cell>
          <table:table-cell office:value-type="string" calcext:value-type="string">
            <text:p>I mana adibinarqa, tsay hunaqmi wanunki llapan nuna nawpanchaw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Y si (mi anillo) aparece en alguna persona, ese hombre va a morir.”</text:p>
          </table:table-cell>
          <table:table-cell office:value-type="string" calcext:value-type="string">
            <text:p>I si mayqan nunakunachaw yuriptin, tsay nunam wanunqa.”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Por fin encerraron al hombre.</text:p>
          </table:table-cell>
          <table:table-cell office:value-type="string" calcext:value-type="string">
            <text:p>Nunataqa porfin llawiriyarqun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l hombre estaba muy triste.</text:p>
          </table:table-cell>
          <table:table-cell office:value-type="string" calcext:value-type="string">
            <text:p>Nunaqa kedarin pasaypa llakishq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l primer día un hombre entró con su desayuno.</text:p>
          </table:table-cell>
          <table:table-cell office:value-type="string" calcext:value-type="string">
            <text:p>Primer hunaqna huk nuna yaykurin desayununwan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el adivino dijo asustado, "Dios de los cielos, pasa uno."</text:p>
          </table:table-cell>
          <table:table-cell office:value-type="string" calcext:value-type="string">
            <text:p>Tsayna adibinadorqa nin mantsakashqa, "Dyos de los syelos, pasarin huk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dijo eso, ese sirviente se asustó y dijo, "Me reconoce."</text:p>
          </table:table-cell>
          <table:table-cell office:value-type="string" calcext:value-type="string">
            <text:p>Tsaynaw niptinna, tsay sirwiq nunaqa mantsakarqunaq, "Riqiraman," nishpa. 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Al día siguiente un operario llevó su comida.</text:p>
          </table:table-cell>
          <table:table-cell office:value-type="string" calcext:value-type="string">
            <text:p>Waraaninna huk operaryuna chaaratsirqunaq mikuynin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el adivino dijo, "Ay, Dios de los cielos, pasan dos."</text:p>
          </table:table-cell>
          <table:table-cell office:value-type="string" calcext:value-type="string">
            <text:p>Tsayna adibinadorqa nirqunaq, "Ay, Dyos de los syelos, pasarin ishkay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dijo eso, ese hombre volvió a sus compañeros asustado.</text:p>
          </table:table-cell>
          <table:table-cell office:value-type="string" calcext:value-type="string">
            <text:p>Tsayna niptinna, tsay nuna kutirqunaq yanaqinkunaman mantsakashq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A mí también me ha reconocido.</text:p>
          </table:table-cell>
          <table:table-cell office:value-type="string" calcext:value-type="string">
            <text:p>Nuqatapis riqiramarqunmi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Al día siguiente, otro llevó su comida.</text:p>
          </table:table-cell>
          <table:table-cell office:value-type="string" calcext:value-type="string">
            <text:p>Waraaninna mikuynin hukna aparqun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Otra vez dijo lo mismo, "Ay, Dios de los cielos, pasan tres."</text:p>
          </table:table-cell>
          <table:table-cell office:value-type="string" calcext:value-type="string">
            <text:p>Tsay hina lo mismu nirqunaq, "Ay, Dyos de los syelos, kima pasarin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Pero el adivino se refería a los días que habían pasado.</text:p>
          </table:table-cell>
          <table:table-cell office:value-type="string" calcext:value-type="string">
            <text:p>Adibinuqa ninaq hunaq pasashqamp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Volvió ese empleado asustado a sus compañeros.</text:p>
          </table:table-cell>
          <table:table-cell office:value-type="string" calcext:value-type="string">
            <text:p>Kutikurqunaq tsay empleyaduqa mantsakashqa yanaqinkunaman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“Qué vamos a hacer?</text:p>
          </table:table-cell>
          <table:table-cell office:value-type="string" calcext:value-type="string">
            <text:p>“Imanawtaq kashun?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A mí también me ha conocido.</text:p>
          </table:table-cell>
          <table:table-cell office:value-type="string" calcext:value-type="string">
            <text:p>Nuqatapis riqiramashqan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Si nosotros hacemos aparecer (el anillo), seguramente el rey nos ejecutará a todos.</text:p>
          </table:table-cell>
          <table:table-cell office:value-type="string" calcext:value-type="string">
            <text:p>Nuqantsik yurikatsipushqaqa, llapantsiktachi rey wanuykatsimaashun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Vamos a ir al adivino.</text:p>
          </table:table-cell>
          <table:table-cell office:value-type="string" calcext:value-type="string">
            <text:p>Aku aywashun adibinuman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Le rogaremos que lo haga aparecer de alguna manera."</text:p>
          </table:table-cell>
          <table:table-cell office:value-type="string" calcext:value-type="string">
            <text:p>Rogashun imanollapis yuritsinapaq.”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6">
          <table:table-cell table:style-name="ce3" office:value-type="string" calcext:value-type="string">
            <text:p>Todos llegaron y dijeron al adivino, “Señor, nosotros robamos el anillo del rey.</text:p>
          </table:table-cell>
          <table:table-cell office:value-type="string" calcext:value-type="string">
            <text:p>Llapan chaarirna adibinutaqa niyarqunaq, "Señor, nuqallakunam reypa anillunta suwaykuyarqa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Aquí, lo hacemos aparecer.</text:p>
          </table:table-cell>
          <table:table-cell office:value-type="string" calcext:value-type="string">
            <text:p>Kaymi yurikatsiya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Seguramente nos vas a acusar.</text:p>
          </table:table-cell>
          <table:table-cell office:value-type="string" calcext:value-type="string">
            <text:p>Shimpikayaamankichi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sin duda a todos nos matará.</text:p>
          </table:table-cell>
          <table:table-cell office:value-type="string" calcext:value-type="string">
            <text:p>Tsaychi llapaata wanutsiyaamanq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¿Cómo lo vamos a hacer aparecer?"</text:p>
          </table:table-cell>
          <table:table-cell office:value-type="string" calcext:value-type="string">
            <text:p>Nikayaamay imanawllataq yurikatsillaashun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dijeron eso, el adivino dijo enojado, "¿Dónde está ese anillo? Tráiganmelo."</text:p>
          </table:table-cell>
          <table:table-cell office:value-type="string" calcext:value-type="string">
            <text:p>Tsaynaw niyaptin, waapuna adibinuqa nirqunaq, "Maytaq tsay anillu?Apayaamii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se lo entregaron, dijo, "Ahora todos ustedes van a morir."</text:p>
          </table:table-cell>
          <table:table-cell office:value-type="string" calcext:value-type="string">
            <text:p>Tsayna entregariyaptin, nirqunaq, "Kananmi llapayki wanuyanki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le rogaron, "Hazlo aparecer de cualquier manera."</text:p>
          </table:table-cell>
          <table:table-cell office:value-type="string" calcext:value-type="string">
            <text:p>Tsayna rogayarqunaq, "Imanawllapis yurikatsillay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l adivino les preguntó, "¿Cuál es el animal favorito del rey."</text:p>
          </table:table-cell>
          <table:table-cell office:value-type="string" calcext:value-type="string">
            <text:p>Entonsis adibinu tapurqunaq, "Ima animaltaq reypa allaapa kuyaynin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Le contestaron, "El pavo real es su favorito."</text:p>
          </table:table-cell>
          <table:table-cell office:value-type="string" calcext:value-type="string">
            <text:p>Tsayna niyan, "Pabo reyalmi allaapa kuyaynin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“Entonces tómenlo y háganlo tragar (el anillo).</text:p>
          </table:table-cell>
          <table:table-cell office:value-type="string" calcext:value-type="string">
            <text:p>“Tsaypinqa tsayta tsarikur mikutsiyay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Y si no lo traga, abran su pico y chánquenlo en su garganta, para que aparezca allí.</text:p>
          </table:table-cell>
          <table:table-cell office:value-type="string" calcext:value-type="string">
            <text:p>I mana ushpaptin, aayarkatsir tonqurinman tanurkuyay, tsaychaw yurinanp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Así hicieron los empleados.</text:p>
          </table:table-cell>
          <table:table-cell office:value-type="string" calcext:value-type="string">
            <text:p>I tsaynawlla empleyadukuna rurayarqun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Por fin se cumplieron los siete días.</text:p>
          </table:table-cell>
          <table:table-cell office:value-type="string" calcext:value-type="string">
            <text:p>Porfin tinkurirqunaq qanchis hun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l rey hizo llamar al adivino.</text:p>
          </table:table-cell>
          <table:table-cell office:value-type="string" calcext:value-type="string">
            <text:p>Reyqa qayaratsirqunaq adibinutaq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6">
          <table:table-cell table:style-name="ce3" office:value-type="string" calcext:value-type="string">
            <text:p>Y después, enojado, el rey dijo, "Si no lo haces aparecer, ahora mismo vas a morir aquí."</text:p>
          </table:table-cell>
          <table:table-cell office:value-type="string" calcext:value-type="string">
            <text:p>I despwes reyqa waapu nirqunaq, "Sitsun mana yuritsimunki, kanantaami wanunki kaychaw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l adivino dijo, "Yo te entrego tu anillo."</text:p>
          </table:table-cell>
          <table:table-cell office:value-type="string" calcext:value-type="string">
            <text:p>Adibinu nirqunaq, "Entregaami anilluykita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Sorprendido, el rey dijo, "¿Dónde está."</text:p>
          </table:table-cell>
          <table:table-cell office:value-type="string" calcext:value-type="string">
            <text:p>Mantsakashqa, rey nirqunaq, "Maytaq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Tu animal favorito se lo ha comido.</text:p>
          </table:table-cell>
          <table:table-cell office:value-type="string" calcext:value-type="string">
            <text:p>Allaapa kuyay animalniykim mikushqaq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l rey se puso a pensar, "¿Cuál de mis animales será."</text:p>
          </table:table-cell>
          <table:table-cell office:value-type="string" calcext:value-type="string">
            <text:p>Reyqa pensarqunaq, "Mayqan animalniiraq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pensó en su pavo real.</text:p>
          </table:table-cell>
          <table:table-cell office:value-type="string" calcext:value-type="string">
            <text:p>Nikarna, yarparkun pabo reyalninp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Pero no lo creó y dijo, "¿Cómo lo va a comer él."</text:p>
          </table:table-cell>
          <table:table-cell office:value-type="string" calcext:value-type="string">
            <text:p>Tsayna kreyintsu, "Imanapam pay ushpanqa." nir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Pero el adivino dijo, "Solamente abran su buche.</text:p>
          </table:table-cell>
          <table:table-cell office:value-type="string" calcext:value-type="string">
            <text:p>Tsayna adibinuqa nin, "Maski buchinta kicharayaamii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Allí está."</text:p>
          </table:table-cell>
          <table:table-cell office:value-type="string" calcext:value-type="string">
            <text:p>Tsaychawmi kaykan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Los hombres, tomando un cuchillo lo cortaron y sacaron el anillo del rey.</text:p>
          </table:table-cell>
          <table:table-cell office:value-type="string" calcext:value-type="string">
            <text:p>Nunakunaqa kutsilluta tsarirkur ruquriyan i hurqarayaamun reypa anillunt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se lo entregaron, le daba pena perder su hacienda y su hija.</text:p>
          </table:table-cell>
          <table:table-cell office:value-type="string" calcext:value-type="string">
            <text:p>Entregariyaptin, ankuparqunaq asyendanta i tsurint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dijo, "Vas a adivinar dos cosas más todavía.</text:p>
          </table:table-cell>
          <table:table-cell office:value-type="string" calcext:value-type="string">
            <text:p>Tsayna nirqunaq, "Ishkay mastaran adibinamunki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Si no puedes hacer eso, vas a morir ahora mismo."</text:p>
          </table:table-cell>
          <table:table-cell office:value-type="string" calcext:value-type="string">
            <text:p>Tsayta mana pwedirqa, wanunki kanantaami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el rey dijo, "¿Qué estoy agarrando en mi bolsillo?</text:p>
          </table:table-cell>
          <table:table-cell office:value-type="string" calcext:value-type="string">
            <text:p>Tsayna reyqa nirqunaq, "Imatataq bulsilluuchaw tsararaykaa?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Apúrate, adivina."</text:p>
          </table:table-cell>
          <table:table-cell office:value-type="string" calcext:value-type="string">
            <text:p>Apuray, adibinamuy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No pudo decir nada.</text:p>
          </table:table-cell>
          <table:table-cell office:value-type="string" calcext:value-type="string">
            <text:p>Ni ima niyta pwedinaqtsu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Apúrate," dijo el rey.</text:p>
          </table:table-cell>
          <table:table-cell office:value-type="string" calcext:value-type="string">
            <text:p>“Apuray," ninaq reyq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l adivino, muy triste, dijo para sí, "¡Ay, grillo grillo, ay, cadena cadena!"</text:p>
          </table:table-cell>
          <table:table-cell office:value-type="string" calcext:value-type="string">
            <text:p>Adibinuqa limpu llakishqa, pakayllapa nirinaq, "Ay, grillu grillu, ay kadena kadena!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dijo eso para sí, el rey lo oyó.</text:p>
          </table:table-cell>
          <table:table-cell office:value-type="string" calcext:value-type="string">
            <text:p>Tsay pakayllapa nikaptin, wiyarinaq rey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Dijo, "Has contestado bien," y sacó de su bolsillo una cadena.</text:p>
          </table:table-cell>
          <table:table-cell office:value-type="string" calcext:value-type="string">
            <text:p>"Allitam nirinki" nir, hurqaramunaq bolsillumpita kadenat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l hombre no había adivinado, sino por miedo al castigo había dicho eso.</text:p>
          </table:table-cell>
          <table:table-cell office:value-type="string" calcext:value-type="string">
            <text:p>Nunaqa adibinanaqtsu, sinuqa kastiguta mantsarnin tsaynaw nin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6">
          <table:table-cell table:style-name="ce3" office:value-type="string" calcext:value-type="string">
            <text:p>Para preguntarlo otra vez, el rey dijo a los hombres, "Llenen una pequeña olla con excremento, para que lo adivine.</text:p>
          </table:table-cell>
          <table:table-cell office:value-type="string" calcext:value-type="string">
            <text:p>Yapay rey tapunanpaqna nunakunata nirqunaq, "Huk taksha mankaman ismayta winayay, adibinananp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Si no acierta, va a morir ahora mismo.</text:p>
          </table:table-cell>
          <table:table-cell office:value-type="string" calcext:value-type="string">
            <text:p>Mana tsayta nirqa, wanun kanantaami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l rey dijo al adivino, “Apúrate, adivina esto.</text:p>
          </table:table-cell>
          <table:table-cell office:value-type="string" calcext:value-type="string">
            <text:p>Reyqa nirqunaq adibinutaqa, "Apuray, kayta adibinay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Ahora es tu muerte o tu fortuna."</text:p>
          </table:table-cell>
          <table:table-cell office:value-type="string" calcext:value-type="string">
            <text:p>Kananllanam wanuyniyki o fortunayki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6">
          <table:table-cell table:style-name="ce3" office:value-type="string" calcext:value-type="string">
            <text:p>El adivino, atemorizado, no sabía qué hacer, ni podía escaparse en presencia de tantos espectadores.</text:p>
          </table:table-cell>
          <table:table-cell office:value-type="string" calcext:value-type="string">
            <text:p>Adibinuqa mantsakashqa ni imanaw kayta pwedinaqtsu, ni ayqikuytapis atskaq rikaakuq nawpanchaw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Y el rey lo fastidiaba diciendo, Apúrate."</text:p>
          </table:table-cell>
          <table:table-cell office:value-type="string" calcext:value-type="string">
            <text:p>I reyqa akusarqunaq, "Apuray," nishp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6">
          <table:table-cell table:style-name="ce3" office:value-type="string" calcext:value-type="string">
            <text:p>No sabiendo qué hacer, recordó que cuando salia de su casa su esposa le había dicho, "Mierda vas a adivinar."</text:p>
          </table:table-cell>
          <table:table-cell office:value-type="string" calcext:value-type="string">
            <text:p>Manana ni imanawpis kayta pwedirna, yarparinaq wayinpita yarquptin warmin ninaq kaynaw, "Ismaytam adibinanki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6">
          <table:table-cell table:style-name="ce3" office:value-type="string" calcext:value-type="string">
            <text:p>Mi esposa me dijo, 'Mierda vas a adivinar.'"</text:p>
            <text:p/>
          </table:table-cell>
          <table:table-cell office:value-type="string" calcext:value-type="string">
            <text:p>Warmii nimarqan, 'Ismaytam adibinanki.'"</text:p>
            <text:p/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so hablaba para sí.</text:p>
          </table:table-cell>
          <table:table-cell office:value-type="string" calcext:value-type="string">
            <text:p>Tsayta pakayllapa parlarin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Y ellos lo oyeron cuando dijo, "mierda”. El rey lo felicitaba diciendo, "Has contestado bien."</text:p>
          </table:table-cell>
          <table:table-cell office:value-type="string" calcext:value-type="string">
            <text:p>I tsayta wiyariyaanaq, "ismay" nikuptin, "Allitam ninki," nishpa, rey felisitan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6">
          <table:table-cell table:style-name="ce3" office:value-type="string" calcext:value-type="string">
            <text:p>Y después, aunque no quería, pero por miedo a los espectadores, le cedió por escritura una de sus haciendas.</text:p>
          </table:table-cell>
          <table:table-cell office:value-type="string" calcext:value-type="string">
            <text:p>I despwes, mana munaykarpis, rikaarakuq nunakunata mantsar, hina huk asyendan eskrituraykun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Y después lo hizo casar con su hija la princesa.</text:p>
          </table:table-cell>
          <table:table-cell office:value-type="string" calcext:value-type="string">
            <text:p>I despwes tsurin prinsesatawan kasaykatsin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Así ese hombre zonzo se volvió rico y no volvió más a su esposa.</text:p>
          </table:table-cell>
          <table:table-cell office:value-type="string" calcext:value-type="string">
            <text:p>Tsaynawpa tsay sonsu nuna riku tikraykunaq, ni warminmanpis kutinaqnatsu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Lo que hablaba por casualidad salió bien.</text:p>
          </table:table-cell>
          <table:table-cell office:value-type="string" calcext:value-type="string">
            <text:p>Lluta parlakushqanta alli nin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Había un hombre que hacía zapatos.</text:p>
          </table:table-cell>
          <table:table-cell office:value-type="string" calcext:value-type="string">
            <text:p>Kanaq huk nunash sapatu rur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Era soltero.</text:p>
          </table:table-cell>
          <table:table-cell office:value-type="string" calcext:value-type="string">
            <text:p>Kanaq solterulla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Vivía con su madre no más.</text:p>
          </table:table-cell>
          <table:table-cell office:value-type="string" calcext:value-type="string">
            <text:p>Mamanllawan taakuyaan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Su madre lavaba y cocinaba para él.</text:p>
          </table:table-cell>
          <table:table-cell office:value-type="string" calcext:value-type="string">
            <text:p>Mamanlla taqshaq, arukapu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Vivían muy felices.</text:p>
          </table:table-cell>
          <table:table-cell office:value-type="string" calcext:value-type="string">
            <text:p>Allaapa felis kawakuyaan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Y era buen zapatero, tenía mucho trabajo y ganaba bastante.</text:p>
          </table:table-cell>
          <table:table-cell office:value-type="string" calcext:value-type="string">
            <text:p>I alli sapateru karnin, atska obrayuq kanaq i kusa ganan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ya tenia cierta edad sus amigos le decían, "Cásate."</text:p>
          </table:table-cell>
          <table:table-cell office:value-type="string" calcext:value-type="string">
            <text:p>Puqushqa nuna kaptin, amigunkuna niyaq, "Kasakuy."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Pero él no quería.</text:p>
          </table:table-cell>
          <table:table-cell office:value-type="string" calcext:value-type="string">
            <text:p>Munaqtsu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¿Qué me falta para que me case?</text:p>
          </table:table-cell>
          <table:table-cell office:value-type="string" calcext:value-type="string">
            <text:p>Nuqapa imataq pishin kasakunaapaq?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Mi madre lava para mí y me sirve la comida.</text:p>
          </table:table-cell>
          <table:table-cell office:value-type="string" calcext:value-type="string">
            <text:p>Mamaa taqshaman, qaraman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dijeron sus amigos, "Tu madre ya es muy vieja.</text:p>
          </table:table-cell>
          <table:table-cell office:value-type="string" calcext:value-type="string">
            <text:p>Tsaynam niyaanaq amigunkuna, "Namayki limpu tsatsanam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¿Cómo serás cuando ella muera?</text:p>
          </table:table-cell>
          <table:table-cell office:value-type="string" calcext:value-type="string">
            <text:p>Pay wanukuykuptinqa, imanawtaq kanki?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¿Quién va a lavar para ti?</text:p>
          </table:table-cell>
          <table:table-cell office:value-type="string" calcext:value-type="string">
            <text:p>Pitaq taqshashunki?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¿Quién te preparará la comida?</text:p>
          </table:table-cell>
          <table:table-cell office:value-type="string" calcext:value-type="string">
            <text:p>Pitaq qarashunki?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Tu esposa te lo hará todo en cuanto muera tu madre."</text:p>
          </table:table-cell>
          <table:table-cell office:value-type="string" calcext:value-type="string">
            <text:p>Warmiykiqa wanuriptinpis llapantam ruramunqa."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Pero cualquier cosa que le dijeron, no quería.</text:p>
          </table:table-cell>
          <table:table-cell office:value-type="string" calcext:value-type="string">
            <text:p>Ima niyaptinpis manam munanaqtsu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Su madre se volvió muy anciana.</text:p>
          </table:table-cell>
          <table:table-cell office:value-type="string" calcext:value-type="string">
            <text:p>Mamanqa limpu tsatsayaarin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Pero ni entonces pensó en casarse.</text:p>
          </table:table-cell>
          <table:table-cell office:value-type="string" calcext:value-type="string">
            <text:p>Peru ni tsayllapis kasakuyta pensanaqtsu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“Cuando mi madre muera, yo cocinaré y lavaré para mí mismo.</text:p>
          </table:table-cell>
          <table:table-cell office:value-type="string" calcext:value-type="string">
            <text:p>“Mamaa wanukuykuptin, kikii arukushaq i taqshakush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Con mujeres malas voy a estar molesto.</text:p>
          </table:table-cell>
          <table:table-cell office:value-type="string" calcext:value-type="string">
            <text:p>Mana alli warmikunawan kolerakushaqlla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Por eso mejor es que quede solo.</text:p>
          </table:table-cell>
          <table:table-cell office:value-type="string" calcext:value-type="string">
            <text:p>Mehor tsaymi hapallaalla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Aunque viviendo solo no puedo cocinar en la casa, iré a la picantera.</text:p>
          </table:table-cell>
          <table:table-cell office:value-type="string" calcext:value-type="string">
            <text:p>Hapallaallaqa mana wayichaw aruyta pwedirpis, aywarishaq pikanteraman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Comiendo allí a la mano, trabajaré en mi casa.”</text:p>
          </table:table-cell>
          <table:table-cell office:value-type="string" calcext:value-type="string">
            <text:p>Tsaychaw amanuta mikuriryan, uryakushaq wayiichaw.”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Mientras pensaba esas cosas, su madre se murió.</text:p>
          </table:table-cell>
          <table:table-cell office:value-type="string" calcext:value-type="string">
            <text:p>Tsaynaw nikaakuykaptin, maman wanukuykun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Enterró a su madre muy bonito.</text:p>
          </table:table-cell>
          <table:table-cell office:value-type="string" calcext:value-type="string">
            <text:p>Allaapa shumaq mamanta pampaykun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Después quedó solo en su casa, muy triste.</text:p>
          </table:table-cell>
          <table:table-cell office:value-type="string" calcext:value-type="string">
            <text:p>Despwes kedarinaq hapallanllana wayinchaw, limpu llakishqa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No sabía qué hacer.</text:p>
          </table:table-cell>
          <table:table-cell office:value-type="string" calcext:value-type="string">
            <text:p>Mana ni imanaw kaytapis musyanaqtsu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6">
          <table:table-cell table:style-name="ce3" office:value-type="string" calcext:value-type="string">
            <text:p>Pero como había dicho, comenzó a cocinar, a lavar y a hacer zapatos en su casa.</text:p>
          </table:table-cell>
          <table:table-cell office:value-type="string" calcext:value-type="string">
            <text:p>Peru nishqannaw qallaykunaq arukur, taqshakur i wayinchaw sapatukunata rurapukur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Pero entonces ya no avanzaba nada, como cuando su madre vivía.</text:p>
          </table:table-cell>
          <table:table-cell office:value-type="string" calcext:value-type="string">
            <text:p>Peru tsaypinqa manana ni imata abansanaqnatsu maman kawaptinnaw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6">
          <table:table-cell table:style-name="ce3" office:value-type="string" calcext:value-type="string">
            <text:p>Cuando vivía su madre, ella cocinaba y lavaba, mientras el zapatero trabajaba continuamente en su taller.</text:p>
          </table:table-cell>
          <table:table-cell office:value-type="string" calcext:value-type="string">
            <text:p>Maman kawarqa payllana arukurpis, taqshakurpis kakuq, sapateruqa tallerninllachaw segidu uryaku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Pero así ya no podía.</text:p>
          </table:table-cell>
          <table:table-cell office:value-type="string" calcext:value-type="string">
            <text:p>Peru tsaynawqa mananam pwedirqanatsu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No sabiendo qué hacer, dijo a sus parientes, "Búsquenme una mujer.</text:p>
          </table:table-cell>
          <table:table-cell office:value-type="string" calcext:value-type="string">
            <text:p>Mana imanaw kayta pwedirnam, kastankunata ninaq, "Warmii ashiyaamuy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Mejor me voy a casar.</text:p>
          </table:table-cell>
          <table:table-cell office:value-type="string" calcext:value-type="string">
            <text:p>Mehor kasakush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No sé hacer nada solo.</text:p>
          </table:table-cell>
          <table:table-cell office:value-type="string" calcext:value-type="string">
            <text:p>Manam hapallaa musyaatsu ni ima rurayta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Tengo que trabajar, tengo que cocinar y lavar.</text:p>
          </table:table-cell>
          <table:table-cell office:value-type="string" calcext:value-type="string">
            <text:p>Uryanaaqa, arukunaaqa, taqshakunaaqa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Hasta con hambre trabajo en mi casa.</text:p>
          </table:table-cell>
          <table:table-cell office:value-type="string" calcext:value-type="string">
            <text:p>Asta mallaq-mallaqmi wayiichaw uryakuu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Los contratos me exigen mucho."</text:p>
          </table:table-cell>
          <table:table-cell office:value-type="string" calcext:value-type="string">
            <text:p>Kontratuqa limpu akusayaaman."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sus parientes buscaban una mujer.</text:p>
          </table:table-cell>
          <table:table-cell office:value-type="string" calcext:value-type="string">
            <text:p>Tsaynam kastankuna ashiyaanaq warmita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Pero ninguna quería.</text:p>
          </table:table-cell>
          <table:table-cell office:value-type="string" calcext:value-type="string">
            <text:p>Ni munayaanaqtsu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Un hombre de edad ¿qué clase de costumbres tendrá?</text:p>
          </table:table-cell>
          <table:table-cell office:value-type="string" calcext:value-type="string">
            <text:p>Puqushqa nuna imanaw mañayuqraq kakun?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¿Por qué ha vivido así tanto tiempo. Así diciendo, nadie quería.</text:p>
          </table:table-cell>
          <table:table-cell office:value-type="string" calcext:value-type="string">
            <text:p>Imanirraq taakushqapis kaytsika tyempu, nirnin, mana pipis munaqtsu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sus parientes estaban tristes.</text:p>
          </table:table-cell>
          <table:table-cell office:value-type="string" calcext:value-type="string">
            <text:p>Tsaynam llakishqa kayaanaq kastankunapis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De vez en cuando le ayudaban en su trabajo o en cocinar.</text:p>
          </table:table-cell>
          <table:table-cell office:value-type="string" calcext:value-type="string">
            <text:p>Talbes talbeslla yanapayaq uryanchaw o arupurpis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Pero sus parientes también se hartaron y no querían ayudarlo más.</text:p>
          </table:table-cell>
          <table:table-cell office:value-type="string" calcext:value-type="string">
            <text:p>Limpu kastankunapis tiqñakurkuyaanaq yanapar mas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se fueron más lejos a buscar una mujer.</text:p>
          </table:table-cell>
          <table:table-cell office:value-type="string" calcext:value-type="string">
            <text:p>Tsaynam aywayaanaq mas karutana warmi ashi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Allí encontraron una.</text:p>
          </table:table-cell>
          <table:table-cell office:value-type="string" calcext:value-type="string">
            <text:p>Tsaychawnam tarikuyaan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Ya que esa familia no sabía del caso, fácilmente aceptaron.</text:p>
          </table:table-cell>
          <table:table-cell office:value-type="string" calcext:value-type="string">
            <text:p>Mana musyar, fasillla aaniriyaan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fijaron la fecha para el matrimonio.</text:p>
          </table:table-cell>
          <table:table-cell office:value-type="string" calcext:value-type="string">
            <text:p>Tsayna señalariyarqan kasatsiyaananp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Y después comenzaron a alistar todo para la fiesta.</text:p>
          </table:table-cell>
          <table:table-cell office:value-type="string" calcext:value-type="string">
            <text:p>I despwes alistapakur qallaykuyarqan llapanta fyestap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Por fin llegó el día señalado.</text:p>
          </table:table-cell>
          <table:table-cell office:value-type="string" calcext:value-type="string">
            <text:p>Porfin chaaramurqan señalashqa hun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Y ese día se casaron, haciendo una fiesta muy grande.</text:p>
          </table:table-cell>
          <table:table-cell office:value-type="string" calcext:value-type="string">
            <text:p>I tsay hunaq kasakuriyaanaq kusa hatun fyestata ruraykur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La novia era cumplida.</text:p>
          </table:table-cell>
          <table:table-cell office:value-type="string" calcext:value-type="string">
            <text:p>Tsayshi nobya kumplida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Con mucha delicadeza atendió bien a su esposo, cocinando y lavando.</text:p>
          </table:table-cell>
          <table:table-cell office:value-type="string" calcext:value-type="string">
            <text:p>Alli kayninwan sellama atendikuq quwanta arurpis i taqsharpis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Cada vez que le servio su comida, preguntaba a su esposo "¿Está bien?"</text:p>
          </table:table-cell>
          <table:table-cell office:value-type="string" calcext:value-type="string">
            <text:p>Tsayshi kada mikuynin qararnin, niq, "alliku" nir, tapuq quwanta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Y su esposo respondía, "Su gustito, falta su gustito."</text:p>
          </table:table-cell>
          <table:table-cell office:value-type="string" calcext:value-type="string">
            <text:p>Tsayshi quwanqa niq, "Gustunmi, gustunmi pishin."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decía eso, ella cocinaba con más cuidado y más rico.</text:p>
          </table:table-cell>
          <table:table-cell office:value-type="string" calcext:value-type="string">
            <text:p>Tsaynaw niptin, mas kwidaduraq aruq i mas alli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Y después de nuevo preguntaba.</text:p>
          </table:table-cell>
          <table:table-cell office:value-type="string" calcext:value-type="string">
            <text:p>I despwes yapay tapu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Cada vez que comían decía lo mismo, "Le falta su gustito."</text:p>
          </table:table-cell>
          <table:table-cell office:value-type="string" calcext:value-type="string">
            <text:p>Kada mikuy orachaw lomismu niq, "Pishinmi gustun."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Ya que toda la vida decía lo mismo, su esposa estaba muy triste.</text:p>
          </table:table-cell>
          <table:table-cell office:value-type="string" calcext:value-type="string">
            <text:p>Tsaynaw imay orapis niptin, warminqa limpu llakishqa kan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“¿Entonces cómo voy a cocinar?</text:p>
          </table:table-cell>
          <table:table-cell office:value-type="string" calcext:value-type="string">
            <text:p>“Imanawtaq tsaypinqa nuqa arushaq?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El dice cada momento, 'Le falte su gustito.'"</text:p>
          </table:table-cell>
          <table:table-cell office:value-type="string" calcext:value-type="string">
            <text:p>'Pishin gustunmi,' nin keda momentu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Estaba muy triste y le daba pena que se había casado con ese hombre.</text:p>
          </table:table-cell>
          <table:table-cell office:value-type="string" calcext:value-type="string">
            <text:p>Limpu llakishqa kakunaq i pesaq tsay nunawan kasakushqanta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Seguía cocinando con mucho cuidado.</text:p>
          </table:table-cell>
          <table:table-cell office:value-type="string" calcext:value-type="string">
            <text:p>Yapayna aruq allibwenu kwidadunwan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Para ella la comida era muy rica.</text:p>
          </table:table-cell>
          <table:table-cell office:value-type="string" calcext:value-type="string">
            <text:p>Kikinllapaqqa kusa shum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Pero en la ora de comer otra vez preguntaba, "¿Qué tal ahora, la comida está bien.</text:p>
          </table:table-cell>
          <table:table-cell office:value-type="string" calcext:value-type="string">
            <text:p>I mikuy orachawna yapay tapuq quwanta, "Kananqa imanawtaq, alliku mikuy."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El contestaba lo mismo, "Falta su gustito."</text:p>
          </table:table-cell>
          <table:table-cell office:value-type="string" calcext:value-type="string">
            <text:p>Niptin, lomismu niq, "Gustunmi pishin."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6">
          <table:table-cell table:style-name="ce3" office:value-type="string" calcext:value-type="string">
            <text:p>Cuando decía eso, la pobre mujer no sabía qué hacer y decía, "¿Cómo voy a cocinar."</text:p>
          </table:table-cell>
          <table:table-cell office:value-type="string" calcext:value-type="string">
            <text:p>Tsaynaw niptin, pobri warmiqa ni imanaw kayta musyanaqnatsu, "Imanawnataq arushaq", nir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Mientras pensaba así triste, se acercó otra vez la hora para cocinar.</text:p>
          </table:table-cell>
          <table:table-cell office:value-type="string" calcext:value-type="string">
            <text:p>Llakishqa pensaykaptin, oraramunna yapay arunanqa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Empezó a cocinar triste, lavando la olla muchas veces.</text:p>
          </table:table-cell>
          <table:table-cell office:value-type="string" calcext:value-type="string">
            <text:p>Tsaynash llakishpa arur qallaykun chunka-chunka paqarir mankatapis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Mientras cocinaba se dio cuenta de que faltaba manteca para el aderezo.</text:p>
          </table:table-cell>
          <table:table-cell office:value-type="string" calcext:value-type="string">
            <text:p>Aruraykarna awgakunapaq watukarin mantikata mana kaqta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se fue al mercado a comprar.</text:p>
          </table:table-cell>
          <table:table-cell office:value-type="string" calcext:value-type="string">
            <text:p>Tsayna rantiq aywakurqunaq merkaduta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Mientras estaba ausente, pues, la olla se quemó completamente en su casa.</text:p>
          </table:table-cell>
          <table:table-cell office:value-type="string" calcext:value-type="string">
            <text:p>Tsay aywashqanyaq, maa wayinchaw mankaqa limpu ruparirqun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Al volver, pobre mujer casi cayó desmayada.</text:p>
          </table:table-cell>
          <table:table-cell office:value-type="string" calcext:value-type="string">
            <text:p>Kutirinanpaq pobri warmiqa kasi desmayadu ishkirirqun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6">
          <table:table-cell table:style-name="ce3" office:value-type="string" calcext:value-type="string">
            <text:p>“¿Ahora qué me dirá si le sirvo comida quemada, si aún cuando le sirvo cocinando comida tan rica me dice, 'Le falta su gustito?'”</text:p>
          </table:table-cell>
          <table:table-cell office:value-type="string" calcext:value-type="string">
            <text:p>“Kananqa imaraq nikamanqa limpu rupashqata qaraykuptii, tsaylaya shumaq arurikur qaraptiipis, 'Pishimnmi gustun,' nikar?”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Y ya se acerca la hora para comer.</text:p>
          </table:table-cell>
          <table:table-cell office:value-type="string" calcext:value-type="string">
            <text:p>I mikunan oraqa chaaramunna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ella pensaba, "Aunque me ha de pegar, le voy a servir así."</text:p>
          </table:table-cell>
          <table:table-cell office:value-type="string" calcext:value-type="string">
            <text:p>Tsayna payqa pensarin, "Maqamaanan kaptinpis, hinatachi qaraykushaq."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él llegó de su taller, se le sirvió temblando.</text:p>
          </table:table-cell>
          <table:table-cell office:value-type="string" calcext:value-type="string">
            <text:p>Nishpana, tallerninpita chaariptin, qararirqunaq temblaykar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Y esa vez no le preguntó por miedo.</text:p>
          </table:table-cell>
          <table:table-cell office:value-type="string" calcext:value-type="string">
            <text:p>I tsaypinqa mantsar tapunaqnatsu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Quedó callada.</text:p>
          </table:table-cell>
          <table:table-cell office:value-type="string" calcext:value-type="string">
            <text:p>Upallallana kakun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6">
          <table:table-cell table:style-name="ce3" office:value-type="string" calcext:value-type="string">
            <text:p>Entonces mientras comía, el hombre saltó de alegría diciendo, "Ahora de veras tiene gusto."</text:p>
          </table:table-cell>
          <table:table-cell office:value-type="string" calcext:value-type="string">
            <text:p>Tsaynash nunaqa mikuraykar saltaykamurqunaq kushikuywan, "Kananmi rasonqa gustuyuq," nir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6">
          <table:table-cell table:style-name="ce3" office:value-type="string" calcext:value-type="string">
            <text:p>Desde entonces su mujer quemaba la comida de propósito y la servía a su esposo, y él la comía contento.</text:p>
          </table:table-cell>
          <table:table-cell office:value-type="string" calcext:value-type="string">
            <text:p>Tsaypita patsayna warminqa propositu qiskiratsir o ruparkatsir quwanta qaranaq, i kushishqa mikukun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8">
          <table:table-cell table:style-name="ce3" office:value-type="string" calcext:value-type="string">
            <text:p>Dicen que antes para hacer sus chacras, algunos campesinos destruían las casas y las chacras de los gentiles, nuestros abuelos, que habían vivido en nuestra tierra antes de que llegaron los incas.</text:p>
          </table:table-cell>
          <table:table-cell office:value-type="string" calcext:value-type="string">
            <text:p>Unayqa, nunakuna chakrankuna rurayaananpaq, unay unay nunakunapa wayinkunata, chakrankunatapis tsuqlliriyaqshi; tsay awiluntsikkunaqa manaraq inkakuna chaayaamuptin kawaq nunankunash kayaanaq.</text:p>
          </table:table-cell>
          <table:table-cell office:value-type="string" calcext:value-type="string">
            <text:p><text:span text:style-name="T2">CP-19 </text:span><text:span text:style-name="T3">Pampakuyta tarikuy</text:span></text:p>
          </table:table-cell>
          <table:table-cell/>
        </table:table-row>
        <table:table-row table:style-name="ro6">
          <table:table-cell table:style-name="ce3" office:value-type="string" calcext:value-type="string">
            <text:p>Así un día salió un campesino de su casa y subió hasta Cura Urqu con la intención de hacer chacras.</text:p>
          </table:table-cell>
          <table:table-cell office:value-type="string" calcext:value-type="string">
            <text:p>Tsaynawshi, huk hunaq, huk nuna wayinpita yarqurir aywanaq Kura Hirkaman, tsaychaw chakran rurananpaq.</text:p>
          </table:table-cell>
          <table:table-cell office:value-type="string" calcext:value-type="string">
            <text:p><text:span text:style-name="T2">CP-19 </text:span><text:span text:style-name="T3">Pampakuyta tarikuy</text:span>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estaba en eso, recogiendo las piedras, de pronto apareció un arpa.</text:p>
          </table:table-cell>
          <table:table-cell office:value-type="string" calcext:value-type="string">
            <text:p>Tsaychawnash rumikunata ayllupakuykaptin huk arpata tariykunaq.</text:p>
          </table:table-cell>
          <table:table-cell office:value-type="string" calcext:value-type="string">
            <text:p><text:span text:style-name="T2">CP-19 </text:span><text:span text:style-name="T3">Pampakuyta tarikuy</text:span></text:p>
          </table:table-cell>
          <table:table-cell/>
        </table:table-row>
        <table:table-row table:style-name="ro8">
          <table:table-cell table:style-name="ce3" office:value-type="string" calcext:value-type="string">
            <text:p>El campesino tiró asustado el arpa, que era muy bonita; y, mientras la estaba mirando, desde adentro del arpa salieron serpientes que se enroscaron alrededor de las cuerdas.</text:p>
          </table:table-cell>
          <table:table-cell office:value-type="string" calcext:value-type="string">
            <text:p>Nunaqa mantsakashqa arpata hitarinaq. Arpaqa shumaq kanaq; itsanqa nuna rikaraykaptinshi arpa rurinpita machakukuna, kuwirdanman millukashqa, yarqarayaamunaq. </text:p>
          </table:table-cell>
          <table:table-cell office:value-type="string" calcext:value-type="string">
            <text:p><text:span text:style-name="T2">CP-19 </text:span><text:span text:style-name="T3">Pampakuyta tarikuy</text:span></text:p>
          </table:table-cell>
          <table:table-cell/>
        </table:table-row>
        <table:table-row table:style-name="ro1">
          <table:table-cell table:style-name="ce3" office:value-type="string" calcext:value-type="string">
            <text:p>El campesino salió corriendo asustado y no quiso seguir haciendo sus chacras en Cura Urqu.</text:p>
          </table:table-cell>
          <table:table-cell office:value-type="string" calcext:value-type="string">
            <text:p>Nunaqa ayqir aywakunaq, Kura Hirkachaw chakran rurayta munanaqnatsu. </text:p>
          </table:table-cell>
          <table:table-cell office:value-type="string" calcext:value-type="string">
            <text:p><text:span text:style-name="T2">CP-19 </text:span><text:span text:style-name="T3">Pampakuyta tarikuy</text:span></text:p>
          </table:table-cell>
          <table:table-cell/>
        </table:table-row>
        <table:table-row table:style-name="ro2">
          <table:table-cell table:style-name="ce3" office:value-type="string" calcext:value-type="string">
            <text:p>Esto pasó porque los gentiles, nuestros abuelos, defendían sus casas y también sus tesoros.</text:p>
          </table:table-cell>
          <table:table-cell office:value-type="string" calcext:value-type="string">
            <text:p>Tsaykunaqa kanaq unay unay nunakunapa chakran kaptinshi; paykunapa hupayninkunash wayinkunata, chakrankunata, qurinkunatapis washapaakuyaq.</text:p>
          </table:table-cell>
          <table:table-cell office:value-type="string" calcext:value-type="string">
            <text:p><text:span text:style-name="T2">CP-19 </text:span><text:span text:style-name="T3">Pampakuyta tarikuy</text:span></text:p>
          </table:table-cell>
          <table:table-cell/>
        </table:table-row>
        <table:table-row table:style-name="ro2">
          <table:table-cell table:style-name="ce3" office:value-type="string" calcext:value-type="string">
            <text:p>Porque cuando supieron que iba a venir el fin del mundo enterraron todo su oro y su plata muy abajo en la tierra, en ollas de barro.</text:p>
          </table:table-cell>
          <table:table-cell office:value-type="string" calcext:value-type="string">
            <text:p>Paykunaqa patsantsik ushakanqanam nishpash llapan qurinkunata, qullqinkunata, imankunatapis mankakunaman winarkur pampaykuyaanaq. </text:p>
          </table:table-cell>
          <table:table-cell office:value-type="string" calcext:value-type="string">
            <text:p><text:span text:style-name="T2">CP-19 </text:span><text:span text:style-name="T3">Pampakuyta tarikuy</text:span></text:p>
          </table:table-cell>
          <table:table-cell/>
        </table:table-row>
        <table:table-row table:style-name="ro2">
          <table:table-cell table:style-name="ce3" office:value-type="string" calcext:value-type="string">
            <text:p>Así cuando uno sin querer encuentra estas ollas, aparecen cosas rara como el arpa y la serpiente que vio ese campesino.</text:p>
          </table:table-cell>
          <table:table-cell office:value-type="string" calcext:value-type="string">
            <text:p>Tsaynawshi mana ashishpa tsay mankakunata tarishqaqa yurimun arpakuna, machakukuna, imakunapis, tsay nuna rikashqannaw. </text:p>
          </table:table-cell>
          <table:table-cell office:value-type="string" calcext:value-type="string">
            <text:p><text:span text:style-name="T2">CP-19 </text:span><text:span text:style-name="T3">Pampakuyta tarikuy</text:span></text:p>
          </table:table-cell>
          <table:table-cell/>
        </table:table-row>
        <table:table-row table:style-name="ro8">
          <table:table-cell table:style-name="ce3" office:value-type="string" calcext:value-type="string">
            <text:p>Por eso dicen que, cuando vemos algo extraño en el campo, hay que aventarle encima alguna prenda de vestir y, después, regresar dos o tres personas juntas para recibir el tesoro que el abuelo gentil nos regala.</text:p>
          </table:table-cell>
          <table:table-cell office:value-type="string" calcext:value-type="string">
            <text:p>Tsayshi, chakrakunachaw tsaykunata rikarqa, hananman hitarkushwan ima ratashtapis, niykur ishkay, kima yanasakunawan kutishwan unay awiluntsikkunapa pampakuyninta chaskikuq.</text:p>
          </table:table-cell>
          <table:table-cell office:value-type="string" calcext:value-type="string">
            <text:p><text:span text:style-name="T2">CP-19 </text:span><text:span text:style-name="T3">Pampakuyta tarikuy</text:span></text:p>
          </table:table-cell>
          <table:table-cell/>
        </table:table-row>
        <table:table-row table:style-name="ro12">
          <table:table-cell table:style-name="ce26" office:value-type="string" calcext:value-type="string">
            <text:p>Hace mucho tiempo había un leñador y trabajaba todos los días buscando leña.</text:p>
          </table:table-cell>
          <table:table-cell table:style-name="ce26" office:value-type="string" calcext:value-type="string">
            <text:p>Unay tyempum kanaq huk tsiqtaq nuna i uryanaq kada hunaq yamtata ashirnin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Hasta hizo su casa en el lindero para poder buscar leña más fácilmente.</text:p>
          </table:table-cell>
          <table:table-cell table:style-name="ce26" office:value-type="string" calcext:value-type="string">
            <text:p>Ruraykunaq wayinpis mohonchawshi fasil yamtata ashinanraykur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Después de buscar esa leña, lo vendía lejos a todos los vecinos.</text:p>
          </table:table-cell>
          <table:table-cell table:style-name="ce26" office:value-type="string" calcext:value-type="string">
            <text:p>Tsay yamtata ashirikur rantikuq karuchaw llapan besinu nunakunata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El no pensaba en nada más que plata.</text:p>
          </table:table-cell>
          <table:table-cell table:style-name="ce26" office:value-type="string" calcext:value-type="string">
            <text:p>Manash ni imachaw pensaqtsu, todo qillayllachaw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Dicen que él nunca perdió una oportunidad para ganar plata de una manera u otra.</text:p>
          </table:table-cell>
          <table:table-cell table:style-name="ce26" office:value-type="string" calcext:value-type="string">
            <text:p>I manash perdikuqtsu ni imanapa qillaypaqqa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Pero nunca fue generoso y no dio nada a los pobres.</text:p>
          </table:table-cell>
          <table:table-cell table:style-name="ce26" office:value-type="string" calcext:value-type="string">
            <text:p>Peru pay manash nunka ankupakuqtsu ni waktsakunata ni qaraykuqtsu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Era muy avaro.</text:p>
          </table:table-cell>
          <table:table-cell table:style-name="ce26" office:value-type="string" calcext:value-type="string">
            <text:p>Allaapa mallaqaakuqshi kanaq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3">
          <table:table-cell table:style-name="ce26" office:value-type="string" calcext:value-type="string">
            <text:p>Un bonito domingo en la mañana, ya habiendo salido el sol, él se levantó temprano y fue derecho al bosque a buscar leña.</text:p>
          </table:table-cell>
          <table:table-cell table:style-name="ce26" office:value-type="string" calcext:value-type="string">
            <text:p>Huk shumaq domingu quyanam inti pashtaramushqana, payqa quyalla sharkur hiqarinaq derechu boskiman yamta ashiq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4">
          <table:table-cell table:style-name="ce26" office:value-type="string" calcext:value-type="string">
            <text:p>¡Qué Dios! pues debemos trabajar el domingo también porque domingo también comemos y aún más que los otros días.</text:p>
            <text:p/>
          </table:table-cell>
          <table:table-cell table:style-name="ce26" office:value-type="string" calcext:value-type="string">
            <text:p>Kay Dyospis, trabahanantsikmi domingupapis porke domingupis mikuntsikmi, wakin diyapita mas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ce26" office:value-type="string" calcext:value-type="string">
            <text:p>Con ese buen pensamiento se fue así diciendo.</text:p>
          </table:table-cell>
          <table:table-cell table:style-name="ce26" office:value-type="string" calcext:value-type="string">
            <text:p>Tsay alli pensamyentuwan hiqarinaq tsaynaw nishpa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ce26" office:value-type="string" calcext:value-type="string">
            <text:p>"Yo debo ganar bien.</text:p>
          </table:table-cell>
          <table:table-cell table:style-name="ce26" office:value-type="string" calcext:value-type="string">
            <text:p>"Nuqa allibwenum gananaa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ce26" office:value-type="string" calcext:value-type="string">
            <text:p>Los otros leñadores locos no trabajan hoy por ser domingo.</text:p>
          </table:table-cell>
          <table:table-cell table:style-name="ce26" office:value-type="string" calcext:value-type="string">
            <text:p>Wakin loku yamta ashiqkuna kanan manam trabahayantsu domingu kaptin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ce26" office:value-type="string" calcext:value-type="string">
            <text:p>Entonces yo solo voy a vender mañana en la mañana.</text:p>
          </table:table-cell>
          <table:table-cell table:style-name="ce26" office:value-type="string" calcext:value-type="string">
            <text:p>Tsaymi waray quyallaqa nuqalla rantikushaq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ce26" office:value-type="string" calcext:value-type="string">
            <text:p>Mientras ellos no tienen, yo solo voy a tener."</text:p>
          </table:table-cell>
          <table:table-cell table:style-name="ce26" office:value-type="string" calcext:value-type="string">
            <text:p>Mana paypapis kayaapuptin, nuqallapam kanqa."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ce26" office:value-type="string" calcext:value-type="string">
            <text:p>Al llegar al bosque, cortó gran cantidad.</text:p>
          </table:table-cell>
          <table:table-cell table:style-name="ce26" office:value-type="string" calcext:value-type="string">
            <text:p>Boskiman chaarikur walluykunaq alli shuynita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ce26" office:value-type="string" calcext:value-type="string">
            <text:p>Y después lo amarró en cargas.</text:p>
          </table:table-cell>
          <table:table-cell table:style-name="ce26" office:value-type="string" calcext:value-type="string">
            <text:p>I despues leyarinaq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ce26" office:value-type="string" calcext:value-type="string">
            <text:p>Y llevándolo en el hombro se fue a su casa silbando.</text:p>
          </table:table-cell>
          <table:table-cell table:style-name="ce26" office:value-type="string" calcext:value-type="string">
            <text:p>I despwes aparikurkur shukallapa hiqarinaq wayinta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ce26" office:value-type="string" calcext:value-type="string">
            <text:p>Mientras iba por el camino le atajó un joven bien vestido, pues él iba a la iglesia.</text:p>
          </table:table-cell>
          <table:table-cell table:style-name="ce26" office:value-type="string" calcext:value-type="string">
            <text:p>Naanita aywaraykaptin huk hoben desenti ataharinaq porke payqa aywaraykaanaq inlisyaman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ce26" office:value-type="string" calcext:value-type="string">
            <text:p>El hombre llevando leña iba muy cansado a su casa.</text:p>
          </table:table-cell>
          <table:table-cell table:style-name="ce26" office:value-type="string" calcext:value-type="string">
            <text:p>Yamta apaq nunaqa limpu utishqana wayinman aywaykaanaq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ce26" office:value-type="string" calcext:value-type="string">
            <text:p>Entonces ese joven le preguntó, "¿Hasta el día domingo trabajas? </text:p>
          </table:table-cell>
          <table:table-cell table:style-name="ce26" office:value-type="string" calcext:value-type="string">
            <text:p>Tsayna tsay hobenqa nin, "Diya dominguchawpis." nishpa tapuykunaq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ce26" office:value-type="string" calcext:value-type="string">
            <text:p>¿Pero no sabes tú que es domingo en todo el mundo?</text:p>
          </table:table-cell>
          <table:table-cell table:style-name="ce26" office:value-type="string" calcext:value-type="string">
            <text:p>Peru qam manaku musyanki domingo kanqanta enteru munduchaw?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ce26" office:value-type="string" calcext:value-type="string">
            <text:p>¿No sabes que el domingo el Señor Dios también descansó después de crearlo todo, incluso al hombre?</text:p>
          </table:table-cell>
          <table:table-cell table:style-name="ce26" office:value-type="string" calcext:value-type="string">
            <text:p>Manaku musyanki dominguqa Tayta Dyospis hamakunqanta llapanta krearikur, asta nunatapis?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ce26" office:value-type="string" calcext:value-type="string">
            <text:p>¿No dice en el tercer mandamiento, 'Recuerda el día de Dios'?</text:p>
          </table:table-cell>
          <table:table-cell table:style-name="ce26" office:value-type="string" calcext:value-type="string">
            <text:p>Manaku kima mandamyentunchaw nin, 'Yarpanki Dyospa diyanta'?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ce26" office:value-type="string" calcext:value-type="string">
            <text:p>¿Es cierto que necesitas trabajar el domingo?</text:p>
          </table:table-cell>
          <table:table-cell table:style-name="ce26" office:value-type="string" calcext:value-type="string">
            <text:p>Rasonpaku nesesitanki trabahayta dominguchaw?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3">
          <table:table-cell table:style-name="ce26" office:value-type="string" calcext:value-type="string">
            <text:p>Tú no tienes a nadie en este mundo y ni siquiera das a los pobres, ni un centavo.”</text:p>
          </table:table-cell>
          <table:table-cell table:style-name="ce26" office:value-type="string" calcext:value-type="string">
            <text:p>Qampaqa manataq ni piiniki kantsu kay munduchaw, i ni sikyera waktsakunallatapis qaraykunkitsu ni sikyera huk sentabullatapis.”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¿Quién dijo así?</text:p>
          </table:table-cell>
          <table:table-cell table:style-name="ce26" office:value-type="string" calcext:value-type="string">
            <text:p>Pitaq parlaparqan kaynaw?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Pues él supo que fue Dios en persona.</text:p>
          </table:table-cell>
          <table:table-cell table:style-name="ce26" office:value-type="string" calcext:value-type="string">
            <text:p>Pwes musyarqanmi Dyosmi karqan personayuq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3">
          <table:table-cell table:style-name="ce26" office:value-type="string" calcext:value-type="string">
            <text:p>El había bajado del cielo para ver si entre los hombres todos cumplían sus deberes y para que no ultrajaran a los pobres.</text:p>
          </table:table-cell>
          <table:table-cell table:style-name="Default" office:value-type="string" calcext:value-type="string">
            <text:p>Paymi syelupita bahamushaq karqan nunakuna rurinman rikaq llapankunakush kumpliyan deberninkunata i mana waktsakunata ultrahayaananpaq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Pero ese hombre tenía un corazón muy duro.</text:p>
          </table:table-cell>
          <table:table-cell table:style-name="ce26" office:value-type="string" calcext:value-type="string">
            <text:p>Peru tsay nuna allaapa chukru shunquyuqmi kanaq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3">
          <table:table-cell table:style-name="ce26" office:value-type="string" calcext:value-type="string">
            <text:p>Su cabeza era más dura que piedra y entonces al instante respondió enojado, "No me importa a mí si es domingo aquí en la tierra o si es lunes en el cielo.</text:p>
          </table:table-cell>
          <table:table-cell table:style-name="ce26" office:value-type="string" calcext:value-type="string">
            <text:p>Piqannaqa mas chukru ruminawraq i tsaynam tsay ora respondinaq kolerashqa, "Manam nuqata ni ima qukamantsu domingupis kakutsun kay patsachaw o lunispis syeluchaw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¿Qué te importa a ti, caballerito? Yo debo hacer lo que quiero.</text:p>
          </table:table-cell>
          <table:table-cell table:style-name="ce26" office:value-type="string" calcext:value-type="string">
            <text:p>Imataq qamta qukushunki, kaballeritu? Munashqaatam nuqaqa rurakunaa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Tengo que cortar leña todo cuando quiero.</text:p>
          </table:table-cell>
          <table:table-cell table:style-name="ce26" office:value-type="string" calcext:value-type="string">
            <text:p>Yamta wallukunaa llapan munashqaatam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No me importa si lo hago el domingo también."</text:p>
          </table:table-cell>
          <table:table-cell table:style-name="ce26" office:value-type="string" calcext:value-type="string">
            <text:p>Manam ni ima kwentaatsu dominguchawpis."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3">
          <table:table-cell table:style-name="ce26" office:value-type="string" calcext:value-type="string">
            <text:p>Entonces Dios (en la persona del joven) le habló: "Por esto, te condeno a llevar leña toda la vida.</text:p>
          </table:table-cell>
          <table:table-cell table:style-name="ce26" office:value-type="string" calcext:value-type="string">
            <text:p>Tsaynam Dyos parlapanaq, "Kaynaw kondenaqmi yamtayki aparishqata toda la bida kanaykipaq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3">
          <table:table-cell table:style-name="ce26" office:value-type="string" calcext:value-type="string">
            <text:p>Pues si aquí en la tierra el domingo no vale nada para ti, de hoy en adelante vas e vivir en la luna.</text:p>
          </table:table-cell>
          <table:table-cell table:style-name="ce26" office:value-type="string" calcext:value-type="string">
            <text:p>Pwes kay patsachaw mana domingu qampaq balintsu, kanampita witsaypa kawanki killachawmi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Porque ella está arriba, todos los hombres te van a ver.</text:p>
          </table:table-cell>
          <table:table-cell table:style-name="ce26" office:value-type="string" calcext:value-type="string">
            <text:p>Porke payqa kaykan rarachawmi, llapan nunakuna rikaayaashunki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Y todos los días recordarás que el domingo del Señor Dios se debe respetar."</text:p>
          </table:table-cell>
          <table:table-cell table:style-name="ce26" office:value-type="string" calcext:value-type="string">
            <text:p>I kada diya yarparanki Tayta Dyospa domingun respetana kasqanta."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El hombre no tenía tiempo ni para un suspiro.</text:p>
          </table:table-cell>
          <table:table-cell table:style-name="ce26" office:value-type="string" calcext:value-type="string">
            <text:p>Nuna mananam tyempunpis kanaqtsu "ay" ninanpaq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Ese hermoso personaje desapareció.</text:p>
          </table:table-cell>
          <table:table-cell table:style-name="ce26" office:value-type="string" calcext:value-type="string">
            <text:p>Tsay shumaq nunaqa tsay oram illaririnaq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El leñador de una vez fue derecho a la luna.</text:p>
          </table:table-cell>
          <table:table-cell table:style-name="ce26" office:value-type="string" calcext:value-type="string">
            <text:p>Yamta ashiq nuna huklla aywakunaq derechu killaman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Allí dicen que está para que todos los hombres lo vean cargando leña.</text:p>
          </table:table-cell>
          <table:table-cell table:style-name="ce26" office:value-type="string" calcext:value-type="string">
            <text:p>Tsaychawshi kaykan llapan nuna yamtan aparishqata rikaayaananpaq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3">
          <table:table-cell table:style-name="ce26" office:value-type="string" calcext:value-type="string">
            <text:p>Desde entonces el mundo entero sabe que ese hombre está en la luna sin ni un momento de descanso.</text:p>
          </table:table-cell>
          <table:table-cell table:style-name="ce26" office:value-type="string" calcext:value-type="string">
            <text:p>Tsaypita patsaymi enteru mundu musyan tsay nuna killachaw kanqanta mana ni huk momentupis hamarishqa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3">
          <table:table-cell table:style-name="ce26" office:value-type="string" calcext:value-type="string">
            <text:p>Dicen que cualquiera puede verlo más claro de noche en la luna con su espalda completamente jorobada, cargando leña sin ni un momento de descanso.</text:p>
          </table:table-cell>
          <table:table-cell table:style-name="ce26" office:value-type="string" calcext:value-type="string">
            <text:p>Pipis rikan mas klaru ampipa killachawshi, limpu waqtanpis pasaypa quruyashqa i yamtan aparipakushqa, mana ni huk momentupis hamarishpa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3">
          <table:table-cell table:style-name="ce26" office:value-type="string" calcext:value-type="string">
            <text:p>Como él había respondido hablando con un buen hombre, así, asimismo ahora está sin descanso en la luna.</text:p>
          </table:table-cell>
          <table:table-cell table:style-name="ce26" office:value-type="string" calcext:value-type="string">
            <text:p>Pay imanawmi tsay alli nuna parlapaqta respondirqan, tsaynawmi, tsayninnawmi kananqa pasaypa mana hamarishpa kaykan killachaw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ce26" office:value-type="string" calcext:value-type="string">
            <text:p>Y lo ven mejor en la luna llena.</text:p>
          </table:table-cell>
          <table:table-cell table:style-name="ce26" office:value-type="string" calcext:value-type="string">
            <text:p>I rikaayan mas luna llenachawshi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Default" office:value-type="string" calcext:value-type="string">
            <text:p>“¡Cuidado, el puma te podría comer!”</text:p>
          </table:table-cell>
          <table:table-cell table:style-name="Default" office:value-type="string" calcext:value-type="string">
            <text:p>“Puma mikushunkiman yaw!”</text:p>
          </table:table-cell>
          <table:table-cell office:value-type="string" calcext:value-type="string">
            <text:p>WALTER-Puma</text:p>
          </table:table-cell>
          <table:table-cell/>
        </table:table-row>
        <table:table-row table:style-name="ro3">
          <table:table-cell table:style-name="Default"/>
          <table:table-cell table:number-columns-repeated="3"/>
        </table:table-row>
        <table:table-row table:style-name="ro3" table:number-rows-repeated="1045366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1T11:38:31.918590328</meta:creation-date>
    <dc:date>2023-02-27T14:55:37.288206960</dc:date>
    <meta:editing-duration>P26DT20H52M21S</meta:editing-duration>
    <meta:editing-cycles>195</meta:editing-cycles>
    <meta:generator>LibreOffice/7.3.7.2$Linux_X86_64 LibreOffice_project/30$Build-2</meta:generator>
    <meta:document-statistic meta:table-count="1" meta:cell-count="9623" meta:object-count="0"/>
  </office:meta>
</office:document-meta>
</file>